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600000027D806C59B886862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09e2b3" officeooo:paragraph-rsid="0013c42a" style:font-size-asian="14pt" style:font-weight-asian="bold" style:font-size-complex="14pt" style:font-weight-complex="bold"/>
    </style:style>
    <style:style style:name="P2" style:family="paragraph" style:parent-style-name="Standard">
      <style:text-properties fo:font-size="14pt" fo:font-weight="bold" officeooo:rsid="001d6ebf" officeooo:paragraph-rsid="0013c42a" style:font-size-asian="14pt" style:font-weight-asian="bold" style:font-size-complex="14pt" style:font-weight-complex="bold"/>
    </style:style>
    <style:style style:name="P3" style:family="paragraph" style:parent-style-name="Standard">
      <style:text-properties fo:font-size="14pt" officeooo:rsid="0009e2b3" officeooo:paragraph-rsid="0013c42a" style:font-size-asian="14pt" style:font-size-complex="14pt"/>
    </style:style>
    <style:style style:name="P4" style:family="paragraph" style:parent-style-name="Standard">
      <style:text-properties fo:font-size="14pt" fo:font-style="normal" fo:font-weight="bold" officeooo:rsid="000a8155" officeooo:paragraph-rsid="0013c42a"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normal" officeooo:rsid="000cdb98" officeooo:paragraph-rsid="001c6201" style:font-size-asian="14pt" style:font-weight-asian="normal" style:font-size-complex="14pt" style:font-weight-complex="normal"/>
    </style:style>
    <style:style style:name="P6" style:family="paragraph" style:parent-style-name="Standard">
      <style:text-properties fo:font-size="14pt" fo:font-weight="normal" officeooo:rsid="000cdb98" officeooo:paragraph-rsid="003c1e32" style:font-size-asian="14pt" style:font-weight-asian="normal" style:font-size-complex="14pt" style:font-weight-complex="normal"/>
    </style:style>
    <style:style style:name="P7" style:family="paragraph" style:parent-style-name="Standard">
      <style:text-properties fo:font-size="14pt" fo:font-weight="normal" officeooo:rsid="000e30e4" officeooo:paragraph-rsid="001c9f9f" style:font-size-asian="14pt" style:font-weight-asian="normal" style:font-size-complex="14pt" style:font-weight-complex="normal"/>
    </style:style>
    <style:style style:name="P8" style:family="paragraph" style:parent-style-name="Standard">
      <style:text-properties fo:font-size="14pt" fo:font-weight="normal" officeooo:rsid="000e30e4" officeooo:paragraph-rsid="003f44eb" style:font-size-asian="14pt" style:font-weight-asian="normal" style:font-size-complex="14pt" style:font-weight-complex="normal"/>
    </style:style>
    <style:style style:name="P9" style:family="paragraph" style:parent-style-name="Standard">
      <style:text-properties fo:font-size="15pt" fo:font-weight="bold" officeooo:rsid="0013c42a" officeooo:paragraph-rsid="0013c42a" style:font-size-asian="15pt" style:font-weight-asian="bold" style:font-size-complex="15pt" style:font-weight-complex="bold"/>
    </style:style>
    <style:style style:name="P10"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13c42a" style:font-size-asian="14pt" style:font-style-asian="normal" style:font-weight-asian="normal" style:font-size-complex="14pt" style:font-style-complex="normal" style:font-weight-complex="normal" style:text-emphasize="none"/>
    </style:style>
    <style:style style:name="P11"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2738e8" style:font-size-asian="14pt" style:font-style-asian="normal" style:font-weight-asian="normal" style:font-size-complex="14pt" style:font-style-complex="normal" style:font-weight-complex="normal" style:text-emphasize="none"/>
    </style:style>
    <style:style style:name="P12"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362c23" style:font-size-asian="14pt" style:font-style-asian="normal" style:font-weight-asian="normal" style:font-size-complex="14pt" style:font-style-complex="normal" style:font-weight-complex="normal" style:text-emphasize="none"/>
    </style:style>
    <style:style style:name="P13"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62b12" officeooo:paragraph-rsid="003f44eb" style:font-size-asian="14pt" style:font-style-asian="normal" style:font-weight-asian="normal" style:font-size-complex="14pt" style:font-style-complex="normal" style:font-weight-complex="normal" style:text-emphasize="none"/>
    </style:style>
    <style:style style:name="P14"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2738e8" style:font-size-asian="14pt" style:font-style-asian="normal" style:font-weight-asian="normal" style:font-size-complex="14pt" style:font-style-complex="normal" style:font-weight-complex="normal" style:text-emphasize="none"/>
    </style:style>
    <style:style style:name="P15"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3561ac" style:font-size-asian="14pt" style:font-style-asian="normal" style:font-weight-asian="normal" style:font-size-complex="14pt" style:font-style-complex="normal" style:font-weight-complex="normal" style:text-emphasize="none"/>
    </style:style>
    <style:style style:name="P16"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e30e4" officeooo:paragraph-rsid="00362c23" style:font-size-asian="14pt" style:font-style-asian="normal" style:font-weight-asian="normal" style:font-size-complex="14pt" style:font-style-complex="normal" style:font-weight-complex="normal" style:text-emphasize="none"/>
    </style:style>
    <style:style style:name="P17"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bold" officeooo:rsid="0009b27b" officeooo:paragraph-rsid="00362c23" style:font-size-asian="14pt" style:font-style-asian="normal" style:font-weight-asian="bold" style:font-size-complex="14pt" style:font-style-complex="normal" style:font-weight-complex="bold" style:text-emphasize="none"/>
    </style:style>
    <style:style style:name="P18"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13c42a" officeooo:paragraph-rsid="0013c42a" style:font-size-asian="15pt" style:font-style-asian="italic" style:font-weight-asian="bold" style:font-size-complex="15pt" style:font-style-complex="italic" style:font-weight-complex="bold" style:text-emphasize="none"/>
    </style:style>
    <style:style style:name="P19"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062b12" officeooo:paragraph-rsid="002e2859" style:font-size-asian="15pt" style:font-style-asian="italic" style:font-weight-asian="bold" style:font-size-complex="15pt" style:font-style-complex="italic" style:font-weight-complex="bold" style:text-emphasize="none"/>
    </style:style>
    <style:style style:name="P20" style:family="paragraph" style:parent-style-name="Standard">
      <style:text-properties fo:color="#000000" loext:opacity="100%" style:text-outline="false" style:text-line-through-style="none" style:text-line-through-type="none" style:font-name="Liberation Sans" fo:font-size="15pt" fo:font-style="normal" fo:text-shadow="none" style:text-underline-style="none" fo:font-weight="bold" officeooo:rsid="002738e8" officeooo:paragraph-rsid="002738e8" style:font-size-asian="15pt" style:font-style-asian="normal" style:font-weight-asian="bold" style:font-size-complex="15pt" style:font-style-complex="normal" style:font-weight-complex="bold" style:text-emphasize="none"/>
    </style:style>
    <style:style style:name="P2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3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3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9f2a1" style:font-size-asian="14pt" style:font-style-asian="italic" style:font-weight-asian="normal" style:font-size-complex="14pt" style:font-style-complex="italic" style:font-weight-complex="normal" style:text-emphasize="none"/>
    </style:style>
    <style:style style:name="P3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295b5f" style:font-size-asian="14pt" style:font-style-asian="italic" style:font-weight-asian="normal" style:font-size-complex="14pt" style:font-style-complex="italic" style:font-weight-complex="normal" style:text-emphasize="none"/>
    </style:style>
    <style:style style:name="P3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2468e" style:font-size-asian="14pt" style:font-style-asian="italic" style:font-weight-asian="normal" style:font-size-complex="14pt" style:font-style-complex="italic" style:font-weight-complex="normal" style:text-emphasize="none"/>
    </style:style>
    <style:style style:name="P3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8a766" style:font-size-asian="14pt" style:font-style-asian="italic" style:font-weight-asian="normal" style:font-size-complex="14pt" style:font-style-complex="italic" style:font-weight-complex="normal" style:text-emphasize="none"/>
    </style:style>
    <style:style style:name="P3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c6201" officeooo:paragraph-rsid="002c6433" style:font-size-asian="14pt" style:font-style-asian="italic" style:font-weight-asian="normal" style:font-size-complex="14pt" style:font-style-complex="italic" style:font-weight-complex="normal" style:text-emphasize="none"/>
    </style:style>
    <style:style style:name="P4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c6433" officeooo:paragraph-rsid="002738e8" style:font-size-asian="14pt" style:font-style-asian="italic" style:font-weight-asian="normal" style:font-size-complex="14pt" style:font-style-complex="italic" style:font-weight-complex="normal" style:text-emphasize="none"/>
    </style:style>
    <style:style style:name="P4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86d9" officeooo:paragraph-rsid="004cabba" style:font-size-asian="14pt" style:font-style-asian="italic" style:font-weight-asian="normal" style:font-size-complex="14pt" style:font-style-complex="italic" style:font-weight-complex="normal" style:text-emphasize="none"/>
    </style:style>
    <style:style style:name="P4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5c9cf1" style:font-size-asian="14pt" style:font-style-asian="italic" style:font-weight-asian="normal" style:font-size-complex="14pt" style:font-style-complex="italic" style:font-weight-complex="normal" style:text-emphasize="none"/>
    </style:style>
    <style:style style:name="P4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66204a" style:font-size-asian="14pt" style:font-style-asian="italic" style:font-weight-asian="normal" style:font-size-complex="14pt" style:font-style-complex="italic" style:font-weight-complex="normal" style:text-emphasize="none"/>
    </style:style>
    <style:style style:name="P4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3a5d47" officeooo:paragraph-rsid="0068a766" style:font-size-asian="14pt" style:font-style-asian="italic" style:font-weight-asian="normal" style:font-size-complex="14pt" style:font-style-complex="italic" style:font-weight-complex="normal" style:text-emphasize="none"/>
    </style:style>
    <style:style style:name="P4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7f407" officeooo:paragraph-rsid="0068a766" style:font-size-asian="14pt" style:font-style-asian="italic" style:font-weight-asian="normal" style:font-size-complex="14pt" style:font-style-complex="italic" style:font-weight-complex="normal" style:text-emphasize="none"/>
    </style:style>
    <style:style style:name="P4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291ec" officeooo:paragraph-rsid="0068a766" style:font-size-asian="14pt" style:font-style-asian="italic" style:font-weight-asian="normal" style:font-size-complex="14pt" style:font-style-complex="italic"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3aa0f" officeooo:paragraph-rsid="0068a766" style:font-size-asian="14pt" style:font-style-asian="italic" style:font-weight-asian="normal" style:font-size-complex="14pt" style:font-style-complex="italic"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e962d" officeooo:paragraph-rsid="0068a766" style:font-size-asian="14pt" style:font-style-asian="italic" style:font-weight-asian="normal" style:font-size-complex="14pt" style:font-style-complex="italic"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e43b" officeooo:paragraph-rsid="0069f2a1" style:font-size-asian="14pt" style:font-style-asian="italic" style:font-weight-asian="normal" style:font-size-complex="14pt" style:font-style-complex="italic"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a46f0" style:font-size-asian="14pt" style:font-style-asian="normal" style:font-weight-asian="normal" style:font-size-complex="14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1a734"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3812b"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72a04"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95b5f"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a84dc"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3168b3"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4cabba"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5dcf8"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4109"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dec4"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2468e"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6204a" style:font-size-asian="14pt" style:font-style-asian="normal" style:font-weight-asian="normal" style:font-size-complex="14pt" style:font-style-complex="normal"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8a766" style:font-size-asian="14pt" style:font-style-asian="normal" style:font-weight-asian="normal" style:font-size-complex="14pt" style:font-style-complex="normal" style:font-weight-complex="normal" style:text-emphasize="none"/>
    </style:style>
    <style:style style:name="P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9f2a1" style:font-size-asian="14pt" style:font-style-asian="normal" style:font-weight-asian="normal" style:font-size-complex="14pt" style:font-style-complex="normal" style:font-weight-complex="normal" style:text-emphasize="none"/>
    </style:style>
    <style:style style:name="P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7f407" style:font-size-asian="14pt" style:font-style-asian="normal" style:font-weight-asian="normal" style:font-size-complex="14pt" style:font-style-complex="normal" style:font-weight-complex="normal" style:text-emphasize="none"/>
    </style:style>
    <style:style style:name="P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a46f0" style:font-size-asian="14pt" style:font-style-asian="normal" style:font-weight-asian="normal" style:font-size-complex="14pt" style:font-style-complex="normal" style:font-weight-complex="normal" style:text-emphasize="none"/>
    </style:style>
    <style:style style:name="P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272a04" style:font-size-asian="14pt" style:font-style-asian="normal" style:font-weight-asian="normal" style:font-size-complex="14pt" style:font-style-complex="normal" style:font-weight-complex="normal" style:text-emphasize="none"/>
    </style:style>
    <style:style style:name="P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3168b3" style:font-size-asian="14pt" style:font-style-asian="normal" style:font-weight-asian="normal" style:font-size-complex="14pt" style:font-style-complex="normal" style:font-weight-complex="normal" style:text-emphasize="none"/>
    </style:style>
    <style:style style:name="P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15ad0" style:font-size-asian="14pt" style:font-style-asian="normal" style:font-weight-asian="normal" style:font-size-complex="14pt" style:font-style-complex="normal" style:font-weight-complex="normal" style:text-emphasize="none"/>
    </style:style>
    <style:style style:name="P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21bb" style:font-size-asian="14pt" style:font-style-asian="normal" style:font-weight-asian="normal" style:font-size-complex="14pt" style:font-style-complex="normal" style:font-weight-complex="normal" style:text-emphasize="none"/>
    </style:style>
    <style:style style:name="P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931e" style:font-size-asian="14pt" style:font-style-asian="normal" style:font-weight-asian="normal" style:font-size-complex="14pt" style:font-style-complex="normal" style:font-weight-complex="normal" style:text-emphasize="none"/>
    </style:style>
    <style:style style:name="P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6ab" style:font-size-asian="14pt" style:font-style-asian="normal" style:font-weight-asian="normal" style:font-size-complex="14pt" style:font-style-complex="normal" style:font-weight-complex="normal" style:text-emphasize="none"/>
    </style:style>
    <style:style style:name="P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c6c" style:font-size-asian="14pt" style:font-style-asian="normal" style:font-weight-asian="normal" style:font-size-complex="14pt" style:font-style-complex="normal" style:font-weight-complex="normal" style:text-emphasize="none"/>
    </style:style>
    <style:style style:name="P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4c2d4" style:font-size-asian="14pt" style:font-style-asian="normal" style:font-weight-asian="normal" style:font-size-complex="14pt" style:font-style-complex="normal" style:font-weight-complex="normal" style:text-emphasize="none"/>
    </style:style>
    <style:style style:name="P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52f7b" style:font-size-asian="14pt" style:font-style-asian="normal" style:font-weight-asian="normal" style:font-size-complex="14pt" style:font-style-complex="normal" style:font-weight-complex="normal" style:text-emphasize="none"/>
    </style:style>
    <style:style style:name="P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70b80" style:font-size-asian="14pt" style:font-style-asian="normal" style:font-weight-asian="normal" style:font-size-complex="14pt" style:font-style-complex="normal" style:font-weight-complex="normal" style:text-emphasize="none"/>
    </style:style>
    <style:style style:name="P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cabba" style:font-size-asian="14pt" style:font-style-asian="normal" style:font-weight-asian="normal" style:font-size-complex="14pt" style:font-style-complex="normal" style:font-weight-complex="normal" style:text-emphasize="none"/>
    </style:style>
    <style:style style:name="P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21c75" style:font-size-asian="14pt" style:font-style-asian="normal" style:font-weight-asian="normal" style:font-size-complex="14pt" style:font-style-complex="normal" style:font-weight-complex="normal" style:text-emphasize="none"/>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5dcf8"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4109"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dec4"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c9f9f" style:font-size-asian="14pt" style:font-style-asian="normal" style:font-weight-asian="normal" style:font-size-complex="14pt" style:font-style-complex="normal" style:font-weight-complex="normal" style:text-emphasize="none"/>
    </style:style>
    <style:style style:name="P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561ac" style:font-size-asian="14pt" style:font-style-asian="normal" style:font-weight-asian="normal" style:font-size-complex="14pt" style:font-style-complex="normal" style:font-weight-complex="normal" style:text-emphasize="none"/>
    </style:style>
    <style:style style:name="P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f44eb" style:font-size-asian="14pt" style:font-style-asian="normal" style:font-weight-asian="normal" style:font-size-complex="14pt" style:font-style-complex="normal" style:font-weight-complex="normal" style:text-emphasize="none"/>
    </style:style>
    <style:style style:name="P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15ad0" style:font-size-asian="14pt" style:font-style-asian="normal" style:font-weight-asian="normal" style:font-size-complex="14pt" style:font-style-complex="normal" style:font-weight-complex="normal" style:text-emphasize="none"/>
    </style:style>
    <style:style style:name="P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21bb" style:font-size-asian="14pt" style:font-style-asian="normal" style:font-weight-asian="normal" style:font-size-complex="14pt" style:font-style-complex="normal" style:font-weight-complex="normal" style:text-emphasize="none"/>
    </style:style>
    <style:style style:name="P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f6ab" style:font-size-asian="14pt" style:font-style-asian="normal" style:font-weight-asian="normal" style:font-size-complex="14pt" style:font-style-complex="normal" style:font-weight-complex="normal" style:text-emphasize="none"/>
    </style:style>
    <style:style style:name="P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43fca" style:font-size-asian="14pt" style:font-style-asian="normal" style:font-weight-asian="normal" style:font-size-complex="14pt" style:font-style-complex="normal" style:font-weight-complex="normal" style:text-emphasize="none"/>
    </style:style>
    <style:style style:name="P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58194b" style:font-size-asian="14pt" style:font-style-asian="normal" style:font-weight-asian="normal" style:font-size-complex="14pt" style:font-style-complex="normal" style:font-weight-complex="normal" style:text-emphasize="none"/>
    </style:style>
    <style:style style:name="P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a46f0" style:font-size-asian="14pt" style:font-style-asian="normal" style:font-weight-asian="normal" style:font-size-complex="14pt" style:font-style-complex="normal" style:font-weight-complex="normal" style:text-emphasize="none"/>
    </style:style>
    <style:style style:name="P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01808" style:font-size-asian="14pt" style:font-style-asian="normal" style:font-weight-asian="normal" style:font-size-complex="14pt" style:font-style-complex="normal" style:font-weight-complex="normal" style:text-emphasize="none"/>
    </style:style>
    <style:style style:name="P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72a04" style:font-size-asian="14pt" style:font-style-asian="normal" style:font-weight-asian="normal" style:font-size-complex="14pt" style:font-style-complex="normal" style:font-weight-complex="normal" style:text-emphasize="none"/>
    </style:style>
    <style:style style:name="P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50f96" style:font-size-asian="14pt" style:font-style-asian="normal" style:font-weight-asian="normal" style:font-size-complex="14pt" style:font-style-complex="normal" style:font-weight-complex="normal" style:text-emphasize="none"/>
    </style:style>
    <style:style style:name="P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a86d9" style:font-size-asian="14pt" style:font-style-asian="normal" style:font-weight-asian="normal" style:font-size-complex="14pt" style:font-style-complex="normal" style:font-weight-complex="normal" style:text-emphasize="none"/>
    </style:style>
    <style:style style:name="P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5dcf8" style:font-size-asian="14pt" style:font-style-asian="normal" style:font-weight-asian="normal" style:font-size-complex="14pt" style:font-style-complex="normal" style:font-weight-complex="normal" style:text-emphasize="none"/>
    </style:style>
    <style:style style:name="P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74109" style:font-size-asian="14pt" style:font-style-asian="normal" style:font-weight-asian="normal" style:font-size-complex="14pt" style:font-style-complex="normal" style:font-weight-complex="normal" style:text-emphasize="none"/>
    </style:style>
    <style:style style:name="P1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01808" style:font-size-asian="14pt" style:font-style-asian="normal" style:font-weight-asian="normal" style:font-size-complex="14pt" style:font-style-complex="normal" style:font-weight-complex="normal" style:text-emphasize="none"/>
    </style:style>
    <style:style style:name="P1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72a04" style:font-size-asian="14pt" style:font-style-asian="normal" style:font-weight-asian="normal" style:font-size-complex="14pt" style:font-style-complex="normal" style:font-weight-complex="normal" style:text-emphasize="none"/>
    </style:style>
    <style:style style:name="P1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55dcf8" style:font-size-asian="14pt" style:font-style-asian="normal" style:font-weight-asian="normal" style:font-size-complex="14pt" style:font-style-complex="normal" style:font-weight-complex="normal" style:text-emphasize="none"/>
    </style:style>
    <style:style style:name="P1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3812b" style:font-size-asian="14pt" style:font-style-asian="normal" style:font-weight-asian="normal" style:font-size-complex="14pt" style:font-style-complex="normal" style:font-weight-complex="normal" style:text-emphasize="none"/>
    </style:style>
    <style:style style:name="P1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72a04" style:font-size-asian="14pt" style:font-style-asian="normal" style:font-weight-asian="normal" style:font-size-complex="14pt" style:font-style-complex="normal" style:font-weight-complex="normal" style:text-emphasize="none"/>
    </style:style>
    <style:style style:name="P1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95b5f" style:font-size-asian="14pt" style:font-style-asian="normal" style:font-weight-asian="normal" style:font-size-complex="14pt" style:font-style-complex="normal" style:font-weight-complex="normal" style:text-emphasize="none"/>
    </style:style>
    <style:style style:name="P1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a84dc" style:font-size-asian="14pt" style:font-style-asian="normal" style:font-weight-asian="normal" style:font-size-complex="14pt" style:font-style-complex="normal" style:font-weight-complex="normal" style:text-emphasize="none"/>
    </style:style>
    <style:style style:name="P1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168b3" style:font-size-asian="14pt" style:font-style-asian="normal" style:font-weight-asian="normal" style:font-size-complex="14pt" style:font-style-complex="normal" style:font-weight-complex="normal" style:text-emphasize="none"/>
    </style:style>
    <style:style style:name="P1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62c23" style:font-size-asian="14pt" style:font-style-asian="normal" style:font-weight-asian="normal" style:font-size-complex="14pt" style:font-style-complex="normal" style:font-weight-complex="normal" style:text-emphasize="none"/>
    </style:style>
    <style:style style:name="P1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4cc249" style:font-size-asian="14pt" style:font-style-asian="normal" style:font-weight-asian="normal" style:font-size-complex="14pt" style:font-style-complex="normal" style:font-weight-complex="normal" style:text-emphasize="none"/>
    </style:style>
    <style:style style:name="P1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574109" style:font-size-asian="14pt" style:font-style-asian="normal" style:font-weight-asian="normal" style:font-size-complex="14pt" style:font-style-complex="normal" style:font-weight-complex="normal" style:text-emphasize="none"/>
    </style:style>
    <style:style style:name="P1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66204a" style:font-size-asian="14pt" style:font-style-asian="normal" style:font-weight-asian="normal" style:font-size-complex="14pt" style:font-style-complex="normal" style:font-weight-complex="normal" style:text-emphasize="none"/>
    </style:style>
    <style:style style:name="P1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1a734" style:font-size-asian="14pt" style:font-style-asian="normal" style:font-weight-asian="normal" style:font-size-complex="14pt" style:font-style-complex="normal" style:font-weight-complex="normal" style:text-emphasize="none"/>
    </style:style>
    <style:style style:name="P1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a46f0" style:font-size-asian="14pt" style:font-style-asian="normal" style:font-weight-asian="normal" style:font-size-complex="14pt" style:font-style-complex="normal" style:font-weight-complex="normal" style:text-emphasize="none"/>
    </style:style>
    <style:style style:name="P1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3812b" style:font-size-asian="14pt" style:font-style-asian="normal" style:font-weight-asian="normal" style:font-size-complex="14pt" style:font-style-complex="normal" style:font-weight-complex="normal" style:text-emphasize="none"/>
    </style:style>
    <style:style style:name="P1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72a04" style:font-size-asian="14pt" style:font-style-asian="normal" style:font-weight-asian="normal" style:font-size-complex="14pt" style:font-style-complex="normal"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95b5f" style:font-size-asian="14pt" style:font-style-asian="normal" style:font-weight-asian="normal" style:font-size-complex="14pt" style:font-style-complex="normal" style:font-weight-complex="normal" style:text-emphasize="none"/>
    </style:style>
    <style:style style:name="P1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89f94" style:font-size-asian="14pt" style:font-style-asian="normal" style:font-weight-asian="normal" style:font-size-complex="14pt" style:font-style-complex="normal" style:font-weight-complex="normal" style:text-emphasize="none"/>
    </style:style>
    <style:style style:name="P1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4dc" style:font-size-asian="14pt" style:font-style-asian="normal" style:font-weight-asian="normal" style:font-size-complex="14pt" style:font-style-complex="normal" style:font-weight-complex="normal" style:text-emphasize="none"/>
    </style:style>
    <style:style style:name="P1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6d9" style:font-size-asian="14pt" style:font-style-asian="normal" style:font-weight-asian="normal" style:font-size-complex="14pt" style:font-style-complex="normal" style:font-weight-complex="normal" style:text-emphasize="none"/>
    </style:style>
    <style:style style:name="P1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168b3" style:font-size-asian="14pt" style:font-style-asian="normal" style:font-weight-asian="normal" style:font-size-complex="14pt" style:font-style-complex="normal" style:font-weight-complex="normal" style:text-emphasize="none"/>
    </style:style>
    <style:style style:name="P1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601ae" style:font-size-asian="14pt" style:font-style-asian="normal" style:font-weight-asian="normal" style:font-size-complex="14pt" style:font-style-complex="normal" style:font-weight-complex="normal" style:text-emphasize="none"/>
    </style:style>
    <style:style style:name="P1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41958" style:font-size-asian="14pt" style:font-style-asian="normal" style:font-weight-asian="normal" style:font-size-complex="14pt" style:font-style-complex="normal" style:font-weight-complex="normal" style:text-emphasize="none"/>
    </style:style>
    <style:style style:name="P1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5dcf8" style:font-size-asian="14pt" style:font-style-asian="normal" style:font-weight-asian="normal" style:font-size-complex="14pt" style:font-style-complex="normal" style:font-weight-complex="normal" style:text-emphasize="none"/>
    </style:style>
    <style:style style:name="P1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4109" style:font-size-asian="14pt" style:font-style-asian="normal" style:font-weight-asian="normal" style:font-size-complex="14pt" style:font-style-complex="normal" style:font-weight-complex="normal" style:text-emphasize="none"/>
    </style:style>
    <style:style style:name="P1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dec4" style:font-size-asian="14pt" style:font-style-asian="normal" style:font-weight-asian="normal" style:font-size-complex="14pt" style:font-style-complex="normal" style:font-weight-complex="normal" style:text-emphasize="none"/>
    </style:style>
    <style:style style:name="P1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66204a" style:font-size-asian="14pt" style:font-style-asian="normal" style:font-weight-asian="normal" style:font-size-complex="14pt" style:font-style-complex="normal" style:font-weight-complex="normal" style:text-emphasize="none"/>
    </style:style>
    <style:style style:name="P1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1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1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1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1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4b72e1" style:font-size-asian="14pt" style:font-style-asian="normal" style:font-weight-asian="normal" style:font-size-complex="14pt" style:font-style-complex="normal" style:font-weight-complex="normal" style:text-emphasize="none"/>
    </style:style>
    <style:style style:name="P1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23812b" style:font-size-asian="14pt" style:font-style-asian="normal" style:font-weight-asian="normal" style:font-size-complex="14pt" style:font-style-complex="normal" style:font-weight-complex="normal" style:text-emphasize="none"/>
    </style:style>
    <style:style style:name="P13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345424" style:font-size-asian="14pt" style:font-style-asian="normal" style:font-weight-asian="normal" style:font-size-complex="14pt" style:font-style-complex="normal" style:font-weight-complex="normal" style:text-emphasize="none"/>
    </style:style>
    <style:style style:name="P13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9a620" style:font-size-asian="14pt" style:font-style-asian="normal" style:font-weight-asian="normal" style:font-size-complex="14pt" style:font-style-complex="normal" style:font-weight-complex="normal" style:text-emphasize="none"/>
    </style:style>
    <style:style style:name="P13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a84dc" style:font-size-asian="14pt" style:font-style-asian="normal" style:font-weight-asian="normal" style:font-size-complex="14pt" style:font-style-complex="normal" style:font-weight-complex="normal" style:text-emphasize="none"/>
    </style:style>
    <style:style style:name="P13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4cabba" style:font-size-asian="14pt" style:font-style-asian="normal" style:font-weight-asian="normal" style:font-size-complex="14pt" style:font-style-complex="normal" style:font-weight-complex="normal" style:text-emphasize="none"/>
    </style:style>
    <style:style style:name="P1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5dcf8" style:font-size-asian="14pt" style:font-style-asian="normal" style:font-weight-asian="normal" style:font-size-complex="14pt" style:font-style-complex="normal" style:font-weight-complex="normal" style:text-emphasize="none"/>
    </style:style>
    <style:style style:name="P1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4109" style:font-size-asian="14pt" style:font-style-asian="normal" style:font-weight-asian="normal" style:font-size-complex="14pt" style:font-style-complex="normal" style:font-weight-complex="normal" style:text-emphasize="none"/>
    </style:style>
    <style:style style:name="P1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dec4" style:font-size-asian="14pt" style:font-style-asian="normal" style:font-weight-asian="normal" style:font-size-complex="14pt" style:font-style-complex="normal" style:font-weight-complex="normal" style:text-emphasize="none"/>
    </style:style>
    <style:style style:name="P1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3168b3" style:font-size-asian="14pt" style:font-style-asian="normal" style:font-weight-asian="normal" style:font-size-complex="14pt" style:font-style-complex="normal" style:font-weight-complex="normal" style:text-emphasize="none"/>
    </style:style>
    <style:style style:name="P1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66204a" style:font-size-asian="14pt" style:font-style-asian="normal" style:font-weight-asian="normal" style:font-size-complex="14pt" style:font-style-complex="normal" style:font-weight-complex="normal" style:text-emphasize="none"/>
    </style:style>
    <style:style style:name="P1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3168b3" style:font-size-asian="14pt" style:font-style-asian="normal" style:font-weight-asian="normal" style:font-size-complex="14pt" style:font-style-complex="normal" style:font-weight-complex="normal" style:text-emphasize="none"/>
    </style:style>
    <style:style style:name="P1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3a5d47" style:font-size-asian="14pt" style:font-style-asian="normal" style:font-weight-asian="normal" style:font-size-complex="14pt" style:font-style-complex="normal" style:font-weight-complex="normal" style:text-emphasize="none"/>
    </style:style>
    <style:style style:name="P1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3464" style:font-size-asian="14pt" style:font-style-asian="normal" style:font-weight-asian="normal" style:font-size-complex="14pt" style:font-style-complex="normal" style:font-weight-complex="normal" style:text-emphasize="none"/>
    </style:style>
    <style:style style:name="P1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c2ca" style:font-size-asian="14pt" style:font-style-asian="normal" style:font-weight-asian="normal" style:font-size-complex="14pt" style:font-style-complex="normal" style:font-weight-complex="normal" style:text-emphasize="none"/>
    </style:style>
    <style:style style:name="P1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a5d47" style:font-size-asian="14pt" style:font-style-asian="normal" style:font-weight-asian="normal" style:font-size-complex="14pt" style:font-style-complex="normal" style:font-weight-complex="normal" style:text-emphasize="none"/>
    </style:style>
    <style:style style:name="P1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1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4321bb" style:font-size-asian="14pt" style:font-style-asian="normal" style:font-weight-asian="normal" style:font-size-complex="14pt" style:font-style-complex="normal" style:font-weight-complex="normal" style:text-emphasize="none"/>
    </style:style>
    <style:style style:name="P1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6160" officeooo:paragraph-rsid="00486160" style:font-size-asian="14pt" style:font-style-asian="normal" style:font-weight-asian="normal" style:font-size-complex="14pt" style:font-style-complex="normal" style:font-weight-complex="normal" style:text-emphasize="none"/>
    </style:style>
    <style:style style:name="P1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8982e" style:font-size-asian="14pt" style:font-style-asian="normal" style:font-weight-asian="normal" style:font-size-complex="14pt" style:font-style-complex="normal" style:font-weight-complex="normal" style:text-emphasize="none"/>
    </style:style>
    <style:style style:name="P1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a28ad" style:font-size-asian="14pt" style:font-style-asian="normal" style:font-weight-asian="normal" style:font-size-complex="14pt" style:font-style-complex="normal" style:font-weight-complex="normal" style:text-emphasize="none"/>
    </style:style>
    <style:style style:name="P1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58194b" style:font-size-asian="14pt" style:font-style-asian="normal" style:font-weight-asian="normal" style:font-size-complex="14pt" style:font-style-complex="normal" style:font-weight-complex="normal" style:text-emphasize="none"/>
    </style:style>
    <style:style style:name="P1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cc249" officeooo:paragraph-rsid="004cc249" style:font-size-asian="14pt" style:font-style-asian="normal" style:font-weight-asian="normal" style:font-size-complex="14pt" style:font-style-complex="normal" style:font-weight-complex="normal" style:text-emphasize="none"/>
    </style:style>
    <style:style style:name="P1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74109" officeooo:paragraph-rsid="00574109" style:font-size-asian="14pt" style:font-style-asian="normal" style:font-weight-asian="normal" style:font-size-complex="14pt" style:font-style-complex="normal" style:font-weight-complex="normal" style:text-emphasize="none"/>
    </style:style>
    <style:style style:name="P1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c9cf1" officeooo:paragraph-rsid="005fe690" style:font-size-asian="14pt" style:font-style-asian="normal" style:font-weight-asian="normal" style:font-size-complex="14pt" style:font-style-complex="normal" style:font-weight-complex="normal" style:text-emphasize="none"/>
    </style:style>
    <style:style style:name="P1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29c8" officeooo:paragraph-rsid="0062468e" style:font-size-asian="14pt" style:font-style-asian="normal" style:font-weight-asian="normal" style:font-size-complex="14pt" style:font-style-complex="normal" style:font-weight-complex="normal" style:text-emphasize="none"/>
    </style:style>
    <style:style style:name="P1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1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5f1f" officeooo:paragraph-rsid="0062468e" style:font-size-asian="14pt" style:font-style-asian="normal" style:font-weight-asian="normal" style:font-size-complex="14pt" style:font-style-complex="normal" style:font-weight-complex="normal" style:text-emphasize="none"/>
    </style:style>
    <style:style style:name="P1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b4c11" officeooo:paragraph-rsid="0062468e" style:font-size-asian="14pt" style:font-style-asian="normal" style:font-weight-asian="normal" style:font-size-complex="14pt" style:font-style-complex="normal" style:font-weight-complex="normal" style:text-emphasize="none"/>
    </style:style>
    <style:style style:name="P1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e591a" officeooo:paragraph-rsid="0062468e" style:font-size-asian="14pt" style:font-style-asian="normal" style:font-weight-asian="normal" style:font-size-complex="14pt" style:font-style-complex="normal" style:font-weight-complex="normal" style:text-emphasize="none"/>
    </style:style>
    <style:style style:name="P1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1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454a1" officeooo:paragraph-rsid="0062468e" style:font-size-asian="14pt" style:font-style-asian="normal" style:font-weight-asian="normal" style:font-size-complex="14pt" style:font-style-complex="normal" style:font-weight-complex="normal" style:text-emphasize="none"/>
    </style:style>
    <style:style style:name="P1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4512" officeooo:paragraph-rsid="0062468e" style:font-size-asian="14pt" style:font-style-asian="normal" style:font-weight-asian="normal" style:font-size-complex="14pt" style:font-style-complex="normal" style:font-weight-complex="normal" style:text-emphasize="none"/>
    </style:style>
    <style:style style:name="P1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1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64c417" officeooo:paragraph-rsid="0066204a" style:font-size-asian="14pt" style:font-style-asian="normal" style:font-weight-asian="normal" style:font-size-complex="14pt" style:font-style-complex="normal" style:font-weight-complex="normal" style:text-emphasize="none"/>
    </style:style>
    <style:style style:name="P1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f030c" officeooo:paragraph-rsid="0068a766" style:font-size-asian="14pt" style:font-style-asian="normal" style:font-weight-asian="normal" style:font-size-complex="14pt" style:font-style-complex="normal" style:font-weight-complex="normal" style:text-emphasize="none"/>
    </style:style>
    <style:style style:name="P1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f9b6e" officeooo:paragraph-rsid="0068a766" style:font-size-asian="14pt" style:font-style-asian="normal" style:font-weight-asian="normal" style:font-size-complex="14pt" style:font-style-complex="normal" style:font-weight-complex="normal" style:text-emphasize="none"/>
    </style:style>
    <style:style style:name="P1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04a3e" officeooo:paragraph-rsid="0068a766" style:font-size-asian="14pt" style:font-style-asian="normal" style:font-weight-asian="normal" style:font-size-complex="14pt" style:font-style-complex="normal" style:font-weight-complex="normal" style:text-emphasize="none"/>
    </style:style>
    <style:style style:name="P1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291ec" officeooo:paragraph-rsid="0068a766" style:font-size-asian="14pt" style:font-style-asian="normal" style:font-weight-asian="normal" style:font-size-complex="14pt" style:font-style-complex="normal" style:font-weight-complex="normal" style:text-emphasize="none"/>
    </style:style>
    <style:style style:name="P1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b373a" officeooo:paragraph-rsid="0068a766" style:font-size-asian="14pt" style:font-style-asian="normal" style:font-weight-asian="normal" style:font-size-complex="14pt" style:font-style-complex="normal" style:font-weight-complex="normal" style:text-emphasize="none"/>
    </style:style>
    <style:style style:name="P1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99679" officeooo:paragraph-rsid="0068a766" style:font-size-asian="14pt" style:font-style-asian="normal" style:font-weight-asian="normal" style:font-size-complex="14pt" style:font-style-complex="normal" style:font-weight-complex="normal" style:text-emphasize="none"/>
    </style:style>
    <style:style style:name="P1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e3a23" officeooo:paragraph-rsid="0068a766" style:font-size-asian="14pt" style:font-style-asian="normal" style:font-weight-asian="normal" style:font-size-complex="14pt" style:font-style-complex="normal" style:font-weight-complex="normal" style:text-emphasize="none"/>
    </style:style>
    <style:style style:name="P1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ee658" officeooo:paragraph-rsid="0068a766" style:font-size-asian="14pt" style:font-style-asian="normal" style:font-weight-asian="normal" style:font-size-complex="14pt" style:font-style-complex="normal" style:font-weight-complex="normal" style:text-emphasize="none"/>
    </style:style>
    <style:style style:name="P1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7daff" officeooo:paragraph-rsid="0068a766" style:font-size-asian="14pt" style:font-style-asian="normal" style:font-weight-asian="normal" style:font-size-complex="14pt" style:font-style-complex="normal" style:font-weight-complex="normal" style:text-emphasize="none"/>
    </style:style>
    <style:style style:name="P1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82baf" officeooo:paragraph-rsid="0068a766" style:font-size-asian="14pt" style:font-style-asian="normal" style:font-weight-asian="normal" style:font-size-complex="14pt" style:font-style-complex="normal" style:font-weight-complex="normal" style:text-emphasize="none"/>
    </style:style>
    <style:style style:name="P1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82baf" officeooo:paragraph-rsid="0069f2a1" style:font-size-asian="14pt" style:font-style-asian="normal" style:font-weight-asian="normal" style:font-size-complex="14pt" style:font-style-complex="normal" style:font-weight-complex="normal" style:text-emphasize="none"/>
    </style:style>
    <style:style style:name="P1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f401a" officeooo:paragraph-rsid="0068a766" style:font-size-asian="14pt" style:font-style-asian="normal" style:font-weight-asian="normal" style:font-size-complex="14pt" style:font-style-complex="normal" style:font-weight-complex="normal" style:text-emphasize="none"/>
    </style:style>
    <style:style style:name="P1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504a0" officeooo:paragraph-rsid="0068a766" style:font-size-asian="14pt" style:font-style-asian="normal" style:font-weight-asian="normal" style:font-size-complex="14pt" style:font-style-complex="normal" style:font-weight-complex="normal" style:text-emphasize="none"/>
    </style:style>
    <style:style style:name="P1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ebca" officeooo:paragraph-rsid="0068a766" style:font-size-asian="14pt" style:font-style-asian="normal" style:font-weight-asian="normal" style:font-size-complex="14pt" style:font-style-complex="normal" style:font-weight-complex="normal" style:text-emphasize="none"/>
    </style:style>
    <style:style style:name="P1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c6b9e" officeooo:paragraph-rsid="0068a766" style:font-size-asian="14pt" style:font-style-asian="normal" style:font-weight-asian="normal" style:font-size-complex="14pt" style:font-style-complex="normal" style:font-weight-complex="normal" style:text-emphasize="none"/>
    </style:style>
    <style:style style:name="P1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aa0f" officeooo:paragraph-rsid="0068a766" style:font-size-asian="14pt" style:font-style-asian="normal" style:font-weight-asian="normal" style:font-size-complex="14pt" style:font-style-complex="normal" style:font-weight-complex="normal" style:text-emphasize="none"/>
    </style:style>
    <style:style style:name="P1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aba" officeooo:paragraph-rsid="0068a766" style:font-size-asian="14pt" style:font-style-asian="normal" style:font-weight-asian="normal" style:font-size-complex="14pt" style:font-style-complex="normal" style:font-weight-complex="normal" style:text-emphasize="none"/>
    </style:style>
    <style:style style:name="P1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d1358" officeooo:paragraph-rsid="0068a766" style:font-size-asian="14pt" style:font-style-asian="normal" style:font-weight-asian="normal" style:font-size-complex="14pt" style:font-style-complex="normal" style:font-weight-complex="normal" style:text-emphasize="none"/>
    </style:style>
    <style:style style:name="P1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ae43b" officeooo:paragraph-rsid="0068a766" style:font-size-asian="14pt" style:font-style-asian="normal" style:font-weight-asian="normal" style:font-size-complex="14pt" style:font-style-complex="normal" style:font-weight-complex="normal" style:text-emphasize="none"/>
    </style:style>
    <style:style style:name="P1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85a1f" officeooo:paragraph-rsid="0069f2a1" style:font-size-asian="14pt" style:font-style-asian="normal" style:font-weight-asian="normal" style:font-size-complex="14pt" style:font-style-complex="normal" style:font-weight-complex="normal" style:text-emphasize="none"/>
    </style:style>
    <style:style style:name="P1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1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1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1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3812b" style:font-size-asian="14pt" style:font-style-asian="normal" style:font-weight-asian="bold" style:font-size-complex="14pt" style:font-style-complex="normal" style:font-weight-complex="bold" style:text-emphasize="none"/>
    </style:style>
    <style:style style:name="P1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1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38e8" style:font-size-asian="14pt" style:font-style-asian="normal" style:font-weight-asian="bold" style:font-size-complex="14pt" style:font-style-complex="normal" style:font-weight-complex="bold" style:text-emphasize="none"/>
    </style:style>
    <style:style style:name="P1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1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1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3168b3" style:font-size-asian="14pt" style:font-style-asian="normal" style:font-weight-asian="bold" style:font-size-complex="14pt" style:font-style-complex="normal" style:font-weight-complex="bold" style:text-emphasize="none"/>
    </style:style>
    <style:style style:name="P1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4cabba" style:font-size-asian="14pt" style:font-style-asian="normal" style:font-weight-asian="bold" style:font-size-complex="14pt" style:font-style-complex="normal" style:font-weight-complex="bold" style:text-emphasize="none"/>
    </style:style>
    <style:style style:name="P1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1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4109" style:font-size-asian="14pt" style:font-style-asian="normal" style:font-weight-asian="bold" style:font-size-complex="14pt" style:font-style-complex="normal" style:font-weight-complex="bold" style:text-emphasize="none"/>
    </style:style>
    <style:style style:name="P1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dec4" style:font-size-asian="14pt" style:font-style-asian="normal" style:font-weight-asian="bold" style:font-size-complex="14pt" style:font-style-complex="normal" style:font-weight-complex="bold" style:text-emphasize="none"/>
    </style:style>
    <style:style style:name="P1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2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2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2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9f2a1" style:font-size-asian="14pt" style:font-style-asian="normal" style:font-weight-asian="bold" style:font-size-complex="14pt" style:font-style-complex="normal" style:font-weight-complex="bold" style:text-emphasize="none"/>
    </style:style>
    <style:style style:name="P2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89f94" style:font-size-asian="14pt" style:font-style-asian="normal" style:font-weight-asian="bold" style:font-size-complex="14pt" style:font-style-complex="normal" style:font-weight-complex="bold" style:text-emphasize="none"/>
    </style:style>
    <style:style style:name="P2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a46f0" style:font-size-asian="14pt" style:font-style-asian="normal" style:font-weight-asian="bold" style:font-size-complex="14pt" style:font-style-complex="normal" style:font-weight-complex="bold" style:text-emphasize="none"/>
    </style:style>
    <style:style style:name="P2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1a734" style:font-size-asian="14pt" style:font-style-asian="normal" style:font-weight-asian="bold" style:font-size-complex="14pt" style:font-style-complex="normal" style:font-weight-complex="bold" style:text-emphasize="none"/>
    </style:style>
    <style:style style:name="P2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3812b" style:font-size-asian="14pt" style:font-style-asian="normal" style:font-weight-asian="bold" style:font-size-complex="14pt" style:font-style-complex="normal" style:font-weight-complex="bold" style:text-emphasize="none"/>
    </style:style>
    <style:style style:name="P2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72a04" style:font-size-asian="14pt" style:font-style-asian="normal" style:font-weight-asian="bold" style:font-size-complex="14pt" style:font-style-complex="normal" style:font-weight-complex="bold" style:text-emphasize="none"/>
    </style:style>
    <style:style style:name="P2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95b5f" style:font-size-asian="14pt" style:font-style-asian="normal" style:font-weight-asian="bold" style:font-size-complex="14pt" style:font-style-complex="normal" style:font-weight-complex="bold" style:text-emphasize="none"/>
    </style:style>
    <style:style style:name="P2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a84dc" style:font-size-asian="14pt" style:font-style-asian="normal" style:font-weight-asian="bold" style:font-size-complex="14pt" style:font-style-complex="normal" style:font-weight-complex="bold" style:text-emphasize="none"/>
    </style:style>
    <style:style style:name="P2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3168b3" style:font-size-asian="14pt" style:font-style-asian="normal" style:font-weight-asian="bold" style:font-size-complex="14pt" style:font-style-complex="normal" style:font-weight-complex="bold" style:text-emphasize="none"/>
    </style:style>
    <style:style style:name="P2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4cabba" style:font-size-asian="14pt" style:font-style-asian="normal" style:font-weight-asian="bold" style:font-size-complex="14pt" style:font-style-complex="normal" style:font-weight-complex="bold" style:text-emphasize="none"/>
    </style:style>
    <style:style style:name="P2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5dcf8" style:font-size-asian="14pt" style:font-style-asian="normal" style:font-weight-asian="bold" style:font-size-complex="14pt" style:font-style-complex="normal" style:font-weight-complex="bold" style:text-emphasize="none"/>
    </style:style>
    <style:style style:name="P2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4109" style:font-size-asian="14pt" style:font-style-asian="normal" style:font-weight-asian="bold" style:font-size-complex="14pt" style:font-style-complex="normal" style:font-weight-complex="bold" style:text-emphasize="none"/>
    </style:style>
    <style:style style:name="P2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dec4" style:font-size-asian="14pt" style:font-style-asian="normal" style:font-weight-asian="bold" style:font-size-complex="14pt" style:font-style-complex="normal" style:font-weight-complex="bold" style:text-emphasize="none"/>
    </style:style>
    <style:style style:name="P2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2468e" style:font-size-asian="14pt" style:font-style-asian="normal" style:font-weight-asian="bold" style:font-size-complex="14pt" style:font-style-complex="normal" style:font-weight-complex="bold" style:text-emphasize="none"/>
    </style:style>
    <style:style style:name="P2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8a766" style:font-size-asian="14pt" style:font-style-asian="normal" style:font-weight-asian="bold" style:font-size-complex="14pt" style:font-style-complex="normal" style:font-weight-complex="bold" style:text-emphasize="none"/>
    </style:style>
    <style:style style:name="P2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9f2a1" style:font-size-asian="14pt" style:font-style-asian="normal" style:font-weight-asian="bold" style:font-size-complex="14pt" style:font-style-complex="normal" style:font-weight-complex="bold" style:text-emphasize="none"/>
    </style:style>
    <style:style style:name="P2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738e8" style:font-size-asian="14pt" style:font-style-asian="normal" style:font-weight-asian="bold" style:font-size-complex="14pt" style:font-style-complex="normal" style:font-weight-complex="bold" style:text-emphasize="none"/>
    </style:style>
    <style:style style:name="P2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a84dc" style:font-size-asian="14pt" style:font-style-asian="normal" style:font-weight-asian="bold" style:font-size-complex="14pt" style:font-style-complex="normal" style:font-weight-complex="bold" style:text-emphasize="none"/>
    </style:style>
    <style:style style:name="P2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3a5d47" style:font-size-asian="14pt" style:font-style-asian="normal" style:font-weight-asian="bold" style:font-size-complex="14pt" style:font-style-complex="normal" style:font-weight-complex="bold" style:text-emphasize="none"/>
    </style:style>
    <style:style style:name="P2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84dc" officeooo:paragraph-rsid="0037c2ca" style:font-size-asian="14pt" style:font-style-asian="normal" style:font-weight-asian="bold" style:font-size-complex="14pt" style:font-style-complex="normal" style:font-weight-complex="bold" style:text-emphasize="none"/>
    </style:style>
    <style:style style:name="P2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48982e" officeooo:paragraph-rsid="0048982e" style:font-size-asian="14pt" style:font-style-asian="normal" style:font-weight-asian="bold" style:font-size-complex="14pt" style:font-style-complex="normal" style:font-weight-complex="bold" style:text-emphasize="none"/>
    </style:style>
    <style:style style:name="P2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561ac" officeooo:paragraph-rsid="003561ac" style:font-size-asian="14pt" style:font-style-asian="normal" style:font-weight-asian="bold" style:font-size-complex="14pt" style:font-style-complex="normal" style:font-weight-complex="bold" style:text-emphasize="none"/>
    </style:style>
    <style:style style:name="P2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a5d47" officeooo:paragraph-rsid="003a5d47" style:font-size-asian="14pt" style:font-style-asian="normal" style:font-weight-asian="bold" style:font-size-complex="14pt" style:font-style-complex="normal" style:font-weight-complex="bold" style:text-emphasize="none"/>
    </style:style>
    <style:style style:name="P2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611ae1" officeooo:paragraph-rsid="00611ae1" style:font-size-asian="14pt" style:font-style-asian="normal" style:font-weight-asian="bold" style:font-size-complex="14pt" style:font-style-complex="normal" style:font-weight-complex="bold" style:text-emphasize="none"/>
    </style:style>
    <style:style style:name="P2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1380d" officeooo:paragraph-rsid="0062468e" style:font-size-asian="14pt" style:font-style-asian="normal" style:font-weight-asian="bold" style:font-size-complex="14pt" style:font-style-complex="normal" style:font-weight-complex="bold" style:text-emphasize="none"/>
    </style:style>
    <style:style style:name="P2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b9ab6" officeooo:paragraph-rsid="0062468e" style:font-size-asian="14pt" style:font-style-asian="normal" style:font-weight-asian="bold" style:font-size-complex="14pt" style:font-style-complex="normal" style:font-weight-complex="bold" style:text-emphasize="none"/>
    </style:style>
    <style:style style:name="P2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291ec" officeooo:paragraph-rsid="0068a766" style:font-size-asian="14pt" style:font-style-asian="normal" style:font-weight-asian="bold" style:font-size-complex="14pt" style:font-style-complex="normal" style:font-weight-complex="bold" style:text-emphasize="none"/>
    </style:style>
    <style:style style:name="P2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99679" officeooo:paragraph-rsid="0068a766" style:font-size-asian="14pt" style:font-style-asian="normal" style:font-weight-asian="bold" style:font-size-complex="14pt" style:font-style-complex="normal" style:font-weight-complex="bold" style:text-emphasize="none"/>
    </style:style>
    <style:style style:name="P2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e3a23" officeooo:paragraph-rsid="0068a766" style:font-size-asian="14pt" style:font-style-asian="normal" style:font-weight-asian="bold" style:font-size-complex="14pt" style:font-style-complex="normal" style:font-weight-complex="bold" style:text-emphasize="none"/>
    </style:style>
    <style:style style:name="P2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f8db2" officeooo:paragraph-rsid="0068a766" style:font-size-asian="14pt" style:font-style-asian="normal" style:font-weight-asian="bold" style:font-size-complex="14pt" style:font-style-complex="normal" style:font-weight-complex="bold" style:text-emphasize="none"/>
    </style:style>
    <style:style style:name="P2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e43b" officeooo:paragraph-rsid="0068a766" style:font-size-asian="14pt" style:font-style-asian="normal" style:font-weight-asian="bold" style:font-size-complex="14pt" style:font-style-complex="normal" style:font-weight-complex="bold" style:text-emphasize="none"/>
    </style:style>
    <style:style style:name="P233" style:family="paragraph" style:parent-style-name="Standard">
      <style:text-properties fo:color="#000000" loext:opacity="100%" style:text-outline="false" style:text-line-through-style="none" style:text-line-through-type="none" style:font-name="Segoe UI" fo:font-size="15pt" fo:font-style="italic" fo:text-shadow="none" style:text-underline-style="none" fo:font-weight="bold" officeooo:rsid="002a84dc" officeooo:paragraph-rsid="002a84dc" style:font-size-asian="15pt" style:font-style-asian="italic" style:font-weight-asian="bold" style:font-size-complex="15pt" style:font-style-complex="italic" style:font-weight-complex="bold" style:text-emphasize="none"/>
    </style:style>
    <style:style style:name="P234" style:family="paragraph" style:parent-style-name="Standard">
      <style:text-properties fo:color="#000000" loext:opacity="100%" style:text-outline="false" style:text-line-through-style="none" style:text-line-through-type="none" style:font-name="Segoe UI" fo:font-size="15pt" fo:font-style="normal" fo:text-shadow="none" style:text-underline-style="none" fo:font-weight="bold" officeooo:rsid="00486160" officeooo:paragraph-rsid="00486160" style:font-size-asian="15pt" style:font-style-asian="normal" style:font-weight-asian="bold" style:font-size-complex="15pt" style:font-style-complex="normal" style:font-weight-complex="bold" style:text-emphasize="none"/>
    </style:style>
    <style:style style:name="P235" style:family="paragraph" style:parent-style-name="Standard">
      <style:text-properties fo:color="#000000" loext:opacity="100%" style:text-outline="false" style:text-line-through-style="none" style:text-line-through-type="none" style:font-name="Segoe UI" fo:font-size="16pt"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236" style:family="paragraph" style:parent-style-name="Standard">
      <style:text-properties fo:color="#000000" loext:opacity="100%" style:font-name="Segoe UI" fo:font-size="14pt" officeooo:paragraph-rsid="001c6201" style:font-size-asian="14pt"/>
    </style:style>
    <style:style style:name="P237" style:family="paragraph" style:parent-style-name="Standard">
      <style:text-properties fo:color="#000000" loext:opacity="100%" style:font-name="Segoe UI" fo:font-size="14pt" officeooo:paragraph-rsid="001c9f9f" style:font-size-asian="14pt"/>
    </style:style>
    <style:style style:name="P238" style:family="paragraph" style:parent-style-name="Standard">
      <style:text-properties fo:color="#000000" loext:opacity="100%" style:font-name="Segoe UI" fo:font-size="14pt" officeooo:rsid="001e06d9" officeooo:paragraph-rsid="001e06d9" style:font-size-asian="14pt"/>
    </style:style>
    <style:style style:name="P239" style:family="paragraph" style:parent-style-name="Standard">
      <style:text-properties fo:color="#000000" loext:opacity="100%" style:font-name="Segoe UI" fo:font-size="14pt" officeooo:rsid="002d802e" officeooo:paragraph-rsid="002d802e" style:font-size-asian="14pt"/>
    </style:style>
    <style:style style:name="P240" style:family="paragraph" style:parent-style-name="Standard">
      <style:text-properties fo:color="#000000" loext:opacity="100%" style:font-name="Segoe UI" fo:font-size="14pt" officeooo:paragraph-rsid="00387c7e" style:font-size-asian="14pt"/>
    </style:style>
    <style:style style:name="P241" style:family="paragraph" style:parent-style-name="Standard">
      <style:text-properties fo:color="#000000" loext:opacity="100%" style:font-name="Segoe UI" fo:font-size="14pt" officeooo:paragraph-rsid="003d58b8" style:font-size-asian="14pt"/>
    </style:style>
    <style:style style:name="P242" style:family="paragraph" style:parent-style-name="Standard">
      <style:text-properties fo:color="#000000" loext:opacity="100%" style:font-name="Segoe UI" fo:font-size="14pt" officeooo:paragraph-rsid="003f44eb" style:font-size-asian="14pt"/>
    </style:style>
    <style:style style:name="P243" style:family="paragraph" style:parent-style-name="Standard">
      <style:text-properties fo:color="#000000" loext:opacity="100%" style:font-name="Segoe UI" fo:font-size="14pt" officeooo:paragraph-rsid="00362c23" style:font-size-asian="14pt"/>
    </style:style>
    <style:style style:name="P244" style:family="paragraph" style:parent-style-name="Standard">
      <style:text-properties fo:color="#000000" loext:opacity="100%" style:font-name="Segoe UI" fo:font-size="14pt" fo:font-weight="bold" officeooo:paragraph-rsid="001c6201" style:font-size-asian="14pt" style:font-weight-asian="bold" style:font-weight-complex="bold"/>
    </style:style>
    <style:style style:name="P245" style:family="paragraph" style:parent-style-name="Standard">
      <style:text-properties fo:color="#000000" loext:opacity="100%" style:font-name="Segoe UI" fo:font-size="14pt" fo:font-style="normal" fo:font-weight="normal" officeooo:rsid="0013c42a" officeooo:paragraph-rsid="001c9f9f" style:font-size-asian="14pt" style:font-style-asian="normal" style:font-weight-asian="normal" style:font-size-complex="14pt" style:font-style-complex="normal" style:font-weight-complex="normal"/>
    </style:style>
    <style:style style:name="P246" style:family="paragraph" style:parent-style-name="Standard">
      <style:text-properties fo:color="#000000" loext:opacity="100%" style:font-name="Segoe UI" fo:font-size="14pt" fo:font-style="normal" officeooo:paragraph-rsid="00511ecf" style:font-size-asian="14pt" style:font-style-asian="normal" style:font-style-complex="normal"/>
    </style:style>
    <style:style style:name="P247" style:family="paragraph" style:parent-style-name="Standard">
      <style:text-properties fo:color="#000000" loext:opacity="100%" style:font-name="Segoe UI" fo:font-size="15pt" fo:font-style="italic" fo:font-weight="bold" officeooo:rsid="0013c42a" officeooo:paragraph-rsid="002738e8" style:font-size-asian="15pt" style:font-style-asian="italic" style:font-weight-asian="bold" style:font-size-complex="15pt" style:font-style-complex="italic" style:font-weight-complex="bold"/>
    </style:style>
    <style:style style:name="P248" style:family="paragraph" style:parent-style-name="Standard">
      <style:text-properties fo:color="#000000" loext:opacity="100%" officeooo:rsid="000e5ad8" officeooo:paragraph-rsid="0062468e"/>
    </style:style>
    <style:style style:name="P249" style:family="paragraph" style:parent-style-name="Standard">
      <style:text-properties fo:color="#000000" loext:opacity="100%" officeooo:rsid="000f424c" officeooo:paragraph-rsid="0062468e"/>
    </style:style>
    <style:style style:name="P250" style:family="paragraph" style:parent-style-name="Standard">
      <style:text-properties fo:font-weight="normal" officeooo:rsid="001a46f0" officeooo:paragraph-rsid="001a46f0" style:font-weight-asian="normal" style:font-weight-complex="normal"/>
    </style:style>
    <style:style style:name="P251"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9e2b3" officeooo:paragraph-rsid="0013c42a" style:font-size-asian="14pt" style:font-style-asian="normal" style:font-weight-asian="normal" style:font-size-complex="14pt" style:font-weight-complex="normal" style:text-emphasize="none"/>
    </style:style>
    <style:style style:name="P252"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1213d" officeooo:paragraph-rsid="0013c42a" style:font-size-asian="14pt" style:font-style-asian="normal" style:font-weight-asian="normal" style:font-size-complex="14pt" style:font-weight-complex="normal" style:text-emphasize="none"/>
    </style:style>
    <style:style style:name="P253"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3c42a" officeooo:paragraph-rsid="0013c42a" style:font-size-asian="14pt" style:font-style-asian="normal" style:font-weight-asian="normal" style:font-size-complex="14pt" style:font-weight-complex="normal" style:text-emphasize="none"/>
    </style:style>
    <style:style style:name="P254"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2738e8" style:font-size-asian="14pt" style:font-style-asian="normal" style:font-weight-asian="normal" style:font-size-complex="14pt" style:font-weight-complex="normal" style:text-emphasize="none"/>
    </style:style>
    <style:style style:name="P255"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486160" style:font-size-asian="14pt" style:font-style-asian="normal" style:font-weight-asian="normal" style:font-size-complex="14pt" style:font-weight-complex="normal" style:text-emphasize="none"/>
    </style:style>
    <style:style style:name="P256" style:family="paragraph" style:parent-style-name="Standard">
      <style:text-properties style:text-outline="false" style:text-line-through-style="none" style:text-line-through-type="none" style:font-name="Liberation Sans" fo:font-size="14pt" fo:font-style="normal" fo:text-shadow="none" style:text-underline-style="none" fo:font-weight="bold" officeooo:rsid="000e30e4" officeooo:paragraph-rsid="00486160" style:font-size-asian="14pt" style:font-style-asian="normal" style:font-weight-asian="bold" style:font-size-complex="14pt" style:font-weight-complex="bold" style:text-emphasize="none"/>
    </style:style>
    <style:style style:name="P25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89f94" style:font-size-asian="14pt" style:font-style-asian="italic" style:font-weight-asian="normal" style:font-size-complex="14pt" style:font-style-complex="italic" style:font-weight-complex="normal" style:text-emphasize="none"/>
    </style:style>
    <style:style style:name="P25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a46f0" style:font-size-asian="14pt" style:font-style-asian="italic" style:font-weight-asian="normal" style:font-size-complex="14pt" style:font-style-complex="italic" style:font-weight-complex="normal" style:text-emphasize="none"/>
    </style:style>
    <style:style style:name="P25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1a734" style:font-size-asian="14pt" style:font-style-asian="italic" style:font-weight-asian="normal" style:font-size-complex="14pt" style:font-style-complex="italic" style:font-weight-complex="normal" style:text-emphasize="none"/>
    </style:style>
    <style:style style:name="P26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3812b" style:font-size-asian="14pt" style:font-style-asian="italic" style:font-weight-asian="normal" style:font-size-complex="14pt" style:font-style-complex="italic" style:font-weight-complex="normal" style:text-emphasize="none"/>
    </style:style>
    <style:style style:name="P26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72a04" style:font-size-asian="14pt" style:font-style-asian="italic" style:font-weight-asian="normal" style:font-size-complex="14pt" style:font-style-complex="italic" style:font-weight-complex="normal" style:text-emphasize="none"/>
    </style:style>
    <style:style style:name="P26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95b5f" style:font-size-asian="14pt" style:font-style-asian="italic" style:font-weight-asian="normal" style:font-size-complex="14pt" style:font-style-complex="italic" style:font-weight-complex="normal" style:text-emphasize="none"/>
    </style:style>
    <style:style style:name="P263"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a84dc" style:font-size-asian="14pt" style:font-style-asian="italic" style:font-weight-asian="normal" style:font-size-complex="14pt" style:font-style-complex="italic" style:font-weight-complex="normal" style:text-emphasize="none"/>
    </style:style>
    <style:style style:name="P264"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3168b3" style:font-size-asian="14pt" style:font-style-asian="italic" style:font-weight-asian="normal" style:font-size-complex="14pt" style:font-style-complex="italic" style:font-weight-complex="normal" style:text-emphasize="none"/>
    </style:style>
    <style:style style:name="P265"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4cabba" style:font-size-asian="14pt" style:font-style-asian="italic" style:font-weight-asian="normal" style:font-size-complex="14pt" style:font-style-complex="italic" style:font-weight-complex="normal" style:text-emphasize="none"/>
    </style:style>
    <style:style style:name="P26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5dcf8" style:font-size-asian="14pt" style:font-style-asian="italic" style:font-weight-asian="normal" style:font-size-complex="14pt" style:font-style-complex="italic" style:font-weight-complex="normal" style:text-emphasize="none"/>
    </style:style>
    <style:style style:name="P26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4109" style:font-size-asian="14pt" style:font-style-asian="italic" style:font-weight-asian="normal" style:font-size-complex="14pt" style:font-style-complex="italic" style:font-weight-complex="normal" style:text-emphasize="none"/>
    </style:style>
    <style:style style:name="P26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dec4" style:font-size-asian="14pt" style:font-style-asian="italic" style:font-weight-asian="normal" style:font-size-complex="14pt" style:font-style-complex="italic" style:font-weight-complex="normal" style:text-emphasize="none"/>
    </style:style>
    <style:style style:name="P26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2468e" style:font-size-asian="14pt" style:font-style-asian="italic" style:font-weight-asian="normal" style:font-size-complex="14pt" style:font-style-complex="italic" style:font-weight-complex="normal" style:text-emphasize="none"/>
    </style:style>
    <style:style style:name="P27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8a766" style:font-size-asian="14pt" style:font-style-asian="italic" style:font-weight-asian="normal" style:font-size-complex="14pt" style:font-style-complex="italic" style:font-weight-complex="normal" style:text-emphasize="none"/>
    </style:style>
    <style:style style:name="P27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9f2a1" style:font-size-asian="14pt" style:font-style-asian="italic" style:font-weight-asian="normal" style:font-size-complex="14pt" style:font-style-complex="italic" style:font-weight-complex="normal" style:text-emphasize="none"/>
    </style:style>
    <style:style style:name="P272"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73"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bold" officeooo:rsid="002f9b6e" officeooo:paragraph-rsid="0068a766" style:font-size-asian="14pt" style:font-style-asian="normal" style:font-weight-asian="bold" style:font-size-complex="14pt" style:font-style-complex="normal" style:font-weight-complex="bold" style:text-emphasize="none"/>
    </style:style>
    <style:style style:name="P274"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bold" officeooo:rsid="002291ec" officeooo:paragraph-rsid="0068a766" style:font-size-asian="14pt" style:font-style-asian="normal" style:font-weight-asian="bold" style:font-size-complex="14pt" style:font-style-complex="normal" style:font-weight-complex="bold" style:text-emphasize="none"/>
    </style:style>
    <style:style style:name="P275" style:family="paragraph" style:parent-style-name="Standard">
      <style:text-properties fo:color="#ffbf00" loext:opacity="100%" style:text-outline="false" style:text-line-through-style="none" style:text-line-through-type="none" style:font-name="Segoe UI" fo:font-size="16pt" fo:font-style="normal" fo:text-shadow="none" style:text-underline-style="none" fo:font-weight="bold" officeooo:rsid="0011c30d" officeooo:paragraph-rsid="0062468e" style:font-size-asian="16pt" style:font-style-asian="normal" style:font-weight-asian="bold" style:font-size-complex="16pt" style:font-style-complex="normal" style:font-weight-complex="bold" style:text-emphasize="none"/>
    </style:style>
    <style:style style:name="P27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27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27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27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72a04" style:font-size-asian="14pt" style:font-style-asian="normal" style:font-weight-asian="normal" style:font-size-complex="14pt" style:font-style-complex="normal" style:font-weight-complex="normal" style:text-emphasize="none"/>
    </style:style>
    <style:style style:name="P28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28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a84dc" style:font-size-asian="14pt" style:font-style-asian="normal" style:font-weight-asian="normal" style:font-size-complex="14pt" style:font-style-complex="normal" style:font-weight-complex="normal" style:text-emphasize="none"/>
    </style:style>
    <style:style style:name="P28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3168b3" style:font-size-asian="14pt" style:font-style-asian="normal" style:font-weight-asian="normal" style:font-size-complex="14pt" style:font-style-complex="normal" style:font-weight-complex="normal" style:text-emphasize="none"/>
    </style:style>
    <style:style style:name="P28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4cabba" style:font-size-asian="14pt" style:font-style-asian="normal" style:font-weight-asian="normal" style:font-size-complex="14pt" style:font-style-complex="normal" style:font-weight-complex="normal" style:text-emphasize="none"/>
    </style:style>
    <style:style style:name="P28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5dcf8" style:font-size-asian="14pt" style:font-style-asian="normal" style:font-weight-asian="normal" style:font-size-complex="14pt" style:font-style-complex="normal" style:font-weight-complex="normal" style:text-emphasize="none"/>
    </style:style>
    <style:style style:name="P28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4109" style:font-size-asian="14pt" style:font-style-asian="normal" style:font-weight-asian="normal" style:font-size-complex="14pt" style:font-style-complex="normal" style:font-weight-complex="normal" style:text-emphasize="none"/>
    </style:style>
    <style:style style:name="P28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8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2468e" style:font-size-asian="14pt" style:font-style-asian="normal" style:font-weight-asian="normal" style:font-size-complex="14pt" style:font-style-complex="normal" style:font-weight-complex="normal" style:text-emphasize="none"/>
    </style:style>
    <style:style style:name="P28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8a766" style:font-size-asian="14pt" style:font-style-asian="normal" style:font-weight-asian="normal" style:font-size-complex="14pt" style:font-style-complex="normal" style:font-weight-complex="normal" style:text-emphasize="none"/>
    </style:style>
    <style:style style:name="P28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9f2a1" style:font-size-asian="14pt" style:font-style-asian="normal" style:font-weight-asian="normal" style:font-size-complex="14pt" style:font-style-complex="normal" style:font-weight-complex="normal" style:text-emphasize="none"/>
    </style:style>
    <style:style style:name="P29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a07ea" officeooo:paragraph-rsid="0062468e" style:font-size-asian="14pt" style:font-style-asian="normal" style:font-weight-asian="normal" style:font-size-complex="14pt" style:font-style-complex="normal" style:font-weight-complex="normal" style:text-emphasize="none"/>
    </style:style>
    <style:style style:name="P29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29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29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89be5" officeooo:paragraph-rsid="0062468e" style:font-size-asian="14pt" style:font-style-asian="normal" style:font-weight-asian="normal" style:font-size-complex="14pt" style:font-style-complex="normal" style:font-weight-complex="normal" style:text-emphasize="none"/>
    </style:style>
    <style:style style:name="P29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9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74f2" officeooo:paragraph-rsid="0062468e" style:font-size-asian="14pt" style:font-style-asian="normal" style:font-weight-asian="normal" style:font-size-complex="14pt" style:font-style-complex="normal" style:font-weight-complex="normal" style:text-emphasize="none"/>
    </style:style>
    <style:style style:name="P29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66945d" officeooo:paragraph-rsid="0066204a" style:font-size-asian="14pt" style:font-style-asian="normal" style:font-weight-asian="normal" style:font-size-complex="14pt" style:font-style-complex="normal" style:font-weight-complex="normal" style:text-emphasize="none"/>
    </style:style>
    <style:style style:name="P29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29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f030c" officeooo:paragraph-rsid="0068a766" style:font-size-asian="14pt" style:font-style-asian="normal" style:font-weight-asian="normal" style:font-size-complex="14pt" style:font-style-complex="normal" style:font-weight-complex="normal" style:text-emphasize="none"/>
    </style:style>
    <style:style style:name="P29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304a3e" officeooo:paragraph-rsid="0068a766" style:font-size-asian="14pt" style:font-style-asian="normal" style:font-weight-asian="normal" style:font-size-complex="14pt" style:font-style-complex="normal" style:font-weight-complex="normal" style:text-emphasize="none"/>
    </style:style>
    <style:style style:name="P30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aba" officeooo:paragraph-rsid="0068a766" style:font-size-asian="14pt" style:font-style-asian="normal" style:font-weight-asian="normal" style:font-size-complex="14pt" style:font-style-complex="normal" style:font-weight-complex="normal" style:text-emphasize="none"/>
    </style:style>
    <style:style style:name="P30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f401a" officeooo:paragraph-rsid="0068a766" style:font-size-asian="14pt" style:font-style-asian="normal" style:font-weight-asian="normal" style:font-size-complex="14pt" style:font-style-complex="normal" style:font-weight-complex="normal" style:text-emphasize="none"/>
    </style:style>
    <style:style style:name="P30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5c85b" officeooo:paragraph-rsid="0068a766" style:font-size-asian="14pt" style:font-style-asian="normal" style:font-weight-asian="normal" style:font-size-complex="14pt" style:font-style-complex="normal" style:font-weight-complex="normal" style:text-emphasize="none"/>
    </style:style>
    <style:style style:name="P30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d1358" officeooo:paragraph-rsid="0068a766" style:font-size-asian="14pt" style:font-style-asian="normal" style:font-weight-asian="normal" style:font-size-complex="14pt" style:font-style-complex="normal" style:font-weight-complex="normal" style:text-emphasize="none"/>
    </style:style>
    <style:style style:name="P30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e962d" officeooo:paragraph-rsid="0068a766" style:font-size-asian="14pt" style:font-style-asian="normal" style:font-weight-asian="normal" style:font-size-complex="14pt" style:font-style-complex="normal" style:font-weight-complex="normal" style:text-emphasize="none"/>
    </style:style>
    <style:style style:name="P30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ae43b" officeooo:paragraph-rsid="0068a766" style:font-size-asian="14pt" style:font-style-asian="normal" style:font-weight-asian="normal" style:font-size-complex="14pt" style:font-style-complex="normal" style:font-weight-complex="normal" style:text-emphasize="none"/>
    </style:style>
    <style:style style:name="P30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85a1f" officeooo:paragraph-rsid="0069f2a1" style:font-size-asian="14pt" style:font-style-asian="normal" style:font-weight-asian="normal" style:font-size-complex="14pt" style:font-style-complex="normal" style:font-weight-complex="normal" style:text-emphasize="none"/>
    </style:style>
    <style:style style:name="P30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1a46f0" style:font-size-asian="14pt" style:font-style-asian="normal" style:font-weight-asian="bold" style:font-size-complex="14pt" style:font-style-complex="normal" style:font-weight-complex="bold" style:text-emphasize="none"/>
    </style:style>
    <style:style style:name="P30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1a734" style:font-size-asian="14pt" style:font-style-asian="normal" style:font-weight-asian="bold" style:font-size-complex="14pt" style:font-style-complex="normal" style:font-weight-complex="bold" style:text-emphasize="none"/>
    </style:style>
    <style:style style:name="P30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3812b" style:font-size-asian="14pt" style:font-style-asian="normal" style:font-weight-asian="bold" style:font-size-complex="14pt" style:font-style-complex="normal" style:font-weight-complex="bold" style:text-emphasize="none"/>
    </style:style>
    <style:style style:name="P31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72a04" style:font-size-asian="14pt" style:font-style-asian="normal" style:font-weight-asian="bold" style:font-size-complex="14pt" style:font-style-complex="normal" style:font-weight-complex="bold" style:text-emphasize="none"/>
    </style:style>
    <style:style style:name="P31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95b5f" style:font-size-asian="14pt" style:font-style-asian="normal" style:font-weight-asian="bold" style:font-size-complex="14pt" style:font-style-complex="normal" style:font-weight-complex="bold" style:text-emphasize="none"/>
    </style:style>
    <style:style style:name="P31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a84dc" style:font-size-asian="14pt" style:font-style-asian="normal" style:font-weight-asian="bold" style:font-size-complex="14pt" style:font-style-complex="normal" style:font-weight-complex="bold" style:text-emphasize="none"/>
    </style:style>
    <style:style style:name="P31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3168b3" style:font-size-asian="14pt" style:font-style-asian="normal" style:font-weight-asian="bold" style:font-size-complex="14pt" style:font-style-complex="normal" style:font-weight-complex="bold" style:text-emphasize="none"/>
    </style:style>
    <style:style style:name="P31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4cabba" style:font-size-asian="14pt" style:font-style-asian="normal" style:font-weight-asian="bold" style:font-size-complex="14pt" style:font-style-complex="normal" style:font-weight-complex="bold" style:text-emphasize="none"/>
    </style:style>
    <style:style style:name="P31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5dcf8" style:font-size-asian="14pt" style:font-style-asian="normal" style:font-weight-asian="bold" style:font-size-complex="14pt" style:font-style-complex="normal" style:font-weight-complex="bold" style:text-emphasize="none"/>
    </style:style>
    <style:style style:name="P31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4109" style:font-size-asian="14pt" style:font-style-asian="normal" style:font-weight-asian="bold" style:font-size-complex="14pt" style:font-style-complex="normal" style:font-weight-complex="bold" style:text-emphasize="none"/>
    </style:style>
    <style:style style:name="P31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dec4" style:font-size-asian="14pt" style:font-style-asian="normal" style:font-weight-asian="bold" style:font-size-complex="14pt" style:font-style-complex="normal" style:font-weight-complex="bold" style:text-emphasize="none"/>
    </style:style>
    <style:style style:name="P31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2468e" style:font-size-asian="14pt" style:font-style-asian="normal" style:font-weight-asian="bold" style:font-size-complex="14pt" style:font-style-complex="normal" style:font-weight-complex="bold" style:text-emphasize="none"/>
    </style:style>
    <style:style style:name="P31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6204a" style:font-size-asian="14pt" style:font-style-asian="normal" style:font-weight-asian="bold" style:font-size-complex="14pt" style:font-style-complex="normal" style:font-weight-complex="bold" style:text-emphasize="none"/>
    </style:style>
    <style:style style:name="P32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8a766" style:font-size-asian="14pt" style:font-style-asian="normal" style:font-weight-asian="bold" style:font-size-complex="14pt" style:font-style-complex="normal" style:font-weight-complex="bold" style:text-emphasize="none"/>
    </style:style>
    <style:style style:name="P32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9f2a1" style:font-size-asian="14pt" style:font-style-asian="normal" style:font-weight-asian="bold" style:font-size-complex="14pt" style:font-style-complex="normal" style:font-weight-complex="bold" style:text-emphasize="none"/>
    </style:style>
    <style:style style:name="P32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89f94" officeooo:paragraph-rsid="0066204a" style:font-size-asian="14pt" style:font-style-asian="normal" style:font-weight-asian="bold" style:font-size-complex="14pt" style:font-style-complex="normal" style:font-weight-complex="bold" style:text-emphasize="none"/>
    </style:style>
    <style:style style:name="P32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2f030c" officeooo:paragraph-rsid="0068a766" style:font-size-asian="14pt" style:font-style-asian="normal" style:font-weight-asian="bold" style:font-size-complex="14pt" style:font-style-complex="normal" style:font-weight-complex="bold" style:text-emphasize="none"/>
    </style:style>
    <style:style style:name="P32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c4aba" officeooo:paragraph-rsid="0068a766" style:font-size-asian="14pt" style:font-style-asian="normal" style:font-weight-asian="bold" style:font-size-complex="14pt" style:font-style-complex="normal" style:font-weight-complex="bold" style:text-emphasize="none"/>
    </style:style>
    <style:style style:name="P32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solid" style:text-underline-width="auto" style:text-underline-color="font-color"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32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a46f0" style:font-size-asian="14pt" style:font-style-asian="italic" style:font-weight-asian="normal" style:font-size-complex="14pt" style:font-style-complex="italic" style:font-weight-complex="normal" style:text-emphasize="none"/>
    </style:style>
    <style:style style:name="P32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72a04" style:font-size-asian="14pt" style:font-style-asian="italic" style:font-weight-asian="normal" style:font-size-complex="14pt" style:font-style-complex="italic" style:font-weight-complex="normal" style:text-emphasize="none"/>
    </style:style>
    <style:style style:name="P32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53927" officeooo:paragraph-rsid="0023812b" style:font-size-asian="14pt" style:font-style-asian="italic" style:font-weight-asian="normal" style:font-size-complex="14pt" style:font-style-complex="italic" style:font-weight-complex="normal" style:text-emphasize="none"/>
    </style:style>
    <style:style style:name="P32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5dcf8" style:font-size-asian="14pt" style:font-style-asian="italic" style:font-weight-asian="normal" style:font-size-complex="14pt" style:font-style-complex="italic" style:font-weight-complex="normal" style:text-emphasize="none"/>
    </style:style>
    <style:style style:name="P33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7dec4" style:font-size-asian="14pt" style:font-style-asian="italic" style:font-weight-asian="normal" style:font-size-complex="14pt" style:font-style-complex="italic" style:font-weight-complex="normal" style:text-emphasize="none"/>
    </style:style>
    <style:style style:name="P33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5a1f" officeooo:paragraph-rsid="0069f2a1" style:font-size-asian="14pt" style:font-style-asian="italic" style:font-weight-asian="normal" style:font-size-complex="14pt" style:font-style-complex="italic" style:font-weight-complex="normal" style:text-emphasize="none"/>
    </style:style>
    <style:style style:name="P332"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89be5" officeooo:paragraph-rsid="0062468e" style:font-size-asian="15pt" style:font-style-asian="normal" style:font-weight-asian="normal" style:font-size-complex="15pt" style:font-style-complex="normal" style:font-weight-complex="normal" style:text-emphasize="none"/>
    </style:style>
    <style:style style:name="P333"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a42f3" officeooo:paragraph-rsid="0062468e" style:font-size-asian="15pt" style:font-style-asian="normal" style:font-weight-asian="normal" style:font-size-complex="15pt" style:font-style-complex="normal" style:font-weight-complex="normal" style:text-emphasize="none"/>
    </style:style>
    <style:style style:name="P334"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none" fo:font-weight="bold" officeooo:rsid="001a42f3" officeooo:paragraph-rsid="0062468e" style:font-size-asian="16pt" style:font-style-asian="italic" style:font-weight-asian="bold" style:font-size-complex="16pt" style:font-style-complex="italic" style:font-weight-complex="bold" style:text-emphasize="none"/>
    </style:style>
    <style:style style:name="P335"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36"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normal" fo:text-shadow="none" style:text-underline-style="none" fo:font-weight="normal" officeooo:rsid="0068a766" officeooo:paragraph-rsid="0068a766" style:font-size-asian="16pt" style:font-style-asian="normal" style:font-weight-asian="normal" style:font-size-complex="16pt" style:font-style-complex="normal" style:font-weight-complex="normal" style:text-emphasize="none"/>
    </style:style>
    <style:style style:name="P337" style:family="paragraph" style:parent-style-name="Standard">
      <style:text-properties fo:font-variant="normal" fo:text-transform="none" fo:color="#000000" loext:opacity="100%" style:text-outline="false" style:text-line-through-style="none" style:text-line-through-type="none" style:font-name="Arial" fo:font-size="14pt" fo:letter-spacing="normal" fo:font-style="normal" fo:text-shadow="none" style:text-underline-style="none" fo:font-weight="normal" officeooo:rsid="002291ec" officeooo:paragraph-rsid="0068a766" style:font-size-asian="14pt" style:font-style-asian="normal" style:font-weight-asian="normal" style:font-size-complex="14pt" style:font-style-complex="normal" style:font-weight-complex="normal" style:text-emphasize="none"/>
    </style:style>
    <style:style style:name="P338" style:family="paragraph" style:parent-style-name="Standard">
      <style:text-properties fo:font-variant="normal" fo:text-transform="none" fo:color="#000000" loext:opacity="100%" style:text-outline="false" style:text-line-through-style="none" style:text-line-through-type="none" style:font-name="Arial" fo:font-size="14pt" fo:letter-spacing="normal" fo:font-style="normal" fo:text-shadow="none" style:text-underline-style="none" fo:font-weight="normal" officeooo:rsid="001d1358" officeooo:paragraph-rsid="0068a766" style:font-size-asian="14pt" style:font-style-asian="normal" style:font-weight-asian="normal" style:font-size-complex="14pt" style:font-style-complex="normal" style:font-weight-complex="normal" style:text-emphasize="none"/>
    </style:style>
    <style:style style:name="P339"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3812b" style:font-size-asian="14pt" style:font-style-asian="italic" style:font-weight-asian="normal" style:font-size-complex="14pt" style:font-style-complex="italic" style:font-weight-complex="normal" style:text-emphasize="none"/>
    </style:style>
    <style:style style:name="P340"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4321bb" style:font-size-asian="14pt" style:font-style-asian="italic" style:font-weight-asian="normal" style:font-size-complex="14pt" style:font-style-complex="italic" style:font-weight-complex="normal" style:text-emphasize="none"/>
    </style:style>
    <style:style style:name="P341"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italic" fo:text-shadow="none" style:text-underline-style="solid" style:text-underline-width="auto" style:text-underline-color="font-color" fo:font-weight="bold" officeooo:rsid="0021a734" officeooo:paragraph-rsid="004b72e1" style:font-size-asian="14pt" style:font-style-asian="italic" style:font-weight-asian="bold" style:font-size-complex="14pt" style:font-style-complex="italic" style:font-weight-complex="bold" style:text-emphasize="none"/>
    </style:style>
    <style:style style:name="P342"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normal" fo:text-shadow="none" style:text-underline-style="solid" style:text-underline-width="auto" style:text-underline-color="font-color"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343" style:family="paragraph" style:parent-style-name="Standard">
      <style:text-properties fo:font-variant="normal" fo:text-transform="none" fo:color="#d62e4e" loext:opacity="100%" style:text-outline="false" style:text-line-through-style="none" style:text-line-through-type="none" style:font-name="Segoe UI" fo:font-size="16pt" fo:letter-spacing="normal" fo:font-style="italic" fo:text-shadow="none" style:text-underline-style="none" fo:font-weight="normal" officeooo:rsid="0041cbaf" officeooo:paragraph-rsid="0068a766" style:font-size-asian="16pt" style:font-style-asian="italic" style:font-weight-asian="normal" style:font-size-complex="16pt" style:font-style-complex="italic" style:font-weight-complex="normal" style:text-emphasize="none"/>
    </style:style>
    <style:style style:name="P344" style:family="paragraph" style:parent-style-name="Standard">
      <style:text-properties fo:font-variant="normal" fo:text-transform="none" fo:color="#8e86ae" loext:opacity="100%" style:text-outline="false" style:text-line-through-style="none" style:text-line-through-type="none" style:font-name="Segoe UI" fo:font-size="14pt" fo:letter-spacing="normal" fo:font-style="italic" fo:text-shadow="none" style:text-underline-style="none" fo:font-weight="normal" officeooo:rsid="003a5d47" officeooo:paragraph-rsid="0066204a" style:font-size-asian="14pt" style:font-style-asian="italic" style:font-weight-asian="normal" style:font-size-complex="14pt" style:font-style-complex="italic" style:font-weight-complex="normal" style:text-emphasize="none"/>
    </style:style>
    <style:style style:name="P345" style:family="paragraph" style:parent-style-name="Standard">
      <style:text-properties fo:font-variant="normal" fo:text-transform="none" fo:color="#ffbf00" loext:opacity="100%" style:text-outline="false" style:text-line-through-style="none" style:text-line-through-type="none" style:font-name="Segoe UI" fo:font-size="16pt" fo:letter-spacing="normal" fo:font-style="normal" fo:text-shadow="none" style:text-underline-style="none" fo:font-weight="bold" officeooo:rsid="0042d923" officeooo:paragraph-rsid="0068a766" style:font-size-asian="16pt" style:font-style-asian="normal" style:font-weight-asian="bold" style:font-size-complex="16pt" style:font-style-complex="normal" style:font-weight-complex="bold" style:text-emphasize="none"/>
    </style:style>
    <style:style style:name="P346" style:family="paragraph" style:parent-style-name="Standard">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bold" officeooo:rsid="0045c18c" officeooo:paragraph-rsid="0068a766" style:font-size-asian="14pt" style:font-style-asian="normal" style:font-weight-asian="bold" style:font-size-complex="14pt" style:font-style-complex="normal" style:font-weight-complex="bold" style:text-emphasize="none"/>
    </style:style>
    <style:style style:name="P347" style:family="paragraph" style:parent-style-name="Standard">
      <style:text-properties fo:font-variant="normal" fo:text-transform="none" fo:color="#ffbf00" loext:opacity="100%" style:text-outline="false" style:text-line-through-style="none" style:text-line-through-type="none" style:font-name="Arial" fo:font-size="14pt" fo:letter-spacing="normal" fo:font-style="normal" fo:text-shadow="none" style:text-underline-style="solid" style:text-underline-width="auto" style:text-underline-color="font-color" fo:font-weight="bold" officeooo:rsid="001825df" officeooo:paragraph-rsid="0068a766" style:font-size-asian="14pt" style:font-style-asian="normal" style:font-weight-asian="bold" style:font-size-complex="14pt" style:font-style-complex="italic" style:font-weight-complex="bold" style:text-emphasize="none"/>
    </style:style>
    <style:style style:name="P348" style:family="paragraph" style:parent-style-name="Standard">
      <style:text-properties officeooo:paragraph-rsid="001c9f9f"/>
    </style:style>
    <style:style style:name="P349" style:family="paragraph" style:parent-style-name="Standard">
      <style:text-properties fo:color="#ea75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350" style:family="paragraph" style:parent-style-name="Standard">
      <style:text-properties officeooo:paragraph-rsid="0021a734"/>
    </style:style>
    <style:style style:name="P351" style:family="paragraph" style:parent-style-name="Standard">
      <style:text-properties officeooo:paragraph-rsid="0023812b"/>
    </style:style>
    <style:style style:name="P352" style:family="paragraph" style:parent-style-name="Standard">
      <style:text-properties officeooo:paragraph-rsid="00282ac8"/>
    </style:style>
    <style:style style:name="P353" style:family="paragraph" style:parent-style-name="Standard">
      <style:text-properties officeooo:paragraph-rsid="00295b5f"/>
    </style:style>
    <style:style style:name="P35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35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35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35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35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35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36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36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36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6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6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6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6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36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36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9f2a1" style:font-size-asian="14pt" style:font-style-asian="italic" style:font-weight-asian="normal" style:font-size-complex="14pt" style:font-style-complex="italic" style:font-weight-complex="normal" style:text-emphasize="none"/>
    </style:style>
    <style:style style:name="P36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8a766" style:font-size-asian="14pt" style:font-style-asian="italic" style:font-weight-asian="normal" style:font-size-complex="14pt" style:font-weight-complex="normal" style:text-emphasize="none"/>
    </style:style>
    <style:style style:name="P370" style:family="paragraph" style:parent-style-name="Standard">
      <style:text-properties fo:color="#d62e4e" loext:opacity="100%" style:text-outline="false" style:text-line-through-style="none" style:text-line-through-type="none" style:font-name="Segoe UI" fo:font-size="14pt" fo:font-style="italic" fo:text-shadow="none" style:text-underline-style="none" fo:font-weight="normal" officeooo:rsid="0023aa0f" officeooo:paragraph-rsid="0068a766" style:font-size-asian="14pt" style:font-style-asian="italic" style:font-weight-asian="normal" style:font-size-complex="14pt" style:font-style-complex="italic" style:font-weight-complex="normal" style:text-emphasize="none"/>
    </style:style>
    <style:style style:name="P37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372"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373"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374"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375"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376"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377"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378"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379"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380" style:family="paragraph" style:parent-style-name="Standard">
      <style:text-properties fo:color="#d62e4e"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381" style:family="paragraph" style:parent-style-name="Standard">
      <style:text-properties fo:color="#d62e4e" loext:opacity="100%" style:text-outline="false" style:text-line-through-style="none" style:text-line-through-type="none" style:font-name="Segoe UI" fo:font-size="16pt" fo:font-style="normal" fo:text-shadow="none" style:text-underline-style="solid" style:text-underline-width="auto" style:text-underline-color="font-color" fo:font-weight="bold" officeooo:rsid="0066204a" officeooo:paragraph-rsid="0066204a" style:font-size-asian="16pt" style:font-style-asian="normal" style:font-weight-asian="bold" style:font-size-complex="16pt" style:font-style-complex="normal" style:font-weight-complex="bold" style:text-emphasize="none"/>
    </style:style>
    <style:style style:name="P382" style:family="paragraph" style:parent-style-name="Standard">
      <style:text-properties fo:color="#d62e4e" loext:opacity="100%" style:text-outline="false" style:text-line-through-style="none" style:text-line-through-type="none" style:font-name="Segoe UI" fo:font-size="16pt" fo:font-style="italic" fo:text-shadow="none" style:text-underline-style="none" fo:font-weight="normal" officeooo:rsid="0041cbaf" officeooo:paragraph-rsid="0068a766" style:font-size-asian="16pt" style:font-style-asian="italic" style:font-weight-asian="normal" style:font-size-complex="16pt" style:font-style-complex="italic" style:font-weight-complex="normal" style:text-emphasize="none"/>
    </style:style>
    <style:style style:name="P383" style:family="paragraph" style:parent-style-name="Standard">
      <style:text-properties officeooo:paragraph-rsid="002a84dc"/>
    </style:style>
    <style:style style:name="P384" style:family="paragraph" style:parent-style-name="Standard">
      <style:text-properties fo:font-style="normal" fo:font-weight="bold" officeooo:paragraph-rsid="002f8de1" style:font-style-asian="normal" style:font-weight-asian="bold" style:font-style-complex="normal" style:font-weight-complex="bold"/>
    </style:style>
    <style:style style:name="P385" style:family="paragraph" style:parent-style-name="Standard">
      <style:text-properties officeooo:paragraph-rsid="002f8de1"/>
    </style:style>
    <style:style style:name="P386" style:family="paragraph" style:parent-style-name="Standard">
      <style:text-properties style:font-name="Segoe UI1" fo:font-size="15pt" fo:font-style="italic" fo:font-weight="bold" officeooo:rsid="0013c42a" officeooo:paragraph-rsid="002e2859" style:font-size-asian="15pt" style:font-style-asian="italic" style:font-weight-asian="bold" style:font-size-complex="15pt" style:font-style-complex="italic" style:font-weight-complex="bold"/>
    </style:style>
    <style:style style:name="P387" style:family="paragraph" style:parent-style-name="Standard">
      <style:text-properties style:font-name="Segoe UI1" fo:font-size="16pt" officeooo:paragraph-rsid="0068a766" style:font-size-asian="16pt" style:font-size-complex="16pt"/>
    </style:style>
    <style:style style:name="P388" style:family="paragraph" style:parent-style-name="Standard">
      <style:text-properties officeooo:paragraph-rsid="003f44eb"/>
    </style:style>
    <style:style style:name="P389"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390"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5ad0" style:font-size-asian="14pt" style:font-style-asian="normal" style:font-weight-asian="normal" style:font-size-complex="14pt" style:font-style-complex="normal" style:font-weight-complex="normal" style:text-emphasize="none"/>
    </style:style>
    <style:style style:name="P391"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a5d47" style:font-size-asian="14pt" style:font-style-asian="normal" style:font-weight-asian="bold" style:font-size-complex="14pt" style:font-style-complex="normal" style:font-weight-complex="bold" style:text-emphasize="none"/>
    </style:style>
    <style:style style:name="P392"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7c2ca" style:font-size-asian="14pt" style:font-style-asian="normal" style:font-weight-asian="bold" style:font-size-complex="14pt" style:font-style-complex="normal" style:font-weight-complex="bold" style:text-emphasize="none"/>
    </style:style>
    <style:style style:name="P393"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3601ae" style:font-size-asian="14pt" style:font-style-asian="normal" style:font-weight-asian="bold" style:font-size-complex="14pt" style:font-style-complex="normal" style:font-weight-complex="bold" style:text-emphasize="none"/>
    </style:style>
    <style:style style:name="P394"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321bb" style:font-size-asian="14pt" style:font-style-asian="normal" style:font-weight-asian="bold" style:font-size-complex="14pt" style:font-style-complex="normal" style:font-weight-complex="bold" style:text-emphasize="none"/>
    </style:style>
    <style:style style:name="P395"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15ad0" style:font-size-asian="14pt" style:font-style-asian="normal" style:font-weight-asian="bold" style:font-size-complex="14pt" style:font-style-complex="normal" style:font-weight-complex="bold" style:text-emphasize="none"/>
    </style:style>
    <style:style style:name="P396"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362c23" style:font-size-asian="14pt" style:font-style-asian="normal" style:font-weight-asian="bold" style:font-size-complex="14pt" style:font-style-complex="normal" style:font-weight-complex="bold" style:text-emphasize="none"/>
    </style:style>
    <style:style style:name="P397"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57dec4" style:font-size-asian="14pt" style:font-style-asian="normal" style:font-weight-asian="bold" style:font-size-complex="14pt" style:font-style-complex="normal" style:font-weight-complex="bold" style:text-emphasize="none"/>
    </style:style>
    <style:style style:name="P398" style:family="paragraph" style:parent-style-name="Standard">
      <style:text-properties fo:color="#ff4000" loext:opacity="100%" style:font-name="Segoe UI" fo:font-size="14pt" officeooo:paragraph-rsid="00362c23" style:font-size-asian="14pt"/>
    </style:style>
    <style:style style:name="P399" style:family="paragraph" style:parent-style-name="Standard">
      <style:text-properties fo:color="#ff4000" loext:opacity="100%" style:font-name="Segoe UI" fo:font-size="14pt" fo:font-style="normal" fo:font-weight="bold" officeooo:rsid="002e2859" officeooo:paragraph-rsid="002e2859" style:font-size-asian="14pt" style:font-style-asian="normal" style:font-weight-asian="bold" style:font-style-complex="normal" style:font-weight-complex="bold"/>
    </style:style>
    <style:style style:name="P400" style:family="paragraph" style:parent-style-name="Standard">
      <style:text-properties fo:color="#ff4000" loext:opacity="100%" style:font-name="Segoe UI" fo:font-size="14pt" fo:font-style="normal" officeooo:paragraph-rsid="00511ecf" style:font-size-asian="14pt" style:font-style-asian="normal" style:font-style-complex="normal"/>
    </style:style>
    <style:style style:name="P401" style:family="paragraph" style:parent-style-name="Standard">
      <style:text-properties officeooo:paragraph-rsid="004cabba"/>
    </style:style>
    <style:style style:name="P402" style:family="paragraph" style:parent-style-name="Standard">
      <style:text-properties fo:color="#b85c00" loext:opacity="100%" style:text-outline="false" style:text-line-through-style="none" style:text-line-through-type="none" style:font-name="Liberation Sans" fo:font-size="14pt" fo:font-style="normal" fo:text-shadow="none" style:text-underline-style="none" fo:font-weight="normal" officeooo:rsid="00362c23" officeooo:paragraph-rsid="00362c23" style:font-size-asian="14pt" style:font-style-asian="normal" style:font-weight-asian="normal" style:font-size-complex="14pt" style:font-style-complex="normal" style:font-weight-complex="normal" style:text-emphasize="none"/>
    </style:style>
    <style:style style:name="P403" style:family="paragraph" style:parent-style-name="Standard">
      <style:text-properties officeooo:paragraph-rsid="00521c75"/>
    </style:style>
    <style:style style:name="P404" style:family="paragraph" style:parent-style-name="Standard">
      <style:text-properties officeooo:paragraph-rsid="0043f6ab"/>
    </style:style>
    <style:style style:name="P405" style:family="paragraph" style:parent-style-name="Standard">
      <style:text-properties officeooo:paragraph-rsid="0043931e"/>
    </style:style>
    <style:style style:name="P406" style:family="paragraph" style:parent-style-name="Standard">
      <style:text-properties officeooo:paragraph-rsid="003a5d47"/>
    </style:style>
    <style:style style:name="P407" style:family="paragraph" style:parent-style-name="Standard">
      <style:text-properties officeooo:paragraph-rsid="00541958"/>
    </style:style>
    <style:style style:name="P408" style:family="paragraph" style:parent-style-name="Standard">
      <style:text-properties officeooo:paragraph-rsid="0055dcf8"/>
    </style:style>
    <style:style style:name="P409" style:family="paragraph" style:parent-style-name="Standard">
      <style:text-properties officeooo:paragraph-rsid="00574109"/>
    </style:style>
    <style:style style:name="P410" style:family="paragraph" style:parent-style-name="Standard">
      <style:text-properties officeooo:paragraph-rsid="0057dec4"/>
    </style:style>
    <style:style style:name="P411" style:family="paragraph" style:parent-style-name="Standard">
      <style:text-properties officeooo:paragraph-rsid="005a4637"/>
    </style:style>
    <style:style style:name="P412" style:family="paragraph" style:parent-style-name="Standard">
      <style:text-properties officeooo:paragraph-rsid="002a86d9"/>
    </style:style>
    <style:style style:name="P413" style:family="paragraph" style:parent-style-name="Standard">
      <style:text-properties officeooo:paragraph-rsid="00415ad0"/>
    </style:style>
    <style:style style:name="P414" style:family="paragraph" style:parent-style-name="Standard">
      <style:text-properties officeooo:rsid="005e83c1" officeooo:paragraph-rsid="005e83c1"/>
    </style:style>
    <style:style style:name="P415" style:family="paragraph" style:parent-style-name="Standard">
      <style:text-properties officeooo:paragraph-rsid="005e9fb7"/>
    </style:style>
    <style:style style:name="P416" style:family="paragraph" style:parent-style-name="Standard">
      <style:text-properties fo:color="#3faf46" loext:opacity="100%" style:text-outline="false" style:text-line-through-style="none" style:text-line-through-type="none" style:font-name="Segoe UI" fo:font-size="14pt" fo:font-style="normal" fo:text-shadow="none" style:text-underline-style="none" fo:font-weight="normal" officeooo:rsid="0013c42a" officeooo:paragraph-rsid="00574109" style:font-size-asian="14pt" style:font-style-asian="normal" style:font-weight-asian="normal" style:font-size-complex="14pt" style:font-style-complex="normal" style:font-weight-complex="normal" style:text-emphasize="none"/>
    </style:style>
    <style:style style:name="P417" style:family="paragraph" style:parent-style-name="Standard">
      <style:text-properties officeooo:paragraph-rsid="00611ae1"/>
    </style:style>
    <style:style style:name="P418"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2468e" style:font-size-asian="14pt" style:font-style-asian="italic" style:font-weight-asian="normal" style:font-size-complex="14pt" style:font-style-complex="italic" style:font-weight-complex="normal" style:text-emphasize="none"/>
    </style:style>
    <style:style style:name="P419"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8a766" style:font-size-asian="14pt" style:font-style-asian="italic" style:font-weight-asian="normal" style:font-size-complex="14pt" style:font-style-complex="italic" style:font-weight-complex="normal" style:text-emphasize="none"/>
    </style:style>
    <style:style style:name="P420"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9f2a1" style:font-size-asian="14pt" style:font-style-asian="italic" style:font-weight-asian="normal" style:font-size-complex="14pt" style:font-style-complex="italic" style:font-weight-complex="normal" style:text-emphasize="none"/>
    </style:style>
    <style:style style:name="P421" style:family="paragraph" style:parent-style-name="Standard">
      <style:text-properties fo:color="#8e86ae" loext:opacity="100%" style:text-outline="false" style:text-line-through-style="none" style:text-line-through-type="none" style:font-name="Segoe UI" fo:font-size="14pt" fo:font-style="normal" fo:text-shadow="none" style:text-underline-style="none" fo:font-weight="normal" officeooo:rsid="002f9b6e" officeooo:paragraph-rsid="0068a766" style:font-size-asian="14pt" style:font-style-asian="normal" style:font-weight-asian="normal" style:font-size-complex="14pt" style:font-style-complex="normal" style:font-weight-complex="normal" style:text-emphasize="none"/>
    </style:style>
    <style:style style:name="P422" style:family="paragraph" style:parent-style-name="Standard">
      <style:text-properties fo:color="#8e86ae" loext:opacity="100%" style:text-outline="false" style:text-line-through-style="none" style:text-line-through-type="none" style:font-name="Segoe UI" fo:font-size="14pt" fo:font-style="normal" fo:text-shadow="none" style:text-underline-style="none" fo:font-weight="normal" officeooo:rsid="003a5d47" officeooo:paragraph-rsid="0068a766" style:font-size-asian="14pt" style:font-style-asian="normal" style:font-weight-asian="normal" style:font-size-complex="14pt" style:font-style-complex="normal" style:font-weight-complex="normal" style:text-emphasize="none"/>
    </style:style>
    <style:style style:name="P423" style:family="paragraph" style:parent-style-name="Standard">
      <style:text-properties fo:color="#8e86ae" loext:opacity="100%" style:text-outline="false" style:text-line-through-style="none" style:text-line-through-type="none" style:font-name="Segoe UI" fo:font-size="14pt" fo:font-style="normal" fo:text-shadow="none" style:text-underline-style="none" fo:font-weight="normal" officeooo:rsid="002504a0" officeooo:paragraph-rsid="0068a766" style:font-size-asian="14pt" style:font-style-asian="normal" style:font-weight-asian="normal" style:font-size-complex="14pt" style:font-style-complex="normal" style:font-weight-complex="normal" style:text-emphasize="none"/>
    </style:style>
    <style:style style:name="P424" style:family="paragraph" style:parent-style-name="Standard">
      <style:text-properties officeooo:rsid="0011380d" officeooo:paragraph-rsid="0062468e"/>
    </style:style>
    <style:style style:name="P425" style:family="paragraph" style:parent-style-name="Standard">
      <style:text-properties officeooo:rsid="000b4c11" officeooo:paragraph-rsid="0062468e"/>
    </style:style>
    <style:style style:name="P426" style:family="paragraph" style:parent-style-name="Standard">
      <style:text-properties officeooo:rsid="000d9989" officeooo:paragraph-rsid="0062468e"/>
    </style:style>
    <style:style style:name="P427" style:family="paragraph" style:parent-style-name="Standard">
      <style:text-properties officeooo:rsid="000e591a" officeooo:paragraph-rsid="0062468e"/>
    </style:style>
    <style:style style:name="P428" style:family="paragraph" style:parent-style-name="Standard">
      <style:text-properties officeooo:rsid="000e5ad8" officeooo:paragraph-rsid="0062468e"/>
    </style:style>
    <style:style style:name="P429" style:family="paragraph" style:parent-style-name="Standard">
      <style:text-properties officeooo:rsid="000a07ea" officeooo:paragraph-rsid="0062468e"/>
    </style:style>
    <style:style style:name="P430" style:family="paragraph" style:parent-style-name="Standard">
      <style:text-properties officeooo:rsid="001e117a" officeooo:paragraph-rsid="0062468e"/>
    </style:style>
    <style:style style:name="P431" style:family="paragraph" style:parent-style-name="Standard">
      <style:text-properties fo:font-size="16pt" fo:font-weight="bold" officeooo:rsid="0013c42a" officeooo:paragraph-rsid="0013c42a" style:font-size-asian="16pt" style:font-weight-asian="bold" style:font-size-complex="16pt" style:font-weight-complex="bold"/>
    </style:style>
    <style:style style:name="P432" style:family="paragraph" style:parent-style-name="Standard">
      <style:text-properties officeooo:paragraph-rsid="0066204a"/>
    </style:style>
    <style:style style:name="P433" style:family="paragraph" style:parent-style-name="Standard">
      <style:text-properties fo:color="#5983b0" loext:opacity="100%" style:text-outline="false" style:text-line-through-style="none" style:text-line-through-type="none" style:font-name="Segoe UI" fo:font-size="14pt" fo:font-style="italic" fo:text-shadow="none" style:text-underline-style="none"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43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43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43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43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T1" style:family="text">
      <style:text-properties fo:font-style="normal" style:font-style-asian="normal" style:font-style-complex="normal"/>
    </style:style>
    <style:style style:name="T2" style:family="text">
      <style:text-properties fo:font-style="normal" officeooo:rsid="000a8155" style:font-style-asian="normal" style:font-style-complex="normal"/>
    </style:style>
    <style:style style:name="T3" style:family="text">
      <style:text-properties fo:font-style="normal" officeooo:rsid="001cc702" style:font-style-asian="normal" style:font-style-complex="normal"/>
    </style:style>
    <style:style style:name="T4" style:family="text">
      <style:text-properties fo:font-style="normal" officeooo:rsid="0023812b" style:font-style-asian="normal" style:font-style-complex="normal"/>
    </style:style>
    <style:style style:name="T5" style:family="text">
      <style:text-properties fo:font-style="normal" officeooo:rsid="00253927" style:font-style-asian="normal" style:font-style-complex="normal"/>
    </style:style>
    <style:style style:name="T6" style:family="text">
      <style:text-properties fo:font-style="normal" officeooo:rsid="00272a04" style:font-style-asian="normal" style:font-style-complex="normal"/>
    </style:style>
    <style:style style:name="T7" style:family="text">
      <style:text-properties fo:font-style="normal" officeooo:rsid="002a84dc" style:font-style-asian="normal" style:font-style-complex="normal"/>
    </style:style>
    <style:style style:name="T8" style:family="text">
      <style:text-properties fo:font-style="normal" officeooo:rsid="003168b3" style:font-style-asian="normal" style:font-style-complex="normal"/>
    </style:style>
    <style:style style:name="T9" style:family="text">
      <style:text-properties fo:font-style="normal" officeooo:rsid="004cabba" style:font-style-asian="normal" style:font-style-complex="normal"/>
    </style:style>
    <style:style style:name="T10" style:family="text">
      <style:text-properties fo:font-style="normal" officeooo:rsid="00574109" style:font-style-asian="normal" style:font-style-complex="normal"/>
    </style:style>
    <style:style style:name="T11" style:family="text">
      <style:text-properties fo:font-style="normal" officeooo:rsid="0057dec4" style:font-style-asian="normal" style:font-style-complex="normal"/>
    </style:style>
    <style:style style:name="T12" style:family="text">
      <style:text-properties fo:font-style="normal" officeooo:rsid="000829c8" style:font-style-asian="normal" style:font-style-complex="normal"/>
    </style:style>
    <style:style style:name="T13" style:family="text">
      <style:text-properties fo:font-style="normal" officeooo:rsid="00085f1f" style:font-style-asian="normal" style:font-style-complex="normal"/>
    </style:style>
    <style:style style:name="T14" style:family="text">
      <style:text-properties fo:font-style="normal" officeooo:rsid="000b4c11" style:font-style-asian="normal" style:font-style-complex="normal"/>
    </style:style>
    <style:style style:name="T15" style:family="text">
      <style:text-properties fo:font-style="normal" officeooo:rsid="000d46d5" style:font-style-asian="normal" style:font-style-complex="normal"/>
    </style:style>
    <style:style style:name="T16" style:family="text">
      <style:text-properties fo:font-style="normal" officeooo:rsid="000d9989" style:font-style-asian="normal" style:font-style-complex="normal"/>
    </style:style>
    <style:style style:name="T17" style:family="text">
      <style:text-properties fo:font-style="normal" officeooo:rsid="000e5ad8" style:font-style-asian="normal" style:font-style-complex="normal"/>
    </style:style>
    <style:style style:name="T18" style:family="text">
      <style:text-properties fo:font-style="normal" officeooo:rsid="000f424c" style:font-style-asian="normal" style:font-style-complex="normal"/>
    </style:style>
    <style:style style:name="T19" style:family="text">
      <style:text-properties fo:font-style="normal" officeooo:rsid="0011380d" style:font-style-asian="normal" style:font-style-complex="normal"/>
    </style:style>
    <style:style style:name="T20" style:family="text">
      <style:text-properties fo:font-style="normal" officeooo:rsid="00146b9a" style:font-style-asian="normal" style:font-style-complex="normal"/>
    </style:style>
    <style:style style:name="T21" style:family="text">
      <style:text-properties fo:font-style="normal" officeooo:rsid="0014a3d6" style:font-style-asian="normal" style:font-style-complex="normal"/>
    </style:style>
    <style:style style:name="T22" style:family="text">
      <style:text-properties fo:font-style="normal" officeooo:rsid="00167e42" style:font-style-asian="normal" style:font-style-complex="normal"/>
    </style:style>
    <style:style style:name="T23" style:family="text">
      <style:text-properties fo:font-style="normal" officeooo:rsid="00189be5" style:font-style-asian="normal" style:font-style-complex="normal"/>
    </style:style>
    <style:style style:name="T24" style:family="text">
      <style:text-properties fo:font-style="normal" officeooo:rsid="001a42f3" style:font-style-asian="normal" style:font-style-complex="normal"/>
    </style:style>
    <style:style style:name="T25" style:family="text">
      <style:text-properties fo:font-style="normal" officeooo:rsid="001c74f2" style:font-style-asian="normal" style:font-style-complex="normal"/>
    </style:style>
    <style:style style:name="T26" style:family="text">
      <style:text-properties fo:font-style="normal" officeooo:rsid="0064c417" style:font-style-asian="normal" style:font-style-complex="normal"/>
    </style:style>
    <style:style style:name="T27" style:family="text">
      <style:text-properties fo:font-style="normal" officeooo:rsid="002f030c" style:font-style-asian="normal" style:font-style-complex="normal"/>
    </style:style>
    <style:style style:name="T28" style:family="text">
      <style:text-properties fo:font-style="normal" officeooo:rsid="00443cc0" style:font-style-asian="normal" style:font-style-complex="normal"/>
    </style:style>
    <style:style style:name="T29" style:family="text">
      <style:text-properties fo:font-style="normal" officeooo:rsid="0043ee03" style:font-style-asian="normal" style:font-style-complex="normal"/>
    </style:style>
    <style:style style:name="T30" style:family="text">
      <style:text-properties fo:font-style="normal" officeooo:rsid="003bb760" style:font-style-asian="normal" style:font-style-complex="normal"/>
    </style:style>
    <style:style style:name="T31" style:family="text">
      <style:text-properties fo:font-style="normal" officeooo:rsid="003a2836" style:font-style-asian="normal" style:font-style-complex="normal"/>
    </style:style>
    <style:style style:name="T32" style:family="text">
      <style:text-properties fo:font-style="normal" officeooo:rsid="002291ec" style:font-style-asian="normal" style:font-style-complex="normal"/>
    </style:style>
    <style:style style:name="T33" style:family="text">
      <style:text-properties fo:font-style="normal" officeooo:rsid="00199679" style:font-style-asian="normal" style:font-style-complex="normal"/>
    </style:style>
    <style:style style:name="T34" style:family="text">
      <style:text-properties fo:font-style="normal" officeooo:rsid="003e3d49" style:font-style-asian="normal" style:font-style-complex="normal"/>
    </style:style>
    <style:style style:name="T35" style:family="text">
      <style:text-properties fo:font-style="normal" officeooo:rsid="00266cc6" style:font-style-asian="normal" style:font-style-complex="normal"/>
    </style:style>
    <style:style style:name="T36" style:family="text">
      <style:text-properties fo:font-style="normal" officeooo:rsid="001e3a23" style:font-style-asian="normal" style:font-style-complex="normal"/>
    </style:style>
    <style:style style:name="T37" style:family="text">
      <style:text-properties fo:font-style="normal" officeooo:rsid="0027daff" style:font-style-asian="normal" style:font-style-complex="normal"/>
    </style:style>
    <style:style style:name="T38" style:family="text">
      <style:text-properties fo:font-style="normal" officeooo:rsid="001c4aba" style:font-style-asian="normal" style:font-style-complex="normal"/>
    </style:style>
    <style:style style:name="T39" style:family="text">
      <style:text-properties fo:font-style="normal" officeooo:rsid="0047aa9f" style:font-style-asian="normal" style:font-style-complex="normal"/>
    </style:style>
    <style:style style:name="T40" style:family="text">
      <style:text-properties fo:font-style="normal" officeooo:rsid="002504a0" style:font-style-asian="normal" style:font-style-complex="normal"/>
    </style:style>
    <style:style style:name="T41" style:family="text">
      <style:text-properties fo:font-style="normal" officeooo:rsid="00282baf" style:font-style-asian="normal" style:font-style-complex="normal"/>
    </style:style>
    <style:style style:name="T42" style:family="text">
      <style:text-properties fo:font-style="normal" fo:font-weight="normal" officeooo:rsid="000a8155"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a46f0" style:font-style-asian="normal" style:font-weight-asian="bold" style:font-style-complex="normal" style:font-weight-complex="bold"/>
    </style:style>
    <style:style style:name="T45" style:family="text">
      <style:text-properties fo:font-style="normal" fo:font-weight="bold" officeooo:rsid="003168b3" style:font-style-asian="normal" style:font-weight-asian="bold" style:font-style-complex="normal" style:font-weight-complex="bold"/>
    </style:style>
    <style:style style:name="T46" style:family="text">
      <style:text-properties fo:font-style="normal" fo:font-weight="bold" officeooo:rsid="004cabba" style:font-style-asian="normal" style:font-weight-asian="bold" style:font-style-complex="normal" style:font-weight-complex="bold"/>
    </style:style>
    <style:style style:name="T47" style:family="text">
      <style:text-properties fo:font-style="normal" fo:font-weight="bold" officeooo:rsid="0055dcf8" style:font-style-asian="normal" style:font-weight-asian="bold" style:font-style-complex="normal" style:font-weight-complex="bold"/>
    </style:style>
    <style:style style:name="T48" style:family="text">
      <style:text-properties fo:font-style="normal" fo:font-weight="bold" officeooo:rsid="00574109" style:font-style-asian="normal" style:font-weight-asian="bold" style:font-style-complex="normal" style:font-weight-complex="bold"/>
    </style:style>
    <style:style style:name="T49" style:family="text">
      <style:text-properties fo:font-style="normal" fo:font-weight="bold" officeooo:rsid="0057dec4" style:font-style-asian="normal" style:font-weight-asian="bold" style:font-style-complex="normal" style:font-weight-complex="bold"/>
    </style:style>
    <style:style style:name="T50" style:family="text">
      <style:text-properties fo:font-style="normal" fo:font-weight="bold" officeooo:rsid="00146b9a" style:font-style-asian="normal" style:font-weight-asian="bold" style:font-style-complex="normal" style:font-weight-complex="bold"/>
    </style:style>
    <style:style style:name="T51" style:family="text">
      <style:text-properties fo:font-style="normal" fo:font-weight="bold" officeooo:rsid="001c74f2" style:font-style-asian="normal" style:font-weight-asian="bold" style:font-style-complex="normal" style:font-weight-complex="bold"/>
    </style:style>
    <style:style style:name="T52" style:family="text">
      <style:text-properties fo:font-style="normal" fo:font-weight="bold" officeooo:rsid="0064c417" style:font-style-asian="normal" style:font-weight-asian="bold" style:font-style-complex="normal" style:font-weight-complex="bold"/>
    </style:style>
    <style:style style:name="T53" style:family="text">
      <style:text-properties fo:font-style="normal" fo:font-weight="bold" officeooo:rsid="0066204a" style:font-style-asian="normal" style:font-weight-asian="bold" style:font-style-complex="normal" style:font-weight-complex="bold"/>
    </style:style>
    <style:style style:name="T54" style:family="text">
      <style:text-properties fo:font-style="normal" fo:font-weight="bold" officeooo:rsid="004000cc" style:font-style-asian="normal" style:font-weight-asian="bold" style:font-style-complex="normal" style:font-weight-complex="bold"/>
    </style:style>
    <style:style style:name="T55" style:family="text">
      <style:text-properties fo:font-style="normal" fo:font-weight="bold" officeooo:rsid="0043ee03" style:font-style-asian="normal" style:font-weight-asian="bold" style:font-style-complex="normal" style:font-weight-complex="bold"/>
    </style:style>
    <style:style style:name="T56" style:family="text">
      <style:text-properties fo:font-style="normal" fo:font-weight="bold" officeooo:rsid="004129ba" style:font-style-asian="normal" style:font-weight-asian="bold" style:font-style-complex="normal" style:font-weight-complex="bold"/>
    </style:style>
    <style:style style:name="T57" style:family="text">
      <style:text-properties fo:font-style="normal" fo:font-weight="bold" officeooo:rsid="004421ff" style:font-style-asian="normal" style:font-weight-asian="bold" style:font-style-complex="normal" style:font-weight-complex="bold"/>
    </style:style>
    <style:style style:name="T58" style:family="text">
      <style:text-properties fo:font-style="normal" fo:font-weight="bold" officeooo:rsid="00489487" style:font-style-asian="normal" style:font-weight-asian="bold" style:font-style-complex="normal" style:font-weight-complex="bold"/>
    </style:style>
    <style:style style:name="T59" style:family="text">
      <style:text-properties fo:font-style="normal" fo:font-weight="bold" officeooo:rsid="004917db" style:font-style-asian="normal" style:font-weight-asian="bold" style:font-style-complex="normal" style:font-weight-complex="bold"/>
    </style:style>
    <style:style style:name="T60" style:family="text">
      <style:text-properties fo:font-style="normal" fo:font-weight="bold" officeooo:rsid="002e962d" style:font-style-asian="normal" style:font-weight-asian="bold" style:font-style-complex="normal" style:font-weight-complex="bold"/>
    </style:style>
    <style:style style:name="T61" style:family="text">
      <style:text-properties fo:font-style="normal" fo:font-weight="bold" officeooo:rsid="006a53b5" style:font-style-asian="normal" style:font-weight-asian="bold" style:font-style-complex="normal" style:font-weight-complex="bold"/>
    </style:style>
    <style:style style:name="T62" style:family="text">
      <style:text-properties fo:font-style="normal" fo:font-weight="bold" officeooo:rsid="006a91a7" style:font-style-asian="normal" style:font-weight-asian="bold" style:font-style-complex="normal" style:font-weight-complex="bold"/>
    </style:style>
    <style:style style:name="T63"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weight-complex="normal" style:text-emphasize="none"/>
    </style:style>
    <style:style style:name="T64" style:family="text">
      <style:text-properties style:text-outline="false" style:text-line-through-style="none" style:text-line-through-type="none" style:font-name="Liberation Sans" fo:font-style="normal" fo:text-shadow="none" style:text-underline-style="none" fo:font-weight="normal" officeooo:rsid="0001213d" style:font-style-asian="normal" style:font-weight-asian="normal" style:font-weight-complex="normal" style:text-emphasize="none"/>
    </style:style>
    <style:style style:name="T65"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66" style:family="text">
      <style:text-properties style:text-outline="false" style:text-line-through-style="none" style:text-line-through-type="none" style:font-name="Liberation Sans" fo:font-style="normal" fo:text-shadow="none" style:text-underline-style="none" officeooo:rsid="0001213d" style:font-style-asian="normal" style:text-emphasize="none"/>
    </style:style>
    <style:style style:name="T67" style:family="text">
      <style:text-properties style:text-outline="false" style:text-line-through-style="none" style:text-line-through-type="none" style:font-name="Liberation Sans" fo:font-style="normal" fo:text-shadow="none" style:text-underline-style="none" officeooo:rsid="003561ac" style:font-style-asian="normal" style:font-style-complex="normal" style:text-emphasize="none"/>
    </style:style>
    <style:style style:name="T68" style:family="text">
      <style:text-properties style:text-outline="false" style:text-line-through-style="none" style:text-line-through-type="none" style:font-name="Liberation Sans" fo:font-style="normal" fo:text-shadow="none" style:text-underline-style="none" officeooo:rsid="00062b12" style:font-style-asian="normal" style:font-style-complex="normal" style:text-emphasize="none"/>
    </style:style>
    <style:style style:name="T69" style:family="text">
      <style:text-properties style:text-outline="false" style:text-line-through-style="none" style:text-line-through-type="none" style:font-name="Liberation Sans" fo:text-shadow="none" style:text-underline-style="none" officeooo:rsid="00062b12" style:text-emphasize="none"/>
    </style:style>
    <style:style style:name="T70" style:family="text">
      <style:text-properties style:text-outline="false" style:text-line-through-style="none" style:text-line-through-type="none" style:font-name="Liberation Sans" fo:text-shadow="none" style:text-underline-style="none" officeooo:rsid="0009b27b" style:text-emphasize="none"/>
    </style:style>
    <style:style style:name="T71" style:family="text">
      <style:text-properties style:text-outline="false" style:text-line-through-style="none" style:text-line-through-type="none" style:font-name="Liberation Sans" fo:text-shadow="none" style:text-underline-style="none" officeooo:rsid="002c6433" style:text-emphasize="none"/>
    </style:style>
    <style:style style:name="T72" style:family="text">
      <style:text-properties style:text-outline="false" style:text-line-through-style="none" style:text-line-through-type="none" style:font-name="Liberation Sans" fo:text-shadow="none" style:text-underline-style="none" fo:font-weight="bold" officeooo:rsid="00062b12" style:font-weight-asian="bold" style:font-weight-complex="bold" style:text-emphasize="none"/>
    </style:style>
    <style:style style:name="T73" style:family="text">
      <style:text-properties style:text-outline="false" style:text-line-through-style="none" style:text-line-through-type="none" style:font-name="Liberation Sans" fo:text-shadow="none" style:text-underline-style="none" fo:font-weight="bold" officeooo:rsid="001e06d9" style:font-weight-asian="bold" style:font-weight-complex="bold" style:text-emphasize="none"/>
    </style:style>
    <style:style style:name="T74" style:family="text">
      <style:text-properties style:text-outline="false" style:text-line-through-style="none" style:text-line-through-type="none" fo:font-style="italic" fo:text-shadow="none" style:text-underline-style="none" fo:font-weight="normal" officeooo:rsid="002d802e" style:font-style-asian="italic" style:font-weight-asian="normal" style:font-size-complex="14pt" style:font-style-complex="italic" style:font-weight-complex="normal" style:text-emphasize="none"/>
    </style:style>
    <style:style style:name="T75" style:family="text">
      <style:text-properties style:text-outline="false" style:text-line-through-style="none" style:text-line-through-type="none" fo:font-style="italic" fo:text-shadow="none" style:text-underline-style="none" fo:font-weight="normal" officeooo:rsid="002e2859" style:font-style-asian="italic" style:font-weight-asian="normal" style:font-size-complex="14pt" style:font-style-complex="italic" style:font-weight-complex="normal" style:text-emphasize="none"/>
    </style:style>
    <style:style style:name="T76" style:family="text">
      <style:text-properties style:text-outline="false" style:text-line-through-style="none" style:text-line-through-type="none" fo:font-style="italic" fo:text-shadow="none" style:text-underline-style="none" fo:font-weight="normal" officeooo:rsid="000cdb98" style:font-style-asian="italic" style:font-weight-asian="normal" style:font-size-complex="14pt" style:font-style-complex="italic" style:font-weight-complex="normal" style:text-emphasize="none"/>
    </style:style>
    <style:style style:name="T77" style:family="text">
      <style:text-properties style:text-outline="false" style:text-line-through-style="none" style:text-line-through-type="none" fo:font-style="italic" fo:text-shadow="none" style:text-underline-style="none" fo:font-weight="normal" officeooo:rsid="00387c7e" style:font-style-asian="italic" style:font-weight-asian="normal" style:font-size-complex="14pt" style:font-style-complex="italic" style:font-weight-complex="normal" style:text-emphasize="none"/>
    </style:style>
    <style:style style:name="T78" style:family="text">
      <style:text-properties style:text-outline="false" style:text-line-through-style="none" style:text-line-through-type="none" fo:font-style="italic" fo:text-shadow="none" style:text-underline-style="none" fo:font-weight="normal" officeooo:rsid="003d58b8" style:font-style-asian="italic" style:font-weight-asian="normal" style:font-size-complex="14pt" style:font-style-complex="italic" style:font-weight-complex="normal" style:text-emphasize="none"/>
    </style:style>
    <style:style style:name="T79" style:family="text">
      <style:text-properties style:text-outline="false" style:text-line-through-style="none" style:text-line-through-type="none" fo:text-shadow="none" style:text-underline-style="none" style:font-size-complex="14pt" style:text-emphasize="none"/>
    </style:style>
    <style:style style:name="T80" style:family="text">
      <style:text-properties style:text-outline="false" style:text-line-through-style="none" style:text-line-through-type="none" fo:text-shadow="none" style:text-underline-style="none" officeooo:rsid="001e266b" style:font-size-complex="14pt" style:text-emphasize="none"/>
    </style:style>
    <style:style style:name="T81" style:family="text">
      <style:text-properties style:text-outline="false" style:text-line-through-style="none" style:text-line-through-type="none" fo:text-shadow="none" style:text-underline-style="none" officeooo:rsid="002f8de1" style:font-size-complex="14pt" style:text-emphasize="none"/>
    </style:style>
    <style:style style:name="T82" style:family="text">
      <style:text-properties style:text-outline="false" style:text-line-through-style="none" style:text-line-through-type="none" fo:text-shadow="none" style:text-underline-style="none" officeooo:rsid="00329844" style:font-size-complex="14pt" style:text-emphasize="none"/>
    </style:style>
    <style:style style:name="T83" style:family="text">
      <style:text-properties style:text-outline="false" style:text-line-through-style="none" style:text-line-through-type="none" fo:text-shadow="none" style:text-underline-style="none" officeooo:rsid="0043931e" style:font-size-complex="14pt" style:text-emphasize="none"/>
    </style:style>
    <style:style style:name="T84" style:family="text">
      <style:text-properties style:text-outline="false" style:text-line-through-style="none" style:text-line-through-type="none" fo:text-shadow="none" style:text-underline-style="none" officeooo:rsid="0043f6ab" style:font-size-complex="14pt" style:text-emphasize="none"/>
    </style:style>
    <style:style style:name="T85" style:family="text">
      <style:text-properties style:text-outline="false" style:text-line-through-style="none" style:text-line-through-type="none" fo:text-shadow="none" style:text-underline-style="none" officeooo:rsid="0058194b" style:font-size-complex="14pt" style:text-emphasize="none"/>
    </style:style>
    <style:style style:name="T86" style:family="text">
      <style:text-properties style:text-outline="false" style:text-line-through-style="none" style:text-line-through-type="none" fo:text-shadow="none" style:text-underline-style="none" style:text-emphasize="none"/>
    </style:style>
    <style:style style:name="T87" style:family="text">
      <style:text-properties style:text-outline="false" style:text-line-through-style="none" style:text-line-through-type="none" fo:text-shadow="none" style:text-underline-style="none" officeooo:rsid="00062b12" style:text-emphasize="none"/>
    </style:style>
    <style:style style:name="T88" style:family="text">
      <style:text-properties style:text-outline="false" style:text-line-through-style="none" style:text-line-through-type="none" fo:text-shadow="none" style:text-underline-style="none" fo:font-weight="bold" officeooo:rsid="002d802e" style:font-weight-asian="bold" style:font-size-complex="14pt" style:font-weight-complex="bold" style:text-emphasize="none"/>
    </style:style>
    <style:style style:name="T89" style:family="text">
      <style:text-properties style:text-outline="false" style:text-line-through-style="none" style:text-line-through-type="none" fo:text-shadow="none" style:text-underline-style="none" fo:font-weight="bold" officeooo:rsid="002e2859" style:font-weight-asian="bold" style:font-size-complex="14pt" style:font-weight-complex="bold" style:text-emphasize="none"/>
    </style:style>
    <style:style style:name="T90" style:family="text">
      <style:text-properties style:text-outline="false" style:text-line-through-style="none" style:text-line-through-type="none" fo:text-shadow="none" style:text-underline-style="none" fo:font-weight="bold" officeooo:rsid="00511ecf" style:font-weight-asian="bold" style:font-size-complex="14pt" style:font-weight-complex="bold" style:text-emphasize="none"/>
    </style:style>
    <style:style style:name="T91" style:family="text">
      <style:text-properties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92" style:family="text">
      <style:text-properties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93" style:family="text">
      <style:text-properties style:text-outline="false" style:text-line-through-style="none" style:text-line-through-type="none" fo:text-shadow="none" style:text-underline-style="none" fo:font-weight="normal" officeooo:rsid="00413f71" style:font-weight-asian="normal" style:font-size-complex="14pt" style:font-weight-complex="normal" style:text-emphasize="none"/>
    </style:style>
    <style:style style:name="T94" style:family="text">
      <style:text-properties fo:font-weight="bold" style:font-weight-asian="bold" style:font-weight-complex="bold"/>
    </style:style>
    <style:style style:name="T95" style:family="text">
      <style:text-properties fo:font-weight="bold" officeooo:rsid="001e06d9" style:font-weight-asian="bold" style:font-weight-complex="bold"/>
    </style:style>
    <style:style style:name="T96" style:family="text">
      <style:text-properties fo:font-weight="bold" officeooo:rsid="002e2859" style:font-weight-asian="bold" style:font-weight-complex="bold"/>
    </style:style>
    <style:style style:name="T97" style:family="text">
      <style:text-properties fo:font-weight="bold" officeooo:rsid="002d802e" style:font-weight-asian="bold" style:font-weight-complex="bold"/>
    </style:style>
    <style:style style:name="T98" style:family="text">
      <style:text-properties fo:font-weight="bold" officeooo:rsid="00413f71" style:font-weight-asian="bold" style:font-weight-complex="bold"/>
    </style:style>
    <style:style style:name="T99" style:family="text">
      <style:text-properties fo:font-weight="bold" officeooo:rsid="0043931e" style:font-weight-asian="bold" style:font-weight-complex="bold"/>
    </style:style>
    <style:style style:name="T100" style:family="text">
      <style:text-properties fo:font-weight="bold" officeooo:rsid="0043f6ab" style:font-weight-asian="bold" style:font-weight-complex="bold"/>
    </style:style>
    <style:style style:name="T101" style:family="text">
      <style:text-properties fo:font-weight="bold" officeooo:rsid="0044c2d4" style:font-weight-asian="bold" style:font-weight-complex="bold"/>
    </style:style>
    <style:style style:name="T102" style:family="text">
      <style:text-properties fo:font-weight="bold" officeooo:rsid="00452f7b" style:font-weight-asian="bold" style:font-weight-complex="bold"/>
    </style:style>
    <style:style style:name="T103" style:family="text">
      <style:text-properties fo:font-weight="bold" officeooo:rsid="00470b80" style:font-weight-asian="bold" style:font-weight-complex="bold"/>
    </style:style>
    <style:style style:name="T104" style:family="text">
      <style:text-properties fo:font-weight="bold" officeooo:rsid="0055dcf8" style:font-weight-asian="bold" style:font-weight-complex="bold"/>
    </style:style>
    <style:style style:name="T105" style:family="text">
      <style:text-properties fo:font-weight="bold" officeooo:rsid="0058194b" style:font-weight-asian="bold" style:font-weight-complex="bold"/>
    </style:style>
    <style:style style:name="T106" style:family="text">
      <style:text-properties fo:font-weight="bold" officeooo:rsid="002c6b9e" style:font-weight-asian="bold" style:font-weight-complex="bold"/>
    </style:style>
    <style:style style:name="T107" style:family="text">
      <style:text-properties fo:font-weight="normal" style:font-weight-asian="normal" style:font-weight-complex="normal"/>
    </style:style>
    <style:style style:name="T108" style:family="text">
      <style:text-properties fo:font-weight="normal" officeooo:rsid="0013c42a" style:font-weight-asian="normal" style:font-weight-complex="normal"/>
    </style:style>
    <style:style style:name="T109" style:family="text">
      <style:text-properties fo:font-weight="normal" officeooo:rsid="001cc702" style:font-weight-asian="normal" style:font-weight-complex="normal"/>
    </style:style>
    <style:style style:name="T110" style:family="text">
      <style:text-properties fo:font-weight="normal" officeooo:rsid="0023812b" style:font-weight-asian="normal" style:font-weight-complex="normal"/>
    </style:style>
    <style:style style:name="T111" style:family="text">
      <style:text-properties fo:font-weight="normal" officeooo:rsid="00272a04" style:font-weight-asian="normal" style:font-weight-complex="normal"/>
    </style:style>
    <style:style style:name="T112" style:family="text">
      <style:text-properties fo:font-weight="normal" officeooo:rsid="0029a620" style:font-weight-asian="normal" style:font-weight-complex="normal"/>
    </style:style>
    <style:style style:name="T113" style:family="text">
      <style:text-properties fo:font-weight="normal" officeooo:rsid="002a86d9" style:font-weight-asian="normal" style:font-weight-complex="normal"/>
    </style:style>
    <style:style style:name="T114" style:family="text">
      <style:text-properties fo:font-weight="normal" officeooo:rsid="003168b3" style:font-weight-asian="normal" style:font-weight-complex="normal"/>
    </style:style>
    <style:style style:name="T115" style:family="text">
      <style:text-properties fo:font-weight="normal" officeooo:rsid="00574109" style:font-weight-asian="normal" style:font-weight-complex="normal"/>
    </style:style>
    <style:style style:name="T116" style:family="text">
      <style:text-properties fo:font-weight="normal" officeooo:rsid="0057dec4" style:font-weight-asian="normal" style:font-weight-complex="normal"/>
    </style:style>
    <style:style style:name="T117" style:family="text">
      <style:text-properties fo:font-weight="normal" officeooo:rsid="000829c8" style:font-weight-asian="normal" style:font-weight-complex="normal"/>
    </style:style>
    <style:style style:name="T118" style:family="text">
      <style:text-properties fo:font-weight="normal" officeooo:rsid="00085f1f" style:font-weight-asian="normal" style:font-weight-complex="normal"/>
    </style:style>
    <style:style style:name="T119" style:family="text">
      <style:text-properties fo:font-weight="normal" officeooo:rsid="000b4c11" style:font-weight-asian="normal" style:font-weight-complex="normal"/>
    </style:style>
    <style:style style:name="T120" style:family="text">
      <style:text-properties fo:font-weight="normal" officeooo:rsid="000a07ea" style:font-weight-asian="normal" style:font-weight-complex="normal"/>
    </style:style>
    <style:style style:name="T121" style:family="text">
      <style:text-properties fo:font-weight="normal" officeooo:rsid="000d46d5" style:font-weight-asian="normal" style:font-weight-complex="normal"/>
    </style:style>
    <style:style style:name="T122" style:family="text">
      <style:text-properties fo:font-weight="normal" officeooo:rsid="000e591a" style:font-weight-asian="normal" style:font-weight-complex="normal"/>
    </style:style>
    <style:style style:name="T123" style:family="text">
      <style:text-properties fo:font-weight="normal" officeooo:rsid="000e5ad8" style:font-weight-asian="normal" style:font-weight-complex="normal"/>
    </style:style>
    <style:style style:name="T124" style:family="text">
      <style:text-properties fo:font-weight="normal" officeooo:rsid="0011380d" style:font-weight-asian="normal" style:font-weight-complex="normal"/>
    </style:style>
    <style:style style:name="T125" style:family="text">
      <style:text-properties fo:font-weight="normal" officeooo:rsid="00146b9a" style:font-weight-asian="normal" style:font-weight-complex="normal"/>
    </style:style>
    <style:style style:name="T126" style:family="text">
      <style:text-properties fo:font-weight="normal" officeooo:rsid="0014a3d6" style:font-weight-asian="normal" style:font-weight-complex="normal"/>
    </style:style>
    <style:style style:name="T127" style:family="text">
      <style:text-properties fo:font-weight="normal" officeooo:rsid="00167e42" style:font-weight-asian="normal" style:font-weight-complex="normal"/>
    </style:style>
    <style:style style:name="T128" style:family="text">
      <style:text-properties fo:font-weight="normal" officeooo:rsid="00189be5" style:font-weight-asian="normal" style:font-weight-complex="normal"/>
    </style:style>
    <style:style style:name="T129" style:family="text">
      <style:text-properties fo:font-weight="normal" officeooo:rsid="001a42f3" style:font-weight-asian="normal" style:font-weight-complex="normal"/>
    </style:style>
    <style:style style:name="T130" style:family="text">
      <style:text-properties fo:font-weight="normal" officeooo:rsid="001c74f2" style:font-weight-asian="normal" style:font-weight-complex="normal"/>
    </style:style>
    <style:style style:name="T131" style:family="text">
      <style:text-properties fo:font-weight="normal" officeooo:rsid="0064c417" style:font-weight-asian="normal" style:font-weight-complex="normal"/>
    </style:style>
    <style:style style:name="T132" style:family="text">
      <style:text-properties fo:font-weight="normal" officeooo:rsid="00266cc6" style:font-weight-asian="normal" style:font-weight-complex="normal"/>
    </style:style>
    <style:style style:name="T133" style:family="text">
      <style:text-properties fo:font-weight="normal" officeooo:rsid="0027daff" style:font-weight-asian="normal" style:font-weight-complex="normal"/>
    </style:style>
    <style:style style:name="T134" style:family="text">
      <style:text-properties fo:font-weight="normal" officeooo:rsid="002c6b9e" style:font-weight-asian="normal" style:font-weight-complex="normal"/>
    </style:style>
    <style:style style:name="T135" style:family="text">
      <style:text-properties fo:font-weight="normal" officeooo:rsid="002e962d" style:font-weight-asian="normal" style:font-weight-complex="normal"/>
    </style:style>
    <style:style style:name="T136" style:family="text">
      <style:text-properties officeooo:rsid="0013c42a"/>
    </style:style>
    <style:style style:name="T137" style:family="text">
      <style:text-properties fo:color="#000000" loext:opacity="100%"/>
    </style:style>
    <style:style style:name="T13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13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3812b" style:font-size-asian="14pt" style:font-style-asian="normal" style:font-weight-asian="normal" style:font-size-complex="14pt" style:font-style-complex="normal" style:font-weight-complex="normal" style:text-emphasize="none"/>
    </style:style>
    <style:style style:name="T14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53927" style:font-size-asian="14pt" style:font-style-asian="normal" style:font-weight-asian="normal" style:font-size-complex="14pt" style:font-style-complex="normal" style:font-weight-complex="normal" style:text-emphasize="none"/>
    </style:style>
    <style:style style:name="T141"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142"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143"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7f8bf" style:font-size-asian="14pt" style:font-style-asian="normal" style:font-weight-asian="normal" style:font-size-complex="14pt" style:font-style-complex="normal" style:font-weight-complex="normal" style:text-emphasize="none"/>
    </style:style>
    <style:style style:name="T14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e266b" style:font-size-asian="14pt" style:font-style-asian="normal" style:font-weight-asian="normal" style:font-size-complex="14pt" style:font-style-complex="normal" style:font-weight-complex="normal" style:text-emphasize="none"/>
    </style:style>
    <style:style style:name="T14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14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14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14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149" style:family="text">
      <style:text-properties fo:color="#000000" loext:opacity="100%" style:text-outline="false" style:text-line-through-style="none" style:text-line-through-type="none" style:font-name="Segoe UI" fo:font-size="14pt" fo:font-style="normal" fo:text-shadow="none" style:text-underline-style="none" fo:font-weight="bold" style:font-size-asian="14pt" style:font-style-asian="normal" style:font-weight-asian="bold" style:font-weight-complex="bold" style:text-emphasize="none"/>
    </style:style>
    <style:style style:name="T150" style:family="text">
      <style:text-properties fo:color="#000000" loext:opacity="100%" style:text-outline="false" style:text-line-through-style="none" style:text-line-through-type="none" style:font-name="Segoe UI" fo:font-size="14pt" fo:font-style="normal" fo:text-shadow="none" style:text-underline-style="none" fo:font-weight="bold" officeooo:rsid="003a5d47" style:font-size-asian="14pt" style:font-style-asian="normal" style:font-weight-asian="bold" style:font-size-complex="14pt" style:font-style-complex="normal" style:font-weight-complex="bold" style:text-emphasize="none"/>
    </style:style>
    <style:style style:name="T151"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3812b" style:font-size-asian="14pt" style:font-style-asian="italic" style:font-weight-asian="normal" style:font-size-complex="14pt" style:font-style-complex="italic" style:font-weight-complex="normal" style:text-emphasize="none"/>
    </style:style>
    <style:style style:name="T152"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53927" style:font-size-asian="14pt" style:font-style-asian="italic" style:font-weight-asian="normal" style:font-size-complex="14pt" style:font-style-complex="italic" style:font-weight-complex="normal" style:text-emphasize="none"/>
    </style:style>
    <style:style style:name="T153"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e2859" style:font-size-asian="14pt" style:font-style-asian="italic" style:font-weight-asian="normal" style:font-size-complex="14pt" style:font-style-complex="italic" style:font-weight-complex="normal" style:text-emphasize="none"/>
    </style:style>
    <style:style style:name="T154"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d802e" style:font-size-asian="14pt" style:font-style-asian="italic" style:font-weight-asian="normal" style:font-size-complex="14pt" style:font-style-complex="italic" style:font-weight-complex="normal" style:text-emphasize="none"/>
    </style:style>
    <style:style style:name="T155"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156"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21c75" style:font-size-asian="14pt" style:font-style-asian="italic" style:font-weight-asian="normal" style:font-size-complex="14pt" style:font-style-complex="italic" style:font-weight-complex="normal" style:text-emphasize="none"/>
    </style:style>
    <style:style style:name="T157"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01808" style:font-size-asian="14pt" style:font-style-asian="italic" style:font-weight-asian="normal" style:font-size-complex="14pt" style:font-style-complex="italic" style:font-weight-complex="normal" style:text-emphasize="none"/>
    </style:style>
    <style:style style:name="T158"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41958" style:font-size-asian="14pt" style:font-style-asian="italic" style:font-weight-asian="normal" style:font-size-complex="14pt" style:font-style-complex="italic" style:font-weight-complex="normal" style:text-emphasize="none"/>
    </style:style>
    <style:style style:name="T159"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7dec4" style:font-size-asian="14pt" style:font-style-asian="italic" style:font-weight-asian="normal" style:font-size-complex="14pt" style:font-style-complex="italic" style:font-weight-complex="normal" style:text-emphasize="none"/>
    </style:style>
    <style:style style:name="T160"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61"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162" style:family="text">
      <style:text-properties fo:color="#000000" loext:opacity="100%" style:text-outline="false" style:text-line-through-style="none" style:text-line-through-type="none" style:font-name="Segoe UI" fo:font-size="14pt" fo:text-shadow="none" style:text-underline-style="none" officeooo:rsid="002d802e" style:font-size-asian="14pt" style:font-size-complex="14pt" style:text-emphasize="none"/>
    </style:style>
    <style:style style:name="T163" style:family="text">
      <style:text-properties fo:color="#000000" loext:opacity="100%" style:text-outline="false" style:text-line-through-style="none" style:text-line-through-type="none" style:font-name="Segoe UI" fo:font-size="14pt" fo:text-shadow="none" style:text-underline-style="none" fo:font-weight="normal" officeooo:rsid="003168b3" style:font-size-asian="14pt" style:font-weight-asian="normal" style:font-size-complex="14pt" style:font-weight-complex="normal" style:text-emphasize="none"/>
    </style:style>
    <style:style style:name="T164" style:family="text">
      <style:text-properties fo:color="#000000" loext:opacity="100%" style:text-outline="false" style:text-line-through-style="none" style:text-line-through-type="none" style:font-name="Segoe UI" fo:font-style="normal" fo:text-shadow="none" style:text-underline-style="none" fo:font-weight="bold" style:font-style-asian="normal" style:font-weight-asian="bold" style:font-weight-complex="bold" style:text-emphasize="none"/>
    </style:style>
    <style:style style:name="T165" style:family="text">
      <style:text-properties fo:color="#000000" loext:opacity="100%" style:text-outline="false" style:text-line-through-style="none" style:text-line-through-type="none" style:font-name="Segoe UI" fo:font-style="italic" fo:text-shadow="none" style:text-underline-style="none" style:font-style-asian="italic" style:font-style-complex="italic" style:text-emphasize="none"/>
    </style:style>
    <style:style style:name="T166" style:family="text">
      <style:text-properties fo:color="#000000" loext:opacity="100%" style:text-outline="false" style:text-line-through-style="none" style:text-line-through-type="none" style:font-name="Segoe UI" fo:font-style="italic" fo:text-shadow="none" style:text-underline-style="none" officeooo:rsid="00387c7e" style:font-style-asian="italic" style:font-style-complex="italic" style:text-emphasize="none"/>
    </style:style>
    <style:style style:name="T167" style:family="text">
      <style:text-properties fo:color="#000000" loext:opacity="100%" style:text-outline="false" style:text-line-through-style="none" style:text-line-through-type="none" fo:font-style="normal" fo:text-shadow="none" style:text-underline-style="none" officeooo:rsid="002c6433" style:font-style-asian="normal" style:font-style-complex="normal" style:text-emphasize="none"/>
    </style:style>
    <style:style style:name="T168" style:family="text">
      <style:text-properties fo:color="#000000" loext:opacity="100%" style:text-outline="false" style:text-line-through-style="none" style:text-line-through-type="none" fo:text-shadow="none" style:text-underline-style="none" officeooo:rsid="002c6433" style:text-emphasize="none"/>
    </style:style>
    <style:style style:name="T169" style:family="text">
      <style:text-properties fo:color="#000000" loext:opacity="100%" style:font-name="Segoe UI"/>
    </style:style>
    <style:style style:name="T170" style:family="text">
      <style:text-properties fo:color="#000000" loext:opacity="100%" style:font-name="Segoe UI" fo:font-size="14pt" style:font-size-asian="14pt"/>
    </style:style>
    <style:style style:name="T171" style:family="text">
      <style:text-properties fo:color="#000000" loext:opacity="100%" style:font-name="Segoe UI" fo:font-size="14pt" officeooo:rsid="003d58b8" style:font-size-asian="14pt"/>
    </style:style>
    <style:style style:name="T172" style:family="text">
      <style:text-properties fo:color="#000000" loext:opacity="100%" style:font-name="Segoe UI" fo:font-size="14pt" officeooo:rsid="003f44eb" style:font-size-asian="14pt"/>
    </style:style>
    <style:style style:name="T173" style:family="text">
      <style:text-properties fo:color="#000000" loext:opacity="100%" style:font-name="Segoe UI" fo:font-size="14pt" fo:font-style="italic" officeooo:rsid="001c9f9f" style:font-size-asian="14pt" style:font-style-asian="italic" style:font-style-complex="italic"/>
    </style:style>
    <style:style style:name="T174" style:family="text">
      <style:text-properties fo:color="#000000" loext:opacity="100%" style:font-name="Segoe UI" fo:font-size="14pt" fo:font-weight="bold" style:font-size-asian="14pt" style:font-weight-asian="bold" style:font-weight-complex="bold"/>
    </style:style>
    <style:style style:name="T175" style:family="text">
      <style:text-properties fo:color="#000000" loext:opacity="100%" style:font-name="Segoe UI" fo:font-style="italic" officeooo:rsid="001c6201" style:font-style-asian="italic" style:font-style-complex="italic"/>
    </style:style>
    <style:style style:name="T176" style:family="text">
      <style:text-properties fo:color="#000000" loext:opacity="100%" style:font-name="Segoe UI" fo:font-style="italic" officeooo:rsid="001c9f9f" style:font-style-asian="italic" style:font-style-complex="italic"/>
    </style:style>
    <style:style style:name="T177" style:family="text">
      <style:text-properties fo:color="#000000" loext:opacity="100%" style:font-name="Segoe UI" fo:font-weight="bold" style:font-weight-asian="bold" style:font-weight-complex="bold"/>
    </style:style>
    <style:style style:name="T178" style:family="text">
      <style:text-properties fo:color="#000000" loext:opacity="100%" style:font-name="Segoe UI" officeooo:rsid="003a5d47"/>
    </style:style>
    <style:style style:name="T179" style:family="text">
      <style:text-properties fo:color="#000000" loext:opacity="100%" style:font-name="Segoe UI" officeooo:rsid="003c1e32"/>
    </style:style>
    <style:style style:name="T180" style:family="text">
      <style:text-properties fo:color="#000000" loext:opacity="100%" style:font-name="Segoe UI" officeooo:rsid="003f44eb"/>
    </style:style>
    <style:style style:name="T181" style:family="text">
      <style:text-properties fo:color="#000000" loext:opacity="100%" style:font-name="Segoe UI1" fo:font-size="14pt" fo:font-style="italic" officeooo:rsid="001a46f0" style:font-size-asian="12.25pt" style:font-style-asian="italic" style:font-size-complex="14pt" style:font-style-complex="italic"/>
    </style:style>
    <style:style style:name="T182" style:family="text">
      <style:text-properties fo:color="#000000" loext:opacity="100%" style:font-name="Segoe UI1" fo:font-size="14pt" fo:font-style="normal" officeooo:rsid="001a46f0" style:font-size-asian="12.25pt" style:font-style-asian="normal" style:font-size-complex="14pt" style:font-style-complex="normal"/>
    </style:style>
    <style:style style:name="T183" style:family="text">
      <style:text-properties fo:color="#000000" loext:opacity="100%" officeooo:rsid="003f44eb"/>
    </style:style>
    <style:style style:name="T184" style:family="text">
      <style:text-properties fo:color="#000000" loext:opacity="100%" officeooo:rsid="00415ad0"/>
    </style:style>
    <style:style style:name="T185" style:family="text">
      <style:text-properties fo:color="#000000" loext:opacity="100%" fo:font-style="normal" fo:font-weight="bold" style:font-style-asian="normal" style:font-weight-asian="bold" style:font-style-complex="normal" style:font-weight-complex="bold"/>
    </style:style>
    <style:style style:name="T186" style:family="text">
      <style:text-properties fo:color="#000000" loext:opacity="100%" fo:font-style="normal" fo:font-weight="bold" officeooo:rsid="00489487" style:font-style-asian="normal" style:font-weight-asian="bold" style:font-style-complex="normal" style:font-weight-complex="bold"/>
    </style:style>
    <style:style style:name="T187" style:family="text">
      <style:text-properties officeooo:rsid="0009b27b"/>
    </style:style>
    <style:style style:name="T188" style:family="text">
      <style:text-properties officeooo:rsid="000c15c9"/>
    </style:style>
    <style:style style:name="T189" style:family="text">
      <style:text-properties fo:font-style="italic" style:font-style-asian="italic" style:font-style-complex="italic"/>
    </style:style>
    <style:style style:name="T190" style:family="text">
      <style:text-properties fo:font-style="italic" officeooo:rsid="0017f407" style:font-style-asian="italic" style:font-style-complex="italic"/>
    </style:style>
    <style:style style:name="T191" style:family="text">
      <style:text-properties fo:font-style="italic" officeooo:rsid="001c9f9f" style:font-style-asian="italic" style:font-style-complex="italic"/>
    </style:style>
    <style:style style:name="T192" style:family="text">
      <style:text-properties fo:font-style="italic" officeooo:rsid="001e06d9" style:font-style-asian="italic" style:font-style-complex="italic"/>
    </style:style>
    <style:style style:name="T193" style:family="text">
      <style:text-properties fo:font-style="italic" officeooo:rsid="001e266b" style:font-style-asian="italic" style:font-style-complex="italic"/>
    </style:style>
    <style:style style:name="T194" style:family="text">
      <style:text-properties fo:font-style="italic" officeooo:rsid="00201808" style:font-style-asian="italic" style:font-style-complex="italic"/>
    </style:style>
    <style:style style:name="T195" style:family="text">
      <style:text-properties fo:font-style="italic" officeooo:rsid="0021a734" style:font-style-asian="italic" style:font-style-complex="italic"/>
    </style:style>
    <style:style style:name="T196" style:family="text">
      <style:text-properties fo:font-style="italic" officeooo:rsid="00253927" style:font-style-asian="italic" style:font-style-complex="italic"/>
    </style:style>
    <style:style style:name="T197" style:family="text">
      <style:text-properties fo:font-style="italic" officeooo:rsid="00295b5f" style:font-style-asian="italic" style:font-style-complex="italic"/>
    </style:style>
    <style:style style:name="T198" style:family="text">
      <style:text-properties fo:font-style="italic" officeooo:rsid="0029a620" style:font-style-asian="italic" style:font-style-complex="italic"/>
    </style:style>
    <style:style style:name="T199" style:family="text">
      <style:text-properties fo:font-style="italic" officeooo:rsid="002a86d9" style:font-style-asian="italic" style:font-style-complex="italic"/>
    </style:style>
    <style:style style:name="T200" style:family="text">
      <style:text-properties fo:font-style="italic" officeooo:rsid="002f8de1" style:font-style-asian="italic" style:font-style-complex="italic"/>
    </style:style>
    <style:style style:name="T201" style:family="text">
      <style:text-properties fo:font-style="italic" officeooo:rsid="00282ac8" style:font-style-asian="italic" style:font-style-complex="italic"/>
    </style:style>
    <style:style style:name="T202" style:family="text">
      <style:text-properties fo:font-style="italic" officeooo:rsid="003601ae" style:font-style-asian="italic" style:font-style-complex="italic"/>
    </style:style>
    <style:style style:name="T203" style:family="text">
      <style:text-properties fo:font-style="italic" officeooo:rsid="00362c23" style:font-style-asian="italic" style:font-style-complex="italic"/>
    </style:style>
    <style:style style:name="T204" style:family="text">
      <style:text-properties fo:font-style="italic" officeooo:rsid="004321bb" style:font-style-asian="italic" style:font-style-complex="italic"/>
    </style:style>
    <style:style style:name="T205" style:family="text">
      <style:text-properties fo:font-style="italic" officeooo:rsid="0043931e" style:font-style-asian="italic" style:font-style-complex="italic"/>
    </style:style>
    <style:style style:name="T206" style:family="text">
      <style:text-properties fo:font-style="italic" officeooo:rsid="00486160" style:font-style-asian="italic" style:font-style-complex="italic"/>
    </style:style>
    <style:style style:name="T207" style:family="text">
      <style:text-properties fo:font-style="italic" officeooo:rsid="003168b3" style:font-style-asian="italic" style:font-style-complex="italic"/>
    </style:style>
    <style:style style:name="T208" style:family="text">
      <style:text-properties fo:font-style="italic" officeooo:rsid="00189f94" style:font-style-asian="italic" style:font-style-complex="italic"/>
    </style:style>
    <style:style style:name="T209" style:family="text">
      <style:text-properties fo:font-style="italic" officeooo:rsid="004cc249" style:font-style-asian="italic" style:font-style-complex="italic"/>
    </style:style>
    <style:style style:name="T210" style:family="text">
      <style:text-properties fo:font-style="italic" officeooo:rsid="00541958" style:font-style-asian="italic" style:font-style-complex="italic"/>
    </style:style>
    <style:style style:name="T211" style:family="text">
      <style:text-properties fo:font-style="italic" officeooo:rsid="0055dcf8" style:font-style-asian="italic" style:font-style-complex="italic"/>
    </style:style>
    <style:style style:name="T212" style:family="text">
      <style:text-properties fo:font-style="italic" officeooo:rsid="00574109" style:font-style-asian="italic" style:font-style-complex="italic"/>
    </style:style>
    <style:style style:name="T213" style:family="text">
      <style:text-properties fo:font-style="italic" officeooo:rsid="0057dec4" style:font-style-asian="italic" style:font-style-complex="italic"/>
    </style:style>
    <style:style style:name="T214" style:family="text">
      <style:text-properties fo:font-style="italic" officeooo:rsid="005e83c1" style:font-style-asian="italic" style:font-style-complex="italic"/>
    </style:style>
    <style:style style:name="T215" style:family="text">
      <style:text-properties fo:font-style="italic" officeooo:rsid="005e9fb7" style:font-style-asian="italic" style:font-style-complex="italic"/>
    </style:style>
    <style:style style:name="T216" style:family="text">
      <style:text-properties fo:font-style="italic" officeooo:rsid="005fe690" style:font-style-asian="italic" style:font-style-complex="italic"/>
    </style:style>
    <style:style style:name="T217" style:family="text">
      <style:text-properties fo:font-style="italic" officeooo:rsid="0016dee6" style:font-style-asian="italic" style:font-style-complex="italic"/>
    </style:style>
    <style:style style:name="T218" style:family="text">
      <style:text-properties fo:font-style="italic" officeooo:rsid="0064c417"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fo:font-weight="normal" officeooo:rsid="001cc702" style:font-style-asian="italic" style:font-weight-asian="normal" style:font-style-complex="italic" style:font-weight-complex="normal"/>
    </style:style>
    <style:style style:name="T221" style:family="text">
      <style:text-properties fo:font-style="italic" fo:font-weight="normal" officeooo:rsid="0023812b" style:font-style-asian="italic" style:font-weight-asian="normal" style:font-style-complex="italic" style:font-weight-complex="normal"/>
    </style:style>
    <style:style style:name="T222" style:family="text">
      <style:text-properties fo:font-style="italic" fo:font-weight="normal" officeooo:rsid="0029a620" style:font-style-asian="italic" style:font-weight-asian="normal" style:font-style-complex="italic" style:font-weight-complex="normal"/>
    </style:style>
    <style:style style:name="T223" style:family="text">
      <style:text-properties fo:font-style="italic" fo:font-weight="normal" officeooo:rsid="002a86d9" style:font-style-asian="italic" style:font-weight-asian="normal" style:font-style-complex="italic" style:font-weight-complex="normal"/>
    </style:style>
    <style:style style:name="T224" style:family="text">
      <style:text-properties fo:font-style="italic" fo:font-weight="normal" officeooo:rsid="004cc249" style:font-style-asian="italic" style:font-weight-asian="normal" style:font-style-complex="italic" style:font-weight-complex="normal"/>
    </style:style>
    <style:style style:name="T225" style:family="text">
      <style:text-properties fo:font-style="italic" fo:font-weight="normal" officeooo:rsid="00574109" style:font-style-asian="italic" style:font-weight-asian="normal" style:font-style-complex="italic" style:font-weight-complex="normal"/>
    </style:style>
    <style:style style:name="T226" style:family="text">
      <style:text-properties fo:font-style="italic" fo:font-weight="bold" officeooo:rsid="0017f407" style:font-style-asian="italic" style:font-weight-asian="bold" style:font-style-complex="italic" style:font-weight-complex="bold"/>
    </style:style>
    <style:style style:name="T227" style:family="text">
      <style:text-properties officeooo:rsid="0017f407"/>
    </style:style>
    <style:style style:name="T228" style:family="text">
      <style:text-properties fo:color="#ffbf00" loext:opacity="100%"/>
    </style:style>
    <style:style style:name="T229" style:family="text">
      <style:text-properties fo:color="#ffbf00" loext:opacity="100%" officeooo:rsid="0017f407"/>
    </style:style>
    <style:style style:name="T230" style:family="text">
      <style:text-properties fo:color="#ffbf00" loext:opacity="100%" fo:font-style="italic" style:font-style-asian="italic" style:font-style-complex="italic"/>
    </style:style>
    <style:style style:name="T231" style:family="text">
      <style:text-properties fo:color="#ffbf00" loext:opacity="100%" fo:font-style="italic" officeooo:rsid="0017f407" style:font-style-asian="italic" style:font-style-complex="italic"/>
    </style:style>
    <style:style style:name="T232" style:family="text">
      <style:text-properties fo:color="#ffbf00" loext:opacity="100%" fo:font-style="italic" officeooo:rsid="0016a768" style:font-style-asian="italic" style:font-style-complex="italic"/>
    </style:style>
    <style:style style:name="T233" style:family="text">
      <style:text-properties fo:color="#ffbf00" loext:opacity="100%" style:font-name="Segoe UI1" fo:font-size="14pt" fo:font-style="italic" officeooo:rsid="001a46f0" style:font-size-asian="12.25pt" style:font-style-asian="italic" style:font-size-complex="14pt" style:font-style-complex="italic"/>
    </style:style>
    <style:style style:name="T234" style:family="text">
      <style:text-properties fo:color="#ffbf00" loext:opacity="100%" officeooo:rsid="003f44eb"/>
    </style:style>
    <style:style style:name="T235" style:family="text">
      <style:text-properties fo:color="#ffbf00" loext:opacity="100%" officeooo:rsid="000e591a"/>
    </style:style>
    <style:style style:name="T236" style:family="text">
      <style:text-properties fo:color="#ffbf00" loext:opacity="100%" officeooo:rsid="0011c30d"/>
    </style:style>
    <style:style style:name="T237" style:family="text">
      <style:text-properties fo:color="#ffbf00" loext:opacity="100%" officeooo:rsid="001454a1"/>
    </style:style>
    <style:style style:name="T238" style:family="text">
      <style:text-properties fo:color="#ffbf00" loext:opacity="100%" officeooo:rsid="001531d5"/>
    </style:style>
    <style:style style:name="T239" style:family="text">
      <style:text-properties fo:color="#ffbf00" loext:opacity="100%" officeooo:rsid="001b9ab6"/>
    </style:style>
    <style:style style:name="T240" style:family="text">
      <style:text-properties fo:color="#ffbf00" loext:opacity="100%" officeooo:rsid="001c4720"/>
    </style:style>
    <style:style style:name="T241" style:family="text">
      <style:text-properties fo:color="#ffbf00" loext:opacity="100%" fo:font-style="normal" style:font-style-asian="normal" style:font-style-complex="normal"/>
    </style:style>
    <style:style style:name="T242" style:family="text">
      <style:text-properties fo:color="#ffbf00" loext:opacity="100%" fo:font-style="normal" fo:font-weight="bold" style:font-style-asian="normal" style:font-weight-asian="bold" style:font-style-complex="normal" style:font-weight-complex="bold"/>
    </style:style>
    <style:style style:name="T243" style:family="text">
      <style:text-properties fo:color="#ffbf00" loext:opacity="100%" fo:font-style="normal" fo:font-weight="bold" officeooo:rsid="00489487" style:font-style-asian="normal" style:font-weight-asian="bold" style:font-style-complex="normal" style:font-weight-complex="bold"/>
    </style:style>
    <style:style style:name="T244" style:family="text">
      <style:text-properties fo:color="#ffbf00" loext:opacity="100%" fo:font-style="normal" fo:font-weight="bold" officeooo:rsid="0042d923" style:font-style-asian="normal" style:font-weight-asian="bold" style:font-style-complex="normal" style:font-weight-complex="bold"/>
    </style:style>
    <style:style style:name="T245" style:family="text">
      <style:text-properties fo:color="#ffbf00" loext:opacity="100%" style:text-outline="false" style:text-line-through-style="none" style:text-line-through-type="none" style:font-name="Liberation Sans" fo:font-style="normal" fo:text-shadow="none" style:text-underline-style="none" style:font-style-asian="normal" style:text-emphasize="none"/>
    </style:style>
    <style:style style:name="T246" style:family="text">
      <style:text-properties fo:color="#ffbf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247" style:family="text">
      <style:text-properties fo:color="#ffbf00" loext:opacity="100%" style:text-outline="false" style:text-line-through-style="none" style:text-line-through-type="none" fo:font-style="normal" fo:text-shadow="none" style:text-underline-style="none" fo:font-weight="bold" officeooo:rsid="0047aa9f" style:font-style-asian="normal" style:font-weight-asian="bold" style:font-weight-complex="bold" style:text-emphasize="none"/>
    </style:style>
    <style:style style:name="T248" style:family="text">
      <style:text-properties fo:color="#ffbf00" loext:opacity="100%" fo:font-weight="bold" style:font-weight-asian="bold" style:font-weight-complex="bold"/>
    </style:style>
    <style:style style:name="T249" style:family="text">
      <style:text-properties fo:color="#ffbf00" loext:opacity="100%" fo:font-weight="bold" officeooo:rsid="002e962d" style:font-weight-asian="bold" style:font-weight-complex="bold"/>
    </style:style>
    <style:style style:name="T250" style:family="text">
      <style:text-properties fo:color="#ffbf00" loext:opacity="100%" fo:font-weight="bold" officeooo:rsid="00282baf" style:font-weight-asian="bold" style:font-weight-complex="bold"/>
    </style:style>
    <style:style style:name="T251" style:family="text">
      <style:text-properties fo:color="#ffbf00" loext:opacity="100%" officeooo:rsid="0044bd6d"/>
    </style:style>
    <style:style style:name="T252" style:family="text">
      <style:text-properties fo:color="#ffbf00" loext:opacity="100%" officeooo:rsid="004917db"/>
    </style:style>
    <style:style style:name="T253" style:family="text">
      <style:text-properties fo:color="#ffbf00" loext:opacity="100%" officeooo:rsid="003fdedd"/>
    </style:style>
    <style:style style:name="T254" style:family="text">
      <style:text-properties officeooo:rsid="0017f8bf"/>
    </style:style>
    <style:style style:name="T255" style:family="text">
      <style:text-properties fo:font-variant="normal" fo:text-transform="none" fo:color="#f44336" loext:opacity="100%" style:font-name="Segoe UI1" fo:font-size="14pt" fo:letter-spacing="normal" fo:font-style="normal" fo:font-weight="normal" style:font-size-asian="14pt" style:font-size-complex="14pt"/>
    </style:style>
    <style:style style:name="T256" style:family="text">
      <style:text-properties fo:font-variant="normal" fo:text-transform="none" fo:color="#f44336" loext:opacity="100%" style:font-name="Segoe UI1" fo:font-size="14pt" fo:letter-spacing="normal" fo:font-style="normal" fo:font-weight="normal" officeooo:rsid="00201808" style:font-size-asian="14pt" style:font-size-complex="14pt"/>
    </style:style>
    <style:style style:name="T257" style:family="text">
      <style:text-properties fo:font-variant="normal" fo:text-transform="none" fo:color="#f44336" loext:opacity="100%" style:font-name="Segoe UI1" fo:font-size="14pt" fo:letter-spacing="normal" fo:font-style="normal" fo:font-weight="normal" officeooo:rsid="001a46f0" style:font-size-asian="14pt" style:font-style-asian="normal" style:font-size-complex="14pt" style:font-style-complex="normal"/>
    </style:style>
    <style:style style:name="T258" style:family="text">
      <style:text-properties fo:font-variant="normal" fo:text-transform="none" fo:color="#f44336" loext:opacity="100%" style:font-name="Segoe UI1" fo:font-size="14pt" fo:letter-spacing="normal" fo:font-style="normal" fo:font-weight="normal" officeooo:rsid="00201808" style:font-size-asian="14pt" style:font-style-asian="normal" style:font-size-complex="14pt" style:font-style-complex="normal"/>
    </style:style>
    <style:style style:name="T259" style:family="text">
      <style:text-properties fo:font-variant="normal" fo:text-transform="none" fo:color="#f44336" loext:opacity="100%" style:font-name="Segoe UI1" fo:font-size="14pt" fo:letter-spacing="normal" fo:font-style="normal" fo:font-weight="normal" officeooo:rsid="0021a734" style:font-size-asian="14pt" style:font-style-asian="normal" style:font-size-complex="14pt" style:font-style-complex="normal"/>
    </style:style>
    <style:style style:name="T260" style:family="text">
      <style:text-properties fo:font-variant="normal" fo:text-transform="none" fo:color="#f44336" loext:opacity="100%" style:font-name="Segoe UI1" fo:font-size="14pt" fo:letter-spacing="normal" fo:font-style="normal" fo:font-weight="normal" officeooo:rsid="005a8170" style:font-size-asian="14pt" style:font-style-asian="normal" style:font-size-complex="14pt" style:font-style-complex="normal"/>
    </style:style>
    <style:style style:name="T261"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62"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text-emphasize="none"/>
    </style:style>
    <style:style style:name="T263"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64"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65"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82ac8" style:font-size-asian="14pt" style:font-style-asian="normal" style:font-weight-asian="normal" style:font-size-complex="14pt" style:font-style-complex="italic" style:font-weight-complex="normal" style:text-emphasize="none"/>
    </style:style>
    <style:style style:name="T266" style:family="text">
      <style:text-properties fo:font-variant="normal" fo:text-transform="none" fo:color="#000000" loext:opacity="100%" style:font-name="Segoe UI1" fo:font-size="14pt" fo:letter-spacing="normal" fo:font-style="normal" fo:font-weight="normal" officeooo:rsid="001a46f0" style:font-size-asian="14pt" style:font-style-asian="normal" style:font-size-complex="14pt" style:font-style-complex="normal"/>
    </style:style>
    <style:style style:name="T267" style:family="text">
      <style:text-properties fo:font-variant="normal" fo:text-transform="none" fo:color="#000000" loext:opacity="100%" style:font-name="Segoe UI1" fo:font-size="14pt" fo:letter-spacing="normal" fo:font-style="normal" fo:font-weight="normal" officeooo:rsid="001a46f0" style:font-size-asian="12.25pt" style:font-style-asian="normal" style:font-size-complex="14pt" style:font-style-complex="normal"/>
    </style:style>
    <style:style style:name="T268"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69"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style:font-size-asian="14pt" style:font-style-asian="normal" style:font-weight-asian="normal" style:font-size-complex="14pt" style:font-style-complex="normal" style:font-weight-complex="normal" style:text-emphasize="none"/>
    </style:style>
    <style:style style:name="T270"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5dcf8" style:font-size-asian="14pt" style:font-style-asian="normal" style:font-weight-asian="normal" style:font-size-complex="14pt" style:font-style-complex="normal" style:font-weight-complex="normal" style:text-emphasize="none"/>
    </style:style>
    <style:style style:name="T271"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272"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d46d5" style:font-size-asian="14pt" style:font-style-asian="normal" style:font-weight-asian="normal" style:font-size-complex="14pt" style:font-style-complex="normal" style:font-weight-complex="normal" style:text-emphasize="none"/>
    </style:style>
    <style:style style:name="T273"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74"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75"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76"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77"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style:font-size-asian="14pt" style:font-style-asian="normal" style:font-size-complex="14pt" style:font-style-complex="normal" style:text-emphasize="none"/>
    </style:style>
    <style:style style:name="T278"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1a46f0" style:font-size-asian="14pt" style:font-style-asian="italic" style:font-weight-asian="normal" style:font-size-complex="14pt" style:font-style-complex="italic" style:font-weight-complex="normal" style:text-emphasize="none"/>
    </style:style>
    <style:style style:name="T279"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80"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574109" style:font-size-asian="14pt" style:font-style-asian="italic" style:font-weight-asian="normal" style:font-size-complex="14pt" style:font-style-complex="italic" style:font-weight-complex="normal" style:text-emphasize="none"/>
    </style:style>
    <style:style style:name="T281"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style:font-size-asian="14pt" style:font-style-asian="italic" style:font-size-complex="14pt" style:font-style-complex="italic" style:text-emphasize="none"/>
    </style:style>
    <style:style style:name="T282"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83"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84"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285"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bold" officeooo:rsid="0045c18c" style:font-style-asian="normal" style:font-weight-asian="bold" style:font-style-complex="normal" style:font-weight-complex="bold" style:text-emphasize="none"/>
    </style:style>
    <style:style style:name="T286" style:family="text">
      <style:text-properties fo:font-variant="normal" fo:text-transform="none" fo:color="#ffbf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87"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88"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89"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1fdbe5" style:font-size-asian="14pt" style:font-style-asian="normal" style:font-weight-asian="normal" style:font-size-complex="14pt" style:font-style-complex="normal" style:font-weight-complex="normal" style:text-emphasize="none"/>
    </style:style>
    <style:style style:name="T290" style:family="text">
      <style:text-properties fo:font-variant="normal" fo:text-transform="none" fo:color="#ffbf00" loext:opacity="100%" style:text-outline="false" style:text-line-through-style="none" style:text-line-through-type="none" fo:letter-spacing="normal" fo:font-style="normal" fo:text-shadow="none" style:text-underline-style="none" fo:font-weight="bold" officeooo:rsid="0045c18c" style:font-style-asian="normal" style:font-weight-asian="bold" style:font-style-complex="normal" style:font-weight-complex="bold" style:text-emphasize="none"/>
    </style:style>
    <style:style style:name="T291" style:family="text">
      <style:text-properties fo:font-variant="normal" fo:text-transform="none" fo:letter-spacing="normal"/>
    </style:style>
    <style:style style:name="T292" style:family="text">
      <style:text-properties fo:font-variant="normal" fo:text-transform="none" fo:letter-spacing="normal" fo:font-style="italic" officeooo:rsid="0021a734" style:font-style-asian="italic" style:font-style-complex="italic"/>
    </style:style>
    <style:style style:name="T293" style:family="text">
      <style:text-properties fo:font-variant="normal" fo:text-transform="none" fo:letter-spacing="normal" fo:font-style="italic" officeooo:rsid="0023812b" style:font-style-asian="italic" style:font-style-complex="italic"/>
    </style:style>
    <style:style style:name="T294" style:family="text">
      <style:text-properties fo:font-variant="normal" fo:text-transform="none" fo:letter-spacing="normal" fo:font-style="italic" officeooo:rsid="00253927" style:font-style-asian="italic" style:font-style-complex="italic"/>
    </style:style>
    <style:style style:name="T295" style:family="text">
      <style:text-properties fo:font-variant="normal" fo:text-transform="none" fo:letter-spacing="normal" fo:font-style="italic" officeooo:rsid="002a2700" style:font-style-asian="italic" style:font-style-complex="italic"/>
    </style:style>
    <style:style style:name="T296" style:family="text">
      <style:text-properties fo:font-variant="normal" fo:text-transform="none" fo:letter-spacing="normal" officeooo:rsid="000e5ad8"/>
    </style:style>
    <style:style style:name="T297" style:family="text">
      <style:text-properties fo:font-variant="normal" fo:text-transform="none" fo:letter-spacing="normal" officeooo:rsid="001531d5"/>
    </style:style>
    <style:style style:name="T298"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99"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300" style:family="text">
      <style:text-properties fo:font-variant="normal" fo:text-transform="none" fo:color="#a1467e" loext:opacity="100%" style:font-name="Liberation Sans" fo:letter-spacing="normal" officeooo:rsid="0009b27b"/>
    </style:style>
    <style:style style:name="T301" style:family="text">
      <style:text-properties fo:font-variant="normal" fo:text-transform="none" fo:color="#a1467e" loext:opacity="100%" style:font-name="Liberation Sans" fo:letter-spacing="normal" fo:font-style="italic" officeooo:rsid="0009b27b" style:font-style-asian="italic" style:font-style-complex="italic"/>
    </style:style>
    <style:style style:name="T302" style:family="text">
      <style:text-properties fo:font-variant="normal" fo:text-transform="none" fo:color="#a1467e" loext:opacity="100%" style:font-name="Liberation Sans" fo:letter-spacing="normal" officeooo:rsid="003601ae"/>
    </style:style>
    <style:style style:name="T303" style:family="text">
      <style:text-properties fo:font-variant="normal" fo:text-transform="none" fo:color="#a1467e" loext:opacity="100%" style:font-name="Liberation Sans" fo:letter-spacing="normal" officeooo:rsid="00362c23"/>
    </style:style>
    <style:style style:name="T304" style:family="text">
      <style:text-properties fo:font-variant="normal" fo:text-transform="none" fo:color="#784b04"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05" style:family="text">
      <style:text-properties fo:font-variant="normal" fo:text-transform="none" fo:color="#c9211e" loext:opacity="100%" style:font-name="Segoe UI1" fo:font-size="14pt" fo:letter-spacing="normal" fo:font-style="normal" fo:font-weight="bold" style:font-size-asian="14pt" style:font-weight-asian="bold" style:font-size-complex="14pt" style:font-weight-complex="bold"/>
    </style:style>
    <style:style style:name="T306"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307"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308" style:family="text">
      <style:text-properties fo:font-variant="normal" fo:text-transform="none" fo:color="#ff4000" loext:opacity="100%" fo:letter-spacing="normal" officeooo:rsid="000e5ad8"/>
    </style:style>
    <style:style style:name="T309" style:family="text">
      <style:text-properties fo:font-variant="normal" fo:text-transform="none" fo:color="#ff4000" loext:opacity="100%" fo:letter-spacing="normal" officeooo:rsid="001531d5"/>
    </style:style>
    <style:style style:name="T310"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311"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312"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313"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0a07ea" style:font-size-asian="14pt" style:font-style-asian="normal" style:font-weight-asian="normal" style:font-size-complex="14pt" style:font-style-complex="normal" style:font-weight-complex="normal" style:text-emphasize="none"/>
    </style:style>
    <style:style style:name="T314" style:family="text">
      <style:text-properties style:font-name="Segoe UI1" fo:font-size="14pt" officeooo:rsid="001a46f0" style:font-size-asian="12.25pt" style:font-size-complex="14pt"/>
    </style:style>
    <style:style style:name="T315" style:family="text">
      <style:text-properties officeooo:rsid="001c6201"/>
    </style:style>
    <style:style style:name="T316" style:family="text">
      <style:text-properties style:font-name="Segoe UI"/>
    </style:style>
    <style:style style:name="T317" style:family="text">
      <style:text-properties style:font-name="Segoe UI" fo:font-style="italic" style:font-style-asian="italic" style:font-style-complex="italic"/>
    </style:style>
    <style:style style:name="T318" style:family="text">
      <style:text-properties style:font-name="Segoe UI" fo:font-style="italic" officeooo:rsid="001c9f9f" style:font-style-asian="italic" style:font-style-complex="italic"/>
    </style:style>
    <style:style style:name="T319" style:family="text">
      <style:text-properties style:font-name="Segoe UI" fo:font-style="italic" officeooo:rsid="002c6433" style:font-style-asian="italic" style:font-style-complex="italic"/>
    </style:style>
    <style:style style:name="T320" style:family="text">
      <style:text-properties style:font-name="Segoe UI" fo:font-style="italic" officeooo:rsid="00345424" style:font-style-asian="italic" style:font-style-complex="italic"/>
    </style:style>
    <style:style style:name="T321" style:family="text">
      <style:text-properties style:font-name="Segoe UI" fo:font-style="italic" officeooo:rsid="003561ac" style:font-style-asian="italic" style:font-style-complex="italic"/>
    </style:style>
    <style:style style:name="T322" style:family="text">
      <style:text-properties style:font-name="Segoe UI" fo:font-style="normal" officeooo:rsid="002c6433" style:font-style-asian="normal" style:font-style-complex="normal"/>
    </style:style>
    <style:style style:name="T323" style:family="text">
      <style:text-properties style:font-name="Segoe UI" officeooo:rsid="002c6433"/>
    </style:style>
    <style:style style:name="T324" style:family="text">
      <style:text-properties style:font-name="Segoe UI" officeooo:rsid="00345424"/>
    </style:style>
    <style:style style:name="T325" style:family="text">
      <style:text-properties style:font-name="Segoe UI" officeooo:rsid="003561ac"/>
    </style:style>
    <style:style style:name="T326" style:family="text">
      <style:text-properties officeooo:rsid="001e06d9"/>
    </style:style>
    <style:style style:name="T327" style:family="text">
      <style:text-properties fo:color="#ff8000" loext:opacity="100%"/>
    </style:style>
    <style:style style:name="T328" style:family="text">
      <style:text-properties fo:color="#ff8000" loext:opacity="100%" officeooo:rsid="003d58b8"/>
    </style:style>
    <style:style style:name="T329" style:family="text">
      <style:text-properties fo:color="#ff8000" loext:opacity="100%"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330" style:family="text">
      <style:text-properties fo:color="#ff8000" loext:opacity="100%"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331" style:family="text">
      <style:text-properties officeooo:rsid="001e266b"/>
    </style:style>
    <style:style style:name="T332" style:family="text">
      <style:text-properties fo:color="#ea7500" loext:opacity="100%" fo:font-style="italic" officeooo:rsid="001e266b" style:font-style-asian="italic" style:font-style-complex="italic"/>
    </style:style>
    <style:style style:name="T333" style:family="text">
      <style:text-properties fo:color="#ea7500" loext:opacity="100%" fo:font-style="italic" officeooo:rsid="002f8de1" style:font-style-asian="italic" style:font-style-complex="italic"/>
    </style:style>
    <style:style style:name="T334" style:family="text">
      <style:text-properties fo:color="#ea7500" loext:opacity="100%" fo:font-style="italic" officeooo:rsid="00511ecf" style:font-style-asian="italic" style:font-style-complex="italic"/>
    </style:style>
    <style:style style:name="T335" style:family="text">
      <style:text-properties fo:color="#ea7500" loext:opacity="100%" fo:font-style="italic" officeooo:rsid="0017f407" style:font-style-asian="italic" style:font-style-complex="italic"/>
    </style:style>
    <style:style style:name="T336" style:family="text">
      <style:text-properties fo:color="#ea7500" loext:opacity="100%" style:text-outline="false" style:text-line-through-style="none" style:text-line-through-type="none" style:font-name="Segoe UI" fo:font-size="14pt"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337" style:family="text">
      <style:text-properties fo:color="#ea7500" loext:opacity="100%" style:text-outline="false" style:text-line-through-style="none" style:text-line-through-type="none" fo:font-style="italic" fo:text-shadow="none" style:text-underline-style="none" fo:font-weight="normal" officeooo:rsid="001e266b" style:font-style-asian="italic" style:font-weight-asian="normal" style:font-size-complex="14pt" style:font-style-complex="italic" style:font-weight-complex="normal" style:text-emphasize="none"/>
    </style:style>
    <style:style style:name="T338" style:family="text">
      <style:text-properties fo:color="#ea7500" loext:opacity="100%" style:text-outline="false" style:text-line-through-style="none" style:text-line-through-type="none" fo:font-style="italic" fo:text-shadow="none" style:text-underline-style="none" fo:font-weight="normal" officeooo:rsid="0017f407" style:font-style-asian="italic" style:font-weight-asian="normal" style:font-size-complex="14pt" style:font-style-complex="italic" style:font-weight-complex="normal" style:text-emphasize="none"/>
    </style:style>
    <style:style style:name="T339" style:family="text">
      <style:text-properties fo:color="#ea7500" loext:opacity="100%" style:text-outline="false" style:text-line-through-style="none" style:text-line-through-type="none" fo:font-style="italic" fo:text-shadow="none" style:text-underline-style="none" fo:font-weight="normal" officeooo:rsid="002f8de1" style:font-style-asian="italic" style:font-weight-asian="normal" style:font-size-complex="14pt" style:font-style-complex="italic" style:font-weight-complex="normal" style:text-emphasize="none"/>
    </style:style>
    <style:style style:name="T340" style:family="text">
      <style:text-properties fo:color="#ea7500" loext:opacity="100%" style:text-outline="false" style:text-line-through-style="none" style:text-line-through-type="none" fo:font-style="italic" fo:text-shadow="none" style:text-underline-style="none" fo:font-weight="normal" officeooo:rsid="00511ecf" style:font-style-asian="italic" style:font-weight-asian="normal" style:font-size-complex="14pt" style:font-style-complex="italic" style:font-weight-complex="normal" style:text-emphasize="none"/>
    </style:style>
    <style:style style:name="T341" style:family="text">
      <style:text-properties officeooo:rsid="00201808"/>
    </style:style>
    <style:style style:name="T342" style:family="text">
      <style:text-properties fo:color="#f44336"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343" style:family="text">
      <style:text-properties fo:color="#f44336" loext:opacity="100%" style:text-outline="false" style:text-line-through-style="none" style:text-line-through-type="none" style:font-name="Segoe UI1" fo:font-size="14pt" fo:font-style="normal" fo:text-shadow="none" style:text-underline-style="none" fo:font-weight="normal" style:font-size-asian="14pt" style:font-style-asian="normal" style:font-weight-asian="normal" style:font-size-complex="14pt" style:text-emphasize="none"/>
    </style:style>
    <style:style style:name="T344" style:family="text">
      <style:text-properties fo:color="#f44336" loext:opacity="100%" style:text-outline="false" style:text-line-through-style="none" style:text-line-through-type="none" style:font-name="Segoe UI1" fo:font-size="14pt" fo:font-style="normal" fo:text-shadow="none" style:text-underline-style="none" fo:font-weight="normal" officeooo:rsid="002a2700" style:font-size-asian="14pt" style:font-style-asian="normal" style:font-weight-asian="normal" style:font-size-complex="14pt" style:text-emphasize="none"/>
    </style:style>
    <style:style style:name="T345" style:family="text">
      <style:text-properties officeooo:rsid="0021a734"/>
    </style:style>
    <style:style style:name="T346" style:family="text">
      <style:text-properties officeooo:rsid="0023812b"/>
    </style:style>
    <style:style style:name="T347" style:family="text">
      <style:text-properties fo:color="#a1467e" loext:opacity="100%"/>
    </style:style>
    <style:style style:name="T348" style:family="text">
      <style:text-properties fo:color="#a1467e" loext:opacity="100%" officeooo:rsid="003601ae"/>
    </style:style>
    <style:style style:name="T349" style:family="text">
      <style:text-properties fo:color="#a1467e" loext:opacity="100%" officeooo:rsid="00362c23"/>
    </style:style>
    <style:style style:name="T350" style:family="text">
      <style:text-properties officeooo:rsid="00253927"/>
    </style:style>
    <style:style style:name="T351" style:family="text">
      <style:text-properties fo:color="#808080" loext:opacity="100%"/>
    </style:style>
    <style:style style:name="T352" style:family="text">
      <style:text-properties fo:color="#808080" loext:opacity="100%" officeooo:rsid="0043f6ab"/>
    </style:style>
    <style:style style:name="T353" style:family="text">
      <style:text-properties officeooo:rsid="002738e8"/>
    </style:style>
    <style:style style:name="T354" style:family="text">
      <style:text-properties officeooo:rsid="00282ac8"/>
    </style:style>
    <style:style style:name="T355" style:family="text">
      <style:text-properties fo:color="#784b04" loext:opacity="100%" fo:font-style="italic" officeooo:rsid="00282ac8" style:font-style-asian="italic" style:font-style-complex="italic"/>
    </style:style>
    <style:style style:name="T356" style:family="text">
      <style:text-properties fo:color="#784b04" loext:opacity="100%" officeooo:rsid="00282ac8"/>
    </style:style>
    <style:style style:name="T357" style:family="text">
      <style:text-properties fo:color="#784b04" loext:opacity="100%" style:text-outline="false" style:text-line-through-style="none" style:text-line-through-type="none" style:font-name="Segoe UI" fo:font-size="14pt"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58" style:family="text">
      <style:text-properties officeooo:rsid="00295b5f"/>
    </style:style>
    <style:style style:name="T359" style:family="text">
      <style:text-properties officeooo:rsid="0029a620"/>
    </style:style>
    <style:style style:name="T360" style:family="text">
      <style:text-properties fo:color="#4e102d" loext:opacity="100%" style:font-name="Segoe UI" officeooo:rsid="003561ac"/>
    </style:style>
    <style:style style:name="T361" style:family="text">
      <style:text-properties fo:color="#2a6099" loext:opacity="100%"/>
    </style:style>
    <style:style style:name="T362" style:family="text">
      <style:text-properties fo:color="#2a6099" loext:opacity="100%" officeooo:rsid="002a84dc"/>
    </style:style>
    <style:style style:name="T363" style:family="text">
      <style:text-properties fo:color="#2a6099" loext:opacity="100%" fo:font-style="italic" officeooo:rsid="002a84dc" style:font-style-asian="italic" style:font-style-complex="italic"/>
    </style:style>
    <style:style style:name="T364" style:family="text">
      <style:text-properties fo:color="#2a6099"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365" style:family="text">
      <style:text-properties fo:color="#ff3838"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366" style:family="text">
      <style:text-properties officeooo:rsid="002c6433"/>
    </style:style>
    <style:style style:name="T367" style:family="text">
      <style:text-properties officeooo:rsid="002d802e"/>
    </style:style>
    <style:style style:name="T368" style:family="text">
      <style:text-properties fo:color="#8e86ae"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369" style:family="text">
      <style:text-properties fo:color="#8e86ae" loext:opacity="100%" fo:font-style="italic" officeooo:rsid="003a5d47" style:font-style-asian="italic" style:font-style-complex="italic"/>
    </style:style>
    <style:style style:name="T370" style:family="text">
      <style:text-properties officeooo:rsid="002e2859"/>
    </style:style>
    <style:style style:name="T371" style:family="text">
      <style:text-properties fo:color="#b85c00" loext:opacity="100%"/>
    </style:style>
    <style:style style:name="T372" style:family="text">
      <style:text-properties fo:color="#b85c00" loext:opacity="100%" officeooo:rsid="00362c23"/>
    </style:style>
    <style:style style:name="T373" style:family="text">
      <style:text-properties fo:color="#b85c00" loext:opacity="100%" fo:font-weight="bold" style:font-weight-asian="bold" style:font-weight-complex="bold"/>
    </style:style>
    <style:style style:name="T374" style:family="text">
      <style:text-properties fo:color="#b85c00" loext:opacity="100%" fo:font-weight="bold" officeooo:rsid="00362c23" style:font-weight-asian="bold" style:font-weight-complex="bold"/>
    </style:style>
    <style:style style:name="T375" style:family="text">
      <style:text-properties fo:color="#b85c00" loext:opacity="100%" style:font-name="Liberation Sans" fo:font-weight="bold" officeooo:rsid="000e30e4" style:font-weight-asian="bold" style:font-weight-complex="bold"/>
    </style:style>
    <style:style style:name="T376" style:family="text">
      <style:text-properties style:font-name="Liberation Sans"/>
    </style:style>
    <style:style style:name="T377" style:family="text">
      <style:text-properties style:font-name="Liberation Sans" officeooo:rsid="000e30e4"/>
    </style:style>
    <style:style style:name="T378" style:family="text">
      <style:text-properties style:font-name="Liberation Sans" officeooo:rsid="004321bb"/>
    </style:style>
    <style:style style:name="T379" style:family="text">
      <style:text-properties style:font-name="Liberation Sans" officeooo:rsid="00486160"/>
    </style:style>
    <style:style style:name="T380" style:family="text">
      <style:text-properties style:font-name="Liberation Sans" fo:font-style="italic" officeooo:rsid="00486160" style:font-style-asian="italic" style:font-style-complex="italic"/>
    </style:style>
    <style:style style:name="T381" style:family="text">
      <style:text-properties style:font-name="Liberation Sans" officeooo:rsid="005e83c1"/>
    </style:style>
    <style:style style:name="T382" style:family="text">
      <style:text-properties officeooo:rsid="003561ac"/>
    </style:style>
    <style:style style:name="T383" style:family="text">
      <style:text-properties fo:color="#d62e4e" loext:opacity="100%" style:text-underline-style="solid" style:text-underline-width="auto" style:text-underline-color="font-color" fo:font-weight="bold" officeooo:rsid="00150f96" style:font-weight-asian="bold" style:font-weight-complex="bold"/>
    </style:style>
    <style:style style:name="T384" style:family="text">
      <style:text-properties fo:color="#d62e4e" loext:opacity="100%" style:text-underline-style="solid" style:text-underline-width="auto" style:text-underline-color="font-color" fo:font-weight="bold" officeooo:rsid="003168b3" style:font-weight-asian="bold" style:font-weight-complex="bold"/>
    </style:style>
    <style:style style:name="T385" style:family="text">
      <style:text-properties fo:color="#d62e4e" loext:opacity="100%" style:text-underline-style="solid" style:text-underline-width="auto" style:text-underline-color="font-color" officeooo:rsid="00150f96"/>
    </style:style>
    <style:style style:name="T386" style:family="text">
      <style:text-properties fo:color="#d62e4e" loext:opacity="100%" style:text-underline-style="solid" style:text-underline-width="auto" style:text-underline-color="font-color" officeooo:rsid="0029a620"/>
    </style:style>
    <style:style style:name="T387" style:family="text">
      <style:text-properties fo:color="#d62e4e" loext:opacity="100%" fo:font-style="italic" style:text-underline-style="solid" style:text-underline-width="auto" style:text-underline-color="font-color" officeooo:rsid="0029a620" style:font-style-asian="italic" style:font-style-complex="italic"/>
    </style:style>
    <style:style style:name="T388" style:family="text">
      <style:text-properties officeooo:rsid="003601ae"/>
    </style:style>
    <style:style style:name="T389" style:family="text">
      <style:text-properties officeooo:rsid="00362c23"/>
    </style:style>
    <style:style style:name="T390" style:family="text">
      <style:text-properties officeooo:rsid="0037c2ca"/>
    </style:style>
    <style:style style:name="T391" style:family="text">
      <style:text-properties officeooo:rsid="003a5d47"/>
    </style:style>
    <style:style style:name="T392" style:family="text">
      <style:text-properties officeooo:rsid="003c1e32"/>
    </style:style>
    <style:style style:name="T393" style:family="text">
      <style:text-properties officeooo:rsid="003d58b8"/>
    </style:style>
    <style:style style:name="T394" style:family="text">
      <style:text-properties officeooo:rsid="003f44eb"/>
    </style:style>
    <style:style style:name="T395" style:family="text">
      <style:text-properties officeooo:rsid="00413f71"/>
    </style:style>
    <style:style style:name="T396" style:family="text">
      <style:text-properties fo:color="#bf0041" loext:opacity="100%" officeooo:rsid="003f44eb"/>
    </style:style>
    <style:style style:name="T397" style:family="text">
      <style:text-properties fo:color="#bf0041" loext:opacity="100%" officeooo:rsid="00415ad0"/>
    </style:style>
    <style:style style:name="T398" style:family="text">
      <style:text-properties fo:color="#bf0041" loext:opacity="100%" officeooo:rsid="00521c75"/>
    </style:style>
    <style:style style:name="T399"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415ad0" style:font-size-asian="14pt" style:font-style-asian="normal" style:font-weight-asian="normal" style:font-size-complex="14pt" style:font-style-complex="normal" style:font-weight-complex="normal" style:text-emphasize="none"/>
    </style:style>
    <style:style style:name="T400"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401" style:family="text">
      <style:text-properties fo:color="#bf0041" loext:opacity="100%" officeooo:rsid="00574109"/>
    </style:style>
    <style:style style:name="T402" style:family="text">
      <style:text-properties officeooo:rsid="00415ad0"/>
    </style:style>
    <style:style style:name="T403" style:family="text">
      <style:text-properties fo:color="#ff4000" loext:opacity="100%" style:font-name="Segoe UI" fo:font-weight="bold" officeooo:rsid="002d802e" style:font-weight-asian="bold" style:font-weight-complex="bold"/>
    </style:style>
    <style:style style:name="T404" style:family="text">
      <style:text-properties fo:color="#ff4000" loext:opacity="100%" style:font-name="Segoe UI" fo:font-weight="bold" officeooo:rsid="002e2859" style:font-weight-asian="bold" style:font-weight-complex="bold"/>
    </style:style>
    <style:style style:name="T405" style:family="text">
      <style:text-properties fo:color="#ff4000" loext:opacity="100%" style:font-name="Segoe UI" fo:font-weight="bold" officeooo:rsid="003561ac" style:font-weight-asian="bold" style:font-weight-complex="bold"/>
    </style:style>
    <style:style style:name="T406" style:family="text">
      <style:text-properties fo:color="#ff4000" loext:opacity="100%" style:font-name="Segoe UI" fo:font-weight="bold" officeooo:rsid="0043931e" style:font-weight-asian="bold" style:font-weight-complex="bold"/>
    </style:style>
    <style:style style:name="T407" style:family="text">
      <style:text-properties fo:color="#ff4000" loext:opacity="100%" style:font-name="Segoe UI" fo:font-weight="bold" officeooo:rsid="0043f6ab" style:font-weight-asian="bold" style:font-weight-complex="bold"/>
    </style:style>
    <style:style style:name="T408" style:family="text">
      <style:text-properties fo:color="#ff4000" loext:opacity="100%" style:font-name="Segoe UI" fo:font-weight="bold" officeooo:rsid="00470b80" style:font-weight-asian="bold" style:font-weight-complex="bold"/>
    </style:style>
    <style:style style:name="T409" style:family="text">
      <style:text-properties fo:color="#ff4000" loext:opacity="100%" style:font-name="Segoe UI" fo:font-weight="bold" officeooo:rsid="0058194b" style:font-weight-asian="bold" style:font-weight-complex="bold"/>
    </style:style>
    <style:style style:name="T410" style:family="text">
      <style:text-properties fo:color="#ff4000" loext:opacity="100%" fo:font-weight="bold" officeooo:rsid="002d802e" style:font-weight-asian="bold" style:font-weight-complex="bold"/>
    </style:style>
    <style:style style:name="T411" style:family="text">
      <style:text-properties fo:color="#ff4000" loext:opacity="100%" fo:font-weight="bold" officeooo:rsid="002e2859" style:font-weight-asian="bold" style:font-weight-complex="bold"/>
    </style:style>
    <style:style style:name="T412" style:family="text">
      <style:text-properties fo:color="#ff4000" loext:opacity="100%" fo:font-weight="bold" officeooo:rsid="00345424" style:font-weight-asian="bold" style:font-weight-complex="bold"/>
    </style:style>
    <style:style style:name="T413" style:family="text">
      <style:text-properties fo:color="#a7074b" loext:opacity="100%" officeooo:rsid="002738e8"/>
    </style:style>
    <style:style style:name="T414" style:family="text">
      <style:text-properties fo:color="#a7074b" loext:opacity="100%" officeooo:rsid="003561ac"/>
    </style:style>
    <style:style style:name="T415" style:family="text">
      <style:text-properties fo:color="#e8a202" loext:opacity="100%" officeooo:rsid="002738e8"/>
    </style:style>
    <style:style style:name="T416" style:family="text">
      <style:text-properties fo:color="#e8a202" loext:opacity="100%" officeooo:rsid="003561ac"/>
    </style:style>
    <style:style style:name="T417" style:family="text">
      <style:text-properties officeooo:rsid="004321bb"/>
    </style:style>
    <style:style style:name="T418" style:family="text">
      <style:text-properties officeooo:rsid="0043931e"/>
    </style:style>
    <style:style style:name="T419" style:family="text">
      <style:text-properties officeooo:rsid="0043f6ab"/>
    </style:style>
    <style:style style:name="T420" style:family="text">
      <style:text-properties officeooo:rsid="0043fc6c"/>
    </style:style>
    <style:style style:name="T421" style:family="text">
      <style:text-properties officeooo:rsid="0044c2d4"/>
    </style:style>
    <style:style style:name="T422" style:family="text">
      <style:text-properties officeooo:rsid="00452f7b"/>
    </style:style>
    <style:style style:name="T423" style:family="text">
      <style:text-properties officeooo:rsid="00486160"/>
    </style:style>
    <style:style style:name="T424" style:family="text">
      <style:text-properties fo:color="#ff0000" loext:opacity="100%" officeooo:rsid="00486160"/>
    </style:style>
    <style:style style:name="T425" style:family="text">
      <style:text-properties officeooo:rsid="004a28ad"/>
    </style:style>
    <style:style style:name="T426" style:family="text">
      <style:text-properties officeooo:rsid="004cc249"/>
    </style:style>
    <style:style style:name="T427" style:family="text">
      <style:text-properties officeooo:rsid="00189f94"/>
    </style:style>
    <style:style style:name="T428" style:family="text">
      <style:text-properties officeooo:rsid="00541958"/>
    </style:style>
    <style:style style:name="T429" style:family="text">
      <style:text-properties officeooo:rsid="0048982e"/>
    </style:style>
    <style:style style:name="T430" style:family="text">
      <style:text-properties fo:color="#3faf46" loext:opacity="100%"/>
    </style:style>
    <style:style style:name="T431" style:family="text">
      <style:text-properties fo:color="#3faf46" loext:opacity="100%" officeooo:rsid="0048982e"/>
    </style:style>
    <style:style style:name="T432"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5e9fb7" style:font-size-asian="14pt" style:font-style-asian="italic" style:font-weight-asian="normal" style:font-size-complex="14pt" style:font-style-complex="italic" style:font-weight-complex="normal" style:text-emphasize="none"/>
    </style:style>
    <style:style style:name="T433"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434" style:family="text">
      <style:text-properties fo:color="#3faf46"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435" style:family="text">
      <style:text-properties fo:color="#3faf46" loext:opacity="100%" style:text-outline="false" style:text-line-through-style="none" style:text-line-through-type="none" style:font-name="Segoe UI" fo:font-size="14pt" fo:font-style="normal" fo:text-shadow="none" style:text-underline-style="none" fo:font-weight="normal" officeooo:rsid="005e9fb7" style:font-size-asian="14pt" style:font-style-asian="normal" style:font-weight-asian="normal" style:font-size-complex="14pt" style:font-style-complex="normal" style:font-weight-complex="normal" style:text-emphasize="none"/>
    </style:style>
    <style:style style:name="T436" style:family="text">
      <style:text-properties fo:color="#3faf46" loext:opacity="100%" fo:font-style="italic" officeooo:rsid="0017f407" style:font-style-asian="italic" style:font-style-complex="italic"/>
    </style:style>
    <style:style style:name="T437" style:family="text">
      <style:text-properties officeooo:rsid="0057dec4"/>
    </style:style>
    <style:style style:name="T438" style:family="text">
      <style:text-properties officeooo:rsid="0058194b"/>
    </style:style>
    <style:style style:name="T439" style:family="text">
      <style:text-properties officeooo:rsid="005a9842"/>
    </style:style>
    <style:style style:name="T440" style:family="text">
      <style:text-properties officeooo:rsid="005c9cf1"/>
    </style:style>
    <style:style style:name="T441" style:family="text">
      <style:text-properties officeooo:rsid="005e83c1"/>
    </style:style>
    <style:style style:name="T442" style:family="text">
      <style:text-properties officeooo:rsid="005e9fb7"/>
    </style:style>
    <style:style style:name="T443" style:family="text">
      <style:text-properties officeooo:rsid="005fe690"/>
    </style:style>
    <style:style style:name="T444" style:family="text">
      <style:text-properties officeooo:rsid="0060b38a"/>
    </style:style>
    <style:style style:name="T445" style:family="text">
      <style:text-properties fo:color="#c9211e" loext:opacity="100%" style:text-outline="false" style:text-line-through-style="none" style:text-line-through-type="none" style:font-name="Segoe UI1" fo:font-size="14pt" fo:font-style="normal" fo:text-shadow="none" style:text-underline-style="none" fo:font-weight="bold" officeooo:rsid="00611ae1" style:font-size-asian="14pt" style:font-style-asian="normal" style:font-weight-asian="bold" style:font-size-complex="14pt" style:font-style-complex="normal" style:font-weight-complex="bold" style:text-emphasize="none"/>
    </style:style>
    <style:style style:name="T446" style:family="text">
      <style:text-properties officeooo:rsid="00611ae1"/>
    </style:style>
    <style:style style:name="T447" style:family="text">
      <style:text-properties officeooo:rsid="000d9989"/>
    </style:style>
    <style:style style:name="T448" style:family="text">
      <style:text-properties officeooo:rsid="000d46d5"/>
    </style:style>
    <style:style style:name="T449" style:family="text">
      <style:text-properties officeooo:rsid="000d6430"/>
    </style:style>
    <style:style style:name="T450" style:family="text">
      <style:text-properties officeooo:rsid="000e591a"/>
    </style:style>
    <style:style style:name="T451" style:family="text">
      <style:text-properties officeooo:rsid="000e5ad8"/>
    </style:style>
    <style:style style:name="T452" style:family="text">
      <style:text-properties officeooo:rsid="000f424c"/>
    </style:style>
    <style:style style:name="T453" style:family="text">
      <style:text-properties officeooo:rsid="00138fdf"/>
    </style:style>
    <style:style style:name="T454" style:family="text">
      <style:text-properties officeooo:rsid="001454a1"/>
    </style:style>
    <style:style style:name="T455" style:family="text">
      <style:text-properties officeooo:rsid="0016464f"/>
    </style:style>
    <style:style style:name="T456" style:family="text">
      <style:text-properties officeooo:rsid="00146b9a"/>
    </style:style>
    <style:style style:name="T457" style:family="text">
      <style:text-properties officeooo:rsid="0014a3d6"/>
    </style:style>
    <style:style style:name="T458" style:family="text">
      <style:text-properties officeooo:rsid="00204512"/>
    </style:style>
    <style:style style:name="T459" style:family="text">
      <style:text-properties officeooo:rsid="001531d5"/>
    </style:style>
    <style:style style:name="T460" style:family="text">
      <style:text-properties officeooo:rsid="00189be5"/>
    </style:style>
    <style:style style:name="T461" style:family="text">
      <style:text-properties officeooo:rsid="0016dee6"/>
    </style:style>
    <style:style style:name="T462" style:family="text">
      <style:text-properties officeooo:rsid="001c4720"/>
    </style:style>
    <style:style style:name="T463" style:family="text">
      <style:text-properties officeooo:rsid="001c74f2"/>
    </style:style>
    <style:style style:name="T464" style:family="text">
      <style:text-properties officeooo:rsid="001e117a"/>
    </style:style>
    <style:style style:name="T465" style:family="text">
      <style:text-properties officeooo:rsid="0066945d"/>
    </style:style>
    <style:style style:name="T466" style:family="text">
      <style:text-properties officeooo:rsid="0066204a"/>
    </style:style>
    <style:style style:name="T467" style:family="text">
      <style:text-properties officeooo:rsid="00682f0b"/>
    </style:style>
    <style:style style:name="T468" style:family="text">
      <style:text-properties officeooo:rsid="003bb760"/>
    </style:style>
    <style:style style:name="T469" style:family="text">
      <style:text-properties officeooo:rsid="003a2836"/>
    </style:style>
    <style:style style:name="T470" style:family="text">
      <style:text-properties style:font-name="Arial" fo:font-style="normal" officeooo:rsid="002f9b6e" style:font-style-asian="normal" style:font-style-complex="normal" style:font-weight-complex="bold"/>
    </style:style>
    <style:style style:name="T471" style:family="text">
      <style:text-properties style:font-name="Arial" fo:font-style="normal" officeooo:rsid="0014aa81" style:font-style-asian="normal" style:font-style-complex="normal"/>
    </style:style>
    <style:style style:name="T472" style:family="text">
      <style:text-properties style:font-name="Arial" fo:font-style="normal" style:text-underline-style="none" officeooo:rsid="002ded1d" style:font-style-asian="normal" style:font-style-complex="normal" style:font-weight-complex="bold"/>
    </style:style>
    <style:style style:name="T473" style:family="text">
      <style:text-properties style:font-name="Arial" fo:font-style="normal" style:text-underline-style="none" officeooo:rsid="002e962d" style:font-style-asian="normal" style:font-style-complex="normal" style:font-weight-complex="bold"/>
    </style:style>
    <style:style style:name="T474" style:family="text">
      <style:text-properties style:font-name="Arial" fo:font-weight="normal" officeooo:rsid="0013f9d5" style:font-weight-asian="normal"/>
    </style:style>
    <style:style style:name="T475" style:family="text">
      <style:text-properties officeooo:rsid="00266cc6"/>
    </style:style>
    <style:style style:name="T476" style:family="text">
      <style:text-properties officeooo:rsid="001c4aba"/>
    </style:style>
    <style:style style:name="T477" style:family="text">
      <style:text-properties officeooo:rsid="0044bd6d"/>
    </style:style>
    <style:style style:name="T478" style:family="text">
      <style:text-properties officeooo:rsid="004917db"/>
    </style:style>
    <style:style style:name="T479" style:family="text">
      <style:text-properties officeooo:rsid="003e3d49"/>
    </style:style>
    <style:style style:name="T480" style:family="text">
      <style:text-properties officeooo:rsid="0020ebca"/>
    </style:style>
    <style:style style:name="T481" style:family="text">
      <style:text-properties officeooo:rsid="0027daff"/>
    </style:style>
    <style:style style:name="T482" style:family="text">
      <style:text-properties officeooo:rsid="00282baf"/>
    </style:style>
    <style:style style:name="T483" style:family="text">
      <style:text-properties fo:font-size="15pt" fo:font-style="normal" officeooo:rsid="001f8db2" style:font-size-asian="15pt" style:font-style-asian="normal" style:font-size-complex="15pt" style:font-style-complex="normal"/>
    </style:style>
    <style:style style:name="T484" style:family="text">
      <style:text-properties fo:font-size="15pt" fo:font-style="normal" officeooo:rsid="002c6b9e" style:font-size-asian="15pt" style:font-style-asian="normal" style:font-size-complex="15pt" style:font-style-complex="normal"/>
    </style:style>
    <style:style style:name="T485" style:family="text">
      <style:text-properties fo:font-size="15pt" fo:font-style="normal" officeooo:rsid="002504a0" style:font-size-asian="15pt" style:font-style-asian="normal" style:font-size-complex="15pt" style:font-style-complex="normal"/>
    </style:style>
    <style:style style:name="T486" style:family="text">
      <style:text-properties fo:font-size="15pt" fo:font-style="normal" officeooo:rsid="003fdedd" style:font-size-asian="15pt" style:font-style-asian="normal" style:font-size-complex="15pt" style:font-style-complex="normal"/>
    </style:style>
    <style:style style:name="T487" style:family="text">
      <style:text-properties officeooo:rsid="002c6b9e"/>
    </style:style>
    <style:style style:name="T488" style:family="text">
      <style:text-properties officeooo:rsid="003fdedd"/>
    </style:style>
    <style:style style:name="T489" style:family="text">
      <style:text-properties officeooo:rsid="0047aa9f"/>
    </style:style>
    <style:style style:name="T490" style:family="text">
      <style:text-properties officeooo:rsid="001e3a23"/>
    </style:style>
    <style:style style:name="T491" style:family="text">
      <style:text-properties officeooo:rsid="002ae43b"/>
    </style:style>
    <style:style style:name="T492" style:family="text">
      <style:text-properties officeooo:rsid="002e962d"/>
    </style:style>
    <style:style style:name="T493" style:family="text">
      <style:text-properties officeooo:rsid="00285a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4">Tytuł:</text:span> <text:span text:style-name="T136">Zbiór przypadków testowych </text:span><text:span text:style-name="T444">dla</text:span><text:span text:style-name="T136"> aplikacji</text:span></text:p>
      <text:p text:style-name="P1">Autor:<text:span text:style-name="T107"> Andrzej Wachnicki</text:span></text:p>
      <text:p text:style-name="P2">Wersja dokumentu:<text:span text:style-name="T107"> 1</text:span></text:p>
      <text:p text:style-name="P2">Data:<text:span text:style-name="T107"> 2</text:span><text:span text:style-name="T108">2</text:span><text:span text:style-name="T107">.03.2022r.</text:span></text:p>
      <text:p text:style-name="P4">Nazwa aplikacji:<text:span text:style-name="T107"> JaNieTakiOrk Generator RPG</text:span></text:p>
      <text:p text:style-name="P1"><text:span text:style-name="T2">Link do aplikacji:</text:span><text:span text:style-name="T42"> </text:span><text:a xlink:type="simple" xlink:href="https://github.com/MaciejGrochowski/PRI" text:style-name="Internet_20_link" text:visited-style-name="Visited_20_Internet_20_Link"><text:span text:style-name="T63">https://github.com/MaciejGrochowski/PRI</text:span></text:a></text:p>
      <text:p text:style-name="P251"/>
      <text:p text:style-name="P251"/>
      <text:p text:style-name="P431"><text:span text:style-name="T245">Testowana funkcjonalność:</text:span><text:span text:style-name="T63"> </text:span><text:span text:style-name="T64">Założenie nowego konta użytkownika</text:span></text:p>
      <text:p text:style-name="P252"/>
      <text:p text:style-name="P9"><text:span text:style-name="T66">W</text:span><text:span text:style-name="T65">ybrane testy wraz z danymi testowymi:</text:span></text:p>
      <text:p text:style-name="P253"/>
      <text:p text:style-name="P386"><text:span text:style-name="T86">1. </text:span><text:span text:style-name="T167">Pole </text:span><text:span text:style-name="T168">Nazwa użytkownika</text:span><text:span text:style-name="T87">:</text:span></text:p>
      <text:p text:style-name="P348"><text:span text:style-name="T149">Poprawne klasy r</text:span><text:span text:style-name="T174">ównoważności:</text:span><text:span text:style-name="T170"> </text:span></text:p>
      <text:p text:style-name="P388"><text:span text:style-name="T170">(</text:span><text:span text:style-name="T171">3</text:span><text:span text:style-name="T170">&lt;</text:span><text:span text:style-name="T171">=Liczba znaków&lt;=20</text:span><text:span text:style-name="T170">)</text:span><text:span text:style-name="T172">=&gt;(3, 4, 8, 10, 14, 17, 19, 20)</text:span><text:span text:style-name="T170">: </text:span><text:span text:style-name="T173">Brak komunikatu o błędzie</text:span></text:p>
      <text:p text:style-name="P237"><text:span text:style-name="T94">Niepoprawne klasy równoważności:</text:span> </text:p>
      <text:p text:style-name="P238">(<text:span text:style-name="T394">Liczba znaków==0</text:span>)<text:span text:style-name="T394">=&gt;(0)</text:span>: Brak komunikatu o błędzie, <text:span text:style-name="T189">nieaktywny przycisk "Zarejestruj"</text:span></text:p>
      <text:p text:style-name="P242">(<text:span text:style-name="T394">1</text:span>&lt;<text:span text:style-name="T394">=Liczba znaków&lt;=2</text:span>)<text:span text:style-name="T394">=&gt;(1, </text:span><text:span text:style-name="T234">2</text:span><text:span text:style-name="T394">)</text:span>: <text:span text:style-name="T191">Komunikat o błędzie (nazwa użytkownika jest zbyt krótka)</text:span>, <text:span text:style-name="T192">nieaktywny przycisk "Zarejestruj"</text:span></text:p>
      <text:p text:style-name="P242">(<text:span text:style-name="T394">Liczba znaków&gt;20</text:span>)<text:span text:style-name="T394">=&gt;(21, </text:span><text:span text:style-name="T229">26</text:span><text:span text:style-name="T227">, </text:span><text:span text:style-name="T394">28, 35, 42)</text:span>: <text:span text:style-name="T191">Komunikat o błędzie (nazwa użytkownika jest zbyt długa), </text:span><text:span text:style-name="T192">nieaktywny przycisk "Zarejestruj"</text:span></text:p>
      <text:p text:style-name="P245"><text:span text:style-name="T73">A</text:span><text:span text:style-name="T72">naliz</text:span><text:span text:style-name="T73">a</text:span><text:span text:style-name="T72"> wartości brzegowych:</text:span><text:span text:style-name="T69"> </text:span></text:p>
      <text:p text:style-name="P13">(<text:span text:style-name="T394">2</text:span>&lt;<text:span text:style-name="T394">=Liczba znaków&lt;=3</text:span>)<text:span text:style-name="T394">=&gt;(</text:span>2, 3<text:span text:style-name="T394">)</text:span>, </text:p>
      <text:p text:style-name="P13">(<text:span text:style-name="T394">20</text:span>&lt;<text:span text:style-name="T394">=Liczba znaków&lt;=21 </text:span>)<text:span text:style-name="T394">=&gt;(</text:span>20, 21<text:span text:style-name="T394">)</text:span></text:p>
      <text:p text:style-name="P389"><text:span text:style-name="T97">Dane testowe </text:span><text:span text:style-name="T96">do testu #TC</text:span><text:span text:style-name="T98">1</text:span><text:span text:style-name="T97">:</text:span></text:p>
      <text:p text:style-name="P147"><text:span text:style-name="T394">(21, </text:span><text:span text:style-name="T229">26</text:span><text:span text:style-name="T227">, </text:span><text:span text:style-name="T394">28, 35, 42)</text:span><text:span text:style-name="T395">=&gt;(</text:span><text:span text:style-name="T231">SlavicUbermenschRPGfan17@</text:span><text:span text:style-name="T395">)</text:span></text:p>
      <text:p text:style-name="P147"><text:span text:style-name="T394">(1, </text:span><text:span text:style-name="T234">2</text:span><text:span text:style-name="T394">)</text:span><text:span text:style-name="T395">=&gt;(</text:span><text:span text:style-name="T232">Ad</text:span><text:span text:style-name="T395">)</text:span></text:p>
      <text:p text:style-name="P389"><text:span text:style-name="T97">Dane testowe </text:span><text:span text:style-name="T96">do testu #TC</text:span><text:span text:style-name="T98">8, </text:span><text:span text:style-name="T99">#TC2, #TC3, </text:span><text:span text:style-name="T100">#TC4, </text:span><text:span text:style-name="T101">#TC5, </text:span><text:span text:style-name="T102">#TC6, </text:span><text:span text:style-name="T103">#TC7, </text:span><text:span text:style-name="T104">#TC10, </text:span><text:span text:style-name="T105">#TC12</text:span><text:span text:style-name="T97">:</text:span></text:p>
      <text:p text:style-name="P390"><text:span text:style-name="T183">(</text:span><text:span text:style-name="T396">3</text:span><text:span text:style-name="T183">, 4, </text:span><text:span text:style-name="T396">8</text:span><text:span text:style-name="T183">, </text:span><text:span text:style-name="T396">10</text:span><text:span text:style-name="T183">, 14, 17, 19, 20)</text:span><text:span text:style-name="T184">=&gt;(</text:span><text:span text:style-name="T396">8</text:span><text:span text:style-name="T184">)=&gt;(</text:span><text:span text:style-name="T397">RPGFan17, </text:span><text:span text:style-name="T398">RPGFan1766, Ryu</text:span><text:span text:style-name="T184">)</text:span></text:p>
      <text:p text:style-name="P19">2. <text:span text:style-name="T322">Pole </text:span><text:span text:style-name="T323">Hasło</text:span><text:span text:style-name="T322">:</text:span></text:p>
      <text:p text:style-name="P5"><text:span text:style-name="T164">Poprawne klasy r</text:span><text:span text:style-name="T177">ównoważności:</text:span><text:span text:style-name="T169"> </text:span></text:p>
      <text:p text:style-name="P6"><text:span text:style-name="T178">(</text:span><text:span text:style-name="T169"> </text:span><text:span text:style-name="T178">3</text:span><text:span text:style-name="T169">&lt;</text:span><text:span text:style-name="T178">=Liczba znaków&lt;=64</text:span><text:span text:style-name="T169">)</text:span><text:span text:style-name="T179">=&gt;</text:span><text:span text:style-name="T165">(3, 7, </text:span><text:span text:style-name="T166">10, </text:span><text:span text:style-name="T165">16, 24, 38, 45, 52, 64)</text:span><text:span text:style-name="T169">: </text:span><text:span text:style-name="T175">Długość hasła jest prawidłowa, brak komunikatu o błędzie</text:span></text:p>
      <text:p text:style-name="P236"><text:span text:style-name="T94">Niepoprawne klasy równoważności:</text:span> </text:p>
      <text:p text:style-name="P239">(<text:span text:style-name="T392">Liczba znaków == 0</text:span>)<text:span text:style-name="T392">=&gt;(0)</text:span>: Pole pozostaje puste, nie pojawia się żaden komunikat</text:p>
      <text:p text:style-name="P236">(1<text:span text:style-name="T367">&lt;</text:span><text:span text:style-name="T392">=Liczba znaków&lt;=2</text:span>)<text:span text:style-name="T392">=&gt;(1, 2)</text:span>: <text:span text:style-name="T315">Komunikat "Hasło jest zbyt krótkie"</text:span>, </text:p>
      <text:p text:style-name="P241"><text:soft-page-break/>(<text:span text:style-name="T393">Liczba znaków&gt;64</text:span>)<text:span text:style-name="T393">=&gt;(</text:span><text:span text:style-name="T367">65, </text:span><text:span text:style-name="T393">68, 73, 85)</text:span>: <text:span text:style-name="T315">Komunikat "Hasło jest zbyt długie"</text:span></text:p>
      <text:p text:style-name="P244"><text:span text:style-name="T326">A</text:span>naliz<text:span text:style-name="T326">a</text:span> wartości brzegowych: </text:p>
      <text:p text:style-name="P241"><text:span text:style-name="T367">(</text:span><text:span text:style-name="T393">2</text:span><text:span text:style-name="T367">&lt;</text:span><text:span text:style-name="T393">=Liczba znaków&lt;=3</text:span><text:span text:style-name="T367">)</text:span><text:span text:style-name="T393">=&gt;(</text:span><text:span text:style-name="T328">2</text:span><text:span text:style-name="T393">, 3)</text:span></text:p>
      <text:p text:style-name="P241">(<text:span text:style-name="T328">64</text:span><text:span text:style-name="T367">&lt;</text:span><text:span text:style-name="T393">=Liczba znaków&lt;=65 </text:span>)<text:span text:style-name="T393">=&gt;(64, </text:span><text:span text:style-name="T328">65</text:span><text:span text:style-name="T393">)</text:span></text:p>
      <text:p text:style-name="P398"><text:span text:style-name="T97">Dane testowe </text:span><text:span text:style-name="T96">do testu #TC2*</text:span><text:span text:style-name="T97">:</text:span><text:span text:style-name="T367"> </text:span></text:p>
      <text:p text:style-name="P241"><text:s/><text:span text:style-name="T393">(</text:span><text:span text:style-name="T328">2</text:span><text:span text:style-name="T393">, 3), </text:span>(64, <text:span text:style-name="T327">65</text:span>)<text:span text:style-name="T367">=&gt;</text:span><text:span text:style-name="T393">(</text:span><text:span text:style-name="T328">2</text:span><text:span text:style-name="T393">, </text:span><text:span text:style-name="T328">65</text:span><text:span text:style-name="T393">)</text:span><text:span text:style-name="T395">=&gt;</text:span></text:p>
      <text:p text:style-name="P243"><text:span text:style-name="T367">( </text:span><text:span text:style-name="T337">Ag, </text:span><text:span text:style-name="T338">SlavicUbermenschRPGfan17@SlavicUbermenschRPGfan17@SlavicUberm</text:span><text:span text:style-name="T339">17@S</text:span><text:span text:style-name="T75">)</text:span><text:span text:style-name="T337"> </text:span></text:p>
      <text:p text:style-name="P400"><text:span text:style-name="T88">Dane testowe </text:span><text:span text:style-name="T89">do testu #TC</text:span><text:span text:style-name="T90">10</text:span><text:span text:style-name="T89">*</text:span><text:span text:style-name="T88">:</text:span></text:p>
      <text:p text:style-name="P246"><text:span text:style-name="T88"><text:s/></text:span><text:span text:style-name="T91">(2, </text:span><text:span text:style-name="T329">3</text:span><text:span text:style-name="T91">), </text:span><text:span text:style-name="T92">(</text:span><text:span text:style-name="T330">64</text:span><text:span text:style-name="T92">, 65)=&gt;</text:span><text:span text:style-name="T91">(</text:span><text:span text:style-name="T329">2</text:span><text:span text:style-name="T91">, </text:span><text:span text:style-name="T329">65</text:span><text:span text:style-name="T91">)</text:span><text:span text:style-name="T93">=&gt;</text:span></text:p>
      <text:p text:style-name="P246"><text:span text:style-name="T92">( </text:span><text:span text:style-name="T337">A</text:span><text:span text:style-name="T340">1@</text:span><text:span text:style-name="T337">, </text:span><text:span text:style-name="T338">SlavicUbermenschRPGfan17@SlavicUbermenschRPGfan17@SlavicUberm</text:span><text:span text:style-name="T339">17@</text:span><text:span text:style-name="T75">)</text:span><text:span text:style-name="T337"> </text:span></text:p>
      <text:p text:style-name="P399"><text:span text:style-name="T80">D</text:span><text:span text:style-name="T79">ane testowe do testu #</text:span><text:span text:style-name="T81">TC</text:span><text:span text:style-name="T82">8, </text:span><text:span text:style-name="T83">TC1, #TC3, </text:span><text:span text:style-name="T84">#TC4, </text:span><text:span text:style-name="T85">#TC12</text:span><text:span text:style-name="T81">*:</text:span></text:p>
      <text:p text:style-name="P240"><text:span text:style-name="T76">(3, 7, </text:span><text:span text:style-name="T77">10, </text:span><text:span text:style-name="T76">16, 24, 38, 45, 52, 64)</text:span><text:span text:style-name="T77">+spełnione warunki z kolumny 1 w tablicy decyzyjnej</text:span><text:span text:style-name="T76">:</text:span><text:span text:style-name="T74">=&gt;</text:span><text:span text:style-name="T78">(10)=&gt;</text:span></text:p>
      <text:p text:style-name="P385"><text:span text:style-name="T153">(</text:span><text:span text:style-name="T368">Arkana56$</text:span><text:span text:style-name="T154">)</text:span></text:p>
      <text:p text:style-name="P384"><text:span text:style-name="T162">* </text:span><text:span text:style-name="T163">Zostały spełnione dodatkowo warunki z tablicy decyzyjnej (tablica dostępna w innym pliku)</text:span></text:p>
      <text:p text:style-name="P10"/>
      <text:p text:style-name="P18"><text:span text:style-name="T353">3</text:span><text:span text:style-name="T187">. </text:span><text:span text:style-name="T370">P</text:span><text:span text:style-name="T188">ol</text:span><text:span text:style-name="T370">e</text:span><text:span text:style-name="T188"> Opis profilu:</text:span></text:p>
      <text:p text:style-name="P7"><text:span text:style-name="T164">Poprawne klasy r</text:span><text:span text:style-name="T177">ównoważności:</text:span><text:span text:style-name="T169"> </text:span></text:p>
      <text:p text:style-name="P8"><text:span text:style-name="T169">(</text:span><text:span text:style-name="T180">0</text:span><text:span text:style-name="T169">&lt;</text:span><text:span text:style-name="T180">=Liczba znaków&lt;=1000</text:span><text:span text:style-name="T169">)</text:span><text:span text:style-name="T180">=&gt;(</text:span><text:span text:style-name="T169">0, 6, 15, 35, 42, 1000</text:span><text:span text:style-name="T180">)</text:span><text:span text:style-name="T169">: </text:span><text:span text:style-name="T176">Brak komunikatu o błędzie</text:span></text:p>
      <text:p text:style-name="P237"><text:span text:style-name="T94">Niepoprawne klasy równoważności:</text:span> </text:p>
      <text:p text:style-name="P242">(<text:span text:style-name="T394">Liczba znaków &gt; 1000</text:span>)<text:span text:style-name="T394">=&gt;(1001, 1050, 1200)</text:span>: <text:span text:style-name="T191">Komunikat o błędzie (opis profilu jest zbyt długi)</text:span></text:p>
      <text:p text:style-name="P85"><text:span text:style-name="T95">A</text:span><text:span text:style-name="T94">naliz</text:span><text:span text:style-name="T95">a</text:span><text:span text:style-name="T94"> wartości brzegowych:</text:span> </text:p>
      <text:p text:style-name="P87">(<text:span text:style-name="T394">1000</text:span>&lt;<text:span text:style-name="T394">=Liczba znaków&lt;=1001</text:span>)<text:span text:style-name="T370">=&gt;</text:span><text:span text:style-name="T394">(</text:span>1000, <text:span text:style-name="T351">1001</text:span><text:span text:style-name="T394">)</text:span></text:p>
      <text:p text:style-name="P39"/>
      <text:p text:style-name="P395">Dane testowe do testu <text:span text:style-name="T389">TC#</text:span><text:span text:style-name="T419">4</text:span>:</text:p>
      <text:p text:style-name="P89"><text:span text:style-name="T394">(</text:span>1000, <text:span text:style-name="T351">1001</text:span><text:span text:style-name="T394">)</text:span><text:span text:style-name="T417">=&gt;(</text:span><text:span text:style-name="T351">1001</text:span><text:span text:style-name="T417">)=&gt;</text:span></text:p>
      <text:p text:style-name="P340">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text:soft-page-break/>rhoncus velit feugiat id. Aenean at quam blandit, scelerisque nunc sed, maximus lectus.</text:p>
      <text:p text:style-name="P340">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p>
      <text:p text:style-name="P394">Dane testowe do testu <text:span text:style-name="T389">TC#</text:span><text:span text:style-name="T417">8</text:span>:</text:p>
      <text:p text:style-name="P90"><text:span text:style-name="T394">(</text:span><text:span text:style-name="T351">1000</text:span>, 1001<text:span text:style-name="T394">)</text:span><text:span text:style-name="T417">=&gt;(</text:span><text:span text:style-name="T351">100</text:span><text:span text:style-name="T352">0</text:span><text:span text:style-name="T417">)=&gt;</text:span></text:p>
      <text:p text:style-name="P340">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340">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text:span text:style-name="T419">t</text:span></text:p>
      <text:p text:style-name="P340"/>
      <text:p text:style-name="P247"><text:span text:style-name="T71">5</text:span><text:span text:style-name="T69">. </text:span><text:span text:style-name="T67">P</text:span><text:span text:style-name="T68">ol</text:span><text:span text:style-name="T67">e</text:span><text:span text:style-name="T69"> </text:span><text:span text:style-name="T70">Discord:</text:span></text:p>
      <text:p text:style-name="P256">Poprawne klasy równoważności:</text:p>
      <text:p text:style-name="P255"><text:span text:style-name="T423">(Liczba znaków == 0): Brak komunikatu o błędzie, aktywny przycisk </text:span><text:span text:style-name="T206">Zarejestruj</text:span></text:p>
      <text:p text:style-name="P254">(<text:span text:style-name="T372">Liczba cyfr po znaku # == 4</text:span>): <text:span text:style-name="T191">Brak komunikatu o błędzie</text:span></text:p>
      <text:p text:style-name="P11"><text:span text:style-name="T94">Niepoprawne klasy równoważności:</text:span> </text:p>
      <text:p text:style-name="P11">(<text:span text:style-name="T348">Liczba cyfr po znaku # &lt; 4 || Liczba cyfr po znaku # &gt; 4</text:span>): <text:span text:style-name="T318">Komunikat o błędzie (niepoprawna wartość)</text:span></text:p>
      <text:p text:style-name="P11"/>
      <text:p text:style-name="P393">Dane testowe do testu <text:span text:style-name="T437">#</text:span><text:span text:style-name="T389">TC3</text:span>:</text:p>
      <text:p text:style-name="P12">(<text:span text:style-name="T348">Liczba cyfr po znaku # &lt; 4 || Liczba cyfr po znaku # &gt; 4</text:span>)<text:span text:style-name="T388">=&gt;</text:span></text:p>
      <text:p text:style-name="P17"><text:span text:style-name="T349">(</text:span><text:span text:style-name="T347">Ork#12345</text:span>, <text:span text:style-name="T348">Ork</text:span><text:span text:style-name="T347">#475</text:span><text:span text:style-name="T349">)</text:span></text:p>
      <text:p text:style-name="P402"/>
      <text:p text:style-name="P396">Dane testowe do testu <text:span text:style-name="T437">#</text:span>TC8:</text:p>
      <text:p text:style-name="P16"><text:span text:style-name="T371">(</text:span><text:span text:style-name="T372">Liczba cyfr po znaku # == 4</text:span><text:span text:style-name="T371">)</text:span><text:span text:style-name="T372">=&gt; </text:span><text:span text:style-name="T374">(</text:span><text:span text:style-name="T373">Ork#1234</text:span><text:span text:style-name="T374">)</text:span></text:p>
      <text:p text:style-name="P40"/>
      <text:p text:style-name="P20"><text:soft-page-break/><text:span text:style-name="T319">6</text:span><text:span text:style-name="T318">. </text:span><text:span text:style-name="T324">Pole </text:span><text:span text:style-name="T320">Powtórz hasło</text:span><text:span text:style-name="T317">:</text:span></text:p>
      <text:p text:style-name="P218">Niepoprawne klasy równoważności:</text:p>
      <text:p text:style-name="P149">(Liczba znaków == 0): Nieaktywny przycisk <text:span text:style-name="T189">Zarejestruj</text:span></text:p>
      <text:p text:style-name="P14"><text:span text:style-name="T316">(</text:span><text:span text:style-name="T325">Pole </text:span><text:span text:style-name="T360">Hasło != Pole Powórz hasło</text:span><text:span text:style-name="T316">): </text:span><text:span text:style-name="T317">Komunikat o niepasujących do siebie wartościach w polach Hasło i Powtórz hasło</text:span></text:p>
      <text:p text:style-name="P223">Poprawne klasy równoważności:</text:p>
      <text:p text:style-name="P15"><text:span text:style-name="T316">(</text:span><text:span text:style-name="T325">Pole </text:span><text:span text:style-name="T360">Hasło == Pole Powórz hasło</text:span><text:span text:style-name="T316">): </text:span><text:span text:style-name="T321">Identyczne hasła, brak komunikatu o błędzie</text:span></text:p>
      <text:p text:style-name="P88"><text:span text:style-name="T410">Dane testowe </text:span><text:span text:style-name="T411">do testu #TC</text:span><text:span text:style-name="T412">6</text:span><text:span text:style-name="T410">:</text:span><text:span text:style-name="T367"> </text:span></text:p>
      <text:p text:style-name="P88"><text:span text:style-name="T353">(</text:span><text:span text:style-name="T382">Pole Hasło != Pole Powórz hasło</text:span><text:span text:style-name="T353">)</text:span><text:span text:style-name="T382">=&gt;</text:span><text:span text:style-name="T353">(</text:span><text:span text:style-name="T413">Arkana</text:span><text:span text:style-name="T414">56$</text:span><text:span text:style-name="T353">, </text:span><text:span text:style-name="T413">Arkana</text:span><text:span text:style-name="T414">565$</text:span><text:span text:style-name="T353">)</text:span></text:p>
      <text:p text:style-name="P15"><text:span text:style-name="T403">Dane testowe </text:span><text:span text:style-name="T404">do testu #TC</text:span><text:span text:style-name="T405">8, </text:span><text:span text:style-name="T406">#TC1, #TC3, </text:span><text:span text:style-name="T407">#TC4, </text:span><text:span text:style-name="T408">#TC7, </text:span><text:span text:style-name="T409">#TC12</text:span><text:span text:style-name="T403">:</text:span></text:p>
      <text:p text:style-name="P88"><text:span text:style-name="T353">(</text:span><text:span text:style-name="T382">Pole Hasło == Pole Powórz hasło</text:span><text:span text:style-name="T353">)</text:span><text:span text:style-name="T382">=&gt;</text:span><text:span text:style-name="T353">(</text:span><text:span text:style-name="T415">Arkana</text:span><text:span text:style-name="T416">56$</text:span><text:span text:style-name="T353">, </text:span><text:span text:style-name="T415">Arkana</text:span><text:span text:style-name="T416">56$</text:span><text:span text:style-name="T353">)</text:span></text:p>
      <text:p text:style-name="P86"/>
      <text:p text:style-name="P233"><text:span text:style-name="T366">7</text:span>. <text:span text:style-name="T390">Pole</text:span> <text:span text:style-name="T438">Adres </text:span><text:span text:style-name="T390">E</text:span>-mail:</text:p>
      <text:p text:style-name="P219">Niepoprawne klasy równoważności:</text:p>
      <text:p text:style-name="P144">(E-mail nie zawiera <text:span text:style-name="T391">znaku </text:span>"@" || <text:span text:style-name="T390">Znak "@" znajduje się w niewłaściwym miejscu podanego adresu e-mail || Po symbolu "@" nie występują żadne inne znaki || Ilość znaków po symbolu "." &lt; </text:span><text:span text:style-name="T391">2</text:span><text:span text:style-name="T390">): </text:span><text:span text:style-name="T423">Wyświetlany jest komunikat </text:span><text:span text:style-name="T424">Podaj poprawny adres e-mail</text:span><text:span text:style-name="T423"> poniżej pola </text:span><text:span text:style-name="T206">Adres e-mail</text:span></text:p>
      <text:p text:style-name="P149"><text:span text:style-name="T423">(</text:span>Liczba znaków == 0): Nieaktywny przycisk <text:span text:style-name="T189">Zarejestruj</text:span></text:p>
      <text:p text:style-name="P220"><text:span text:style-name="T391">P</text:span>oprawne klasy równoważności:</text:p>
      <text:p text:style-name="P146">(E-mail zawiera <text:span text:style-name="T391">znak </text:span>"@" || <text:span text:style-name="T390">Znak "@" znajduje się w właściwym miejscu podanego adresu e-mail || Po symbolu "@" występują inne znaki || Ilość znaków po symbolu "." &gt;</text:span><text:span text:style-name="T391">=</text:span><text:span text:style-name="T390"> </text:span><text:span text:style-name="T391">2</text:span><text:span text:style-name="T390">)</text:span></text:p>
      <text:p text:style-name="P146"/>
      <text:p text:style-name="P392">Dane testowe do testu #TC7:</text:p>
      <text:p text:style-name="P145"><text:span text:style-name="T107">(E-mail nie zawiera </text:span><text:span text:style-name="T391">znaku </text:span><text:span text:style-name="T107">"@" || </text:span><text:span text:style-name="T390">Znak "@" znajduje się w niewłaściwym miejscu podanego adresu e-mail || Po symbolu "@" nie występują żadne inne znaki || Ilość znaków po symbolu "." &lt; 3)=&gt;</text:span></text:p>
      <text:p text:style-name="P221">(<text:span text:style-name="T361">testowygmail.com</text:span>, <text:span text:style-name="T361">@testowygmail.com</text:span>, <text:span text:style-name="T361">testowy@.com</text:span>, <text:a xlink:type="simple" xlink:href="mailto:testowy@gmail" text:style-name="Internet_20_link" text:visited-style-name="Visited_20_Internet_20_Link"><text:span text:style-name="T361">testowy@gmail</text:span></text:a>, <text:a xlink:type="simple" xlink:href="mailto:testowy@gmail.c" text:style-name="Internet_20_link" text:visited-style-name="Visited_20_Internet_20_Link"><text:span text:style-name="T361">testowy@gmail.c</text:span></text:a>)</text:p>
      <text:p text:style-name="P221"/>
      <text:p text:style-name="P391">Dane testowe do testu #TC<text:span text:style-name="T391">8, </text:span><text:span text:style-name="T418">#TC1, #TC2, </text:span><text:span text:style-name="T419">#TC3, </text:span><text:span text:style-name="T420">#TC4, </text:span><text:span text:style-name="T421">#TC5, </text:span><text:span text:style-name="T422">#TC6, </text:span><text:span text:style-name="T438">#TC12, </text:span><text:span text:style-name="T442">#TC10</text:span>:</text:p>
      <text:p text:style-name="P146">(E-mail zawiera <text:span text:style-name="T391">znak </text:span>"@" || <text:span text:style-name="T390">Znak "@" znajduje się w właściwym miejscu podanego adresu e-mail || Po symbolu "@" występują inne znaki || Ilość znaków po symbolu "." &gt;</text:span><text:span text:style-name="T391">=</text:span><text:span text:style-name="T390"> </text:span><text:span text:style-name="T391">2</text:span><text:span text:style-name="T390">)</text:span><text:span text:style-name="T391">=&gt;</text:span></text:p>
      <text:p text:style-name="P406"><text:span text:style-name="T150">(</text:span><text:span text:style-name="T161">kowalskimariusz715@gmail.com, </text:span><text:a xlink:type="simple" xlink:href="mailto:ryuuken989@gmail.com" text:style-name="Internet_20_link" text:visited-style-name="Visited_20_Internet_20_Link"><text:span text:style-name="T155">ryuuken98</text:span></text:a><text:a xlink:type="simple" xlink:href="mailto:ryuuken989@gmail.com" text:style-name="Internet_20_link" text:visited-style-name="Visited_20_Internet_20_Link"><text:span text:style-name="T156">9</text:span></text:a><text:a xlink:type="simple" xlink:href="mailto:ryuuken989@gmail.com" text:style-name="Internet_20_link" text:visited-style-name="Visited_20_Internet_20_Link">@gmail.com</text:a><text:span text:style-name="T155">, </text:span><text:span text:style-name="T432">2 tymczasowe </text:span><text:soft-page-break/><text:span text:style-name="T432">adresy e-mail</text:span><text:span text:style-name="T150">)</text:span></text:p>
      <text:p text:style-name="P224"/>
      <text:p text:style-name="P234">8. Pole Link do facebooka:</text:p>
      <text:p text:style-name="P222">Poprawne klasy równoważności:</text:p>
      <text:p text:style-name="P150">(Liczba znaków == 0): <text:span text:style-name="T379">Brak komunikatu o błędzie, aktywny przycisk </text:span><text:span text:style-name="T380">Zarejestruj</text:span></text:p>
      <text:p text:style-name="P151"><text:span text:style-name="T379">(</text:span><text:span text:style-name="T376">Link zawiera: słowo https, słowo facebook, ciąg znaków, np. profile.php?id=100079329954723)=&gt;(</text:span><text:a xlink:type="simple" xlink:href="https://www.facebook.com/profile.php?id=100079329954723" text:style-name="Internet_20_link" text:visited-style-name="Visited_20_Internet_20_Link"><text:span text:style-name="T207">https://www.facebook.com/profile.php?</text:span></text:a><text:a xlink:type="simple" xlink:href="https://www.facebook.com/profile.php?id=100079329954723" text:style-name="Internet_20_link" text:visited-style-name="Visited_20_Internet_20_Link"><text:span text:style-name="T207">id=100079329954723</text:span></text:a><text:span text:style-name="T376">): </text:span><text:span text:style-name="T379">Brak komunikatu o błędzie, aktywny przycisk </text:span><text:span text:style-name="T380">Zarejestruj</text:span></text:p>
      <text:p text:style-name="P222">Niepoprawne klasy równoważności:</text:p>
      <text:p text:style-name="P150">(dowolny ciąg znaków, link lub kod)=&gt;(<text:span text:style-name="T430">AAAAAAqwewe12323</text:span>, <text:span text:style-name="T430">&lt;s&gt;Profil&lt;/s&gt;</text:span>, </text:p>
      <text:p text:style-name="P91"><text:a xlink:type="simple" xlink:href="https://allegro.pl/dzial/moda" text:style-name="Internet_20_link" text:visited-style-name="Visited_20_Internet_20_Link"><text:span text:style-name="T430">https://allegro.pl/dzial/moda</text:span></text:a><text:span text:style-name="T425">): Komunikat o niepoprawnym formacie linku (?)</text:span></text:p>
      <text:p text:style-name="P91"/>
      <text:p text:style-name="P397">Dane testowe do testu <text:span text:style-name="T437">#</text:span>TC<text:span text:style-name="T437">11</text:span>:</text:p>
      <text:p text:style-name="P152">(dowolny ciąg znaków, link lub kod)=&gt;(<text:span text:style-name="T430">AAAAAAqwewe12323</text:span>, <text:span text:style-name="T430">&lt;s&gt;Profil&lt;/s&gt;</text:span>, </text:p>
      <text:p text:style-name="P92"><text:a xlink:type="simple" xlink:href="https://allegro.pl/dzial/moda" text:style-name="Internet_20_link" text:visited-style-name="Visited_20_Internet_20_Link"><text:span text:style-name="T430">https://allegro.pl/dzial/moda</text:span></text:a><text:span text:style-name="T425">)</text:span></text:p>
      <text:p text:style-name="P371"/>
      <text:p text:style-name="P371"/>
      <text:p text:style-name="P417"><text:span text:style-name="T445">2. </text:span><text:span text:style-name="T305">Podczas użycia poszczególnych technik przeanalizuj czy mają one jakieś ograniczenia, a następnie wypisz je dla każdej z nich</text:span></text:p>
      <text:p text:style-name="P417"/>
      <text:p text:style-name="P225">Podział na klasy równoważności:</text:p>
      <text:p text:style-name="P380">* <text:span text:style-name="T446">Każda klasa zawiera zbiór wartości, które powodują ten sam efekt, nie ma możliwości łączenia w jedną klasę równoważności dwóch zestawów danych, które powodują odmienny efekt</text:span></text:p>
      <text:p text:style-name="P225">Analiza wartości brzegowych:</text:p>
      <text:p text:style-name="P380">* <text:span text:style-name="T446">Sprawdzamy tylko ograniczoną ilość danych (dane, które reprezentują przejście z niepoprawnej klasy równoważności do poprawnej), więc istnieje ryzyko, że dla pozostałych danych system może zachować się inaczej. Należy łączyć technikę podziału na klasy równoważności z analizą wartości brzegowych.</text:span></text:p>
      <text:p text:style-name="P225">Tablica decyzyjna:</text:p>
      <text:p text:style-name="P380">* <text:span text:style-name="T446">Technika podobnie jak w przypadku podziału na klasy równoważności sprawdza się w przypadku danych dających ten sam efekt (np. Dla określonego obszaru funkcjonalności)</text:span></text:p>
      <text:p text:style-name="P371"/>
      <text:p text:style-name="P371"/>
      <text:p text:style-name="P371"/>
      <text:p text:style-name="P381"><text:soft-page-break/><text:span text:style-name="T228">Funkcjonalność:</text:span> <text:span text:style-name="T137">Założenie nowego konta użytkownika</text:span></text:p>
      <text:p text:style-name="P371"/>
      <text:p text:style-name="P357"><text:span text:style-name="T43">#TC1:</text:span><text:span text:style-name="T1"> Użytkownik wysyła formularz z nieprawidłowymi danymi w polu </text:span>Nazwa użytkownika </text:p>
      <text:p text:style-name="P21"/>
      <text:p text:style-name="P186">Opis:<text:span text:style-name="T107"> Użytkownik próbuje zatwierdzić wysłanie formularza przy niewłaściwych danych podanych w polu </text:span><text:span text:style-name="T219">Nazwa użytkownika</text:span></text:p>
      <text:p text:style-name="P186">Dane testowe:</text:p>
      <text:p text:style-name="P66">Nazwa użytkownika: <text:span text:style-name="T230">Ad</text:span><text:span text:style-name="T189">, </text:span><text:span text:style-name="T231">SlavicUbermenschRPGfan17@</text:span></text:p>
      <text:p text:style-name="P405"><text:span text:style-name="T141">Adres e-mail: </text:span><text:span text:style-name="T161">kowalskimariusz715@gmail.com</text:span></text:p>
      <text:p text:style-name="P72">Hasło: <text:span text:style-name="T369">Arkana56$</text:span></text:p>
      <text:p text:style-name="P72">Powtórz hasło: <text:span text:style-name="T369">Arkana56$</text:span></text:p>
      <text:p text:style-name="P186">Warunki wstępne:</text:p>
      <text:p text:style-name="P50">Użytkownik znajduje sie na stronie <text:a xlink:type="simple" xlink:href="https://localhost:3000/register" text:style-name="Internet_20_link" text:visited-style-name="Visited_20_Internet_20_Link">https://localhost:3000/register</text:a></text:p>
      <text:p text:style-name="P186">Kroki:</text:p>
      <text:p text:style-name="P50"/>
      <text:p text:style-name="P94">1. <text:span text:style-name="T254">Uzupełnij pola </text:span><text:span text:style-name="T194">Adres-email</text:span><text:span text:style-name="T341">, </text:span><text:span text:style-name="T194">Hasło</text:span><text:span text:style-name="T341"> i </text:span><text:span text:style-name="T194">Powtórz hasło</text:span><text:span text:style-name="T254"> danymi testowymi</text:span></text:p>
      <text:p text:style-name="P108">2. Uzupełnij pole <text:span text:style-name="T189">Nazwa użytkownika</text:span> pierwszą wartością <text:span text:style-name="T331">podaną w danych testowych (</text:span><text:span text:style-name="T232">Ad</text:span><text:span text:style-name="T331">)</text:span></text:p>
      <text:p text:style-name="P117">3. Zaznacz opcję <text:span text:style-name="T189">Akceptuję Regulamin</text:span></text:p>
      <text:p text:style-name="P134">4. Kliknij przycisk<text:span text:style-name="T189"> Zarejestruj</text:span></text:p>
      <text:p text:style-name="P116"><text:span text:style-name="T359">5</text:span>. Powtórz test <text:s/><text:span text:style-name="T358">tyle razy, ile wynosi</text:span> <text:span text:style-name="T354">liczba wartości podanych </text:span><text:span text:style-name="T358">w danych testowych</text:span><text:span text:style-name="T354"> dla pola </text:span><text:span text:style-name="T197">Nazwa użytkownika</text:span><text:span text:style-name="T354">. </text:span><text:span text:style-name="T358">Za każdym razem </text:span>zmie<text:span text:style-name="T358">ń</text:span> wartość z punktu <text:span text:style-name="T389">2</text:span> na <text:span text:style-name="T345">kolejną</text:span><text:span text:style-name="T341"> podaną w danych testowych </text:span><text:span text:style-name="T345">dla pola </text:span><text:span text:style-name="T195">Nazwa użytkownika</text:span></text:p>
      <text:p text:style-name="P257"/>
      <text:p text:style-name="P203"><text:span text:style-name="T227">O</text:span>czekiwany rezultat:</text:p>
      <text:p text:style-name="P411"><text:span text:style-name="T138">Wyświetlany jest komunikat </text:span><text:span text:style-name="T255">Nazwa użytkownika jest zbyt krótka</text:span> <text:span text:style-name="T314">(w przypadku wartości </text:span><text:span text:style-name="T233">Ad</text:span><text:span text:style-name="T181">) </text:span><text:span text:style-name="T182">lub <text:s/></text:span><text:span text:style-name="T257">Nazwa użytkownika </text:span><text:span text:style-name="T260">jest zbyt długa</text:span><text:span text:style-name="T267"> </text:span><text:span text:style-name="T257"><text:s/></text:span><text:span text:style-name="T266">(w przypadku wartości </text:span><text:span text:style-name="T286">SlavicUbermenschRPGfan17@</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76"/>
      <text:p text:style-name="P307">Warunki wyjściowe:</text:p>
      <text:p text:style-name="P250"><text:span text:style-name="T277">Użytkownik pozostaje na stronie rejestracji i widzi komunikat o błędzie poniżej pola </text:span><text:span text:style-name="T281">Nazwa użytkownika</text:span></text:p>
      <text:p text:style-name="P96"/>
      <text:p text:style-name="P96"/>
      <text:p text:style-name="P96"/>
      <text:p text:style-name="P376"/>
      <text:p text:style-name="P376"><text:soft-page-break/></text:p>
      <text:p text:style-name="P376"/>
      <text:p text:style-name="P376"/>
      <text:p text:style-name="P356"><text:span text:style-name="T43">#TC</text:span><text:span text:style-name="T44">2</text:span><text:span text:style-name="T43">: </text:span><text:span text:style-name="T1">Użytkownik wysyła formularz z nieprawidłow</text:span><text:span text:style-name="T3">ą</text:span><text:span text:style-name="T1"> d</text:span><text:span text:style-name="T3">ługością hasła</text:span></text:p>
      <text:p text:style-name="P22"/>
      <text:p text:style-name="P191">Opis:<text:span text:style-name="T107"> Użytkownik próbuje zatwierdzić wysłanie formularza przy </text:span><text:span text:style-name="T109">podaniu hasła </text:span></text:p>
      <text:p text:style-name="P191"><text:span text:style-name="T109">o niewłaściwej długości</text:span><text:span text:style-name="T107"> w polu </text:span><text:span text:style-name="T220">Hasło</text:span></text:p>
      <text:p text:style-name="P187">Dane testowe:</text:p>
      <text:p text:style-name="P79">Nazwa użytkownika: <text:span text:style-name="T193"><text:s/></text:span><text:span text:style-name="T397">RPGFan17, <text:s/></text:span><text:span text:style-name="T398">Ryu</text:span></text:p>
      <text:p text:style-name="P403"><text:span text:style-name="T141">Adres e-mail: </text:span><text:span text:style-name="T161">kowalskimariusz715@gmail.com, </text:span><text:span text:style-name="T155">ryuuken98</text:span><text:span text:style-name="T156">9</text:span><text:span text:style-name="T155">@gmail.com</text:span></text:p>
      <text:p text:style-name="P80">Hasło: <text:span text:style-name="T332">Ag</text:span><text:span text:style-name="T193">,</text:span></text:p>
      <text:p text:style-name="P349"><text:span text:style-name="T190">SlavicUbermenschRPGfan17@SlavicUbermenschRPGfan17@SlavicUberm</text:span><text:span text:style-name="T200">17@S</text:span></text:p>
      <text:p text:style-name="P67">Powtórz hasło: <text:span text:style-name="T205">wartości w polu Hasło</text:span></text:p>
      <text:p text:style-name="P187">Warunki wstępne:</text:p>
      <text:p text:style-name="P51">Użytkownik znajduje sie na stronie <text:a xlink:type="simple" xlink:href="https://localhost:3000/register" text:style-name="Internet_20_link" text:visited-style-name="Visited_20_Internet_20_Link">https://localhost:3000/register</text:a></text:p>
      <text:p text:style-name="P187">Kroki:</text:p>
      <text:p text:style-name="P51"/>
      <text:p text:style-name="P407"><text:span text:style-name="T142">1</text:span><text:span text:style-name="T143">. Uzupełnij pola </text:span><text:span text:style-name="T157">Nazwa użytkownika</text:span><text:span text:style-name="T142"> i </text:span><text:span text:style-name="T157">Adres e-mail</text:span><text:span text:style-name="T143"> <text:s/>pierwszą wartością </text:span><text:span text:style-name="T144">podaną w danych testowych </text:span><text:span text:style-name="T145">(</text:span><text:span text:style-name="T399">RPGFan17 </text:span><text:span text:style-name="T145">dla pola </text:span><text:span text:style-name="T158">Nazwa użytkownika</text:span><text:span text:style-name="T145"> i</text:span><text:span text:style-name="T400"> <text:s/></text:span><text:span text:style-name="T161">kowalskimariusz715@gmail.com </text:span><text:span text:style-name="T145">dla pola</text:span><text:span text:style-name="T158"> Adres e-mail</text:span><text:span text:style-name="T145">)</text:span></text:p>
      <text:p text:style-name="P93"><text:span text:style-name="T341">2</text:span>. <text:span text:style-name="T254">Uzupełnij pole </text:span><text:span text:style-name="T193">Hasło</text:span><text:span text:style-name="T254"> pierwszą wartością </text:span><text:span text:style-name="T331">podaną w danych testowych (Ag)</text:span></text:p>
      <text:p text:style-name="P100">3. Uzupełnij pole <text:span text:style-name="T189">Powtórz hasło</text:span> taką samą wartością jaką podałeś w punkcie <text:span text:style-name="T439">2</text:span></text:p>
      <text:p text:style-name="P113"><text:span text:style-name="T341">4</text:span>. Zaznacz opcję <text:span text:style-name="T189">Akceptuję Regulamin</text:span></text:p>
      <text:p text:style-name="P134">5. Kliknij przycisk<text:span text:style-name="T189"> Zarejestruj</text:span></text:p>
      <text:p text:style-name="P122"><text:span text:style-name="T359">6</text:span>. Powtórz test <text:span text:style-name="T354">tyle razy, ile wynosi liczba wartości podanych </text:span><text:span text:style-name="T358">w danych testowych</text:span><text:span text:style-name="T354"> dla pola Hasło.</text:span> <text:span text:style-name="T358">Za każdym razem </text:span>zmie<text:span text:style-name="T358">ń</text:span> wartość z punktu <text:span text:style-name="T428">1 i</text:span> <text:span text:style-name="T388">2</text:span> <text:span text:style-name="T341">na </text:span><text:span text:style-name="T345">kolejną</text:span><text:span text:style-name="T341"> podaną w danych testowych </text:span><text:span text:style-name="T345">dla p</text:span><text:span text:style-name="T428">ól</text:span><text:span text:style-name="T345"> </text:span><text:span text:style-name="T194">Nazwa użytkownika, Adres e-mail </text:span><text:span text:style-name="T210">i</text:span><text:span text:style-name="T194"> </text:span><text:span text:style-name="T195">Hasło.</text:span></text:p>
      <text:p text:style-name="P258"/>
      <text:p text:style-name="P204"><text:span text:style-name="T227">O</text:span>czekiwany rezultat:</text:p>
      <text:p text:style-name="P350"><text:span text:style-name="T138">Wyświetlany jest komunikat </text:span><text:span text:style-name="T342">Hasło</text:span><text:span text:style-name="T255"> jest zbyt krótk</text:span><text:span text:style-name="T256">ie</text:span> <text:span text:style-name="T314">(w przypadku wartości </text:span><text:span text:style-name="T336">Ag</text:span><text:span text:style-name="T181">) </text:span><text:span text:style-name="T182">lub <text:s/></text:span><text:span text:style-name="T342">Hasło</text:span><text:span text:style-name="T257"> jest zbyt </text:span><text:span text:style-name="T259">dług</text:span><text:span text:style-name="T258">ie</text:span><text:span text:style-name="T257"> </text:span><text:span text:style-name="T266">(w przypadku wartości </text:span><text:span text:style-name="T298">Slavic UbermenschRPGfan17@Slavic UbermenschRPGfan17@Slavic Uberm</text:span><text:span text:style-name="T299">t</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76"/>
      <text:p text:style-name="P307">Warunki wyjściowe:</text:p>
      <text:p text:style-name="P127"><text:span text:style-name="T291">Użytkownik pozostaje na stronie rejestracji i widzi komunikat o błędzie poniżej pola </text:span><text:span text:style-name="T292">Hasło</text:span></text:p>
      <text:p text:style-name="P326"><text:soft-page-break/></text:p>
      <text:p text:style-name="P326"/>
      <text:p text:style-name="P372"/>
      <text:p text:style-name="P355"><text:span text:style-name="T43">#TC</text:span><text:span text:style-name="T45">3</text:span><text:span text:style-name="T43">: </text:span><text:span text:style-name="T1">Użytkownik wysyła formularz z </text:span><text:span text:style-name="T4">nie</text:span><text:span text:style-name="T1">prawidłow</text:span><text:span text:style-name="T3">ą</text:span><text:span text:style-name="T1"> </text:span><text:span text:style-name="T4">wartością podaną w polu Discord</text:span></text:p>
      <text:p text:style-name="P23"/>
      <text:p text:style-name="P188">Opis:<text:span text:style-name="T107"> Użytkownik próbuje zatwierdzić wysłanie formularza przy </text:span><text:span text:style-name="T109">podaniu </text:span><text:span text:style-name="T110">nie</text:span><text:span text:style-name="T109">właściwej </text:span><text:span text:style-name="T110">wart</text:span><text:span text:style-name="T109">ości</text:span><text:span text:style-name="T107"> w polu </text:span><text:span text:style-name="T221">Discord</text:span></text:p>
      <text:p text:style-name="P188">Dane testowe:</text:p>
      <text:p text:style-name="P73">Nazwa użytkownika: <text:span text:style-name="T397">RPGFan17</text:span></text:p>
      <text:p text:style-name="P404"><text:span text:style-name="T141">Adres e-mail: </text:span><text:span text:style-name="T161">kowalskimariusz715@gmail.com</text:span></text:p>
      <text:p text:style-name="P72">Hasło: <text:span text:style-name="T369">Arkana56$</text:span></text:p>
      <text:p text:style-name="P72">Powtórz hasło: <text:span text:style-name="T415">Arkana</text:span><text:span text:style-name="T416">56$</text:span></text:p>
      <text:p text:style-name="P133"><text:span text:style-name="T193">D</text:span><text:span text:style-name="T189">iscord: </text:span><text:span text:style-name="T292"><text:s/></text:span><text:span text:style-name="T301"><text:s/></text:span><text:span text:style-name="T300">Ork#12345, </text:span><text:span text:style-name="T302">Ork#</text:span><text:span text:style-name="T303">475</text:span></text:p>
      <text:p text:style-name="P188">Warunki wstępne:</text:p>
      <text:p text:style-name="P52">Użytkownik znajduje sie na stronie <text:a xlink:type="simple" xlink:href="https://localhost:3000/register" text:style-name="Internet_20_link" text:visited-style-name="Visited_20_Internet_20_Link">https://localhost:3000/register</text:a></text:p>
      <text:p text:style-name="P188">Kroki:</text:p>
      <text:p text:style-name="P52"/>
      <text:p text:style-name="P103"><text:span text:style-name="T341">1</text:span>. Uzupełnij pola <text:span text:style-name="T194">Nazwa użytkownika, Adres e-mail, </text:span><text:span text:style-name="T193">Hasło, </text:span><text:span text:style-name="T194">Powtórz hasło</text:span><text:span text:style-name="T346"> </text:span>danymi testowymi</text:p>
      <text:p text:style-name="P108">2. Uzupełnij pole <text:span text:style-name="T203">Discord</text:span> pierwszą wartością <text:span text:style-name="T331">podaną w danych testowych (</text:span><text:span text:style-name="T300">Ork#12345</text:span><text:span text:style-name="T331">)</text:span></text:p>
      <text:p text:style-name="P112"><text:span text:style-name="T389">3</text:span>. Zaznacz opcję <text:span text:style-name="T189">Akceptuję Regulamin</text:span></text:p>
      <text:p text:style-name="P134"><text:span text:style-name="T389">4</text:span>. Kliknij przycisk<text:span text:style-name="T189"> Zarejestruj</text:span></text:p>
      <text:p text:style-name="P121"><text:span text:style-name="T203">5</text:span><text:span text:style-name="T189">. Powtórz test </text:span><text:span text:style-name="T201">tyle razy, ile wynosi liczba wartości podanych </text:span><text:span text:style-name="T197">w danych testowych</text:span><text:span text:style-name="T201"> dla pola </text:span><text:span text:style-name="T202">Discord</text:span><text:span text:style-name="T201">.</text:span><text:span text:style-name="T189"> </text:span><text:span text:style-name="T197">Za każdym razem </text:span><text:span text:style-name="T189">zmie</text:span><text:span text:style-name="T197">ń</text:span><text:span text:style-name="T189"> wartość z punktu </text:span><text:span text:style-name="T203">2</text:span><text:span text:style-name="T189"> </text:span><text:span text:style-name="T194">na </text:span><text:span text:style-name="T195">kolejną</text:span><text:span text:style-name="T194"> podaną w danych testowych </text:span><text:span text:style-name="T195">dla pola Hasło</text:span></text:p>
      <text:p text:style-name="P259"/>
      <text:p text:style-name="P205"><text:span text:style-name="T227">O</text:span>czekiwany rezultat:</text:p>
      <text:p text:style-name="P350"><text:span text:style-name="T138">Wyświetlany jest komunikat </text:span><text:span text:style-name="T139">informujący o niepoprawnej wartości wprowadzonej w polu </text:span><text:span text:style-name="T151">Discord</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77"/>
      <text:p text:style-name="P308">Warunki wyjściowe:</text:p>
      <text:p text:style-name="P130"><text:span text:style-name="T292">Użytkownik pozostaje na stronie rejestracji i widzi komunikat o błędzie poniżej pola </text:span><text:span text:style-name="T293">Discord</text:span></text:p>
      <text:p text:style-name="P373"/>
      <text:p text:style-name="P373"/>
      <text:p text:style-name="P373"/>
      <text:p text:style-name="P359"><text:soft-page-break/><text:span text:style-name="T43">#TC</text:span><text:span text:style-name="T45">4</text:span><text:span text:style-name="T43">: </text:span><text:span text:style-name="T1">Użytkownik wysyła formularz z </text:span><text:span text:style-name="T4">nie</text:span><text:span text:style-name="T1">prawidłow</text:span><text:span text:style-name="T3">ą</text:span><text:span text:style-name="T1"> </text:span><text:span text:style-name="T5">długością opisu profilu</text:span></text:p>
      <text:p text:style-name="P25"><text:span text:style-name="T43">Opis:</text:span><text:span text:style-name="T1"> Użytkownik próbuje zatwierdzić wysłanie formularza przy </text:span><text:span text:style-name="T3">podaniu </text:span><text:span text:style-name="T5">opisu profilu o </text:span><text:span text:style-name="T4">nie</text:span><text:span text:style-name="T3">właściwej </text:span><text:span text:style-name="T5">długo</text:span><text:span text:style-name="T3">ści</text:span><text:span text:style-name="T1"> w polu </text:span><text:span text:style-name="T350">Opis profilu</text:span></text:p>
      <text:p text:style-name="P189">Dane testowe:</text:p>
      <text:p text:style-name="P74">Nazwa użytkownika: <text:span text:style-name="T397">RPGFan17</text:span></text:p>
      <text:p text:style-name="P74">Adres e-mail: <text:a xlink:type="simple" xlink:href="mailto:kowalskimariusz715@gmail.com" text:style-name="Internet_20_link" text:visited-style-name="Visited_20_Internet_20_Link"><text:span text:style-name="T226">kowalskimariusz715@gmail.com</text:span></text:a></text:p>
      <text:p text:style-name="P74">Hasło: <text:span text:style-name="T369">Arkana56$</text:span></text:p>
      <text:p text:style-name="P74">Powtórz hasło: <text:span text:style-name="T415">Arkana</text:span><text:span text:style-name="T416">56$</text:span></text:p>
      <text:p text:style-name="P132"><text:span text:style-name="T196">Opis profilu</text:span><text:span text:style-name="T189">: </text:span></text:p>
      <text:p text:style-name="P339">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339">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 text:style-name="T439">ttt</text:span></text:p>
      <text:p text:style-name="P189">Warunki wstępne:</text:p>
      <text:p text:style-name="P53">Użytkownik znajduje sie na stronie <text:a xlink:type="simple" xlink:href="https://localhost:3000/register" text:style-name="Internet_20_link" text:visited-style-name="Visited_20_Internet_20_Link">https://localhost:3000/register</text:a></text:p>
      <text:p text:style-name="P189">Kroki:</text:p>
      <text:p text:style-name="P53"/>
      <text:p text:style-name="P103"><text:span text:style-name="T341">1</text:span>. Uzupełnij pola <text:span text:style-name="T194">Nazwa użytkownika, Adres e-mail, </text:span><text:span text:style-name="T193">Hasło, </text:span><text:span text:style-name="T194">Powtórz hasło</text:span> <text:span text:style-name="T346">i </text:span><text:span text:style-name="T196">Opis profilu</text:span><text:span text:style-name="T346"> </text:span>danymi testowymi</text:p>
      <text:p text:style-name="P114"><text:span text:style-name="T346">2</text:span>. Zaznacz opcję <text:span text:style-name="T189">Akceptuję Regulamin</text:span></text:p>
      <text:p text:style-name="P134">3. Kliknij przycisk<text:span text:style-name="T189"> Zarejestruj</text:span></text:p>
      <text:p text:style-name="P260"/>
      <text:p text:style-name="P206"><text:span text:style-name="T227">O</text:span>czekiwany rezultat:</text:p>
      <text:p text:style-name="P351"><text:span text:style-name="T138">Wyświetlany jest komunikat </text:span><text:span text:style-name="T139">informujący o niepoprawnej </text:span><text:span text:style-name="T140">dług</text:span><text:span text:style-name="T139">ości </text:span><text:span text:style-name="T140">opisu</text:span><text:span text:style-name="T139"> w polu </text:span><text:span text:style-name="T152">Opis profilu</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78"/>
      <text:p text:style-name="P309">Warunki wyjściowe:</text:p>
      <text:p text:style-name="P128"><text:span text:style-name="T292">Użytkownik pozostaje na stronie rejestracji i widzi komunikat o błędzie poniżej </text:span><text:soft-page-break/><text:span text:style-name="T292">pola </text:span><text:span text:style-name="T294">Opis profilu</text:span></text:p>
      <text:p text:style-name="P328"/>
      <text:p text:style-name="P374"/>
      <text:p text:style-name="P374"/>
      <text:p text:style-name="P354"><text:span text:style-name="T43">#TC</text:span><text:span text:style-name="T45">5</text:span><text:span text:style-name="T43">: </text:span><text:span text:style-name="T1">Użytkownik wysyła formularz z nieprawidłow</text:span><text:span text:style-name="T3">ą</text:span><text:span text:style-name="T1"> </text:span><text:span text:style-name="T6">wartością</text:span><text:span text:style-name="T3"> hasła</text:span></text:p>
      <text:p text:style-name="P24"/>
      <text:p text:style-name="P190">Opis:<text:span text:style-name="T107"> Użytkownik próbuje zatwierdzić wysłanie formularza przy </text:span><text:span text:style-name="T109">podaniu hasła o niewłaściw</text:span><text:span text:style-name="T111">ym</text:span><text:span text:style-name="T109"> </text:span><text:span text:style-name="T111">formacie</text:span><text:span text:style-name="T107"> w polu </text:span><text:span text:style-name="T220">Hasło</text:span></text:p>
      <text:p text:style-name="P190">Dane testowe:</text:p>
      <text:p text:style-name="P76">Nazwa użytkownika: <text:span text:style-name="T397">RPGFan17</text:span></text:p>
      <text:p text:style-name="P75">Adres e-mail: <text:a xlink:type="simple" xlink:href="mailto:kowalskimariusz715@gmail.com" text:style-name="Internet_20_link" text:visited-style-name="Visited_20_Internet_20_Link"><text:span text:style-name="T226">kowalskimariusz715@gmail.com</text:span></text:a></text:p>
      <text:p text:style-name="P68">Hasło: <text:span text:style-name="T355">arkana56$, Arkana$, Arkana56</text:span></text:p>
      <text:p text:style-name="P75">Powtórz hasło: <text:span text:style-name="T355">arkana56$, Arkana$, Arkana56</text:span></text:p>
      <text:p text:style-name="P190">Warunki wstępne:</text:p>
      <text:p text:style-name="P54">Użytkownik znajduje sie na stronie <text:a xlink:type="simple" xlink:href="https://localhost:3000/register" text:style-name="Internet_20_link" text:visited-style-name="Visited_20_Internet_20_Link">https://localhost:3000/register</text:a></text:p>
      <text:p text:style-name="P190">Kroki:</text:p>
      <text:p text:style-name="P54"/>
      <text:p text:style-name="P104"><text:span text:style-name="T341">1</text:span>. Uzupełnij pola <text:span text:style-name="T194">Nazwa użytkownika</text:span><text:span text:style-name="T341"> i </text:span><text:span text:style-name="T194">Adres e-mail</text:span> danymi testowymi</text:p>
      <text:p text:style-name="P95"><text:span text:style-name="T341">2</text:span>. <text:span text:style-name="T254">Uzupełnij pole </text:span><text:span text:style-name="T193">Hasło</text:span><text:span text:style-name="T254"> pierwszą wartością </text:span><text:span text:style-name="T331">podaną w danych testowych (</text:span><text:span text:style-name="T356">arkana56$</text:span><text:span text:style-name="T331">)</text:span></text:p>
      <text:p text:style-name="P101">3. Uzupełnij pole <text:span text:style-name="T189">Powtórz hasło</text:span> taką samą wartością jaką podałeś w punkcie <text:span text:style-name="T439">2</text:span></text:p>
      <text:p text:style-name="P115"><text:span text:style-name="T341">4</text:span>. Zaznacz opcję <text:span text:style-name="T189">Akceptuję Regulamin</text:span></text:p>
      <text:p text:style-name="P134">5.<text:span text:style-name="T189"> </text:span>Kliknij przycisk<text:span text:style-name="T189"> Zarejestruj</text:span></text:p>
      <text:p text:style-name="P115"><text:span text:style-name="T359">6</text:span>. Powtórz test <text:span text:style-name="T354">tyle razy, ile wynosi liczba wartości podanych </text:span><text:span text:style-name="T358">w danych testowych</text:span><text:span text:style-name="T354"> dla pola Hasło.</text:span> <text:span text:style-name="T358">Za każdym razem </text:span>zmie<text:span text:style-name="T358">ń</text:span> wartość z punktu <text:span text:style-name="T388">2</text:span> <text:span text:style-name="T341">na </text:span><text:span text:style-name="T345">kolejną</text:span><text:span text:style-name="T341"> podaną w danych testowych </text:span><text:span text:style-name="T345">dla pola </text:span><text:span text:style-name="T195">Hasło</text:span></text:p>
      <text:p text:style-name="P261"/>
      <text:p text:style-name="P207"><text:span text:style-name="T227">O</text:span>czekiwany rezultat:</text:p>
      <text:p text:style-name="P352"><text:span text:style-name="T138">Wyświetlany jest komunikat </text:span><text:span text:style-name="T263">Has</text:span><text:span text:style-name="T343">ło musi posiadać co najmniej jedną wielką literę </text:span><text:span text:style-name="T314">(w przypadku wartości </text:span><text:span text:style-name="T357">arkana56$</text:span><text:span text:style-name="T181">) </text:span><text:span text:style-name="T182">lub </text:span><text:span text:style-name="T262">Has</text:span><text:span text:style-name="T343">ło musi posiadać co najmniej jedną liczbę</text:span><text:span text:style-name="T261"> </text:span><text:span text:style-name="T266">(w przypadku wartości </text:span><text:span text:style-name="T304">Arkana$</text:span><text:span text:style-name="T278">) </text:span><text:span text:style-name="T279">lub </text:span><text:span text:style-name="T265">Has</text:span><text:span text:style-name="T343">ło musi posiadać co najmniej jeden znak specjalny </text:span><text:span text:style-name="T282">(w przypadku wartości </text:span><text:span text:style-name="T304">Arkana56</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79"/>
      <text:p text:style-name="P310">Warunki wyjściowe:</text:p>
      <text:p text:style-name="P131"><text:span text:style-name="T294">Użytkownik pozostaje na stronie rejestracji i widzi komunikat o błędzie poniżej pola </text:span><text:span text:style-name="T292">Hasło</text:span></text:p>
      <text:p text:style-name="P341"/>
      <text:p text:style-name="P131"><text:soft-page-break/><text:span text:style-name="T383">#TC</text:span><text:span text:style-name="T384">6</text:span><text:span text:style-name="T383">: </text:span><text:span text:style-name="T385">Użytkownik wysyła formularz z niep</text:span><text:span text:style-name="T386">asującymi do siebie wartościami w polach </text:span><text:span text:style-name="T387">Hasło</text:span><text:span text:style-name="T386"> i </text:span><text:span text:style-name="T387">Powtórz hasło</text:span></text:p>
      <text:p text:style-name="P25"/>
      <text:p text:style-name="P192">Opis:<text:span text:style-name="T107"> Użytkownik próbuje zatwierdzić wysłanie formularza przy </text:span><text:span text:style-name="T109">podaniu </text:span><text:span text:style-name="T112">różnych od siebie danych</text:span><text:span text:style-name="T109"> o</text:span><text:span text:style-name="T107"> w pol</text:span><text:span text:style-name="T112">ach</text:span><text:span text:style-name="T107"> </text:span><text:span text:style-name="T220">Hasło </text:span><text:span text:style-name="T222">i Powtórz hasło</text:span></text:p>
      <text:p text:style-name="P192">Dane testowe:</text:p>
      <text:p text:style-name="P76">Nazwa użytkownika: <text:span text:style-name="T397">RPGFan17</text:span></text:p>
      <text:p text:style-name="P76">Adres e-mail: <text:a xlink:type="simple" xlink:href="mailto:kowalskimariusz715@gmail.com" text:style-name="Internet_20_link" text:visited-style-name="Visited_20_Internet_20_Link"><text:span text:style-name="T226">kowalskimariusz715@gmail.com</text:span></text:a></text:p>
      <text:p text:style-name="P76">Hasło: <text:span text:style-name="T413">Arkana</text:span><text:span text:style-name="T414">56$</text:span></text:p>
      <text:p text:style-name="P76">Powtórz hasło: <text:span text:style-name="T413">Arkana</text:span><text:span text:style-name="T414">565$</text:span></text:p>
      <text:p text:style-name="P192">Warunki wstępne:</text:p>
      <text:p text:style-name="P55">Użytkownik znajduje sie na stronie <text:a xlink:type="simple" xlink:href="https://localhost:3000/register" text:style-name="Internet_20_link" text:visited-style-name="Visited_20_Internet_20_Link">https://localhost:3000/register</text:a></text:p>
      <text:p text:style-name="P192">Kroki:</text:p>
      <text:p text:style-name="P55"/>
      <text:p text:style-name="P105"><text:span text:style-name="T341">1</text:span>. Uzupełnij pola <text:span text:style-name="T194">Nazwa użytkownika, Adres e-mail, </text:span><text:span text:style-name="T198">Hasło i Powtórz hasło</text:span> danymi testowymi</text:p>
      <text:p text:style-name="P116"><text:span text:style-name="T359">2</text:span>. Zaznacz opcję <text:span text:style-name="T189">Akceptuję Regulamin</text:span></text:p>
      <text:p text:style-name="P134">3. Kliknij przycisk<text:span text:style-name="T189"> Zarejestruj</text:span></text:p>
      <text:p text:style-name="P36"/>
      <text:p text:style-name="P262"/>
      <text:p text:style-name="P208"><text:span text:style-name="T227">O</text:span>czekiwany rezultat:</text:p>
      <text:p text:style-name="P353"><text:span text:style-name="T138">Wyświetlany jest komunikat </text:span><text:span text:style-name="T263">Has</text:span><text:span text:style-name="T343">ł</text:span><text:span text:style-name="T344">a</text:span><text:span text:style-name="T343"> </text:span><text:span text:style-name="T344">nie są takie same</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80"/>
      <text:p text:style-name="P311">Warunki wyjściowe:</text:p>
      <text:p text:style-name="P129"><text:span text:style-name="T294">Użytkownik pozostaje na stronie rejestracji i widzi komunikat o błędzie poniżej pola </text:span><text:span text:style-name="T295">Powtórz hasło</text:span></text:p>
      <text:p text:style-name="P327"/>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text:soft-page-break/></text:p>
      <text:p text:style-name="P358"><text:span text:style-name="T43">#TC</text:span><text:span text:style-name="T45">7</text:span><text:span text:style-name="T43">: </text:span><text:span text:style-name="T1">Użytkownik wysyła formularz z nieprawidłow</text:span><text:span text:style-name="T7">ym</text:span><text:span text:style-name="T1"> </text:span><text:span text:style-name="T7">e-mailem</text:span></text:p>
      <text:p text:style-name="P26"/>
      <text:p text:style-name="P193">Opis:<text:span text:style-name="T107"> Użytkownik próbuje zatwierdzić wysłanie formularza przy </text:span><text:span text:style-name="T109">podaniu </text:span><text:span text:style-name="T113">adresu e-mail</text:span><text:span text:style-name="T109"> o niewłaściw</text:span><text:span text:style-name="T111">ym</text:span><text:span text:style-name="T109"> </text:span><text:span text:style-name="T111">formacie</text:span><text:span text:style-name="T107"> w polu </text:span><text:span text:style-name="T223">Adres e-mail</text:span></text:p>
      <text:p text:style-name="P193">Dane testowe:</text:p>
      <text:p text:style-name="P77">Nazwa użytkownika: <text:span text:style-name="T397">RPGFan17</text:span></text:p>
      <text:p text:style-name="P412"><text:span text:style-name="T141">Adres e-mail: </text:span><text:span text:style-name="T160"><text:s/></text:span><text:span text:style-name="T364">testowygmail.com</text:span><text:span text:style-name="T148">, </text:span><text:span text:style-name="T364">@testowygmail.com</text:span><text:span text:style-name="T148">, </text:span><text:span text:style-name="T364">testowy@.com</text:span><text:span text:style-name="T148">, </text:span><text:a xlink:type="simple" xlink:href="mailto:testowy@gmail" text:style-name="Internet_20_link" text:visited-style-name="Visited_20_Internet_20_Link"><text:span text:style-name="T364">testowy@gmail</text:span></text:a><text:span text:style-name="T148">, </text:span><text:span text:style-name="T364">testowy@gmail.c</text:span></text:p>
      <text:p text:style-name="P77">Hasło: <text:span text:style-name="T413">Arkana</text:span><text:span text:style-name="T414">56$</text:span></text:p>
      <text:p text:style-name="P77">Powtórz hasło: <text:span text:style-name="T415">Arkana</text:span><text:span text:style-name="T416">56$</text:span></text:p>
      <text:p text:style-name="P193">Warunki wstępne:</text:p>
      <text:p text:style-name="P56">Użytkownik znajduje sie na stronie <text:a xlink:type="simple" xlink:href="https://localhost:3000/register" text:style-name="Internet_20_link" text:visited-style-name="Visited_20_Internet_20_Link">https://localhost:3000/register</text:a></text:p>
      <text:p text:style-name="P193">Kroki:</text:p>
      <text:p text:style-name="P56"/>
      <text:p text:style-name="P106"><text:span text:style-name="T341">1</text:span>. Uzupełnij pola <text:span text:style-name="T194">Nazwa użytkownika, </text:span><text:span text:style-name="T199">Hasło i Powtórz hasło</text:span> danymi testowymi</text:p>
      <text:p text:style-name="P97"><text:span text:style-name="T341">2</text:span>. <text:span text:style-name="T254">Uzupełnij pole </text:span><text:span text:style-name="T199">Adres e-mail</text:span><text:span text:style-name="T254"> pierwszą wartością </text:span><text:span text:style-name="T331">podaną w danych testowych (</text:span><text:span text:style-name="T362">testowygmail.com</text:span><text:span text:style-name="T331">)</text:span></text:p>
      <text:p text:style-name="P118"><text:span text:style-name="T341">4</text:span>. Zaznacz opcję <text:span text:style-name="T189">Akceptuję Regulamin</text:span></text:p>
      <text:p text:style-name="P135">5.<text:span text:style-name="T189"> </text:span>Kliknij przycisk<text:span text:style-name="T189"> Zarejestruj</text:span></text:p>
      <text:p text:style-name="P119"><text:span text:style-name="T359">6</text:span>. Powtórz test <text:span text:style-name="T354">tyle razy, ile wynosi liczba wartości podanych </text:span><text:span text:style-name="T358">w danych testowych</text:span><text:span text:style-name="T354"> dla pola </text:span><text:span text:style-name="T199">Adres e-mail</text:span><text:span text:style-name="T354">.</text:span> <text:span text:style-name="T358">Za każdym razem </text:span>zmie<text:span text:style-name="T358">ń</text:span> wartość z punktu <text:span text:style-name="T388">2</text:span> <text:span text:style-name="T341">na </text:span><text:span text:style-name="T345">kolejną</text:span><text:span text:style-name="T341"> podaną w danych testowych </text:span><text:span text:style-name="T345">dla pola </text:span><text:span text:style-name="T195"><text:s/></text:span><text:span text:style-name="T199">Adres e-mail</text:span></text:p>
      <text:p text:style-name="P263"/>
      <text:p text:style-name="P209"><text:span text:style-name="T227">O</text:span>czekiwany rezultat:</text:p>
      <text:p text:style-name="P383"><text:span text:style-name="T138">Wyświetlany jest komunikat </text:span><text:span text:style-name="T365">"</text:span><text:span text:style-name="T264">Podaj poprawny adres e-mail." </text:span><text:span text:style-name="T283">dla wszystkich wartości z danych testowych dotyczących pola Adres e-mail</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81"/>
      <text:p text:style-name="P312">Warunki wyjściowe:</text:p>
      <text:p text:style-name="P281"><text:span text:style-name="T196">Użytkownik pozostaje na stronie rejestracji i widzi komunikat o błędzie poniżej pola </text:span><text:span text:style-name="T199">Adres e-mail.</text:span></text:p>
      <text:p text:style-name="P327"/>
      <text:p text:style-name="P327"/>
      <text:p text:style-name="P327"/>
      <text:p text:style-name="P327"/>
      <text:p text:style-name="P327"/>
      <text:p text:style-name="P360"><text:soft-page-break/><text:span text:style-name="T43">#TC</text:span><text:span text:style-name="T45">8</text:span><text:span text:style-name="T43">: </text:span><text:span text:style-name="T1">Użytkownik wysyła formularz z prawidło</text:span><text:span text:style-name="T8">wymi danymi</text:span></text:p>
      <text:p text:style-name="P27"/>
      <text:p text:style-name="P194">Opis:<text:span text:style-name="T107"> Użytkownik próbuje zatwierdzić wysłanie formularza przy </text:span><text:span text:style-name="T109">podaniu </text:span><text:span text:style-name="T114">wszystkich prawidłowych danych</text:span></text:p>
      <text:p text:style-name="P194">Dane testowe:</text:p>
      <text:p text:style-name="P70">Nazwa użytkownika: <text:span text:style-name="T193"><text:s/></text:span><text:span text:style-name="T397">RPGFan17</text:span></text:p>
      <text:p text:style-name="P413"><text:span text:style-name="T141">Adres e-mail: </text:span><text:span text:style-name="T161">kowalskimariusz715@gmail.com</text:span></text:p>
      <text:p text:style-name="P69">Hasło: <text:span text:style-name="T369">Arkana56$</text:span></text:p>
      <text:p text:style-name="P71">Powtórz hasło: <text:span text:style-name="T369">Arkana56$</text:span></text:p>
      <text:p text:style-name="P142"><text:span text:style-name="T331">L</text:span>ink do facebooka: <text:a xlink:type="simple" xlink:href="https://www.facebook.com/profile.php?id=100079329954723" text:style-name="Internet_20_link" text:visited-style-name="Visited_20_Internet_20_Link"><text:span text:style-name="T189">https://www.facebook.com/profile.php?id=100079329954723</text:span></text:a></text:p>
      <text:p text:style-name="P143">Discord: <text:s/><text:span text:style-name="T375">Ork#1234</text:span></text:p>
      <text:p text:style-name="P148"><text:span text:style-name="T377">O</text:span><text:span text:style-name="T376">pis profilu:</text:span></text:p>
      <text:p text:style-name="P340">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340"><text:span text:style-name="T376">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378">t</text:span><text:span text:style-name="T381">t</text:span></text:p>
      <text:p text:style-name="P194">Warunki wstępne:</text:p>
      <text:p text:style-name="P57">Użytkownik znajduje sie na stronie <text:a xlink:type="simple" xlink:href="https://localhost:3000/register" text:style-name="Internet_20_link" text:visited-style-name="Visited_20_Internet_20_Link">https://localhost:3000/register</text:a></text:p>
      <text:p text:style-name="P194">Kroki:</text:p>
      <text:p text:style-name="P57"/>
      <text:p text:style-name="P107"><text:span text:style-name="T341">1</text:span>. Uzupełnij pola <text:span text:style-name="T194">Nazwa użytkownika, Adres e-mail, </text:span><text:span text:style-name="T204">Hasło, Powtórz hasło, Link do facebooka, Discord </text:span><text:span text:style-name="T214">i Opis profilu</text:span> danymi testowymi</text:p>
      <text:p text:style-name="P120"><text:span text:style-name="T417">2</text:span>. Zaznacz opcję <text:span text:style-name="T189">Akceptuję Regulamin</text:span></text:p>
      <text:p text:style-name="P140"><text:span text:style-name="T440">3</text:span>. Kliknij przycisk<text:span text:style-name="T189"> Zarejestruj</text:span></text:p>
      <text:p text:style-name="P42">4. Zaloguj się na adres e-mail podany w danych testowych</text:p>
      <text:p text:style-name="P42">5. Sprawdź czy otrzymałeś link aktywacyjny do konta</text:p>
      <text:p text:style-name="P42">6. Użyj wspomnianego linku do aktywowania stworzonego konta</text:p>
      <text:p text:style-name="P264"/>
      <text:p text:style-name="P210"><text:soft-page-break/><text:span text:style-name="T227">O</text:span>czekiwany rezultat:</text:p>
      <text:p text:style-name="P414"><text:span text:style-name="T269">U</text:span><text:span text:style-name="T268">żytkownik otrzymuje link aktywacyjny na podany w rejestracji adres e-mail, a <text:s/>jego kliknięcie powoduje potwierdzenie utworzenia konta.</text:span></text:p>
      <text:p text:style-name="P282"/>
      <text:p text:style-name="P313">Warunki wyjściowe:</text:p>
      <text:p text:style-name="P282">Użytkownik <text:span text:style-name="T441">widzi komunikat o pomyślnym uaktywowaniu konta na ekranie rejestracji w aplikacji</text:span><text:span text:style-name="T417">.</text:span></text:p>
      <text:p text:style-name="P282"/>
      <text:p text:style-name="P361"><text:span text:style-name="T43">#TC</text:span><text:span text:style-name="T46">9</text:span><text:span text:style-name="T43">: </text:span><text:span text:style-name="T1">Użytkownik wysyła formularz z </text:span><text:span text:style-name="T9">pustymi polami</text:span></text:p>
      <text:p text:style-name="P28"/>
      <text:p text:style-name="P195">Opis:<text:span text:style-name="T107"> Użytkownik próbuje zatwierdzić wysłanie formularza </text:span><text:span text:style-name="T224">dla pustego formularza</text:span></text:p>
      <text:p text:style-name="P195">Dane testowe:</text:p>
      <text:p text:style-name="P78">Nazwa użytkownika: <text:span text:style-name="T402">-</text:span></text:p>
      <text:p text:style-name="P78">Adres e-mail: <text:span text:style-name="T363">-</text:span></text:p>
      <text:p text:style-name="P78">Hasło: <text:span text:style-name="T414">-</text:span></text:p>
      <text:p text:style-name="P78">Powtórz hasło: <text:span text:style-name="T382">-</text:span></text:p>
      <text:p text:style-name="P153">Link do facebooka: -</text:p>
      <text:p text:style-name="P153">Discord: -</text:p>
      <text:p text:style-name="P153">Opis profilu: -</text:p>
      <text:p text:style-name="P195">Warunki wstępne:</text:p>
      <text:p text:style-name="P58">Użytkownik znajduje sie na stronie <text:a xlink:type="simple" xlink:href="https://localhost:3000/register" text:style-name="Internet_20_link" text:visited-style-name="Visited_20_Internet_20_Link">https://localhost:3000/register</text:a></text:p>
      <text:p text:style-name="P195">Kroki:</text:p>
      <text:p text:style-name="P58"/>
      <text:p text:style-name="P109"><text:span text:style-name="T341">1</text:span>. <text:span text:style-name="T427">Zaznacz opcję </text:span><text:span text:style-name="T208">Akceptuję Regulamin</text:span></text:p>
      <text:p text:style-name="P136"><text:span text:style-name="T426">2</text:span>.<text:span text:style-name="T189"> </text:span>Kliknij przycisk<text:span text:style-name="T189"> Zarejestruj</text:span></text:p>
      <text:p text:style-name="P41"/>
      <text:p text:style-name="P265"/>
      <text:p text:style-name="P211"><text:span text:style-name="T227">O</text:span>czekiwany rezultat:</text:p>
      <text:p text:style-name="P401"><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83"/>
      <text:p text:style-name="P314">Warunki wyjściowe:</text:p>
      <text:p text:style-name="P283"><text:span text:style-name="T196">Użytkownik pozostaje na stronie rejestracji i </text:span><text:span text:style-name="T209">nie może wysł</text:span><text:span text:style-name="T211">a</text:span><text:span text:style-name="T209">ć formularza.</text:span></text:p>
      <text:p text:style-name="P282"/>
      <text:p text:style-name="P282"/>
      <text:p text:style-name="P282"/>
      <text:p text:style-name="P362"><text:span text:style-name="T43">#TC</text:span><text:span text:style-name="T47">10</text:span><text:span text:style-name="T43">: </text:span><text:span text:style-name="T1">Użytkownik wysyła formularz z prawidłow</text:span><text:span text:style-name="T3">ą</text:span><text:span text:style-name="T1"> d</text:span><text:span text:style-name="T3">ługością hasła</text:span></text:p>
      <text:p text:style-name="P29"/>
      <text:p text:style-name="P196"><text:soft-page-break/>Opis:<text:span text:style-name="T107"> Użytkownik próbuje zatwierdzić wysłanie formularza przy </text:span><text:span text:style-name="T109">podaniu hasła </text:span></text:p>
      <text:p text:style-name="P196"><text:span text:style-name="T109">o właściwej długości</text:span><text:span text:style-name="T107"> w polu </text:span><text:span text:style-name="T220">Hasło</text:span></text:p>
      <text:p text:style-name="P196">Dane testowe:</text:p>
      <text:p text:style-name="P81">Nazwa użytkownika: <text:span text:style-name="T193"><text:s/></text:span><text:span text:style-name="T397">RPGFan17, <text:s/></text:span><text:span text:style-name="T398">Ryu</text:span></text:p>
      <text:p text:style-name="P415"><text:span text:style-name="T141">Adres e-mail: </text:span><text:span text:style-name="T155"><text:s/></text:span><text:span text:style-name="T432">2 tymczasowe adresy e-mail</text:span></text:p>
      <text:p text:style-name="P81">Hasło: <text:span text:style-name="T332">A</text:span><text:span text:style-name="T334">1@</text:span><text:span text:style-name="T193">,</text:span></text:p>
      <text:p text:style-name="P81"><text:span text:style-name="T335">SlavicUbermenschRPGfan17@SlavicUbermenschRPGfan17@SlavicUberm</text:span><text:span text:style-name="T333">17@</text:span></text:p>
      <text:p text:style-name="P81">Powtórz hasło: <text:span text:style-name="T205">wartości w polu Hasło</text:span></text:p>
      <text:p text:style-name="P196">Warunki wstępne:</text:p>
      <text:p text:style-name="P59">Użytkownik znajduje sie na stronie <text:a xlink:type="simple" xlink:href="https://localhost:3000/register" text:style-name="Internet_20_link" text:visited-style-name="Visited_20_Internet_20_Link">https://localhost:3000/register</text:a></text:p>
      <text:p text:style-name="P196">Kroki:</text:p>
      <text:p text:style-name="P59"/>
      <text:p text:style-name="P408"><text:span text:style-name="T142">1</text:span><text:span text:style-name="T143">. Uzupełnij pola </text:span><text:span text:style-name="T157">Nazwa użytkownika</text:span><text:span text:style-name="T142"> i </text:span><text:span text:style-name="T157">Adres e-mail</text:span><text:span text:style-name="T143"> <text:s/>pierwszą wartością </text:span><text:span text:style-name="T144">podaną w danych testowych </text:span><text:span text:style-name="T145">(</text:span><text:span text:style-name="T399">RPGFan17 </text:span><text:span text:style-name="T145">dla pola </text:span><text:span text:style-name="T158">Nazwa użytkownika</text:span><text:span text:style-name="T145"> i</text:span><text:span text:style-name="T400"> <text:s/></text:span><text:span text:style-name="T435">pierwszy adres e-mail wygenerowany na stronie</text:span><text:span text:style-name="T434"> </text:span><text:span text:style-name="T433">https://temp-mail.org/pl/</text:span><text:span text:style-name="T160"> </text:span><text:span text:style-name="T145">dla pola</text:span><text:span text:style-name="T158"> Adres e-mail</text:span><text:span text:style-name="T145">)</text:span></text:p>
      <text:p text:style-name="P98"><text:span text:style-name="T341">2</text:span>. <text:span text:style-name="T254">Uzupełnij pole </text:span><text:span text:style-name="T193">Hasło</text:span><text:span text:style-name="T254"> pierwszą wartością </text:span><text:span text:style-name="T331">podaną w danych testowych (Ag)</text:span></text:p>
      <text:p text:style-name="P102">3. Uzupełnij pole <text:span text:style-name="T189">Powtórz hasło</text:span> taką samą wartością jaką podałeś w punkcie <text:span text:style-name="T439">2</text:span></text:p>
      <text:p text:style-name="P123"><text:span text:style-name="T341">4</text:span>. Zaznacz opcję <text:span text:style-name="T189">Akceptuję Regulamin</text:span></text:p>
      <text:p text:style-name="P137">5. Kliknij przycisk<text:span text:style-name="T189"> Zarejestruj</text:span></text:p>
      <text:p text:style-name="P155"><text:span text:style-name="T216">6</text:span><text:span text:style-name="T189">. </text:span><text:span text:style-name="T216">Otwórz stronę </text:span><text:a xlink:type="simple" xlink:href="https://temp-mail.org/pl/" text:style-name="Internet_20_link" text:visited-style-name="Visited_20_Internet_20_Link">https://temp-mail.org/pl/</text:a><text:span text:style-name="T436"> </text:span><text:span text:style-name="T216">i sprawdź czy w skrzynce odbiorczej tymczasowego adresu e-mail widnieje wiadomość z linkiem aktywacyjnym do konta</text:span></text:p>
      <text:p text:style-name="P123"><text:span text:style-name="T443">7</text:span>. Powtórz test <text:span text:style-name="T354">tyle razy, ile wynosi liczba wartości podanych </text:span><text:span text:style-name="T358">w danych testowych</text:span><text:span text:style-name="T354"> dla pola Hasło.</text:span> <text:span text:style-name="T358">Za każdym razem </text:span>zmie<text:span text:style-name="T358">ń</text:span> wartość z punktu <text:span text:style-name="T428">1 i</text:span> <text:span text:style-name="T388">2</text:span> <text:span text:style-name="T341">na </text:span><text:span text:style-name="T345">kolejną</text:span><text:span text:style-name="T341"> podaną w danych testowych </text:span><text:span text:style-name="T345">dla p</text:span><text:span text:style-name="T428">ól</text:span><text:span text:style-name="T345"> </text:span><text:span text:style-name="T194">Nazwa użytkownika, Adres e-mail </text:span><text:span text:style-name="T210">i</text:span><text:span text:style-name="T194"> </text:span><text:span text:style-name="T195">Hasło </text:span><text:span text:style-name="T215">(dla pola Adres e-mail wygeneruj nowy adres e-mail)</text:span><text:span text:style-name="T195">.</text:span></text:p>
      <text:p text:style-name="P266"/>
      <text:p text:style-name="P212"><text:span text:style-name="T227">O</text:span>czekiwany rezultat:</text:p>
      <text:p text:style-name="P408"><text:span text:style-name="T269">Przycisk</text:span><text:span text:style-name="T278"> Zarejestruj </text:span><text:span text:style-name="T269">jest aktywny</text:span><text:span text:style-name="T278">, a jego k</text:span><text:span text:style-name="T269">liknięcie powoduje wysłani</text:span><text:span text:style-name="T270">e</text:span><text:span text:style-name="T269"> formularza </text:span><text:span text:style-name="T270">rejestracji</text:span><text:span text:style-name="T269">.</text:span></text:p>
      <text:p text:style-name="P284"/>
      <text:p text:style-name="P315">Warunki wyjściowe:</text:p>
      <text:p text:style-name="P284"><text:span text:style-name="T195">Użytkownik pozostaje na stronie rejestracji, </text:span><text:span text:style-name="T204">powinien on otrzymać wiadomość z linkiem aktywacyjnym na podany w rejestracji adres e-mail.</text:span></text:p>
      <text:p text:style-name="P329"/>
      <text:p text:style-name="P329"/>
      <text:p text:style-name="P363"><text:span text:style-name="T43">#TC</text:span><text:span text:style-name="T48">11</text:span><text:span text:style-name="T43">: </text:span><text:span text:style-name="T1">Użytkownik wysyła formularz z nieprawidłow</text:span><text:span text:style-name="T7">ym</text:span><text:span text:style-name="T1"> </text:span><text:span text:style-name="T10">linkiem do facebooka</text:span></text:p>
      <text:p text:style-name="P30"/>
      <text:p text:style-name="P197"><text:soft-page-break/>Opis:<text:span text:style-name="T107"> Użytkownik próbuje zatwierdzić wysłanie formularza przy </text:span><text:span text:style-name="T109">podaniu </text:span><text:span text:style-name="T115">linku do facebooka</text:span><text:span text:style-name="T109"> o niewłaściw</text:span><text:span text:style-name="T111">ym</text:span><text:span text:style-name="T109"> </text:span><text:span text:style-name="T111">formacie</text:span><text:span text:style-name="T107"> w polu </text:span><text:span text:style-name="T225">Link do facebooka</text:span></text:p>
      <text:p text:style-name="P197">Dane testowe:</text:p>
      <text:p text:style-name="P82">Nazwa użytkownika: <text:span text:style-name="T397">RPGFan17</text:span><text:span text:style-name="T401">66</text:span></text:p>
      <text:p text:style-name="P82">Adres e-mail: <text:span text:style-name="T226">kowalskimariusz715@gmail.com</text:span></text:p>
      <text:p text:style-name="P82">Hasło: <text:span text:style-name="T413">Arkana</text:span><text:span text:style-name="T414">56$</text:span></text:p>
      <text:p text:style-name="P82">Powtórz hasło: <text:span text:style-name="T415">Arkana</text:span><text:span text:style-name="T416">56$</text:span></text:p>
      <text:p text:style-name="P154"><text:span text:style-name="T382">L</text:span>ink do facebooka: <text:span text:style-name="T431">AAAAAAqwewe12323</text:span><text:span text:style-name="T429">, </text:span><text:span text:style-name="T431">&lt;s&gt;Profil&lt;/s&gt;</text:span><text:span text:style-name="T429">, </text:span></text:p>
      <text:p text:style-name="P416">https://allegro.pl/dzial/moda</text:p>
      <text:p text:style-name="P197">Warunki wstępne:</text:p>
      <text:p text:style-name="P60">Użytkownik znajduje sie na stronie <text:a xlink:type="simple" xlink:href="https://localhost:3000/register" text:style-name="Internet_20_link" text:visited-style-name="Visited_20_Internet_20_Link">https://localhost:3000/register</text:a></text:p>
      <text:p text:style-name="P197">Kroki:</text:p>
      <text:p text:style-name="P60"/>
      <text:p text:style-name="P110"><text:span text:style-name="T341">1</text:span>. Uzupełnij pola <text:span text:style-name="T194">Nazwa użytkownika, </text:span><text:span text:style-name="T199">Adres e-mail, Hasło i Powtórz hasło</text:span> danymi testowymi</text:p>
      <text:p text:style-name="P99"><text:span text:style-name="T341">2</text:span>. <text:span text:style-name="T254">Uzupełnij pole </text:span><text:span text:style-name="T212">Link do facebooka</text:span><text:span text:style-name="T254"> pierwszą wartością </text:span><text:span text:style-name="T331">podaną w danych testowych (</text:span><text:span text:style-name="T431">AAAAAAqwewe12323</text:span><text:span text:style-name="T331">)</text:span></text:p>
      <text:p text:style-name="P124"><text:span text:style-name="T341">4</text:span>. Zaznacz opcję <text:span text:style-name="T189">Akceptuję Regulamin</text:span></text:p>
      <text:p text:style-name="P138">5.<text:span text:style-name="T189"> </text:span>Kliknij przycisk<text:span text:style-name="T189"> Zarejestruj</text:span></text:p>
      <text:p text:style-name="P124"><text:span text:style-name="T359">6</text:span>. Powtórz test <text:span text:style-name="T354">tyle razy, ile wynosi liczba wartości podanych </text:span><text:span text:style-name="T358">w danych testowych</text:span><text:span text:style-name="T354"> dla pola </text:span><text:span text:style-name="T212">Link do facebooka</text:span><text:span text:style-name="T354">.</text:span> <text:span text:style-name="T358">Za każdym razem </text:span>zmie<text:span text:style-name="T358">ń</text:span> wartość z punktu <text:span text:style-name="T388">2</text:span> <text:span text:style-name="T341">na </text:span><text:span text:style-name="T345">kolejną</text:span><text:span text:style-name="T341"> podaną w danych testowych </text:span><text:span text:style-name="T345">dla pola </text:span><text:span text:style-name="T212">Link do facebooka.</text:span></text:p>
      <text:p text:style-name="P267"/>
      <text:p text:style-name="P213"><text:span text:style-name="T227">O</text:span>czekiwany rezultat:</text:p>
      <text:p text:style-name="P409"><text:span text:style-name="T146">Za każdym razem w</text:span><text:span text:style-name="T138">yświetlany jest komunikat </text:span><text:span text:style-name="T284">o błędzie poniżej pola </text:span><text:span text:style-name="T280">Link do facebooka</text:span><text:span text:style-name="T278">. </text:span><text:span text:style-name="T269">Przycisk</text:span><text:span text:style-name="T278"> Zarejestruj </text:span><text:span text:style-name="T269">jest nieaktywny</text:span><text:span text:style-name="T278">, a jego k</text:span><text:span text:style-name="T269">liknięcie nie powoduje wysłania formularza.</text:span></text:p>
      <text:p text:style-name="P285"/>
      <text:p text:style-name="P316">Warunki wyjściowe:</text:p>
      <text:p text:style-name="P285"><text:span text:style-name="T196">Użytkownik pozostaje na stronie rejestracji i widzi komunikat o błędzie poniżej pola </text:span><text:span text:style-name="T212">Link do facebooka</text:span><text:span text:style-name="T199">.</text:span></text:p>
      <text:p text:style-name="P329"/>
      <text:p text:style-name="P329"/>
      <text:p text:style-name="P329"/>
      <text:p text:style-name="P329"/>
      <text:p text:style-name="P329"/>
      <text:p text:style-name="P364"><text:span text:style-name="T43"/></text:p>
      <text:p text:style-name="P364"><text:span text:style-name="T43"/></text:p>
      <text:p text:style-name="P364"><text:span text:style-name="T43"/></text:p>
      <text:p text:style-name="P364"><text:soft-page-break/><text:span text:style-name="T43">#TC</text:span><text:span text:style-name="T47">1</text:span><text:span text:style-name="T49">2</text:span><text:span text:style-name="T43">: </text:span><text:span text:style-name="T1">Użytkownik </text:span><text:span text:style-name="T11">zakłada konto o danych konta, które już istnieje</text:span></text:p>
      <text:p text:style-name="P31"/>
      <text:p text:style-name="P198">Opis:<text:span text:style-name="T107"> Użytkownik próbuje zatwierdzić wysłanie formularza przy </text:span><text:span text:style-name="T109">podaniu </text:span><text:span text:style-name="T116">danych</text:span><text:span text:style-name="T109"> </text:span><text:span text:style-name="T116">identycznych z danymi istniejącego już konta użytkownika (użyto danych z przypadku testowego #TC8). </text:span><text:span text:style-name="T440">Wymaga wykonania przypadku testowego #TC8.</text:span></text:p>
      <text:p text:style-name="P198">Dane testowe:</text:p>
      <text:p text:style-name="P83">Nazwa użytkownika: <text:span text:style-name="T193"><text:s/></text:span><text:span text:style-name="T397">RPGFan17</text:span></text:p>
      <text:p text:style-name="P410"><text:span text:style-name="T141">Adres e-mail: </text:span><text:a xlink:type="simple" xlink:href="mailto:kowalskimariusz715@gmail.com" text:style-name="Internet_20_link" text:visited-style-name="Visited_20_Internet_20_Link"><text:span text:style-name="T161">kowalskimariusz715@gmail.com</text:span></text:a></text:p>
      <text:p text:style-name="P83">Hasło: <text:span text:style-name="T369">Arkana56$</text:span></text:p>
      <text:p text:style-name="P83">Powtórz hasło: <text:span text:style-name="T369">Arkana56$</text:span></text:p>
      <text:p text:style-name="P198">Warunki wstępne:</text:p>
      <text:p text:style-name="P61">Użytkownik znajduje sie na stronie <text:a xlink:type="simple" xlink:href="https://localhost:3000/register" text:style-name="Internet_20_link" text:visited-style-name="Visited_20_Internet_20_Link">https://localhost:3000/register</text:a></text:p>
      <text:p text:style-name="P198">Kroki:</text:p>
      <text:p text:style-name="P61"/>
      <text:p text:style-name="P410"><text:span text:style-name="T142">1</text:span><text:span text:style-name="T143">. Uzupełnij pola </text:span><text:span text:style-name="T157">Nazwa użytkownika</text:span><text:span text:style-name="T142">, </text:span><text:span text:style-name="T157">Adres e-mail</text:span><text:span text:style-name="T142">, </text:span><text:span text:style-name="T159">Hasło</text:span><text:span text:style-name="T147"> i </text:span><text:span text:style-name="T159">Powtórz hasło</text:span><text:span text:style-name="T147"> danymi testowymi.</text:span></text:p>
      <text:p text:style-name="P125"><text:span text:style-name="T466">2</text:span>. Zaznacz opcję <text:span text:style-name="T189">Akceptuję Regulamin</text:span></text:p>
      <text:p text:style-name="P139"><text:span text:style-name="T466">3</text:span>. Kliknij przycisk<text:span text:style-name="T189"> Zarejestruj</text:span></text:p>
      <text:p text:style-name="P268"/>
      <text:p text:style-name="P214"><text:span text:style-name="T227">O</text:span>czekiwany rezultat:</text:p>
      <text:p text:style-name="P410"><text:span text:style-name="T269">Przycisk</text:span><text:span text:style-name="T278"> Zarejestruj </text:span><text:span text:style-name="T269">jest aktywny</text:span><text:span text:style-name="T278">, a jego k</text:span><text:span text:style-name="T269">liknięcie powoduje </text:span><text:span text:style-name="T271">wyświetlenie komunikatu o tym, że w systemie istnieje już użytkownik o podanych danych</text:span><text:span text:style-name="T269">.</text:span></text:p>
      <text:p text:style-name="P286"/>
      <text:p text:style-name="P317">Warunki wyjściowe:</text:p>
      <text:p text:style-name="P286"><text:span text:style-name="T195">Użytkownik pozostaje na stronie rejestracji </text:span><text:span text:style-name="T213">i widzi komunikat o błędzie</text:span><text:span text:style-name="T204">.</text:span></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78"/>
      <text:p text:style-name="P366"><text:span text:style-name="T43"/></text:p>
      <text:p text:style-name="P366"><text:soft-page-break/><text:span text:style-name="T43">#TC</text:span><text:span text:style-name="T52">13</text:span><text:span text:style-name="T43">: </text:span><text:span text:style-name="T1">Użytkownik wysyła formularz </text:span><text:span text:style-name="T26">bez akceptacji Regulaminu</text:span></text:p>
      <text:p text:style-name="P33"/>
      <text:p text:style-name="P200">Opis:<text:span text:style-name="T107"> Użytkownik próbuje zatwierdzić wysłanie formularza przy </text:span><text:span text:style-name="T109">podaniu </text:span><text:span text:style-name="T114">wszystkich </text:span><text:span text:style-name="T131">wymaganych</text:span><text:span text:style-name="T114"> prawidłowych danych, </text:span><text:span text:style-name="T131">jednak bez zaakceptowania Regulaminu</text:span></text:p>
      <text:p text:style-name="P165"/>
      <text:p text:style-name="P200">Dane testowe:</text:p>
      <text:p text:style-name="P84">Nazwa użytkownika: <text:span text:style-name="T193"><text:s/></text:span><text:span text:style-name="T397">RPGFan17</text:span></text:p>
      <text:p text:style-name="P432"><text:span text:style-name="T141">Adres e-mail: </text:span><text:span text:style-name="T161">kowalskimariusz715@gmail.com</text:span></text:p>
      <text:p text:style-name="P84">Hasło: <text:span text:style-name="T369">Arkana56$</text:span></text:p>
      <text:p text:style-name="P297">Powtórz hasło: <text:span text:style-name="T369">Arkana56$</text:span></text:p>
      <text:p text:style-name="P344"/>
      <text:p text:style-name="P200">Warunki wstępne:</text:p>
      <text:p text:style-name="P63">Użytkownik znajduje sie na stronie <text:a xlink:type="simple" xlink:href="https://localhost:3000/register" text:style-name="Internet_20_link" text:visited-style-name="Visited_20_Internet_20_Link">https://localhost:3000/register</text:a></text:p>
      <text:p text:style-name="P200"/>
      <text:p text:style-name="P200">Kroki:</text:p>
      <text:p text:style-name="P63"/>
      <text:p text:style-name="P111"><text:span text:style-name="T341">1</text:span>. Uzupełnij pola <text:span text:style-name="T194">Nazwa użytkownika, Adres e-mail, </text:span><text:span text:style-name="T204">Hasło </text:span><text:span text:style-name="T218">i</text:span><text:span text:style-name="T204"> Powtórz hasło </text:span>danymi testowymi</text:p>
      <text:p text:style-name="P126"><text:span text:style-name="T417">2</text:span>. <text:span text:style-name="T465">Nie z</text:span>aznacz<text:span text:style-name="T465">aj</text:span> opcj<text:span text:style-name="T465">i</text:span> <text:span text:style-name="T189">Akceptuję Regulamin</text:span></text:p>
      <text:p text:style-name="P141"><text:span text:style-name="T440">3</text:span>. Kliknij przycisk<text:span text:style-name="T189"> Zarejestruj</text:span></text:p>
      <text:p text:style-name="P43"/>
      <text:p text:style-name="P322"><text:span text:style-name="T227">O</text:span><text:span text:style-name="T391">czekiwany rezultat:</text:span></text:p>
      <text:p text:style-name="P322"/>
      <text:p text:style-name="P296">Przycisk <text:span text:style-name="T189">Zarejestruj</text:span> jest niedostępny, a jego kliknięcie nie powoduje żadnej akcji (komunikat o utworzeniu konta użytkownika lub przekierowanie na inną stronę aplikacji).</text:p>
      <text:p text:style-name="P296"/>
      <text:p text:style-name="P319">Warunki wyjściowe:</text:p>
      <text:p text:style-name="P319"/>
      <text:p text:style-name="P296">Użytkownik pozostaje na stronie rejestracji</text:p>
      <text:p text:style-name="P275"/>
      <text:p text:style-name="P275"/>
      <text:p text:style-name="P275"/>
      <text:p text:style-name="P275"/>
      <text:p text:style-name="P275"/>
      <text:p text:style-name="P275"/>
      <text:p text:style-name="P275"/>
      <text:p text:style-name="P235"><text:soft-page-break/><text:span text:style-name="T241">Funkcjonalność:</text:span><text:span text:style-name="T1"> Generowanie losowych i tworzenie własnych postaci</text:span></text:p>
      <text:p text:style-name="P377"/>
      <text:p text:style-name="P365"><text:span text:style-name="T43">#TC1</text:span><text:span text:style-name="T53">4</text:span><text:span text:style-name="T43">:</text:span><text:span text:style-name="T1"> </text:span><text:span text:style-name="T12">Zalogowany użytkownik </text:span><text:span text:style-name="T13">generuje losowe statystyki postaci</text:span><text:span text:style-name="T12"> i zapisuje postać</text:span></text:p>
      <text:p text:style-name="P32"/>
      <text:p text:style-name="P199">Opis:<text:span text:style-name="T107"> </text:span><text:span text:style-name="T117">Zalogowany użytkownik tworzy postać z wykorzystaniem </text:span><text:span text:style-name="T118">metody losowego generowania statystyk postaci</text:span><text:span text:style-name="T117">, a następnie zapisuje </text:span><text:span text:style-name="T118">postać</text:span></text:p>
      <text:p text:style-name="P199">Dane testowe: -</text:p>
      <text:p text:style-name="P418"/>
      <text:p text:style-name="P199">Warunki wstępne:</text:p>
      <text:p text:style-name="P199"/>
      <text:p text:style-name="P156">Użytkownik jest zalogowany i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28">Postać</text:span> w <text:span text:style-name="T228">Menu</text:span></text:p>
      <text:p text:style-name="P157">3. Powtórz krok nr 1</text:p>
      <text:p text:style-name="P156">3. Kliknij przycisk <text:span text:style-name="T228">Generuj losowe statystyki</text:span></text:p>
      <text:p text:style-name="P158">4. Kliknij przycisk <text:span text:style-name="T228">Zapisz</text:span> na dole strony</text:p>
      <text:p text:style-name="P37"/>
      <text:p text:style-name="P269"/>
      <text:p text:style-name="P215"><text:span text:style-name="T227">O</text:span>czekiwany rezultat:</text:p>
      <text:p text:style-name="P287"/>
      <text:p text:style-name="P424"><text:span text:style-name="T269">P</text:span><text:span text:style-name="T268">onowne kliknięcie przycisku </text:span><text:span text:style-name="T287">Menu</text:span><text:span text:style-name="T268"> na ekranie tworzenia postaci powoduje zamknięcie wysuniętego menu.</text:span></text:p>
      <text:p text:style-name="P290">Postać zostaje zapisana, użytkownik widzi ekran opisu postaci</text:p>
      <text:p text:style-name="P287"/>
      <text:p text:style-name="P318">Warunki wyjściowe:</text:p>
      <text:p text:style-name="P318"/>
      <text:p text:style-name="P290">Użytkownik znajduje się na ekranie opisu postaci</text:p>
      <text:p text:style-name="P290"/>
      <text:p text:style-name="P290"/>
      <text:p text:style-name="P290"/>
      <text:p text:style-name="P290"/>
      <text:p text:style-name="P290"/>
      <text:p text:style-name="P290"/>
      <text:p text:style-name="P365"><text:soft-page-break/><text:span text:style-name="T43">#TC</text:span><text:span text:style-name="T53">15</text:span><text:span text:style-name="T43">:</text:span><text:span text:style-name="T1"> </text:span><text:span text:style-name="T14">Sprawdzenie </text:span><text:span text:style-name="T15">czy </text:span><text:span text:style-name="T14">opcj</text:span><text:span text:style-name="T15">a</text:span><text:span text:style-name="T14"> generowania pojedynczej cechy postaci </text:span><text:span text:style-name="T15">działa prawidłowo</text:span></text:p>
      <text:p text:style-name="P32"/>
      <text:p text:style-name="P199">Opis:<text:span text:style-name="T107"> </text:span><text:span text:style-name="T119">U</text:span><text:span text:style-name="T117">żytkownik tworzy postać z wykorzystaniem </text:span><text:span text:style-name="T118">metody </text:span><text:span text:style-name="T120">pojedyncz</text:span><text:span text:style-name="T118">ego generowania </text:span><text:span text:style-name="T120">cechy</text:span><text:span text:style-name="T118"> postaci</text:span></text:p>
      <text:p text:style-name="P199">Dane testowe: -</text:p>
      <text:p text:style-name="P418"/>
      <text:p text:style-name="P199">Warunki wstępne:</text:p>
      <text:p text:style-name="P199"/>
      <text:p text:style-name="P156">Użytkownik <text:span text:style-name="T447">jest zalogowany i</text:span>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28">Postać</text:span> w <text:span text:style-name="T228">Menu</text:span></text:p>
      <text:p text:style-name="P156">3. Kliknij przycisk <text:span text:style-name="T228">Generuj losowe statystyki</text:span></text:p>
      <text:p text:style-name="P159">4. Powtórz kliknięcie przycisku <draw:frame draw:style-name="fr1" draw:name="Obraz1" text:anchor-type="char" svg:x="6.71cm" svg:y="0.048cm" svg:width="0.741cm" svg:height="0.663cm" draw:z-index="0"><draw:image xlink:href="Pictures/100000000000002600000027D806C59B88686209.png" xlink:type="simple" xlink:show="embed" xlink:actuate="onLoad" draw:mime-type="image/png"/></draw:frame><text:s text:c="13"/>dla każdego pola z nazwą cechy</text:p>
      <text:p text:style-name="P158"/>
      <text:p text:style-name="P269"/>
      <text:p text:style-name="P215"><text:span text:style-name="T227">O</text:span>czekiwany rezultat:</text:p>
      <text:p text:style-name="P287"/>
      <text:p text:style-name="P425"><text:span text:style-name="T268">Z każdym kliknięciem przycisku </text:span><draw:frame draw:style-name="fr1" draw:name="Obraz2" text:anchor-type="char" svg:x="7.047cm" svg:y="0.048cm" svg:width="0.741cm" svg:height="0.663cm" draw:z-index="1"><draw:image xlink:href="Pictures/100000000000002600000027D806C59B88686209.png" xlink:type="simple" xlink:show="embed" xlink:actuate="onLoad" draw:mime-type="image/png"/></draw:frame><text:span text:style-name="T268">zostaje wygenerowana nowa cecha postaci </text:span><text:span text:style-name="T272">inna od wylosowanej za pomocą kliknięcia przycisku </text:span><text:span text:style-name="T288">Generuj losowe statystyki.</text:span></text:p>
      <text:p text:style-name="P287"/>
      <text:p text:style-name="P318">Warunki wyjściowe:</text:p>
      <text:p text:style-name="P318"/>
      <text:p text:style-name="P290">Użytkownik znajduje się na ekranie <text:span text:style-name="T448">tworzenia postaci, wszystkie statystyki postaci zostają wygenerowane.</text:span></text:p>
      <text:p text:style-name="P290"/>
      <text:p text:style-name="P290"/>
      <text:p text:style-name="P290"/>
      <text:p text:style-name="P290"/>
      <text:p text:style-name="P290"/>
      <text:p text:style-name="P290"/>
      <text:p text:style-name="P290"/>
      <text:p text:style-name="P290"/>
      <text:p text:style-name="P290"/>
      <text:p text:style-name="P290"/>
      <text:p text:style-name="P365"><text:soft-page-break/><text:span text:style-name="T43">#TC</text:span><text:span text:style-name="T53">16</text:span><text:span text:style-name="T43">:</text:span><text:span text:style-name="T1"> </text:span><text:span text:style-name="T14">Sprawdzenie </text:span><text:span text:style-name="T15">czy </text:span><text:span text:style-name="T14">opcj</text:span><text:span text:style-name="T15">a</text:span><text:span text:style-name="T14"> </text:span><text:span text:style-name="T15">ręcznego</text:span><text:span text:style-name="T14"> </text:span><text:span text:style-name="T15">wyboru</text:span><text:span text:style-name="T14"> cechy postaci </text:span><text:span text:style-name="T15">działa prawidłowo</text:span></text:p>
      <text:p text:style-name="P32"/>
      <text:p text:style-name="P199">Opis:<text:span text:style-name="T107"> </text:span><text:span text:style-name="T121">U</text:span><text:span text:style-name="T117">żytkownik tworzy postać z wykorzystaniem </text:span><text:span text:style-name="T118">metody </text:span><text:span text:style-name="T121">ręcznego</text:span><text:span text:style-name="T118"> </text:span><text:span text:style-name="T121">wyboru</text:span><text:span text:style-name="T118"> statystyk postaci</text:span></text:p>
      <text:p text:style-name="P199">Dane testowe: -</text:p>
      <text:p text:style-name="P418"/>
      <text:p text:style-name="P199">Warunki wstępne:</text:p>
      <text:p text:style-name="P199"/>
      <text:p text:style-name="P156">Użytkownik <text:span text:style-name="T447">jest zalogowany i </text:span>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28">Postać</text:span> w <text:span text:style-name="T228">Menu</text:span></text:p>
      <text:p text:style-name="P156">3. <text:span text:style-name="T449">Kliknij pole przyporządkowane do każdej cechy postaci, a nastepnie wybierz lub wpisz wartość, która ma reprezentować daną cechę. Powtórz to działanie dla każdego pola statystyk postaci.</text:span></text:p>
      <text:p text:style-name="P158"/>
      <text:p text:style-name="P37"/>
      <text:p text:style-name="P269"/>
      <text:p text:style-name="P215"><text:span text:style-name="T227">O</text:span>czekiwany rezultat:</text:p>
      <text:p text:style-name="P287"/>
      <text:p text:style-name="P426"><text:span text:style-name="T268">Każde pole w sekcji statystyki postaci zostaje wypełnione danymi, przycisk </text:span><text:span text:style-name="T289">Z</text:span><text:span text:style-name="T287">apisz</text:span><text:span text:style-name="T268"> jest aktywny</text:span></text:p>
      <text:p text:style-name="P287"/>
      <text:p text:style-name="P318">Warunki wyjściowe:</text:p>
      <text:p text:style-name="P318"/>
      <text:p text:style-name="P290">Użytkownik znajduje się na ekranie <text:span text:style-name="T448">tworzenia postaci </text:span><text:span text:style-name="T450">i widzi</text:span><text:span text:style-name="T448"> </text:span><text:span text:style-name="T450">wygenerowane</text:span><text:span text:style-name="T448"> statystyki postaci.</text:span></text:p>
      <text:p text:style-name="P290"/>
      <text:p text:style-name="P290"/>
      <text:p text:style-name="P290"/>
      <text:p text:style-name="P290"/>
      <text:p text:style-name="P290"/>
      <text:p text:style-name="P290"/>
      <text:p text:style-name="P290"/>
      <text:p text:style-name="P290"/>
      <text:p text:style-name="P290"/>
      <text:p text:style-name="P365"><text:soft-page-break/><text:span text:style-name="T43">#TC</text:span><text:span text:style-name="T53">17</text:span><text:span text:style-name="T43">:</text:span><text:span text:style-name="T1"> </text:span><text:span text:style-name="T14">Sprawdzenie </text:span><text:span text:style-name="T15">czy </text:span><text:span text:style-name="T14">opcj</text:span><text:span text:style-name="T16">e</text:span><text:span text:style-name="T14"> generowania </text:span><text:span text:style-name="T16">umiejętności bojowych</text:span><text:span text:style-name="T14"> postaci </text:span><text:span text:style-name="T15">działa</text:span><text:span text:style-name="T16">ją</text:span><text:span text:style-name="T15"> prawidłowo</text:span></text:p>
      <text:p text:style-name="P32"/>
      <text:p text:style-name="P199">Opis:<text:span text:style-name="T107"> </text:span><text:span text:style-name="T119">U</text:span><text:span text:style-name="T117">żytkownik </text:span><text:span text:style-name="T122">generuje na nowo umiejętności bojowe postaci (statystyki bazowe i obecne) </text:span></text:p>
      <text:p text:style-name="P199">Dane testowe: -</text:p>
      <text:p text:style-name="P418"/>
      <text:p text:style-name="P199">Warunki wstępne:</text:p>
      <text:p text:style-name="P199"/>
      <text:p text:style-name="P156">Użytkownik <text:span text:style-name="T447">jest zalogowany i</text:span>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28">Postać</text:span> w <text:span text:style-name="T228">Menu</text:span></text:p>
      <text:p text:style-name="P156">3. Kliknij przycisk <text:span text:style-name="T228">Generuj losowe statystyki</text:span></text:p>
      <text:p text:style-name="P159">4. <text:span text:style-name="T450">Kliknij przycisk </text:span><text:span text:style-name="T235">Wylosuj statystyki Bazowe</text:span></text:p>
      <text:p text:style-name="P160">5. Kliknij przycisk <text:span text:style-name="T228">Wylosuj statystyki Obecne</text:span></text:p>
      <text:p text:style-name="P158"/>
      <text:p text:style-name="P269"/>
      <text:p text:style-name="P215"><text:span text:style-name="T227">O</text:span>czekiwany rezultat:</text:p>
      <text:p text:style-name="P287"/>
      <text:p text:style-name="P427"><text:span text:style-name="T273">K</text:span><text:span text:style-name="T268">liknięcie przycisku</text:span><text:span text:style-name="T287"> Wylosuj statystyki Bazowe </text:span><text:span text:style-name="T268">powoduje zmianę wartości w sekcji</text:span><text:span text:style-name="T287"> Baza. </text:span><text:span text:style-name="T268">Kliknięcie</text:span><text:span text:style-name="T287"> </text:span><text:span text:style-name="T268">przycisku </text:span><text:span text:style-name="T287">Wylosuj statystyki Obecne </text:span><text:span text:style-name="T268">powoduje zmianę wartości w sekcji</text:span><text:span text:style-name="T287"> Obecnie. </text:span><text:span text:style-name="T268">Przycisk</text:span><text:span text:style-name="T287"> Zapisz </text:span><text:span text:style-name="T268">jest aktywny.</text:span></text:p>
      <text:p text:style-name="P287"/>
      <text:p text:style-name="P318">Warunki wyjściowe:</text:p>
      <text:p text:style-name="P318"/>
      <text:p text:style-name="P290">Użytkownik znajduje się na ekranie <text:span text:style-name="T448">tworzenia postaci </text:span><text:span text:style-name="T450">i widzi</text:span><text:span text:style-name="T448"> </text:span><text:span text:style-name="T450">wygenerowane</text:span><text:span text:style-name="T448"> statystyki postaci.</text:span></text:p>
      <text:p text:style-name="P290"/>
      <text:p text:style-name="P290"/>
      <text:p text:style-name="P290"/>
      <text:p text:style-name="P290"/>
      <text:p text:style-name="P290"/>
      <text:p text:style-name="P290"/>
      <text:p text:style-name="P290"/>
      <text:p text:style-name="P290"/>
      <text:p text:style-name="P290"/>
      <text:p text:style-name="P365"><text:soft-page-break/><text:span text:style-name="T43">#TC</text:span><text:span text:style-name="T53">18</text:span><text:span text:style-name="T43">:</text:span><text:span text:style-name="T1"> </text:span><text:span text:style-name="T17">Niez</text:span><text:span text:style-name="T12">alogowany użytkownik </text:span><text:span text:style-name="T13">generuje losowe statystyki postaci</text:span><text:span text:style-name="T12"> i </text:span><text:span text:style-name="T17">próbuje </text:span><text:span text:style-name="T12">zapis</text:span><text:span text:style-name="T17">ać</text:span><text:span text:style-name="T12"> postać</text:span></text:p>
      <text:p text:style-name="P32"/>
      <text:p text:style-name="P199">Opis:<text:span text:style-name="T107"> </text:span><text:span text:style-name="T123">Niez</text:span><text:span text:style-name="T117">alogowany użytkownik tworzy postać z wykorzystaniem </text:span><text:span text:style-name="T118">metody losowego generowania statystyk postaci</text:span><text:span text:style-name="T117">, a następnie </text:span><text:span text:style-name="T123">próbuje</text:span><text:span text:style-name="T117"> zapis</text:span><text:span text:style-name="T123">ać</text:span><text:span text:style-name="T117"> </text:span><text:span text:style-name="T118">postać</text:span></text:p>
      <text:p text:style-name="P199">Dane testowe: -</text:p>
      <text:p text:style-name="P418"/>
      <text:p text:style-name="P199">Warunki wstępne:</text:p>
      <text:p text:style-name="P199"/>
      <text:p text:style-name="P156">Użytkownik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28">Postać</text:span> w <text:span text:style-name="T228">Menu</text:span></text:p>
      <text:p text:style-name="P156">3. Kliknij przycisk <text:span text:style-name="T228">Generuj losowe statystyki</text:span></text:p>
      <text:p text:style-name="P158">4. Kliknij przycisk <text:span text:style-name="T228">Zapisz</text:span> na dole strony</text:p>
      <text:p text:style-name="P37"/>
      <text:p text:style-name="P269"/>
      <text:p text:style-name="P215"><text:span text:style-name="T227">O</text:span>czekiwany rezultat:</text:p>
      <text:p text:style-name="P287"/>
      <text:p text:style-name="P428"><text:span text:style-name="T268">Użytkownik widzi komunikat </text:span><text:span text:style-name="T306">Aby zapisać postać w bazie danych, musisz być zalogowany </text:span><text:span text:style-name="T274">na ekranie tworzenia postaci</text:span><text:span text:style-name="T268">.</text:span><text:span text:style-name="T306"> </text:span><text:span text:style-name="T268">Poniżej komunikatu wyświetlany jest napis o treści </text:span><text:span text:style-name="T287">Zaloguj się.</text:span></text:p>
      <text:p text:style-name="P248"><text:span text:style-name="T310">Kliknięcie przycisku </text:span><text:span text:style-name="T287">Zapisz</text:span><text:span text:style-name="T310"> nie powoduje zapisania postaci, przycisk jest wyszarzony (nieaktywny).</text:span></text:p>
      <text:p text:style-name="P287"/>
      <text:p text:style-name="P318">Warunki wyjściowe:</text:p>
      <text:p text:style-name="P318"/>
      <text:p text:style-name="P290">Użytkownik znajduje się na ekranie <text:span text:style-name="T451">tworzenia postaci.</text:span></text:p>
      <text:p text:style-name="P290"/>
      <text:p text:style-name="P290"/>
      <text:p text:style-name="P290"/>
      <text:p text:style-name="P290"/>
      <text:p text:style-name="P290"/>
      <text:p text:style-name="P290"/>
      <text:p text:style-name="P290"/>
      <text:p text:style-name="P290"/>
      <text:p text:style-name="P290"/>
      <text:p text:style-name="P365"><text:soft-page-break/><text:span text:style-name="T43">#TC</text:span><text:span text:style-name="T53">19</text:span><text:span text:style-name="T43">:</text:span><text:span text:style-name="T1"> </text:span><text:span text:style-name="T17">Niez</text:span><text:span text:style-name="T12">alogowany użytkownik </text:span><text:span text:style-name="T18">przechodzi do tworzenia</text:span><text:span text:style-name="T13"> postaci, </text:span><text:span text:style-name="T17">loguje się</text:span><text:span text:style-name="T12"> i </text:span><text:span text:style-name="T17">próbuje </text:span><text:span text:style-name="T12">zapis</text:span><text:span text:style-name="T17">ać</text:span><text:span text:style-name="T12"> postać</text:span></text:p>
      <text:p text:style-name="P32"/>
      <text:p text:style-name="P199">Opis:<text:span text:style-name="T107"> </text:span><text:span text:style-name="T123">Niez</text:span><text:span text:style-name="T117">alogowany użytkownik tworzy postać z wykorzystaniem </text:span><text:span text:style-name="T118">metody losowego generowania statystyk postaci</text:span><text:span text:style-name="T117">, </text:span><text:span text:style-name="T123">loguje się na swoje konto, </text:span><text:span text:style-name="T117">a następnie zapisuje </text:span><text:span text:style-name="T118">postać</text:span></text:p>
      <text:p text:style-name="P199">Dane testowe: </text:p>
      <text:p text:style-name="P199"/>
      <text:p text:style-name="P226"><text:span text:style-name="T219">Nazwa użytkownika:</text:span> <text:span text:style-name="T107">Ryuuken</text:span></text:p>
      <text:p text:style-name="P226"><text:span text:style-name="T219">Hasło:</text:span> <text:span text:style-name="T107">Testing_71@</text:span></text:p>
      <text:p text:style-name="P418"/>
      <text:p text:style-name="P199">Warunki wstępne:</text:p>
      <text:p text:style-name="P199"/>
      <text:p text:style-name="P156">Użytkownik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28">Postać</text:span> w <text:span text:style-name="T228">Menu</text:span></text:p>
      <text:p text:style-name="P161">3. Kliknij opcję<text:span text:style-name="T228"> Zaloguj się </text:span>poniżej komunikatu<text:span text:style-name="T228"> </text:span><text:span text:style-name="T308">Aby zapisać postać w bazie danych, musisz być zalogowany.</text:span></text:p>
      <text:p text:style-name="P161"><text:span text:style-name="T296">4. </text:span><text:span text:style-name="T291">Zaloguj się z użyciem danych podanych w danych testowych</text:span></text:p>
      <text:p text:style-name="P291">5. Powtórz instrukcję zawartą w punkcie 2</text:p>
      <text:p text:style-name="P156"><text:span text:style-name="T452">5</text:span>. Kliknij przycisk <text:span text:style-name="T228">Generuj losowe statystyki</text:span></text:p>
      <text:p text:style-name="P158">4. Kliknij przycisk <text:span text:style-name="T228">Zapisz</text:span> na dole strony</text:p>
      <text:p text:style-name="P37"/>
      <text:p text:style-name="P269"/>
      <text:p text:style-name="P215"><text:span text:style-name="T227">O</text:span>czekiwany rezultat:</text:p>
      <text:p text:style-name="P287"/>
      <text:p text:style-name="P249"><text:span text:style-name="T310">Po kliknięciu opcji</text:span><text:span text:style-name="T287"> Zaloguj się, </text:span><text:span text:style-name="T310">użytkownik zostaje przekierowany do strony logowania, logując się przechodzi do strony głównej z wysuniętym</text:span><text:span text:style-name="T287"> Menu</text:span><text:span text:style-name="T310">,</text:span><text:span text:style-name="T287"> </text:span><text:span text:style-name="T310">skąd może przejść do ekranu tworzenia postaci. Wygenerowanie wszystkich statystyk postaci i kliknięcie przycisku</text:span><text:span text:style-name="T287"> Zapisz </text:span><text:span text:style-name="T310">powoduje zapisanie postaci w bazie danych.</text:span></text:p>
      <text:p text:style-name="P287"/>
      <text:p text:style-name="P318">Warunki wyjściowe:</text:p>
      <text:p text:style-name="P318"/>
      <text:p text:style-name="P290">Użytkownik znajduje się na ekranie <text:span text:style-name="T452">opisu</text:span><text:span text:style-name="T451"> postaci.</text:span></text:p>
      <text:p text:style-name="P290"/>
      <text:p text:style-name="P335"><text:soft-page-break/><text:span text:style-name="T241">Funkcjonalność:</text:span><text:span text:style-name="T1"> Stworzenie nowej historii</text:span></text:p>
      <text:p text:style-name="P377"/>
      <text:p text:style-name="P365"><text:span text:style-name="T43">#TC</text:span><text:span text:style-name="T53">20</text:span><text:span text:style-name="T43">:</text:span><text:span text:style-name="T1"> </text:span><text:span text:style-name="T12">Zalogowany użytkownik </text:span><text:span text:style-name="T19">tworzy nową historię, a następnie </text:span><text:span text:style-name="T12">zapisuje </text:span><text:span text:style-name="T19">ją</text:span></text:p>
      <text:p text:style-name="P32"/>
      <text:p text:style-name="P199">Opis:<text:span text:style-name="T107"> </text:span><text:span text:style-name="T117">Zalogowany użytkownik tworzy </text:span><text:span text:style-name="T124">nową historię</text:span><text:span text:style-name="T117"> </text:span><text:span text:style-name="T124">podając wszystkie wymagane dane</text:span><text:span text:style-name="T117">, a następnie zapisuje </text:span><text:span text:style-name="T124">ją</text:span></text:p>
      <text:p text:style-name="P199">Dane testowe:</text:p>
      <text:p text:style-name="P162"><text:span text:style-name="T189">Dzień:</text:span> 20</text:p>
      <text:p text:style-name="P162"><text:span text:style-name="T189">Miesiąc:</text:span> Nachexen</text:p>
      <text:p text:style-name="P162"><text:span text:style-name="T189">Rok:</text:span> 2652</text:p>
      <text:p text:style-name="P162"><text:span text:style-name="T189">Tytuł:</text:span> Przybycie</text:p>
      <text:p text:style-name="P162"><text:span text:style-name="T189">Miejsce:</text:span> Ahlenhof</text:p>
      <text:p text:style-name="P162"><text:span text:style-name="T189">Opis:</text:span> Początek</text:p>
      <text:p text:style-name="P418"/>
      <text:p text:style-name="P199">Warunki wstępne:</text:p>
      <text:p text:style-name="P199"/>
      <text:p text:style-name="P156">Użytkownik jest zalogowany i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6">Historię</text:span> w <text:span text:style-name="T228">Menu</text:span></text:p>
      <text:p text:style-name="P157">3. <text:span text:style-name="T453">Uzupełnij </text:span><text:span text:style-name="T454">pola danymi testowymi</text:span></text:p>
      <text:p text:style-name="P156"><text:span text:style-name="T455">4</text:span>. Kliknij przycisk <text:span text:style-name="T237">Zapisz</text:span></text:p>
      <text:p text:style-name="P158"><text:span text:style-name="T455">5</text:span>. Kliknij p<text:span text:style-name="T454">oza obszarem okna z podglądem historii</text:span></text:p>
      <text:p text:style-name="P37"/>
      <text:p text:style-name="P269"/>
      <text:p text:style-name="P215"><text:span text:style-name="T227">O</text:span>czekiwany rezultat:</text:p>
      <text:p text:style-name="P292"/>
      <text:p text:style-name="P429"><text:span text:style-name="T275">Historia </text:span><text:span text:style-name="T268">zostaje zapisana</text:span></text:p>
      <text:p text:style-name="P287"/>
      <text:p text:style-name="P318">Warunki wyjściowe:</text:p>
      <text:p text:style-name="P318"/>
      <text:p text:style-name="P290">Użytkownik znajduje się na ekranie, <text:span text:style-name="T454">który zawiera katolog stworzonych przez niego historii.</text:span></text:p>
      <text:p text:style-name="P290"/>
      <text:p text:style-name="P290"/>
      <text:p text:style-name="P290"/>
      <text:p text:style-name="P365"><text:soft-page-break/><text:span text:style-name="T43">#TC</text:span><text:span text:style-name="T50">2</text:span><text:span text:style-name="T53">1</text:span><text:span text:style-name="T43">:</text:span><text:span text:style-name="T1"> </text:span><text:span text:style-name="T17">Niez</text:span><text:span text:style-name="T12">alogowany użytkownik </text:span><text:span text:style-name="T20">uzupełnia dane o historii</text:span><text:span text:style-name="T12"> i </text:span><text:span text:style-name="T17">próbuje </text:span><text:span text:style-name="T20">ją </text:span><text:span text:style-name="T12">zapis</text:span><text:span text:style-name="T17">ać</text:span></text:p>
      <text:p text:style-name="P32"/>
      <text:p text:style-name="P199">Opis:<text:span text:style-name="T107"> </text:span><text:span text:style-name="T123">Niez</text:span><text:span text:style-name="T117">alogowany użytkownik tworzy </text:span><text:span text:style-name="T125">tworzy nową historię</text:span><text:span text:style-name="T117">, a następnie </text:span><text:span text:style-name="T123">próbuje </text:span><text:span text:style-name="T125">ją</text:span><text:span text:style-name="T117"> zapis</text:span><text:span text:style-name="T123">ać</text:span></text:p>
      <text:p text:style-name="P199">Dane testowe:</text:p>
      <text:p text:style-name="P162"><text:span text:style-name="T189">Dzień:</text:span> 2<text:span text:style-name="T456">5</text:span></text:p>
      <text:p text:style-name="P162"><text:span text:style-name="T189">Miesiąc:</text:span> Nachexen</text:p>
      <text:p text:style-name="P162"><text:span text:style-name="T189">Rok:</text:span> 265<text:span text:style-name="T456">7</text:span></text:p>
      <text:p text:style-name="P162"><text:span text:style-name="T189">Tytuł:</text:span> Przybycie</text:p>
      <text:p text:style-name="P162"><text:span text:style-name="T189">Miejsce:</text:span> Ahlenhof</text:p>
      <text:p text:style-name="P162"><text:span text:style-name="T189">Opis:</text:span> Początek</text:p>
      <text:p text:style-name="P418"/>
      <text:p text:style-name="P199">Warunki wstępne:</text:p>
      <text:p text:style-name="P199"/>
      <text:p text:style-name="P156">Użytkownik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6">Historię</text:span> w <text:span text:style-name="T228">Menu</text:span></text:p>
      <text:p text:style-name="P157">3. <text:span text:style-name="T453">Uzupełnij </text:span><text:span text:style-name="T454">pola danymi testowymi</text:span></text:p>
      <text:p text:style-name="P156">3. Kliknij przycisk <text:span text:style-name="T237">Zapisz</text:span></text:p>
      <text:p text:style-name="P37"/>
      <text:p text:style-name="P269"/>
      <text:p text:style-name="P215"><text:span text:style-name="T227">O</text:span>czekiwany rezultat:</text:p>
      <text:p text:style-name="P287"/>
      <text:p text:style-name="P428"><text:span text:style-name="T268">Użytkownik widzi komunikat </text:span><text:span text:style-name="T306">Aby zapisać </text:span><text:span text:style-name="T307">historię</text:span><text:span text:style-name="T306">, musisz być zalogowany. </text:span><text:span text:style-name="T276">na ekranie tworzenia historii</text:span><text:span text:style-name="T268">.</text:span><text:span text:style-name="T306"> </text:span><text:span text:style-name="T268">Poniżej komunikatu wyświetlany jest napis o treści </text:span><text:span text:style-name="T287">Zaloguj się.</text:span></text:p>
      <text:p text:style-name="P248"><text:span text:style-name="T310">Kliknięcie przycisku </text:span><text:span text:style-name="T287">Zapisz</text:span><text:span text:style-name="T310"> nie powoduje zapisania </text:span><text:span text:style-name="T311">historii</text:span><text:span text:style-name="T310">, przycisk jest wyszarzony (nieaktywny).</text:span></text:p>
      <text:p text:style-name="P287"/>
      <text:p text:style-name="P318">Warunki wyjściowe:</text:p>
      <text:p text:style-name="P318"/>
      <text:p text:style-name="P290">Użytkownik znajduje się na ekranie <text:span text:style-name="T451">tworzenia </text:span><text:span text:style-name="T457">historii</text:span><text:span text:style-name="T451">.</text:span></text:p>
      <text:p text:style-name="P290"/>
      <text:p text:style-name="P290"/>
      <text:p text:style-name="P365"><text:span text:style-name="T43"/></text:p>
      <text:p text:style-name="P365"><text:soft-page-break/><text:span text:style-name="T43">#TC</text:span><text:span text:style-name="T53">22</text:span><text:span text:style-name="T43">:</text:span><text:span text:style-name="T1"> </text:span><text:span text:style-name="T17">Niez</text:span><text:span text:style-name="T12">alogowany użytkownik </text:span><text:span text:style-name="T18">przechodzi do tworzenia</text:span><text:span text:style-name="T13"> </text:span><text:span text:style-name="T21">histor</text:span><text:span text:style-name="T13">i</text:span><text:span text:style-name="T21">i</text:span><text:span text:style-name="T13">, </text:span><text:span text:style-name="T17">loguje się</text:span><text:span text:style-name="T12"> i </text:span><text:span text:style-name="T17">próbuje </text:span><text:span text:style-name="T12">zapis</text:span><text:span text:style-name="T17">ać</text:span><text:span text:style-name="T12"> </text:span><text:span text:style-name="T21">historię</text:span></text:p>
      <text:p text:style-name="P32"/>
      <text:p text:style-name="P199">Opis:<text:span text:style-name="T107"> </text:span><text:span text:style-name="T123">Niez</text:span><text:span text:style-name="T117">alogowany użytkownik tworzy </text:span><text:span text:style-name="T126">historię</text:span><text:span text:style-name="T117">, </text:span><text:span text:style-name="T123">loguje się na swoje konto, </text:span><text:span text:style-name="T117">a następnie zapisuje </text:span><text:span text:style-name="T126">historię</text:span></text:p>
      <text:p text:style-name="P199">Dane testowe: </text:p>
      <text:p text:style-name="P162"><text:span text:style-name="T189">Dzień:</text:span> 2<text:span text:style-name="T457">8</text:span></text:p>
      <text:p text:style-name="P162"><text:span text:style-name="T189">Miesiąc:</text:span> Nachexen</text:p>
      <text:p text:style-name="P162"><text:span text:style-name="T189">Rok:</text:span> 265<text:span text:style-name="T457">8</text:span></text:p>
      <text:p text:style-name="P162"><text:span text:style-name="T189">Tytuł:</text:span> Przybycie</text:p>
      <text:p text:style-name="P162"><text:span text:style-name="T189">Miejsce:</text:span> Ahlenhof</text:p>
      <text:p text:style-name="P162"><text:span text:style-name="T189">Opis:</text:span> Początek</text:p>
      <text:p text:style-name="P162"/>
      <text:p text:style-name="P226"><text:span text:style-name="T219">Nazwa użytkownika:</text:span> <text:span text:style-name="T107">Ryuuken</text:span></text:p>
      <text:p text:style-name="P226"><text:span text:style-name="T219">Hasło:</text:span> <text:span text:style-name="T107">Testing_71@</text:span></text:p>
      <text:p text:style-name="P418"/>
      <text:p text:style-name="P199">Warunki wstępne:</text:p>
      <text:p text:style-name="P199"/>
      <text:p text:style-name="P156">Użytkownik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8">Historię</text:span> w <text:span text:style-name="T228">Menu</text:span></text:p>
      <text:p text:style-name="P161">3. Kliknij opcję<text:span text:style-name="T228"> Zaloguj się </text:span>poniżej komunikatu<text:span text:style-name="T228"> </text:span><text:span text:style-name="T308">Aby zapisać </text:span><text:span text:style-name="T309">historię</text:span><text:span text:style-name="T308">, musisz być zalogowany.</text:span></text:p>
      <text:p text:style-name="P161"><text:span text:style-name="T296">4. </text:span><text:span text:style-name="T291">Zaloguj się </text:span><text:span text:style-name="T297">wpisując na ekranie logowania nazwę użytkownika i hasło</text:span></text:p>
      <text:p text:style-name="P163"><text:span text:style-name="T297">5. </text:span><text:span text:style-name="T291">Powtórz krok 2 testu</text:span></text:p>
      <text:p text:style-name="P156"><text:span text:style-name="T458">6</text:span>. <text:span text:style-name="T459">Uzupełnij pola Dzień, Miesiąc, Rok, Miejsce, Tytuł i Opis historii danymi testowymi</text:span></text:p>
      <text:p text:style-name="P158"><text:span text:style-name="T458">7</text:span>. Kliknij przycisk <text:span text:style-name="T228">Zapisz</text:span></text:p>
      <text:p text:style-name="P158"><text:span text:style-name="T458">8</text:span>. Kliknij p<text:span text:style-name="T454">oza obszarem okna z podglądem historii</text:span></text:p>
      <text:p text:style-name="P37"/>
      <text:p text:style-name="P269"/>
      <text:p text:style-name="P215"><text:span text:style-name="T227">O</text:span>czekiwany rezultat:</text:p>
      <text:p text:style-name="P287"/>
      <text:p text:style-name="P249"><text:span text:style-name="T312">Historia </text:span><text:span text:style-name="T313">zostaje zapisana</text:span><text:span text:style-name="T310">.</text:span></text:p>
      <text:p text:style-name="P287"/>
      <text:p text:style-name="P318">Warunki wyjściowe:</text:p>
      <text:p text:style-name="P290"><text:soft-page-break/>Użytkownik znajduje się na ekranie, <text:span text:style-name="T454">który zawiera katolog stworzonych przez niego historii.</text:span></text:p>
      <text:p text:style-name="P365"><text:span text:style-name="T43"/></text:p>
      <text:p text:style-name="P365"><text:span text:style-name="T43">#TC</text:span><text:span text:style-name="T53">23</text:span><text:span text:style-name="T43">:</text:span><text:span text:style-name="T1"> </text:span><text:span text:style-name="T12">Zalogowany użytkownik </text:span><text:span text:style-name="T22">próbuje zapisać historię nie podając wszystkich wymaganych danych</text:span></text:p>
      <text:p text:style-name="P32"/>
      <text:p text:style-name="P199">Opis:<text:span text:style-name="T107"> </text:span><text:span text:style-name="T117">Zalogowany użytkownik tworzy </text:span><text:span text:style-name="T124">nową historię</text:span><text:span text:style-name="T117"> </text:span><text:span text:style-name="T127">bez </text:span><text:span text:style-name="T124">poda</text:span><text:span text:style-name="T127">nia</text:span><text:span text:style-name="T124"> wszystki</text:span><text:span text:style-name="T127">ch</text:span><text:span text:style-name="T124"> wymagan</text:span><text:span text:style-name="T127">ych</text:span><text:span text:style-name="T124"> dan</text:span><text:span text:style-name="T127">ych</text:span><text:span text:style-name="T117">, a następnie </text:span><text:span text:style-name="T127">próbuje ją </text:span><text:span text:style-name="T117">zapis</text:span><text:span text:style-name="T127">ać</text:span></text:p>
      <text:p text:style-name="P199">Dane testowe:</text:p>
      <text:p text:style-name="P162"><text:span text:style-name="T189">Dzień:</text:span> 20</text:p>
      <text:p text:style-name="P162"><text:span text:style-name="T189">Miesiąc:</text:span> Nachexen</text:p>
      <text:p text:style-name="P162"><text:span text:style-name="T189">Rok:</text:span> 2652</text:p>
      <text:p text:style-name="P162"><text:span text:style-name="T189">Tytuł:</text:span> Przybycie</text:p>
      <text:p text:style-name="P162"><text:span text:style-name="T189">Miejsce:</text:span> Ahlenhof</text:p>
      <text:p text:style-name="P162"><text:span text:style-name="T189">Opis:</text:span> Początek</text:p>
      <text:p text:style-name="P418"/>
      <text:p text:style-name="P199">Warunki wstępne:</text:p>
      <text:p text:style-name="P199"/>
      <text:p text:style-name="P156">Użytkownik jest zalogowany i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6">Historię</text:span> w <text:span text:style-name="T228">Menu</text:span></text:p>
      <text:p text:style-name="P157">3. <text:span text:style-name="T453">Uzupełnij </text:span><text:span text:style-name="T454">pola danymi testowymi </text:span><text:span text:style-name="T461">bez podawania danych dla pola </text:span><text:span text:style-name="T217">Dzień</text:span></text:p>
      <text:p text:style-name="P156"><text:span text:style-name="T455">4</text:span>. Kliknij przycisk <text:span text:style-name="T237">Zapisz</text:span></text:p>
      <text:p text:style-name="P158"><text:span text:style-name="T455">5</text:span>. <text:span text:style-name="T460">Powtórz test tyle razy, ile wynosi liczba danych testowych dla poszczególnych pól, zmieniając za każdym razem nazwę pola w punkcie </text:span><text:span text:style-name="T467">3</text:span></text:p>
      <text:p text:style-name="P37"/>
      <text:p text:style-name="P269"/>
      <text:p text:style-name="P215"><text:span text:style-name="T227">O</text:span>czekiwany rezultat:</text:p>
      <text:p text:style-name="P292"/>
      <text:p text:style-name="P293">Za każdym razem pojawia się komunikat informujący użytkownika o konieczności uzupełnienia brakujących danych, historia nie zostaje zapisana.</text:p>
      <text:p text:style-name="P287"/>
      <text:p text:style-name="P318">Warunki wyjściowe:</text:p>
      <text:p text:style-name="P318"/>
      <text:p text:style-name="P290">Użytkownik znajduje się na ekranie <text:span text:style-name="T460">tworzenia historii i widzi komunikat o błędzie</text:span><text:span text:style-name="T454">.</text:span></text:p>
      <text:p text:style-name="P377"><text:soft-page-break/></text:p>
      <text:p text:style-name="P365"><text:span text:style-name="T43">#TC</text:span><text:span text:style-name="T53">24</text:span><text:span text:style-name="T43">:</text:span><text:span text:style-name="T1"> </text:span><text:span text:style-name="T12">Zalogowany użytkownik </text:span><text:span text:style-name="T22">próbuje zapisać historię </text:span><text:span text:style-name="T23">bez podania żadnych danych na jej temat</text:span></text:p>
      <text:p text:style-name="P32"/>
      <text:p text:style-name="P199">Opis:<text:span text:style-name="T107"> </text:span><text:span text:style-name="T117">Zalogowany użytkownik tworzy </text:span><text:span text:style-name="T124">nową historię</text:span><text:span text:style-name="T117"> </text:span><text:span text:style-name="T127">bez </text:span><text:span text:style-name="T124">poda</text:span><text:span text:style-name="T127">nia</text:span><text:span text:style-name="T124"> </text:span><text:span text:style-name="T128">żadnych danych na jej temat</text:span><text:span text:style-name="T117">, a następnie </text:span><text:span text:style-name="T127">próbuje ją </text:span><text:span text:style-name="T117">zapis</text:span><text:span text:style-name="T127">ać</text:span></text:p>
      <text:p text:style-name="P199">Dane testowe:</text:p>
      <text:p text:style-name="P418"/>
      <text:p text:style-name="P199">Warunki wstępne:</text:p>
      <text:p text:style-name="P199"/>
      <text:p text:style-name="P156">Użytkownik jest zalogowany i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6">Historię</text:span> w <text:span text:style-name="T228">Menu</text:span></text:p>
      <text:p text:style-name="P156"><text:span text:style-name="T460">3</text:span>. Kliknij przycisk <text:span text:style-name="T237">Zapisz</text:span></text:p>
      <text:p text:style-name="P37"/>
      <text:p text:style-name="P269"/>
      <text:p text:style-name="P215"><text:span text:style-name="T227">O</text:span>czekiwany rezultat:</text:p>
      <text:p text:style-name="P292"/>
      <text:p text:style-name="P293">Pojawia się komunikat informujący użytkownika o konieczności uzupełnienia brakujących danych, historia nie zostaje zapisana.</text:p>
      <text:p text:style-name="P287"/>
      <text:p text:style-name="P318">Warunki wyjściowe:</text:p>
      <text:p text:style-name="P318"/>
      <text:p text:style-name="P290">Użytkownik znajduje się na ekranie <text:span text:style-name="T460">tworzenia historii i widzi komunikat o</text:span></text:p>
      <text:p text:style-name="P332">błędzie</text:p>
      <text:p text:style-name="P332"/>
      <text:p text:style-name="P332"/>
      <text:p text:style-name="P332"/>
      <text:p text:style-name="P332"/>
      <text:p text:style-name="P332"/>
      <text:p text:style-name="P332"/>
      <text:p text:style-name="P332"/>
      <text:p text:style-name="P332"/>
      <text:p text:style-name="P332"/>
      <text:p text:style-name="P332"/>
      <text:p text:style-name="P332"><text:soft-page-break/></text:p>
      <text:p text:style-name="P334"><text:span text:style-name="T241">Funkcjonalność:</text:span><text:span text:style-name="T1"> Stworzenie nowej sesji</text:span></text:p>
      <text:p text:style-name="P333"/>
      <text:p text:style-name="P365"><text:span text:style-name="T43">#TC</text:span><text:span text:style-name="T53">25</text:span><text:span text:style-name="T43">:</text:span><text:span text:style-name="T1"> </text:span><text:span text:style-name="T12">Zalogowany użytkownik </text:span><text:span text:style-name="T24">tworzy i zapisuje nową sesję</text:span></text:p>
      <text:p text:style-name="P32"/>
      <text:p text:style-name="P199">Opis:<text:span text:style-name="T107"> </text:span><text:span text:style-name="T117">Zalogowany użytkownik tworzy </text:span><text:span text:style-name="T129">nową sesję, a następnie zapisuje ją w bazie danych</text:span></text:p>
      <text:p text:style-name="P199">Dane testowe: </text:p>
      <text:p text:style-name="P227"><text:span text:style-name="T219">Tytuł sesji:</text:span> <text:span text:style-name="T107">Wyprawa do Nachexen</text:span></text:p>
      <text:p text:style-name="P418"/>
      <text:p text:style-name="P199">Warunki wstępne:</text:p>
      <text:p text:style-name="P199"/>
      <text:p text:style-name="P156">Użytkownik jest zalogowany i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9">Sesje</text:span> w <text:span text:style-name="T228">Menu</text:span></text:p>
      <text:p text:style-name="P156">3. Kliknij przycisk <text:span text:style-name="T240">Nowa sesja</text:span></text:p>
      <text:p text:style-name="P158">4. <text:span text:style-name="T462">Uzupełnij pole </text:span><text:span text:style-name="T240">Tytuł</text:span><text:span text:style-name="T462"> danymi testowymi</text:span></text:p>
      <text:p text:style-name="P164">5. Kliknij przycisk <text:span text:style-name="T228">Zapisz</text:span></text:p>
      <text:p text:style-name="P37"/>
      <text:p text:style-name="P269"/>
      <text:p text:style-name="P215"><text:span text:style-name="T227">O</text:span>czekiwany rezultat:</text:p>
      <text:p text:style-name="P287"/>
      <text:p text:style-name="P294">Sesja zostaje zapisana i pojawia się na ekranie katalogu sesji</text:p>
      <text:p text:style-name="P287"/>
      <text:p text:style-name="P318">Warunki wyjściowe:</text:p>
      <text:p text:style-name="P318"/>
      <text:p text:style-name="P290">Użytkownik znajduje się na ekranie <text:span text:style-name="T462">katalogu sesji.</text:span></text:p>
      <text:p text:style-name="P290"/>
      <text:p text:style-name="P290"/>
      <text:p text:style-name="P290"/>
      <text:p text:style-name="P290"/>
      <text:p text:style-name="P290"/>
      <text:p text:style-name="P290"/>
      <text:p text:style-name="P290"/>
      <text:p text:style-name="P290"/>
      <text:p text:style-name="P290"><text:soft-page-break/></text:p>
      <text:p text:style-name="P365"><text:span text:style-name="T43">#TC</text:span><text:span text:style-name="T51">2</text:span><text:span text:style-name="T53">6</text:span><text:span text:style-name="T43">:</text:span><text:span text:style-name="T1"> </text:span><text:span text:style-name="T12">Zalogowany użytkownik </text:span><text:span text:style-name="T25">próbuje zapisać sesję bez podania jej tytułu</text:span></text:p>
      <text:p text:style-name="P32"/>
      <text:p text:style-name="P199">Opis:<text:span text:style-name="T107"> </text:span><text:span text:style-name="T117">Zalogowany użytkownik tworzy </text:span><text:span text:style-name="T129">nową sesję </text:span><text:span text:style-name="T130">bez podania jej tytułu</text:span><text:span text:style-name="T129">, a następnie </text:span><text:span text:style-name="T130">próbuje </text:span><text:span text:style-name="T129">zapis</text:span><text:span text:style-name="T130">ać</text:span><text:span text:style-name="T129"> ją w bazie danych</text:span></text:p>
      <text:p text:style-name="P199">Dane testowe: -</text:p>
      <text:p text:style-name="P418"/>
      <text:p text:style-name="P199">Warunki wstępne:</text:p>
      <text:p text:style-name="P199"/>
      <text:p text:style-name="P156">Użytkownik jest zalogowany i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156">2. Kliknij opcję <text:span text:style-name="T239">Sesje</text:span> w <text:span text:style-name="T228">Menu</text:span></text:p>
      <text:p text:style-name="P156">3. Kliknij przycisk <text:span text:style-name="T240">Nowa sesja</text:span></text:p>
      <text:p text:style-name="P164"><text:span text:style-name="T463">4</text:span>. Kliknij przycisk <text:span text:style-name="T228">Zapisz</text:span></text:p>
      <text:p text:style-name="P37"/>
      <text:p text:style-name="P269"/>
      <text:p text:style-name="P215"><text:span text:style-name="T227">O</text:span>czekiwany rezultat:</text:p>
      <text:p text:style-name="P287"/>
      <text:p text:style-name="P295">Pojawia się komunikat informujący o konieczności podania tytułu sesji w celu jej zapisania.</text:p>
      <text:p text:style-name="P287"/>
      <text:p text:style-name="P318">Warunki wyjściowe:</text:p>
      <text:p text:style-name="P318"/>
      <text:p text:style-name="P290">Użytkownik znajduje się na ekranie <text:span text:style-name="T463">tworzenia</text:span><text:span text:style-name="T462"> sesji </text:span><text:span text:style-name="T463">i widzi komunikat o błędzie</text:span><text:span text:style-name="T462">.</text:span></text:p>
      <text:p text:style-name="P290"/>
      <text:p text:style-name="P290"/>
      <text:p text:style-name="P290"/>
      <text:p text:style-name="P290"/>
      <text:p text:style-name="P290"/>
      <text:p text:style-name="P290"/>
      <text:p text:style-name="P290"/>
      <text:p text:style-name="P290"/>
      <text:p text:style-name="P290"/>
      <text:p text:style-name="P336"><text:span text:style-name="T248"/></text:p>
      <text:p text:style-name="P290"><text:soft-page-break/></text:p>
      <text:p text:style-name="P365"><text:span text:style-name="T43">#TC</text:span><text:span text:style-name="T53">27</text:span><text:span text:style-name="T43">:</text:span><text:span text:style-name="T1"> </text:span><text:span text:style-name="T25">Niez</text:span><text:span text:style-name="T12">alogowany użytkown</text:span><text:span text:style-name="T25">ik próbuje stworzyć </text:span><text:span text:style-name="T24">nową sesję</text:span></text:p>
      <text:p text:style-name="P32"/>
      <text:p text:style-name="P199">Opis:<text:span text:style-name="T107"> </text:span><text:span text:style-name="T130">Niez</text:span><text:span text:style-name="T117">alogowany użytkownik </text:span><text:span text:style-name="T130">próbuje stworzyć nową </text:span><text:span text:style-name="T129">sesję </text:span><text:span text:style-name="T130">poprzez kliknięcie odpowiedniej opcji</text:span></text:p>
      <text:p text:style-name="P199">Dane testowe: </text:p>
      <text:p text:style-name="P418"/>
      <text:p text:style-name="P199">Warunki wstępne:</text:p>
      <text:p text:style-name="P199"/>
      <text:p text:style-name="P156">Użytkownik znajduje się na stronie <text:span text:style-name="T228">https://localhost:3000/</text:span></text:p>
      <text:p text:style-name="P62"/>
      <text:p text:style-name="P199">Kroki:</text:p>
      <text:p text:style-name="P62"/>
      <text:p text:style-name="P156">1. Kliknij przycisk <text:span text:style-name="T228">Menu</text:span> w prawym górnym rogu przeglądarki</text:p>
      <text:p text:style-name="P272"/>
      <text:p text:style-name="P269"/>
      <text:p text:style-name="P215"><text:span text:style-name="T227">O</text:span>czekiwany rezultat:</text:p>
      <text:p text:style-name="P287"/>
      <text:p text:style-name="P430"><text:span text:style-name="T268">Opcja </text:span><text:span text:style-name="T287">Sesje</text:span><text:span text:style-name="T268"> nie jest dostępna w </text:span><text:span text:style-name="T287">Menu</text:span><text:span text:style-name="T268"> dla niezalogowanego użytkownika. Bez tej opcji nie można utworzyć nowej sesji.</text:span></text:p>
      <text:p text:style-name="P287"/>
      <text:p text:style-name="P318">Warunki wyjściowe:</text:p>
      <text:p text:style-name="P318"/>
      <text:p text:style-name="P290">Użytkownik <text:span text:style-name="T464">pozostaje na stronie głównej aplikacji</text:span><text:span text:style-name="T462">.</text:span></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67"><text:span text:style-name="T43"/></text:p>
      <text:p text:style-name="P367"><text:span text:style-name="T43"/></text:p>
      <text:p text:style-name="P367"><text:span text:style-name="T43"/></text:p>
      <text:p text:style-name="P367"><text:soft-page-break/><text:span text:style-name="T43">#T</text:span><text:span text:style-name="T54">C</text:span><text:span text:style-name="T55">28</text:span><text:span text:style-name="T43">:</text:span><text:span text:style-name="T1"> </text:span><text:span text:style-name="T27">Przetestowanie opcji zapisu sesji przy podaniu wszystkich </text:span><text:span text:style-name="T28">prawidłowych</text:span><text:span text:style-name="T27"> danych </text:span><text:span text:style-name="T29">jako zalogowany użytkownik</text:span></text:p>
      <text:p text:style-name="P34"/>
      <text:p text:style-name="P201">Opis:<text:span text:style-name="T107"> </text:span></text:p>
      <text:p text:style-name="P166">Sprawdzenie czy sesja została zapisana gdy użytkownik podał wszystkie wymagane dane</text:p>
      <text:p text:style-name="P201">Dane testowe:</text:p>
      <text:p text:style-name="P419"/>
      <text:p text:style-name="P201">Warunki wstępne:</text:p>
      <text:p text:style-name="P166">1. Użytkownik musi być zalogowany</text:p>
      <text:p text:style-name="P166">2. Użytkownik znajduje się na stronie głównej aplikacji</text:p>
      <text:p text:style-name="P64"/>
      <text:p text:style-name="P201">Kroki:</text:p>
      <text:p text:style-name="P166">1. Przejdź do ekranu tworzenia nowej sesji</text:p>
      <text:p text:style-name="P166">2. Zapisz sesję podając wymagane dane</text:p>
      <text:p text:style-name="P38"/>
      <text:p text:style-name="P270"/>
      <text:p text:style-name="P216"><text:span text:style-name="T227">O</text:span>czekiwany rezultat:</text:p>
      <text:p text:style-name="P298"/>
      <text:p text:style-name="P288"/>
      <text:p text:style-name="P320">Warunki wyjściow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369"><text:soft-page-break/><text:span text:style-name="T43">#TC</text:span><text:span text:style-name="T55">29</text:span><text:span text:style-name="T43">:</text:span><text:span text:style-name="T1"> </text:span><text:span text:style-name="T27">Przetestowanie </text:span><text:span text:style-name="T30">zapisu sesji bez podania jakichkolwiek danych</text:span></text:p>
      <text:p text:style-name="P34"/>
      <text:p text:style-name="P201">Opis:<text:span text:style-name="T107"> </text:span></text:p>
      <text:p text:style-name="P166">Sprawdzenie <text:span text:style-name="T468">zapisu pustej sesji</text:span></text:p>
      <text:p text:style-name="P201">Dane testowe:</text:p>
      <text:p text:style-name="P419"/>
      <text:p text:style-name="P201">Warunki wstępne:</text:p>
      <text:p text:style-name="P166">1. Użytkownik musi być zalogowany</text:p>
      <text:p text:style-name="P166">2. Użytkownik znajduje się na stronie głównej aplikacji</text:p>
      <text:p text:style-name="P64"/>
      <text:p text:style-name="P201">Kroki:</text:p>
      <text:p text:style-name="P166">1. Przejdź do ekranu tworzenia nowej sesji</text:p>
      <text:p text:style-name="P166">2. Zapisz sesję podając wymagane dane</text:p>
      <text:p text:style-name="P38"/>
      <text:p text:style-name="P270"/>
      <text:p text:style-name="P216"><text:span text:style-name="T227">O</text:span>czekiwany rezultat:</text:p>
      <text:p text:style-name="P298"/>
      <text:p text:style-name="P288"/>
      <text:p text:style-name="P320">Warunki wyjściow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67"><text:soft-page-break/><text:span text:style-name="T43">#TC</text:span><text:span text:style-name="T56">3</text:span><text:span text:style-name="T57">0</text:span><text:span text:style-name="T43">:</text:span><text:span text:style-name="T1"> </text:span><text:span text:style-name="T27">Przetestowanie </text:span><text:span text:style-name="T31">walidacji danych</text:span><text:span text:style-name="T27"> przy podaniu </text:span><text:span text:style-name="T31">niewłaściwych</text:span><text:span text:style-name="T27"> danych</text:span></text:p>
      <text:p text:style-name="P433"/>
      <text:p text:style-name="P201">Opis:<text:span text:style-name="T107"> </text:span></text:p>
      <text:p text:style-name="P166">Sprawdzenie <text:span text:style-name="T469">walidacji pola przy tworzeniu sesji</text:span></text:p>
      <text:p text:style-name="P201">Dane testowe:</text:p>
      <text:p text:style-name="P44"/>
      <text:p text:style-name="P201">Warunki wstępne:</text:p>
      <text:p text:style-name="P166">1. Użytkownik musi być zalogowany</text:p>
      <text:p text:style-name="P166">2. Użytkownik znajduje się na stronie głównej aplikacji</text:p>
      <text:p text:style-name="P64"/>
      <text:p text:style-name="P201">Kroki:</text:p>
      <text:p text:style-name="P166">1. Przejdź do ekranu tworzenia nowej sesji</text:p>
      <text:p text:style-name="P166">2. Zapisz sesję podając wymagane dane</text:p>
      <text:p text:style-name="P38"/>
      <text:p text:style-name="P45"/>
      <text:p text:style-name="P216"><text:span text:style-name="T227">O</text:span>czekiwany rezultat:</text:p>
      <text:p text:style-name="P298"/>
      <text:p text:style-name="P288"/>
      <text:p text:style-name="P320">Warunki wyjściow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43"><text:soft-page-break/><text:span text:style-name="T185">Funkcjonalnoś</text:span><text:span text:style-name="T186">ć</text:span><text:span text:style-name="T185">: </text:span><text:span text:style-name="T243">Edycja sesji</text:span></text:p>
      <text:p text:style-name="P345"/>
      <text:p text:style-name="P367"><text:span text:style-name="T43">#TC</text:span><text:span text:style-name="T58">3</text:span><text:span text:style-name="T57">1</text:span><text:span text:style-name="T43">:</text:span><text:span text:style-name="T1"> </text:span><text:span text:style-name="T470">Przetestowanie czy można edytować sesję</text:span></text:p>
      <text:p text:style-name="P273"/>
      <text:p text:style-name="P201">Opis:<text:span text:style-name="T107"> </text:span></text:p>
      <text:p text:style-name="P167">Sprawdzenie czy można dokonywać zmian w tytule i opisie sesji</text:p>
      <text:p text:style-name="P201">Dane testowe:</text:p>
      <text:p text:style-name="P421">Nazwa sesji: Zwiastun</text:p>
      <text:p text:style-name="P421">Opis sesji: Pewnego razu...</text:p>
      <text:p text:style-name="P422"/>
      <text:p text:style-name="P201">Warunki wstępne:</text:p>
      <text:p text:style-name="P167">1. Użytkownik jest zalogowany.</text:p>
      <text:p text:style-name="P167">2. Użytkownik posiada stworzoną przynajmniej jedną sesję</text:p>
      <text:p text:style-name="P167">3. Użytkownik znajduje się na ekranie <text:span text:style-name="T248">Katalogu Sesji.</text:span></text:p>
      <text:p text:style-name="P64"/>
      <text:p text:style-name="P201">Kroki:</text:p>
      <text:p text:style-name="P167">1. Kliknij przycisk <text:span text:style-name="T248">Więcej</text:span> pod stworzoną sesją.</text:p>
      <text:p text:style-name="P167">2. Kliknij przycisk <text:span text:style-name="T248">Edytuj sesję</text:span>.</text:p>
      <text:p text:style-name="P167">3. Usuń stare dane w polach <text:span text:style-name="T248">Nazwa sesji</text:span> i <text:span text:style-name="T248">Opis sesji</text:span> i zastąp je wartościami podanymi w danych testowych.</text:p>
      <text:p text:style-name="P167">4. Kliknij przycisk <text:span text:style-name="T248">Zapisz zmiany</text:span> </text:p>
      <text:p text:style-name="P270"/>
      <text:p text:style-name="P216"><text:span text:style-name="T227">O</text:span>czekiwany rezultat:</text:p>
      <text:p text:style-name="P168">Zmienione dane zostają zapamiętane i wyświetlają sie w tytule sesji i jej opisie.</text:p>
      <text:p text:style-name="P288"/>
      <text:p text:style-name="P320">Warunki wyjściowe:</text:p>
      <text:p text:style-name="P299">Użytkownik pozostaje na stronie edycji sesji i widzi wprowadzone przez siebie zmiany.</text:p>
      <text:p text:style-name="P299"/>
      <text:p text:style-name="P299"/>
      <text:p text:style-name="P299"/>
      <text:p text:style-name="P299"/>
      <text:p text:style-name="P299"/>
      <text:p text:style-name="P299"/>
      <text:p text:style-name="P299"/>
      <text:p text:style-name="P299"/>
      <text:p text:style-name="P299"/>
      <text:p text:style-name="P299"/>
      <text:p text:style-name="P343"><text:soft-page-break/><text:span text:style-name="T185">Funkcjonalności:</text:span><text:span text:style-name="T43"> </text:span><text:span text:style-name="T244">Zaawansowane filtrowanie postaci</text:span><text:span text:style-name="T242">, </text:span><text:span text:style-name="T244"><text:s/>Zaawansowane filtrowanie historii</text:span></text:p>
      <text:p text:style-name="P347"/>
      <text:p text:style-name="P367"><text:span text:style-name="T43">#TC</text:span><text:span text:style-name="T57">3</text:span><text:span text:style-name="T58">2</text:span><text:span text:style-name="T43">:</text:span><text:span text:style-name="T1"> </text:span><text:span text:style-name="T32">Przetestowanie opcji Zaawansowanego filtrowania</text:span></text:p>
      <text:p text:style-name="P34"/>
      <text:p text:style-name="P201">Opis:<text:span text:style-name="T107"> </text:span></text:p>
      <text:p text:style-name="P228"><text:span text:style-name="T107">Sprawdzenie czy </text:span><text:span text:style-name="T474">wybranie filtrów spowoduje dodanie nowych kolumn do tabeli.</text:span></text:p>
      <text:p text:style-name="P201">Dane testowe:<text:span text:style-name="T107"> -</text:span></text:p>
      <text:p text:style-name="P419"/>
      <text:p text:style-name="P201">Warunki wstępne:</text:p>
      <text:p text:style-name="P169">2. Użytkownik znajduje się na stronie głównej aplikacji.</text:p>
      <text:p text:style-name="P64"/>
      <text:p text:style-name="P201">Kroki:</text:p>
      <text:p text:style-name="P170">1. <text:span text:style-name="T475">Kliknij opcję, która prowadzi do ekranu z tabelą</text:span><text:span text:style-name="T476">.</text:span></text:p>
      <text:p text:style-name="P169">2. Dodaj wszystkie filtry za pomocą odpowiedniej opcji.</text:p>
      <text:p text:style-name="P38"/>
      <text:p text:style-name="P270"/>
      <text:p text:style-name="P216"><text:span text:style-name="T227">O</text:span>czekiwany rezultat:</text:p>
      <text:p text:style-name="P169"/>
      <text:p text:style-name="P288"/>
      <text:p text:style-name="P320">Warunki wyjściowe:</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82"><text:soft-page-break/><text:span text:style-name="T185">Funkcjonalności:</text:span><text:span text:style-name="T43"> </text:span><text:span text:style-name="T244">Wyszukiwanie istniejącej postaci</text:span><text:span text:style-name="T242">, </text:span><text:span text:style-name="T244">Wyszukiwanie istniejącej historii</text:span></text:p>
      <text:p text:style-name="P379"/>
      <text:p text:style-name="P367"><text:span text:style-name="T43">#TC</text:span><text:span text:style-name="T57">3</text:span><text:span text:style-name="T58">3</text:span><text:span text:style-name="T43">:</text:span><text:span text:style-name="T1"> </text:span><text:span text:style-name="T33">Sprawdzenie użyci</text:span><text:span text:style-name="T34">a</text:span><text:span text:style-name="T33"> opcji wyszukiwania </text:span><text:span text:style-name="T34">przy niekorzystnych danych</text:span></text:p>
      <text:p text:style-name="P433"/>
      <text:p text:style-name="P274">Uwagi: Wymaga wykonania przypadku testowego o numerze #TC<text:span text:style-name="T477">3</text:span><text:span text:style-name="T478">2</text:span></text:p>
      <text:p text:style-name="P46"/>
      <text:p text:style-name="P201">Opis:<text:span text:style-name="T107"> </text:span></text:p>
      <text:p text:style-name="P229"><text:span text:style-name="T107">Użytkownik wyszukuje </text:span><text:span text:style-name="T132">żądany element</text:span><text:span text:style-name="T107"> za pomocą podstawowych filtrów i oczekuje wyświetlenia </text:span><text:span text:style-name="T132">elementów</text:span><text:span text:style-name="T107"> spełniających podane kryteria.</text:span></text:p>
      <text:p text:style-name="P171"/>
      <text:p text:style-name="P201">Dane testowe:</text:p>
      <text:p text:style-name="P44"/>
      <text:p text:style-name="P201">Warunki wstępne:</text:p>
      <text:p text:style-name="P170">1. Użytkownik musi mieć stworzone przynajmniej dw<text:span text:style-name="T475">a zbiory wartości </text:span>na potrzeby testu. Stworzone <text:span text:style-name="T475">zbiory</text:span> muszą <text:span text:style-name="T479">być identyczne</text:span> pod względem <text:span text:style-name="T475">zawartych w sobie danych</text:span>.</text:p>
      <text:p text:style-name="P170">2. Użytkownik znajduje się na stronie głównej aplikacji.</text:p>
      <text:p text:style-name="P170"/>
      <text:p text:style-name="P201">Kroki:</text:p>
      <text:p text:style-name="P170"><text:span text:style-name="T476">1. </text:span><text:span text:style-name="T475">Kliknij opcję, która prowadzi do ekranu z tabelą</text:span><text:span text:style-name="T476">.</text:span></text:p>
      <text:p text:style-name="P170">2. Użyj pierwszego filtru aby odnaleźć <text:span text:style-name="T475">zbiór wartości</text:span></text:p>
      <text:p text:style-name="P170"><text:span text:style-name="T475">3</text:span>. Powtórz test tyle razy ile wynosi liczba filtrów, za każdym razem wyszukując <text:span text:style-name="T475">wartoś</text:span>ć po innym filtrze.</text:p>
      <text:p text:style-name="P38"/>
      <text:p text:style-name="P45"/>
      <text:p text:style-name="P216"><text:span text:style-name="T227">O</text:span>czekiwany rezultat:</text:p>
      <text:p text:style-name="P300"/>
      <text:p text:style-name="P288"/>
      <text:p text:style-name="P320">Warunki wyjściowe:</text:p>
      <text:p text:style-name="P320"/>
      <text:p text:style-name="P320"/>
      <text:p text:style-name="P320"/>
      <text:p text:style-name="P320"/>
      <text:p text:style-name="P320"/>
      <text:p text:style-name="P320"/>
      <text:p text:style-name="P320"/>
      <text:p text:style-name="P320"/>
      <text:p text:style-name="P367"><text:soft-page-break/><text:span text:style-name="T43">#TC</text:span><text:span text:style-name="T57">3</text:span><text:span text:style-name="T59">4</text:span><text:span text:style-name="T43">:</text:span><text:span text:style-name="T1"> </text:span><text:span text:style-name="T33">Sprawdzenie czy użycie opcji wyszukiwania powoduje wyświetlenie odpowiednich </text:span><text:span text:style-name="T35">wartości</text:span></text:p>
      <text:p text:style-name="P34"/>
      <text:p text:style-name="P228">Uwagi: <text:span text:style-name="T228">Wymaga wykonania przypadku testowego o numerze #TC</text:span><text:span text:style-name="T251">3</text:span><text:span text:style-name="T252">2</text:span></text:p>
      <text:p text:style-name="P228"><text:span text:style-name="T228"><text:tab/> <text:s text:c="3"/></text:span><text:span text:style-name="T253">Wykonaj najpierw przypadek testowy #TC</text:span><text:span text:style-name="T251">3</text:span><text:span text:style-name="T252">3</text:span></text:p>
      <text:p text:style-name="P46"/>
      <text:p text:style-name="P201">Opis:<text:span text:style-name="T107"> </text:span></text:p>
      <text:p text:style-name="P229"><text:span text:style-name="T107">Użytkownik wyszukuje </text:span><text:span text:style-name="T132">żądany element</text:span><text:span text:style-name="T107"> za pomocą podstawowych filtrów i oczekuje wyświetlenia </text:span><text:span text:style-name="T132">elementów</text:span><text:span text:style-name="T107"> spełniających podane kryteria.</text:span></text:p>
      <text:p text:style-name="P171"/>
      <text:p text:style-name="P201">Dane testowe:</text:p>
      <text:p text:style-name="P419"/>
      <text:p text:style-name="P201">Warunki wstępne:</text:p>
      <text:p text:style-name="P170">1. Użytkownik musi mieć stworzone przynajmniej dw<text:span text:style-name="T475">a zbiory wartości </text:span>na potrzeby testu. Stworzone <text:span text:style-name="T475">zbiory</text:span> muszą różnić się od siebie pod względem <text:span text:style-name="T475">zawartych w sobie danych</text:span>.</text:p>
      <text:p text:style-name="P170">2. Użytkownik znajduje się na stronie głównej aplikacji.</text:p>
      <text:p text:style-name="P170"/>
      <text:p text:style-name="P201">Kroki:</text:p>
      <text:p text:style-name="P170"><text:span text:style-name="T476">1. </text:span><text:span text:style-name="T475">Kliknij opcję, która prowadzi do ekranu z tabelą</text:span><text:span text:style-name="T476">.</text:span></text:p>
      <text:p text:style-name="P170">2. Użyj pierwszego filtru aby odnaleźć <text:span text:style-name="T475">zbiór wartości</text:span></text:p>
      <text:p text:style-name="P170"><text:span text:style-name="T475">3</text:span>. Powtórz test tyle razy ile wynosi liczba filtrów, za każdym razem wyszukując <text:span text:style-name="T475">wartoś</text:span>ć po innym filtrze.</text:p>
      <text:p text:style-name="P38"/>
      <text:p text:style-name="P270"/>
      <text:p text:style-name="P216"><text:span text:style-name="T227">O</text:span>czekiwany rezultat:</text:p>
      <text:p text:style-name="P300"/>
      <text:p text:style-name="P288"/>
      <text:p text:style-name="P320">Warunki wyjściowe:</text:p>
      <text:p text:style-name="P300"/>
      <text:p text:style-name="P300"/>
      <text:p text:style-name="P300"/>
      <text:p text:style-name="P300"/>
      <text:p text:style-name="P300"/>
      <text:p text:style-name="P300"/>
      <text:p text:style-name="P300"/>
      <text:p text:style-name="P300"/>
      <text:p text:style-name="P300"/>
      <text:p text:style-name="P300"/>
      <text:p text:style-name="P382"><text:soft-page-break/><text:span text:style-name="T185">Funkcjonalności:</text:span><text:span text:style-name="T43"> </text:span><text:span text:style-name="T244">Zmiana ilości postaci widocznych na liście</text:span><text:span text:style-name="T242">, <text:s/></text:span><text:span text:style-name="T244">Zmiana ilości historii widocznych na liście</text:span></text:p>
      <text:p text:style-name="P379"/>
      <text:p text:style-name="P367"><text:span text:style-name="T43">#TC</text:span><text:span text:style-name="T56">3</text:span><text:span text:style-name="T59">5</text:span><text:span text:style-name="T43">:</text:span><text:span text:style-name="T1"> </text:span><text:span text:style-name="T36">Przetestowanie opcji zmiany ilości wyświetlanych </text:span><text:span text:style-name="T37">zbiorów wartości</text:span><text:span text:style-name="T36"> na stronie</text:span></text:p>
      <text:p text:style-name="P34"/>
      <text:p text:style-name="P201">Opis:<text:span text:style-name="T107"> </text:span></text:p>
      <text:p text:style-name="P230"><text:span text:style-name="T107">Sprawdzenie czy zmiana ilości wyświetlanych </text:span><text:span text:style-name="T133">zbiorów wartości</text:span><text:span text:style-name="T107"> powoduje zaktualizowanie ilości wyświetlanych </text:span><text:span text:style-name="T133">zbiorów</text:span><text:span text:style-name="T107">.</text:span></text:p>
      <text:p text:style-name="P201">Dane testowe: <text:span text:style-name="T107">-</text:span></text:p>
      <text:p text:style-name="P419"/>
      <text:p text:style-name="P201">Warunki wstępne:</text:p>
      <text:p text:style-name="P172">1. Liczba stworzonych <text:span text:style-name="T480">i zapisanych</text:span> przez użytkownika <text:span text:style-name="T481">zbiorów wartości</text:span> odpowiada największej liczbie <text:span text:style-name="T481">zbiorów wartości </text:span>możliwej do wyświetlenia na jednej stronie.</text:p>
      <text:p text:style-name="P173">2. Użytkownik znajduje się na stronie głównej aplikacji.</text:p>
      <text:p text:style-name="P64"/>
      <text:p text:style-name="P201">Kroki:</text:p>
      <text:p text:style-name="P174">1. Przejdź do ekranu z umożliwiającego sortowanie zapisanych zbiorów wartości.</text:p>
      <text:p text:style-name="P175">2. Zmień ilość wyświetlanych zbiorów wartości na stronie</text:p>
      <text:p text:style-name="P177">5. Powtórz test tyle razy, <text:span text:style-name="T482">tak aby za każdym razem wyświetlić inną ilość zbiorów wartości na stronie w tabeli.</text:span></text:p>
      <text:p text:style-name="P38"/>
      <text:p text:style-name="P270"/>
      <text:p text:style-name="P216"><text:span text:style-name="T227">O</text:span>czekiwany rezultat:</text:p>
      <text:p text:style-name="P301"/>
      <text:p text:style-name="P288"/>
      <text:p text:style-name="P320">Warunki wyjściowe:</text:p>
      <text:p text:style-name="P301"/>
      <text:p text:style-name="P301"/>
      <text:p text:style-name="P301"/>
      <text:p text:style-name="P301"/>
      <text:p text:style-name="P301"/>
      <text:p text:style-name="P301"/>
      <text:p text:style-name="P301"/>
      <text:p text:style-name="P301"/>
      <text:p text:style-name="P301"/>
      <text:p text:style-name="P382"><text:soft-page-break/><text:span text:style-name="T185">Funkcjonalności:</text:span><text:span text:style-name="T43"> </text:span><text:span text:style-name="T242">Sortowanie postaci po kolumnach tabeli, Sortowanie historii po kolumnach tabeli</text:span></text:p>
      <text:p text:style-name="P379"/>
      <text:p text:style-name="P367"><text:span text:style-name="T43">#TC</text:span><text:span text:style-name="T56">3</text:span><text:span text:style-name="T59">6</text:span><text:span text:style-name="T43">:</text:span><text:span text:style-name="T1"> </text:span><text:span text:style-name="T483">Przetestowanie opcji sortowania </text:span><text:span text:style-name="T484">zbiorów wartości</text:span><text:span text:style-name="T483"> </text:span><text:span text:style-name="T485">dla każdej możliwej kolumny </text:span><text:span text:style-name="T486">przy posiadaniu niekorzystnych danych</text:span></text:p>
      <text:p text:style-name="P370"/>
      <text:p text:style-name="P201">Opis:<text:span text:style-name="T107"> </text:span></text:p>
      <text:p text:style-name="P231"><text:span text:style-name="T107">Sprawdzenie czy użycie opcji sortowania po kolumnach spowoduje posortowanie </text:span><text:span text:style-name="T134">zbiorów wartości</text:span><text:span text:style-name="T107"> według kolumn.</text:span></text:p>
      <text:p text:style-name="P201">Dane testowe:<text:span text:style-name="T107"> -</text:span></text:p>
      <text:p text:style-name="P178"/>
      <text:p text:style-name="P201">Warunki wstępne:</text:p>
      <text:p text:style-name="P179">1. Użytkownik posiada przynajmniej dw<text:span text:style-name="T487">a</text:span> stworzone i zapisane <text:span text:style-name="T487">zbiory wartości</text:span> o <text:span text:style-name="T488">takich samych</text:span> <text:span text:style-name="T487">cechach</text:span>.</text:p>
      <text:p text:style-name="P179">2. Użytkownik znajduje się na stronie głównej aplikacji.</text:p>
      <text:p text:style-name="P201"/>
      <text:p text:style-name="P201">Kroki:</text:p>
      <text:p text:style-name="P180">1. Otwórz ekran na którym można sortować wartości</text:p>
      <text:p text:style-name="P181"><text:span text:style-name="T487">2</text:span>. <text:span text:style-name="T106">Posortuj tabelę na trzy sposoby sortując ją po każdej możliwej kolumnie</text:span></text:p>
      <text:p text:style-name="P178"><text:span text:style-name="T487">3</text:span>. Powtórz test tyle razy ile wynosi liczba kolumn <text:span text:style-name="T487">po których można sortować</text:span>.</text:p>
      <text:p text:style-name="P38"/>
      <text:p text:style-name="P45"/>
      <text:p text:style-name="P216"><text:span text:style-name="T227">O</text:span>czekiwany rezultat:</text:p>
      <text:p text:style-name="P302"/>
      <text:p text:style-name="P288"/>
      <text:p text:style-name="P320">Warunki wyjściowe:</text:p>
      <text:p text:style-name="P325"/>
      <text:p text:style-name="P324"/>
      <text:p text:style-name="P324"/>
      <text:p text:style-name="P324"/>
      <text:p text:style-name="P324"/>
      <text:p text:style-name="P324"/>
      <text:p text:style-name="P324"/>
      <text:p text:style-name="P324"/>
      <text:p text:style-name="P324"/>
      <text:p text:style-name="P324"/>
      <text:p text:style-name="P324"/>
      <text:p text:style-name="P367"><text:soft-page-break/><text:span text:style-name="T43">#TC</text:span><text:span text:style-name="T56">3</text:span><text:span text:style-name="T59">7</text:span><text:span text:style-name="T43">:</text:span><text:span text:style-name="T1"> </text:span><text:span text:style-name="T483">Przetestowanie opcji sortowania </text:span><text:span text:style-name="T484">zbiorów wartości</text:span><text:span text:style-name="T483"> </text:span><text:span text:style-name="T485">dla każdej możliwej kolumny</text:span></text:p>
      <text:p text:style-name="P47"/>
      <text:p text:style-name="P201">Opis:<text:span text:style-name="T107"> </text:span></text:p>
      <text:p text:style-name="P231"><text:span text:style-name="T107">Sprawdzenie czy użycie opcji sortowania po kolumnach spowoduje posortowanie </text:span><text:span text:style-name="T134">zbiorów wartości</text:span><text:span text:style-name="T107"> według kolumn.</text:span></text:p>
      <text:p text:style-name="P201">Dane testowe:<text:span text:style-name="T107"> -</text:span></text:p>
      <text:p text:style-name="P423"/>
      <text:p text:style-name="P201">Warunki wstępne:</text:p>
      <text:p text:style-name="P179">1. Użytkownik posiada przynajmniej dw<text:span text:style-name="T487">a</text:span> stworzone i zapisane <text:span text:style-name="T487">zbiory wartości</text:span> o różniących się od siebie <text:span text:style-name="T487">cechach</text:span>.</text:p>
      <text:p text:style-name="P179">2. Użytkownik znajduje się na stronie głównej aplikacji.</text:p>
      <text:p text:style-name="P201"/>
      <text:p text:style-name="P201">Kroki:</text:p>
      <text:p text:style-name="P180">1. Otwórz ekran na którym można sortować wartości</text:p>
      <text:p text:style-name="P181"><text:span text:style-name="T487">2</text:span>. <text:span text:style-name="T487">Posortuj tabelę na trzy sposoby sortując ją po każdej możliwej kolumnie</text:span></text:p>
      <text:p text:style-name="P178"><text:span text:style-name="T487">3</text:span>. Powtórz test tyle razy ile wynosi liczba kolumn <text:span text:style-name="T487">po których można sortować</text:span>.</text:p>
      <text:p text:style-name="P38"/>
      <text:p text:style-name="P270"/>
      <text:p text:style-name="P216"><text:span text:style-name="T227">O</text:span>czekiwany rezultat:</text:p>
      <text:p text:style-name="P302"/>
      <text:p text:style-name="P288"/>
      <text:p text:style-name="P320">Warunki wyjściowe:</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87"><text:soft-page-break/><text:span text:style-name="T285">Funkcjonalności:</text:span><text:span text:style-name="T290"> </text:span><text:span text:style-name="T246">Przemieszczanie się pomiędzy tabelami zawierającymi stworzone postacie, Przemieszczanie się pomiędzy tabelami zawierającymi stworzone </text:span><text:span text:style-name="T247">histor</text:span><text:span text:style-name="T246">ie</text:span></text:p>
      <text:p text:style-name="P346"/>
      <text:p text:style-name="P367"><text:span text:style-name="T43">#TC</text:span><text:span text:style-name="T56">3</text:span><text:span text:style-name="T59">8</text:span><text:span text:style-name="T43">:</text:span><text:span text:style-name="T1"> </text:span><text:span text:style-name="T38">Sprawdzenie czy istnieje możliwość przełączania się pomiędzy stronami </text:span><text:span text:style-name="T39">zawierającymi tabele</text:span></text:p>
      <text:p text:style-name="P34"/>
      <text:p text:style-name="P201">Opis:<text:span text:style-name="T107"> </text:span></text:p>
      <text:p text:style-name="P182">Przetestowanie czy istnieje możliwość przechodzenia na następną stronę przy wybraniu odpowiedniej opcji.</text:p>
      <text:p text:style-name="P201"/>
      <text:p text:style-name="P201">Dane testowe:<text:span text:style-name="T107"> -</text:span></text:p>
      <text:p text:style-name="P419"/>
      <text:p text:style-name="P201">Warunki wstępne:</text:p>
      <text:p text:style-name="P172">1. Została wybrana najmniejsza możliwa liczba <text:span text:style-name="T489">danych</text:span> możliwych do wyświetlenia na jednej stronie.</text:p>
      <text:p text:style-name="P172">2. Liczba stworzonych <text:span text:style-name="T480">i zapisanych</text:span> przez użytkownika <text:span text:style-name="T489">danych</text:span> przekracza minimalną liczbę <text:span text:style-name="T489">danych</text:span> możliwych do wyświetlenia na jednej stronie.</text:p>
      <text:p text:style-name="P183"><text:span text:style-name="T490">3</text:span>. Użytkownik znajduje się na stronie głównej aplikacji.</text:p>
      <text:p text:style-name="P64"/>
      <text:p text:style-name="P201">Kroki:</text:p>
      <text:p text:style-name="P183">1. <text:span text:style-name="T489">Otwórz stronę zawierającą widok tabel</text:span></text:p>
      <text:p text:style-name="P183">2. <text:span text:style-name="T489">Przejdź do następnej strony zawierającej dane za pomocą odpowiedniej opcji</text:span></text:p>
      <text:p text:style-name="P183"/>
      <text:p text:style-name="P38"/>
      <text:p text:style-name="P270"/>
      <text:p text:style-name="P216"><text:span text:style-name="T227">O</text:span>czekiwany rezultat:</text:p>
      <text:p text:style-name="P303"/>
      <text:p text:style-name="P288"/>
      <text:p text:style-name="P320">Warunki wyjściowe:</text:p>
      <text:p text:style-name="P338"/>
      <text:p text:style-name="P338"/>
      <text:p text:style-name="P338"/>
      <text:p text:style-name="P338"/>
      <text:p text:style-name="P338"/>
      <text:p text:style-name="P338"/>
      <text:p text:style-name="P338"/>
      <text:p text:style-name="P338"/>
      <text:p text:style-name="P367"><text:soft-page-break/><text:span text:style-name="T43">#TC</text:span><text:span text:style-name="T57">3</text:span><text:span text:style-name="T59">9</text:span><text:span text:style-name="T43">:</text:span><text:span text:style-name="T1"> <text:s/></text:span><text:span text:style-name="T472">Przetestowanie opcji </text:span><text:span text:style-name="T473">wyświetlenia</text:span><text:span text:style-name="T472"> </text:span><text:span text:style-name="T473">d</text:span><text:span text:style-name="T472">etal</text:span><text:span text:style-name="T473">i postaci</text:span></text:p>
      <text:p text:style-name="P34"/>
      <text:p text:style-name="P201">Opis:<text:span text:style-name="T107"> </text:span></text:p>
      <text:p text:style-name="P232"><text:span text:style-name="T107">Sprawdzenie czy można wyswietlić detale wybranej </text:span><text:span text:style-name="T135">postac</text:span><text:span text:style-name="T107">i</text:span></text:p>
      <text:p text:style-name="P184"/>
      <text:p text:style-name="P201">Dane testowe:<text:span text:style-name="T107"> -</text:span></text:p>
      <text:p text:style-name="P419"/>
      <text:p text:style-name="P201">Warunki wstępne:</text:p>
      <text:p text:style-name="P175">1. Użytkownik znajduje się na stronie głównej aplikacji</text:p>
      <text:p text:style-name="P175">2. Użytkownik posiada przynajmniej <text:span text:style-name="T491">jedną</text:span> stworzon<text:span text:style-name="T491">ą</text:span> i zapisan<text:span text:style-name="T491">ą</text:span> <text:span text:style-name="T492">postać</text:span></text:p>
      <text:p text:style-name="P64"/>
      <text:p text:style-name="P201">Kroki:</text:p>
      <text:p text:style-name="P183">1. Kliknij przycisk <text:span text:style-name="T248">Menu</text:span> w prawym górnym rogu okna aplikacji.</text:p>
      <text:p text:style-name="P183">2. Kliknij opcję <text:span text:style-name="T249">Postac</text:span><text:span text:style-name="T248">ie</text:span> w sekcji <text:span text:style-name="T248">Katalog.</text:span></text:p>
      <text:p text:style-name="P175">3. Kliknij przycisk <text:span text:style-name="T248">Detale</text:span>, który znajduje się w kolumnie <text:span text:style-name="T248">Detale</text:span> stworzonej <text:span text:style-name="T492">postaci</text:span></text:p>
      <text:p text:style-name="P38"/>
      <text:p text:style-name="P270"/>
      <text:p text:style-name="P216"><text:span text:style-name="T227">O</text:span>czekiwany rezultat:</text:p>
      <text:p text:style-name="P304">Użytkownik widzi statystyki postaci, które znajdują się pod przyciskiem <text:span text:style-name="T248">Statystyki Ogólne</text:span>. Widzi także przyciski <text:span text:style-name="T248">Statystyki Bojowe</text:span> i <text:span text:style-name="T248">Historie</text:span>, których kliknięcie wyświetli mu odpowiadające tym przyciskom informacje o postaci. Ponad przyciskami widoczne jest imię postaci.</text:p>
      <text:p text:style-name="P288"/>
      <text:p text:style-name="P320">Warunki wyjściowe:</text:p>
      <text:p text:style-name="P48"><text:span text:style-name="T40">U</text:span><text:span text:style-name="T1">żytkownik znajduje się na ekranie detali postaci.</text:span></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67"><text:soft-page-break/><text:span text:style-name="T43">#TC</text:span><text:span text:style-name="T59">40</text:span><text:span text:style-name="T43">:</text:span><text:span text:style-name="T1"> <text:s/></text:span><text:span text:style-name="T471">Przetestowanie opcji wyświetlenia detali historii</text:span></text:p>
      <text:p text:style-name="P34"/>
      <text:p text:style-name="P201">Opis:<text:span text:style-name="T107"> </text:span></text:p>
      <text:p text:style-name="P184">Sprawdzenie czy można wyswietlić detale wybranej historii</text:p>
      <text:p text:style-name="P201">Dane testowe:<text:span text:style-name="T107"> -</text:span></text:p>
      <text:p text:style-name="P419"/>
      <text:p text:style-name="P201">Warunki wstępne:</text:p>
      <text:p text:style-name="P175">1. Użytkownik znajduje się na stronie głównej aplikacji</text:p>
      <text:p text:style-name="P175">2. Użytkownik posiada przynajmniej <text:span text:style-name="T491">jedną</text:span> stworzon<text:span text:style-name="T491">ą</text:span> i zapisan<text:span text:style-name="T491">ą</text:span> histori<text:span text:style-name="T491">ę</text:span></text:p>
      <text:p text:style-name="P64"/>
      <text:p text:style-name="P201">Kroki:</text:p>
      <text:p text:style-name="P183">1. Kliknij przycisk <text:span text:style-name="T248">Menu</text:span> w prawym górnym rogu okna aplikacji.</text:p>
      <text:p text:style-name="P183">2. Kliknij opcję <text:span text:style-name="T250">Histor</text:span><text:span text:style-name="T248">ie</text:span> w sekcji <text:span text:style-name="T248">Katalog.</text:span></text:p>
      <text:p text:style-name="P175">3. Kliknij przycisk <text:span text:style-name="T248">Detale</text:span>, który znajduje się w kolumnie <text:span text:style-name="T248">Detale</text:span> stworzonej historii</text:p>
      <text:p text:style-name="P38"/>
      <text:p text:style-name="P270"/>
      <text:p text:style-name="P216"><text:span text:style-name="T227">O</text:span>czekiwany rezultat:</text:p>
      <text:p text:style-name="P305">Użytkownik może przeczytać treść stworzonej historii i uzyskać szersze informacje na jej temat takie jak <text:span text:style-name="T248">Data</text:span>, <text:span text:style-name="T248">Miejsce</text:span> i <text:span text:style-name="T248">Twórca</text:span>. Widzi także możliwość przechodzenia pomiędzy historiami.</text:p>
      <text:p text:style-name="P288"/>
      <text:p text:style-name="P320">Warunki wyjściowe:</text:p>
      <text:p text:style-name="P184">Użytkownik znajduje się na ekranie detali historii.</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68"><text:soft-page-break/><text:span text:style-name="T60">#</text:span><text:span text:style-name="T43">TC</text:span><text:span text:style-name="T57">4</text:span><text:span text:style-name="T59">1</text:span><text:span text:style-name="T43">:</text:span><text:span text:style-name="T1"> </text:span><text:span text:style-name="T41">Przetestowanie opcji przełączania pomiędzy historiami</text:span></text:p>
      <text:p text:style-name="P35"/>
      <text:p text:style-name="P49"><text:span text:style-name="T43">Uwagi:</text:span> <text:span text:style-name="T242">Wymaga wykonania przypadku testowego #TC8</text:span></text:p>
      <text:p text:style-name="P35"/>
      <text:p text:style-name="P202">Opis:<text:span text:style-name="T107"> </text:span></text:p>
      <text:p text:style-name="P176">Sprawdzenie czy można przemieszczać się pomiędzy stworzonymi historiami.</text:p>
      <text:p text:style-name="P202">Dane testowe:<text:span text:style-name="T107"> -</text:span></text:p>
      <text:p text:style-name="P420"/>
      <text:p text:style-name="P202">Warunki wstępne:</text:p>
      <text:p text:style-name="P176">1. Użytkownik znajduje się na <text:span text:style-name="T491">ekranie detali historii.</text:span></text:p>
      <text:p text:style-name="P176">2. Użytkownik posiada przynajmniej dwie stworzone i zapisane historie.</text:p>
      <text:p text:style-name="P65"/>
      <text:p text:style-name="P202">Kroki:</text:p>
      <text:p text:style-name="P176"><text:span text:style-name="T491">1</text:span>. Klik<text:span text:style-name="T493">ni</text:span>j przycisk <text:span text:style-name="T248">Następna</text:span>, który znajduje się w prawej górnej części okna detali historii.</text:p>
      <text:p text:style-name="P185"><text:span text:style-name="T491">2</text:span>. Powtórz punkt 4 aż do momentu gdy niemożliwe stanie sie przejście do następnej historii.</text:p>
      <text:p text:style-name="P185"><text:span text:style-name="T491">3</text:span>. <text:span text:style-name="T482">Klik</text:span>ni<text:span text:style-name="T482">j przycisk </text:span><text:span text:style-name="T248">Poprzednia</text:span><text:span text:style-name="T482">, który znajduje się w </text:span>lewej<text:span text:style-name="T482"> górnej części okna detali historii.</text:span></text:p>
      <text:p text:style-name="P185"><text:span text:style-name="T491">4</text:span>. Powtórz punkt 6 aż do momentu gdy niemożliwe stanie sie przejście do poprzedniej historii.</text:p>
      <text:p text:style-name="P271"/>
      <text:p text:style-name="P217"><text:span text:style-name="T227">O</text:span>czekiwany rezultat:</text:p>
      <text:p text:style-name="P306">Klikanie przycisku <text:span text:style-name="T248">Następna</text:span> powoduje przejście do kolejnych historii, które są umieszczone niżej niż historia, której <text:span text:style-name="T248">Detale</text:span> wyświetliliśmy. Po pewnym czasie przycisk zostanie wyszarzony, gdy przejdziemy do ostatniej historii na liście. To samo dzieje się w przypadku przycisku <text:span text:style-name="T248">Poprzednia</text:span>, ale w odwróconej kolejności.</text:p>
      <text:p text:style-name="P289"/>
      <text:p text:style-name="P321">Warunki wyjściowe:</text:p>
      <text:p text:style-name="P331"><text:span text:style-name="T36">U</text:span><text:span text:style-name="T1">żytkownik znajduje się na ekranie Detali Historii i widzi opis pierwszej stworzonej histori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59M58S</meta:editing-duration>
    <meta:editing-cycles>31</meta:editing-cycles>
    <meta:generator>LibreOffice/7.3.0.3$Windows_X86_64 LibreOffice_project/0f246aa12d0eee4a0f7adcefbf7c878fc2238db3</meta:generator>
    <dc:date>2022-04-20T14:36:56.482000000</dc:date>
    <meta:document-statistic meta:table-count="0" meta:image-count="2" meta:object-count="0" meta:page-count="46" meta:paragraph-count="807" meta:word-count="6274" meta:character-count="46403" meta:non-whitespace-character-count="40847"/>
    <meta:user-defined meta:name="Info 1"/>
    <meta:user-defined meta:name="Info 2"/>
    <meta:user-defined meta:name="Info 3"/>
    <meta:user-defined meta:name="Info 4"/>
  </office:meta>
</office:document-meta>
</file>